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4102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0.4752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0.8283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839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1.311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0.6252in"/>
    </style:style>
    <style:style style:name="co24" style:family="table-column">
      <style:table-column-properties fo:break-before="auto" style:column-width="0.6571in"/>
    </style:style>
    <style:style style:name="co25" style:family="table-column">
      <style:table-column-properties fo:break-before="auto" style:column-width="1.1181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4598in"/>
    </style:style>
    <style:style style:name="co28" style:family="table-column">
      <style:table-column-properties fo:break-before="auto" style:column-width="0.45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6898in"/>
    </style:style>
    <style:style style:name="co32" style:family="table-column">
      <style:table-column-properties fo:break-before="auto" style:column-width="0.6146in"/>
    </style:style>
    <style:style style:name="co33" style:family="table-column">
      <style:table-column-properties fo:break-before="auto" style:column-width="0.55in"/>
    </style:style>
    <style:style style:name="co34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1.3327in"/>
    </style:style>
    <style:style style:name="co36" style:family="table-column">
      <style:table-column-properties fo:break-before="auto" style:column-width="0.2925in"/>
    </style:style>
    <style:style style:name="co37" style:family="table-column">
      <style:table-column-properties fo:break-before="auto" style:column-width="0.2283in"/>
    </style:style>
    <style:style style:name="co38" style:family="table-column">
      <style:table-column-properties fo:break-before="auto" style:column-width="0.711in"/>
    </style:style>
    <style:style style:name="co39" style:family="table-column">
      <style:table-column-properties fo:break-before="auto" style:column-width="0.5283in"/>
    </style:style>
    <style:style style:name="co40" style:family="table-column">
      <style:table-column-properties fo:break-before="auto" style:column-width="1.3445in"/>
    </style:style>
    <style:style style:name="co41" style:family="table-column">
      <style:table-column-properties fo:break-before="auto" style:column-width="0.9909in"/>
    </style:style>
    <style:style style:name="co42" style:family="table-column">
      <style:table-column-properties fo:break-before="auto" style:column-width="0.498in"/>
    </style:style>
    <style:style style:name="co43" style:family="table-column">
      <style:table-column-properties fo:break-before="auto" style:column-width="0.5402in"/>
    </style:style>
    <style:style style:name="co44" style:family="table-column">
      <style:table-column-properties fo:break-before="auto" style:column-width="1.6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map style:condition="is-true-formula(MOD([.$A36];2) = 0)" style:apply-style-name="Untitled1" style:base-cell-address="MiscTables.A36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map style:condition="is-true-formula(MOD([.$A36];2) = 0)" style:apply-style-name="Untitled1" style:base-cell-address="MiscTables.A3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9" style:family="table-cell" style:parent-style-name="Default" style:data-style-name="N1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17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8" style:family="table-cell" style:parent-style-name="Default" style:data-style-name="N10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map style:condition="is-true-formula(MOD([.$A36];2) = 0)" style:apply-style-name="Untitled1" style:base-cell-address="MiscTables.A36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map style:condition="is-true-formula(MOD([.$A36];2) = 0)" style:apply-style-name="Untitled1" style:base-cell-address="MiscTables.A36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12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7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128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 style:data-style-name="N10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3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 style:data-style-name="N11">
      <style:table-cell-properties fo:background-color="#dddddd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3" style:family="table-cell" style:parent-style-name="Default" style:data-style-name="N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3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="none"/>
    </style:style>
    <style:style style:name="ce14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0.74pt solid #666666" style:direction="ltr" fo:padding="0.0138in" fo:border-right="none" style:rotation-angle="0" style:rotation-align="none" style:shrink-to-fit="tru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7" style:family="table-cell" style:parent-style-name="Default" style:data-style-name="N2"/>
    <style:style style:name="ce16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style:shrink-to-fit="tru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7" style:family="table-cell" style:parent-style-name="Default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59">
      <style:table-cell-properties fo:border-bottom="none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59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8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 style:data-style-name="N11">
      <style:table-cell-properties fo:background-color="#dddddd"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10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 style:data-style-name="N11"/>
    <style:style style:name="ce120" style:family="table-cell" style:parent-style-name="Default" style:data-style-name="N16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163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16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163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0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7" style:family="table-cell" style:parent-style-name="Default">
      <style:table-cell-properties fo:background-color="#b2b2b2" style:text-align-source="fix" style:repeat-content="false" style:vertical-align="bottom"/>
      <style:paragraph-properties fo:text-align="end" fo:margin-left="0in"/>
      <style:text-properties fo:font-weight="bold" style:font-weight-asian="bold" style:font-weight-complex="bold"/>
    </style:style>
    <style:style style:name="ce19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200" style:family="table-cell" style:parent-style-name="Default" style:data-style-name="N3">
      <style:table-cell-properties fo:background-color="#dddddd" style:text-align-source="fix" style:repeat-content="false"/>
      <style:paragraph-properties fo:text-align="end" fo:margin-left="0in"/>
    </style:style>
    <style:style style:name="ce201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0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3" style:family="table-cell" style:parent-style-name="Default">
      <style:table-cell-properties fo:background-color="#b2b2b2" style:text-align-source="fix" style:repeat-content="false" style:vertical-align="bottom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b2b2b2" style:vertical-align="bottom"/>
      <style:text-properties fo:font-weight="bold" style:font-weight-asian="bold" style:font-weight-complex="bold"/>
    </style:style>
    <style:style style:name="ce208" style:family="table-cell" style:parent-style-name="Default" style:data-style-name="N15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9" style:family="table-cell" style:parent-style-name="Default" style:data-style-name="N159">
      <style:table-cell-properties fo:background-color="#dddddd" style:text-align-source="fix" style:repeat-content="false"/>
      <style:paragraph-properties fo:text-align="center" fo:margin-left="0in"/>
    </style:style>
    <style:style style:name="ce210" style:family="table-cell" style:parent-style-name="Default" style:data-style-name="N159">
      <style:table-cell-properties style:text-align-source="fix" style:repeat-content="false"/>
      <style:paragraph-properties fo:text-align="center" fo:margin-left="0in"/>
    </style:style>
    <style:style style:name="ce211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14" style:family="table-cell" style:parent-style-name="Default" style:data-style-name="N145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15" style:family="table-cell" style:parent-style-name="Default" style:data-style-name="N145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16" style:family="table-cell" style:parent-style-name="Default" style:data-style-name="N14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17" style:family="table-cell" style:parent-style-name="Default" style:data-style-name="N14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8" style:family="table-cell" style:parent-style-name="Default" style:data-style-name="N14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9" style:family="table-cell" style:parent-style-name="Default" style:data-style-name="N145">
      <style:table-cell-properties fo:background-color="#dddddd" style:text-align-source="fix" style:repeat-content="false"/>
      <style:paragraph-properties fo:text-align="center" fo:margin-left="0in"/>
    </style:style>
    <style:style style:name="ce220" style:family="table-cell" style:parent-style-name="Default" style:data-style-name="N145">
      <style:table-cell-properties style:text-align-source="fix" style:repeat-content="false"/>
      <style:paragraph-properties fo:text-align="center" fo:margin-left="0in"/>
    </style:style>
    <style:style style:name="ce221" style:family="table-cell" style:parent-style-name="Default" style:data-style-name="N14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9" style:family="table-cell" style:parent-style-name="Default" style:data-style-name="N15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1" style:family="table-cell" style:parent-style-name="Default" style:data-style-name="N159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in"/>
    </style:style>
    <style:style style:name="ce192" style:family="table-cell" style:parent-style-name="Default" style:data-style-name="N15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94" style:family="table-cell" style:parent-style-name="Default" style:data-style-name="N159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95" style:family="table-cell" style:parent-style-name="Default" style:data-style-name="N159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96" style:family="table-cell" style:parent-style-name="Default" style:data-style-name="N159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199" style:family="table-cell" style:parent-style-name="Default" style:data-style-name="N15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06" style:family="table-cell" style:parent-style-name="Default" style:data-style-name="N159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28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</style:style>
    <style:style style:name="ce22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2b2b2"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2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9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00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0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00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1" style:family="table-cell" style:parent-style-name="Default" style:data-style-name="N159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52" style:family="table-cell" style:parent-style-name="Default" style:data-style-name="N159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53" style:family="table-cell" style:parent-style-name="Default" style:data-style-name="N159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54" style:family="table-cell" style:parent-style-name="Default" style:data-style-name="N159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5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56" style:family="table-cell" style:parent-style-name="Default" style:data-style-name="N15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57" style:family="table-cell" style:parent-style-name="Default" style:data-style-name="N159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58" style:family="table-cell" style:parent-style-name="Default" style:data-style-name="N15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59" style:family="table-cell" style:parent-style-name="Default" style:data-style-name="N15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6" style:family="table-cell" style:parent-style-name="Default" style:data-style-name="N163">
      <style:table-cell-properties style:text-align-source="fix" style:repeat-content="false"/>
      <style:paragraph-properties fo:text-align="center" fo:margin-left="0in"/>
    </style:style>
    <style:style style:name="ce19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in"/>
    </style:style>
    <style:style style:name="ce222" style:family="table-cell" style:parent-style-name="Default" style:data-style-name="N145">
      <style:table-cell-properties fo:background-color="#dddddd" style:text-align-source="fix" style:repeat-content="false" fo:border="none"/>
      <style:paragraph-properties fo:text-align="center" fo:margin-left="0in"/>
    </style:style>
    <style:style style:name="ce223" style:family="table-cell" style:parent-style-name="Default" style:data-style-name="N145">
      <style:table-cell-properties style:text-align-source="fix" style:repeat-content="false" fo:border="none"/>
      <style:paragraph-properties fo:text-align="center" fo:margin-left="0in"/>
    </style:style>
    <style:style style:name="ce224" style:family="table-cell" style:parent-style-name="Default" style:data-style-name="N14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25" style:family="table-cell" style:parent-style-name="Default" style:data-style-name="N145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26" style:family="table-cell" style:parent-style-name="Default" style:data-style-name="N14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7" style:family="table-cell" style:parent-style-name="Default" style:data-style-name="N14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81" style:family="table-cell" style:parent-style-name="Default">
      <style:table-cell-properties fo:border-bottom="none" fo:border-left="0.74pt solid #000000" fo:border-right="none" fo:border-top="0.74pt solid #000000"/>
      <style:text-properties style:text-line-through-style="solid" style:text-line-through-type="single"/>
    </style:style>
    <style:style style:name="ce282" style:family="table-cell" style:parent-style-name="Default">
      <style:table-cell-properties fo:border-bottom="none" fo:background-color="#dddddd" fo:border-left="0.74pt solid #000000" fo:border-right="none" fo:border-top="none"/>
      <style:text-properties style:text-line-through-style="solid" style:text-line-through-type="single"/>
    </style:style>
    <style:style style:name="ce283" style:family="table-cell" style:parent-style-name="Default">
      <style:table-cell-properties fo:border-bottom="none" fo:border-left="0.74pt solid #000000" fo:border-right="none" fo:border-top="none"/>
      <style:text-properties style:text-line-through-style="solid" style:text-line-through-type="single"/>
    </style:style>
    <style:style style:name="ce284" style:family="table-cell" style:parent-style-name="Default">
      <style:table-cell-properties fo:border-bottom="none" fo:border-left="0.74pt solid #000000" fo:border-right="none" fo:border-top="none"/>
    </style:style>
    <style:style style:name="ce28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286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text-line-through-style="solid" style:text-line-through-type="single"/>
    </style:style>
    <style:style style:name="ce28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2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text-line-through-style="solid" style:text-line-through-type="single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style:text-line-through-style="solid" style:text-line-through-type="single"/>
    </style:style>
    <style:style style:name="ce29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text-line-through-style="solid" style:text-line-through-type="single"/>
    </style:style>
    <style:style style:name="ce29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295" style:family="table-cell" style:parent-style-name="Default">
      <style:text-properties style:text-line-through-style="none" style:text-line-through-type="non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scTables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17" table:default-cell-style-name="Default"/>
        <table:table-row table:style-name="ro1" table:number-rows-repeated="4"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0" table:number-rows-spanned="1">
            <text:p>DIE CONVERSIONS</text:p>
          </table:table-cell>
          <table:covered-table-cell table:number-columns-repeated="9"/>
          <table:table-cell/>
          <table:table-cell table:style-name="ce141"/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D20+</text:p>
          </table:table-cell>
          <table:table-cell table:style-name="ce107" office:value-type="string" calcext:value-type="string">
            <text:p>D20+ %</text:p>
          </table:table-cell>
          <table:table-cell table:style-name="ce124"/>
          <table:table-cell table:style-name="ce107" office:value-type="string" calcext:value-type="string">
            <text:p>D4+</text:p>
          </table:table-cell>
          <table:table-cell table:style-name="ce107" office:value-type="string" calcext:value-type="string">
            <text:p>D4+ %</text:p>
          </table:table-cell>
          <table:table-cell table:style-name="ce107" office:value-type="string" calcext:value-type="string">
            <text:p>D20</text:p>
          </table:table-cell>
          <table:table-cell table:style-name="ce124"/>
          <table:table-cell table:style-name="ce107" office:value-type="string" calcext:value-type="string">
            <text:p>D10</text:p>
          </table:table-cell>
          <table:table-cell table:style-name="ce107" office:value-type="string" calcext:value-type="string">
            <text:p>D10+ %</text:p>
          </table:table-cell>
          <table:table-cell table:style-name="ce138" office:value-type="string" calcext:value-type="string">
            <text:p>D20</text:p>
          </table:table-cell>
          <table:table-cell table:number-columns-repeated="2"/>
          <table:table-cell table:style-name="ce147" table:formula="of:=2/3" office:value-type="float" office:value="0.666666666666667" calcext:value-type="float">
            <text:p>0.67</text:p>
          </table:table-cell>
          <table:table-cell table:style-name="ce147" table:formula="of:=0.5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08" table:formula="of:=(21-[.A7])*0.05" office:value-type="percentage" office:value="0.05" calcext:value-type="percentage">
            <text:p>5%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26" table:formula="of:=(5-[.D7])*0.25" office:value-type="percentage" office:value="0.25" calcext:value-type="percentage">
            <text:p>25%</text:p>
          </table:table-cell>
          <table:table-cell table:style-name="ce23" table:formula="of:=LOOKUP([.E7];Die20Percent;Die20)" office:value-type="float" office:value="16" calcext:value-type="float">
            <text:p>1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26" table:formula="of:=(11-[.H7])/10" office:value-type="percentage" office:value="0.1" calcext:value-type="percentage">
            <text:p>10%</text:p>
          </table:table-cell>
          <table:table-cell table:style-name="ce23" table:formula="of:=LOOKUP([.I7];Die20Percent;Die20)" office:value-type="float" office:value="19" calcext:value-type="float">
            <text:p>19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100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9" table:formula="of:=(21-[.A8])*0.05" office:value-type="percentage" office:value="0.1" calcext:value-type="percentage">
            <text:p>10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27" table:formula="of:=(5-[.D8])*0.25" office:value-type="percentage" office:value="0.5" calcext:value-type="percentage">
            <text:p>50%</text:p>
          </table:table-cell>
          <table:table-cell table:style-name="ce135" table:formula="of:=LOOKUP([.E8];Die20Percent;Die20)" office:value-type="float" office:value="11" calcext:value-type="float">
            <text:p>11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27" table:formula="of:=(11-[.H8])/10" office:value-type="percentage" office:value="0.2" calcext:value-type="percentage">
            <text:p>20%</text:p>
          </table:table-cell>
          <table:table-cell table:style-name="ce135" table:formula="of:=LOOKUP([.I8];Die20Percent;Die20)" office:value-type="float" office:value="17" calcext:value-type="float">
            <text:p>17</text:p>
          </table:table-cell>
          <table:table-cell/>
          <table:table-cell table:style-name="ce143" office:value-type="string" calcext:value-type="string">
            <text:p>Level</text:p>
          </table:table-cell>
          <table:table-cell table:style-name="ce165" office:value-type="string" calcext:value-type="string">
            <text:p>Class</text:p>
          </table:table-cell>
          <table:table-cell table:style-name="ce165" office:value-type="string" calcext:value-type="string">
            <text:p>Secondary</text:p>
          </table:table-cell>
          <table:table-cell table:number-columns-repeated="1005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117" table:formula="of:=(21-[.A9])*0.05" office:value-type="percentage" office:value="0.15" calcext:value-type="percentage">
            <text:p>15%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28" table:formula="of:=(5-[.D9])*0.25" office:value-type="percentage" office:value="0.75" calcext:value-type="percentage">
            <text:p>75%</text:p>
          </table:table-cell>
          <table:table-cell table:style-name="ce24" table:formula="of:=LOOKUP([.E9];Die20Percent;Die20)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128" table:formula="of:=(11-[.H9])/10" office:value-type="percentage" office:value="0.3" calcext:value-type="percentage">
            <text:p>30%</text:p>
          </table:table-cell>
          <table:table-cell table:style-name="ce24" table:formula="of:=LOOKUP([.I9];Die20Percent;Die20)" office:value-type="float" office:value="15" calcext:value-type="float">
            <text:p>15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style-name="ce87" table:formula="of:=ROUND([.$L9]*[.M$6])" office:value-type="float" office:value="1" calcext:value-type="float">
            <text:p>+1</text:p>
          </table:table-cell>
          <table:table-cell table:style-name="ce87" table:formula="of:=ROUNDDOWN([.$L9]*[.N$6])" office:value-type="float" office:value="0" calcext:value-type="float">
            <text:p>+0</text:p>
          </table:table-cell>
          <table:table-cell table:number-columns-repeated="100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9" table:formula="of:=(21-[.A10])*0.05" office:value-type="percentage" office:value="0.2" calcext:value-type="percentage">
            <text:p>20%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9" table:formula="of:=(5-[.D10])*0.25" office:value-type="percentage" office:value="1" calcext:value-type="percentage">
            <text:p>100%</text:p>
          </table:table-cell>
          <table:table-cell table:style-name="ce137" table:formula="of:=LOOKUP([.E10];Die20Percent;Die20)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27" table:formula="of:=(11-[.H10])/10" office:value-type="percentage" office:value="0.4" calcext:value-type="percentage">
            <text:p>40%</text:p>
          </table:table-cell>
          <table:table-cell table:style-name="ce135" table:formula="of:=LOOKUP([.I10];Die20Percent;Die20)" office:value-type="float" office:value="13" calcext:value-type="float">
            <text:p>13</text:p>
          </table:table-cell>
          <table:table-cell/>
          <table:table-cell table:style-name="ce145" office:value-type="float" office:value="2" calcext:value-type="float">
            <text:p>2</text:p>
          </table:table-cell>
          <table:table-cell table:style-name="ce88" table:formula="of:=ROUND([.$L10]*[.M$6])" office:value-type="float" office:value="1" calcext:value-type="float">
            <text:p>+1</text:p>
          </table:table-cell>
          <table:table-cell table:style-name="ce88" table:formula="of:=ROUNDDOWN([.$L10]*[.N$6])" office:value-type="float" office:value="1" calcext:value-type="float">
            <text:p>+1</text:p>
          </table:table-cell>
          <table:table-cell table:number-columns-repeated="1005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117" table:formula="of:=(21-[.A11])*0.05" office:value-type="percentage" office:value="0.25" calcext:value-type="percentage">
            <text:p>25%</text:p>
          </table:table-cell>
          <table:table-cell table:number-columns-repeated="5"/>
          <table:table-cell table:style-name="ce20" office:value-type="float" office:value="6" calcext:value-type="float">
            <text:p>6</text:p>
          </table:table-cell>
          <table:table-cell table:style-name="ce128" table:formula="of:=(11-[.H11])/10" office:value-type="percentage" office:value="0.5" calcext:value-type="percentage">
            <text:p>50%</text:p>
          </table:table-cell>
          <table:table-cell table:style-name="ce24" table:formula="of:=LOOKUP([.I11];Die20Percent;Die20)" office:value-type="float" office:value="11" calcext:value-type="float">
            <text:p>11</text:p>
          </table:table-cell>
          <table:table-cell/>
          <table:table-cell table:style-name="ce144" office:value-type="float" office:value="3" calcext:value-type="float">
            <text:p>3</text:p>
          </table:table-cell>
          <table:table-cell table:style-name="ce87" table:formula="of:=ROUND([.$L11]*[.M$6])" office:value-type="float" office:value="2" calcext:value-type="float">
            <text:p>+2</text:p>
          </table:table-cell>
          <table:table-cell table:style-name="ce87" table:formula="of:=ROUNDDOWN([.$L11]*[.N$6])" office:value-type="float" office:value="1" calcext:value-type="float">
            <text:p>+1</text:p>
          </table:table-cell>
          <table:table-cell table:number-columns-repeated="100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9" table:formula="of:=(21-[.A12])*0.05" office:value-type="percentage" office:value="0.3" calcext:value-type="percentage">
            <text:p>30%</text:p>
          </table:table-cell>
          <table:table-cell/>
          <table:table-cell table:style-name="ce125" office:value-type="string" calcext:value-type="string">
            <text:p>D6+</text:p>
          </table:table-cell>
          <table:table-cell table:style-name="ce125" office:value-type="string" calcext:value-type="string">
            <text:p>D6+ %</text:p>
          </table:table-cell>
          <table:table-cell table:style-name="ce125" office:value-type="string" calcext:value-type="string">
            <text:p>D20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27" table:formula="of:=(11-[.H12])/10" office:value-type="percentage" office:value="0.6" calcext:value-type="percentage">
            <text:p>60%</text:p>
          </table:table-cell>
          <table:table-cell table:style-name="ce135" table:formula="of:=LOOKUP([.I12];Die20Percent;Die20)" office:value-type="float" office:value="9" calcext:value-type="float">
            <text:p>9</text:p>
          </table:table-cell>
          <table:table-cell/>
          <table:table-cell table:style-name="ce145" office:value-type="float" office:value="4" calcext:value-type="float">
            <text:p>4</text:p>
          </table:table-cell>
          <table:table-cell table:style-name="ce88" table:formula="of:=ROUND([.$L12]*[.M$6])" office:value-type="float" office:value="3" calcext:value-type="float">
            <text:p>+3</text:p>
          </table:table-cell>
          <table:table-cell table:style-name="ce88" table:formula="of:=ROUNDDOWN([.$L12]*[.N$6])" office:value-type="float" office:value="2" calcext:value-type="float">
            <text:p>+2</text:p>
          </table:table-cell>
          <table:table-cell table:number-columns-repeated="1005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117" table:formula="of:=(21-[.A13])*0.05" office:value-type="percentage" office:value="0.35" calcext:value-type="percentage">
            <text:p>35%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130" table:formula="of:=(7-[.D13])/6" office:value-type="percentage" office:value="0.166666666666667" calcext:value-type="percentage">
            <text:p>16.67%</text:p>
          </table:table-cell>
          <table:table-cell table:style-name="ce23" table:formula="of:=LOOKUP([.E13];Die20Percent;Die20)" office:value-type="float" office:value="18" calcext:value-type="float">
            <text:p>1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28" table:formula="of:=(11-[.H13])/10" office:value-type="percentage" office:value="0.7" calcext:value-type="percentage">
            <text:p>70%</text:p>
          </table:table-cell>
          <table:table-cell table:style-name="ce24" table:formula="of:=LOOKUP([.I13];Die20Percent;Die20)" office:value-type="float" office:value="7" calcext:value-type="float">
            <text:p>7</text:p>
          </table:table-cell>
          <table:table-cell/>
          <table:table-cell table:style-name="ce144" office:value-type="float" office:value="5" calcext:value-type="float">
            <text:p>5</text:p>
          </table:table-cell>
          <table:table-cell table:style-name="ce87" table:formula="of:=ROUND([.$L13]*[.M$6])" office:value-type="float" office:value="3" calcext:value-type="float">
            <text:p>+3</text:p>
          </table:table-cell>
          <table:table-cell table:style-name="ce87" table:formula="of:=ROUNDDOWN([.$L13]*[.N$6])" office:value-type="float" office:value="2" calcext:value-type="float">
            <text:p>+2</text:p>
          </table:table-cell>
          <table:table-cell table:number-columns-repeated="100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9" table:formula="of:=(21-[.A14])*0.05" office:value-type="percentage" office:value="0.4" calcext:value-type="percentage">
            <text:p>40%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table:formula="of:=(7-[.D14])/6" office:value-type="percentage" office:value="0.333333333333333" calcext:value-type="percentage">
            <text:p>33.33%</text:p>
          </table:table-cell>
          <table:table-cell table:style-name="ce135" table:formula="of:=LOOKUP([.E14];Die20Percent;Die20)" office:value-type="float" office:value="15" calcext:value-type="float">
            <text:p>1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27" table:formula="of:=(11-[.H14])/10" office:value-type="percentage" office:value="0.8" calcext:value-type="percentage">
            <text:p>80%</text:p>
          </table:table-cell>
          <table:table-cell table:style-name="ce135" table:formula="of:=LOOKUP([.I14];Die20Percent;Die20)" office:value-type="float" office:value="5" calcext:value-type="float">
            <text:p>5</text:p>
          </table:table-cell>
          <table:table-cell/>
          <table:table-cell table:style-name="ce145" office:value-type="float" office:value="6" calcext:value-type="float">
            <text:p>6</text:p>
          </table:table-cell>
          <table:table-cell table:style-name="ce88" table:formula="of:=ROUND([.$L14]*[.M$6])" office:value-type="float" office:value="4" calcext:value-type="float">
            <text:p>+4</text:p>
          </table:table-cell>
          <table:table-cell table:style-name="ce88" table:formula="of:=ROUNDDOWN([.$L14]*[.N$6])" office:value-type="float" office:value="3" calcext:value-type="float">
            <text:p>+3</text:p>
          </table:table-cell>
          <table:table-cell table:number-columns-repeated="1005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117" table:formula="of:=(21-[.A15])*0.05" office:value-type="percentage" office:value="0.45" calcext:value-type="percentage">
            <text:p>45%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3" table:formula="of:=(7-[.D15])/6" office:value-type="percentage" office:value="0.5" calcext:value-type="percentage">
            <text:p>50.00%</text:p>
          </table:table-cell>
          <table:table-cell table:style-name="ce24" table:formula="of:=LOOKUP([.E15];Die20Percent;Die20)" office:value-type="float" office:value="11" calcext:value-type="float">
            <text:p>11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28" table:formula="of:=(11-[.H15])/10" office:value-type="percentage" office:value="0.9" calcext:value-type="percentage">
            <text:p>90%</text:p>
          </table:table-cell>
          <table:table-cell table:style-name="ce24" table:formula="of:=LOOKUP([.I15];Die20Percent;Die20)" office:value-type="float" office:value="3" calcext:value-type="float">
            <text:p>3</text:p>
          </table:table-cell>
          <table:table-cell/>
          <table:table-cell table:style-name="ce144" office:value-type="float" office:value="7" calcext:value-type="float">
            <text:p>7</text:p>
          </table:table-cell>
          <table:table-cell table:style-name="ce87" table:formula="of:=ROUND([.$L15]*[.M$6])" office:value-type="float" office:value="5" calcext:value-type="float">
            <text:p>+5</text:p>
          </table:table-cell>
          <table:table-cell table:style-name="ce87" table:formula="of:=ROUNDDOWN([.$L15]*[.N$6])" office:value-type="float" office:value="3" calcext:value-type="float">
            <text:p>+3</text:p>
          </table:table-cell>
          <table:table-cell table:number-columns-repeated="100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9" table:formula="of:=(21-[.A16])*0.05" office:value-type="percentage" office:value="0.5" calcext:value-type="percentage">
            <text:p>50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table:formula="of:=(7-[.D16])/6" office:value-type="percentage" office:value="0.666666666666667" calcext:value-type="percentage">
            <text:p>66.67%</text:p>
          </table:table-cell>
          <table:table-cell table:style-name="ce135" table:formula="of:=LOOKUP([.E16];Die20Percent;Die20)" office:value-type="float" office:value="8" calcext:value-type="float">
            <text:p>8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9" table:formula="of:=(11-[.H16])/10" office:value-type="percentage" office:value="1" calcext:value-type="percentage">
            <text:p>100%</text:p>
          </table:table-cell>
          <table:table-cell table:style-name="ce137" table:formula="of:=LOOKUP([.I16];Die20Percent;Die20)" office:value-type="float" office:value="1" calcext:value-type="float">
            <text:p>1</text:p>
          </table:table-cell>
          <table:table-cell/>
          <table:table-cell table:style-name="ce145" office:value-type="float" office:value="8" calcext:value-type="float">
            <text:p>8</text:p>
          </table:table-cell>
          <table:table-cell table:style-name="ce88" table:formula="of:=ROUND([.$L16]*[.M$6])" office:value-type="float" office:value="5" calcext:value-type="float">
            <text:p>+5</text:p>
          </table:table-cell>
          <table:table-cell table:style-name="ce88" table:formula="of:=ROUNDDOWN([.$L16]*[.N$6])" office:value-type="float" office:value="4" calcext:value-type="float">
            <text:p>+4</text:p>
          </table:table-cell>
          <table:table-cell table:number-columns-repeated="1005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117" table:formula="of:=(21-[.A17])*0.05" office:value-type="percentage" office:value="0.55" calcext:value-type="percentage">
            <text:p>55%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3" table:formula="of:=(7-[.D17])/6" office:value-type="percentage" office:value="0.833333333333333" calcext:value-type="percentage">
            <text:p>83.33%</text:p>
          </table:table-cell>
          <table:table-cell table:style-name="ce24" table:formula="of:=LOOKUP([.E17];Die20Percent;Die20)" office:value-type="float" office:value="5" calcext:value-type="float">
            <text:p>5</text:p>
          </table:table-cell>
          <table:table-cell table:number-columns-repeated="3"/>
          <table:table-cell table:style-name="ce139"/>
          <table:table-cell/>
          <table:table-cell table:style-name="ce144" office:value-type="float" office:value="9" calcext:value-type="float">
            <text:p>9</text:p>
          </table:table-cell>
          <table:table-cell table:style-name="ce87" table:formula="of:=ROUND([.$L17]*[.M$6])" office:value-type="float" office:value="6" calcext:value-type="float">
            <text:p>+6</text:p>
          </table:table-cell>
          <table:table-cell table:style-name="ce87" table:formula="of:=ROUNDDOWN([.$L17]*[.N$6])" office:value-type="float" office:value="4" calcext:value-type="float">
            <text:p>+4</text:p>
          </table:table-cell>
          <table:table-cell table:number-columns-repeated="100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9" table:formula="of:=(21-[.A18])*0.05" office:value-type="percentage" office:value="0.6" calcext:value-type="percentage">
            <text:p>60%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33" table:formula="of:=(7-[.D18])/6" office:value-type="percentage" office:value="1" calcext:value-type="percentage">
            <text:p>100.00%</text:p>
          </table:table-cell>
          <table:table-cell table:style-name="ce137" table:formula="of:=LOOKUP([.E18];Die20Percent;Die20)"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D12</text:p>
          </table:table-cell>
          <table:table-cell table:style-name="ce125" office:value-type="string" calcext:value-type="string">
            <text:p>D12+ %</text:p>
          </table:table-cell>
          <table:table-cell table:style-name="ce140" office:value-type="string" calcext:value-type="string">
            <text:p>D20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88" table:formula="of:=ROUND([.$L18]*[.M$6])" office:value-type="float" office:value="7" calcext:value-type="float">
            <text:p>+7</text:p>
          </table:table-cell>
          <table:table-cell table:style-name="ce88" table:formula="of:=ROUNDDOWN([.$L18]*[.N$6])" office:value-type="float" office:value="5" calcext:value-type="float">
            <text:p>+5</text:p>
          </table:table-cell>
          <table:table-cell table:number-columns-repeated="1005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117" table:formula="of:=(21-[.A19])*0.05" office:value-type="percentage" office:value="0.65" calcext:value-type="percentage">
            <text:p>65%</text:p>
          </table:table-cell>
          <table:table-cell table:number-columns-repeated="5"/>
          <table:table-cell table:style-name="ce19" office:value-type="float" office:value="12" calcext:value-type="float">
            <text:p>12</text:p>
          </table:table-cell>
          <table:table-cell table:style-name="ce130" table:formula="of:=(13-[.H19])/12" office:value-type="percentage" office:value="0.0833333333333333" calcext:value-type="percentage">
            <text:p>8.33%</text:p>
          </table:table-cell>
          <table:table-cell table:style-name="ce23" table:formula="of:=LOOKUP([.I19];Die20Percent;Die20)" office:value-type="float" office:value="20" calcext:value-type="float">
            <text:p>20</text:p>
          </table:table-cell>
          <table:table-cell/>
          <table:table-cell table:style-name="ce144" office:value-type="float" office:value="11" calcext:value-type="float">
            <text:p>11</text:p>
          </table:table-cell>
          <table:table-cell table:style-name="ce87" table:formula="of:=ROUND([.$L19]*[.M$6])" office:value-type="float" office:value="7" calcext:value-type="float">
            <text:p>+7</text:p>
          </table:table-cell>
          <table:table-cell table:style-name="ce87" table:formula="of:=ROUNDDOWN([.$L19]*[.N$6])" office:value-type="float" office:value="5" calcext:value-type="float">
            <text:p>+5</text:p>
          </table:table-cell>
          <table:table-cell table:number-columns-repeated="100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9" table:formula="of:=(21-[.A20])*0.05" office:value-type="percentage" office:value="0.7" calcext:value-type="percentage">
            <text:p>70%</text:p>
          </table:table-cell>
          <table:table-cell/>
          <table:table-cell table:style-name="ce125" office:value-type="string" calcext:value-type="string">
            <text:p>D8+</text:p>
          </table:table-cell>
          <table:table-cell table:style-name="ce125" office:value-type="string" calcext:value-type="string">
            <text:p>D8+ %</text:p>
          </table:table-cell>
          <table:table-cell table:style-name="ce125" office:value-type="string" calcext:value-type="string">
            <text:p>D2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9" table:formula="of:=(13-[.H20])/12" office:value-type="percentage" office:value="0.166666666666667" calcext:value-type="percentage">
            <text:p>16.67%</text:p>
          </table:table-cell>
          <table:table-cell table:style-name="ce135" table:formula="of:=LOOKUP([.I20];Die20Percent;Die20)" office:value-type="float" office:value="18" calcext:value-type="float">
            <text:p>18</text:p>
          </table:table-cell>
          <table:table-cell/>
          <table:table-cell table:style-name="ce145" office:value-type="float" office:value="12" calcext:value-type="float">
            <text:p>12</text:p>
          </table:table-cell>
          <table:table-cell table:style-name="ce88" table:formula="of:=ROUND([.$L20]*[.M$6])" office:value-type="float" office:value="8" calcext:value-type="float">
            <text:p>+8</text:p>
          </table:table-cell>
          <table:table-cell table:style-name="ce88" table:formula="of:=ROUNDDOWN([.$L20]*[.N$6])" office:value-type="float" office:value="6" calcext:value-type="float">
            <text:p>+6</text:p>
          </table:table-cell>
          <table:table-cell table:number-columns-repeated="100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117" table:formula="of:=(21-[.A21])*0.05" office:value-type="percentage" office:value="0.75" calcext:value-type="percentage">
            <text:p>75%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30" table:formula="of:=(9-[.D21])/8" office:value-type="percentage" office:value="0.125" calcext:value-type="percentage">
            <text:p>12.50%</text:p>
          </table:table-cell>
          <table:table-cell table:style-name="ce23" table:formula="of:=LOOKUP([.E21];Die20Percent;Die20)" office:value-type="float" office:value="19" calcext:value-type="float">
            <text:p>19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13" table:formula="of:=(13-[.H21])/12" office:value-type="percentage" office:value="0.25" calcext:value-type="percentage">
            <text:p>25.00%</text:p>
          </table:table-cell>
          <table:table-cell table:style-name="ce24" table:formula="of:=LOOKUP([.I21];Die20Percent;Die20)" office:value-type="float" office:value="16" calcext:value-type="float">
            <text:p>16</text:p>
          </table:table-cell>
          <table:table-cell/>
          <table:table-cell table:style-name="ce144" office:value-type="float" office:value="13" calcext:value-type="float">
            <text:p>13</text:p>
          </table:table-cell>
          <table:table-cell table:style-name="ce87" table:formula="of:=ROUND([.$L21]*[.M$6])" office:value-type="float" office:value="9" calcext:value-type="float">
            <text:p>+9</text:p>
          </table:table-cell>
          <table:table-cell table:style-name="ce87" table:formula="of:=ROUNDDOWN([.$L21]*[.N$6])" office:value-type="float" office:value="6" calcext:value-type="float">
            <text:p>+6</text:p>
          </table:table-cell>
          <table:table-cell table:number-columns-repeated="100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9" table:formula="of:=(21-[.A22])*0.05" office:value-type="percentage" office:value="0.8" calcext:value-type="percentage">
            <text:p>80%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table:formula="of:=(9-[.D22])/8" office:value-type="percentage" office:value="0.25" calcext:value-type="percentage">
            <text:p>25.00%</text:p>
          </table:table-cell>
          <table:table-cell table:style-name="ce135" table:formula="of:=LOOKUP([.E22];Die20Percent;Die20)" office:value-type="float" office:value="16" calcext:value-type="float">
            <text:p>16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9" table:formula="of:=(13-[.H22])/12" office:value-type="percentage" office:value="0.333333333333333" calcext:value-type="percentage">
            <text:p>33.33%</text:p>
          </table:table-cell>
          <table:table-cell table:style-name="ce135" table:formula="of:=LOOKUP([.I22];Die20Percent;Die20)" office:value-type="float" office:value="15" calcext:value-type="float">
            <text:p>15</text:p>
          </table:table-cell>
          <table:table-cell/>
          <table:table-cell table:style-name="ce145" office:value-type="float" office:value="14" calcext:value-type="float">
            <text:p>14</text:p>
          </table:table-cell>
          <table:table-cell table:style-name="ce88" table:formula="of:=ROUND([.$L22]*[.M$6])" office:value-type="float" office:value="9" calcext:value-type="float">
            <text:p>+9</text:p>
          </table:table-cell>
          <table:table-cell table:style-name="ce88" table:formula="of:=ROUNDDOWN([.$L22]*[.N$6])" office:value-type="float" office:value="7" calcext:value-type="float">
            <text:p>+7</text:p>
          </table:table-cell>
          <table:table-cell table:number-columns-repeated="1005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117" table:formula="of:=(21-[.A23])*0.05" office:value-type="percentage" office:value="0.85" calcext:value-type="percentage">
            <text:p>85%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13" table:formula="of:=(9-[.D23])/8" office:value-type="percentage" office:value="0.375" calcext:value-type="percentage">
            <text:p>37.50%</text:p>
          </table:table-cell>
          <table:table-cell table:style-name="ce24" table:formula="of:=LOOKUP([.E23];Die20Percent;Die20)" office:value-type="float" office:value="14" calcext:value-type="float">
            <text:p>1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13" table:formula="of:=(13-[.H23])/12" office:value-type="percentage" office:value="0.416666666666667" calcext:value-type="percentage">
            <text:p>41.67%</text:p>
          </table:table-cell>
          <table:table-cell table:style-name="ce24" table:formula="of:=LOOKUP([.I23];Die20Percent;Die20)" office:value-type="float" office:value="13" calcext:value-type="float">
            <text:p>13</text:p>
          </table:table-cell>
          <table:table-cell/>
          <table:table-cell table:style-name="ce146" office:value-type="float" office:value="15" calcext:value-type="float">
            <text:p>15</text:p>
          </table:table-cell>
          <table:table-cell table:style-name="ce89" table:formula="of:=ROUND([.$L23]*[.M$6])" office:value-type="float" office:value="10" calcext:value-type="float">
            <text:p>+10</text:p>
          </table:table-cell>
          <table:table-cell table:style-name="ce89" table:formula="of:=ROUNDDOWN([.$L23]*[.N$6])" office:value-type="float" office:value="7" calcext:value-type="float">
            <text:p>+7</text:p>
          </table:table-cell>
          <table:table-cell table:number-columns-repeated="100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9" table:formula="of:=(21-[.A24])*0.05" office:value-type="percentage" office:value="0.9" calcext:value-type="percentage">
            <text:p>90%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table:formula="of:=(9-[.D24])/8" office:value-type="percentage" office:value="0.5" calcext:value-type="percentage">
            <text:p>50.00%</text:p>
          </table:table-cell>
          <table:table-cell table:style-name="ce135" table:formula="of:=LOOKUP([.E24];Die20Percent;Die20)" office:value-type="float" office:value="11" calcext:value-type="float">
            <text:p>1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table:formula="of:=(13-[.H24])/12" office:value-type="percentage" office:value="0.5" calcext:value-type="percentage">
            <text:p>50.00%</text:p>
          </table:table-cell>
          <table:table-cell table:style-name="ce135" table:formula="of:=LOOKUP([.I24];Die20Percent;Die20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17" table:formula="of:=(21-[.A25])*0.05" office:value-type="percentage" office:value="0.95" calcext:value-type="percentage">
            <text:p>95%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3" table:formula="of:=(9-[.D25])/8" office:value-type="percentage" office:value="0.625" calcext:value-type="percentage">
            <text:p>62.50%</text:p>
          </table:table-cell>
          <table:table-cell table:style-name="ce24" table:formula="of:=LOOKUP([.E25];Die20Percent;Die20)" office:value-type="float" office:value="9" calcext:value-type="float">
            <text:p>9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13" table:formula="of:=(13-[.H25])/12" office:value-type="percentage" office:value="0.583333333333333" calcext:value-type="percentage">
            <text:p>58.33%</text:p>
          </table:table-cell>
          <table:table-cell table:style-name="ce24" table:formula="of:=LOOKUP([.I25];Die20Percent;Die2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18" table:formula="of:=(21-[.A26])*0.05" office:value-type="percentage" office:value="1" calcext:value-type="percentage">
            <text:p>100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table:formula="of:=(9-[.D26])/8" office:value-type="percentage" office:value="0.75" calcext:value-type="percentage">
            <text:p>75.00%</text:p>
          </table:table-cell>
          <table:table-cell table:style-name="ce135" table:formula="of:=LOOKUP([.E26];Die20Percent;Die20)" office:value-type="float" office:value="6" calcext:value-type="float">
            <text:p>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table:formula="of:=(13-[.H26])/12" office:value-type="percentage" office:value="0.666666666666667" calcext:value-type="percentage">
            <text:p>66.67%</text:p>
          </table:table-cell>
          <table:table-cell table:style-name="ce135" table:formula="of:=LOOKUP([.I26];Die20Percent;Die20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04"/>
          <table:table-cell table:style-name="Default"/>
          <table:table-cell/>
          <table:table-cell table:style-name="ce20" office:value-type="float" office:value="2" calcext:value-type="float">
            <text:p>2</text:p>
          </table:table-cell>
          <table:table-cell table:style-name="ce13" table:formula="of:=(9-[.D27])/8" office:value-type="percentage" office:value="0.875" calcext:value-type="percentage">
            <text:p>87.50%</text:p>
          </table:table-cell>
          <table:table-cell table:style-name="ce24" table:formula="of:=LOOKUP([.E27];Die20Percent;Die20)" office:value-type="float" office:value="4" calcext:value-type="float">
            <text:p>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3" table:formula="of:=(13-[.H27])/12" office:value-type="percentage" office:value="0.75" calcext:value-type="percentage">
            <text:p>75.00%</text:p>
          </table:table-cell>
          <table:table-cell table:style-name="ce24" table:formula="of:=LOOKUP([.I27];Die20Percent;Die20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04"/>
          <table:table-cell table:style-name="Default"/>
          <table:table-cell/>
          <table:table-cell table:style-name="ce103" office:value-type="float" office:value="1" calcext:value-type="float">
            <text:p>1</text:p>
          </table:table-cell>
          <table:table-cell table:style-name="ce133" table:formula="of:=(9-[.D28])/8" office:value-type="percentage" office:value="1" calcext:value-type="percentage">
            <text:p>100.00%</text:p>
          </table:table-cell>
          <table:table-cell table:style-name="ce137" table:formula="of:=LOOKUP([.E28];Die20Percent;Die20)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table:formula="of:=(13-[.H28])/12" office:value-type="percentage" office:value="0.833333333333333" calcext:value-type="percentage">
            <text:p>83.33%</text:p>
          </table:table-cell>
          <table:table-cell table:style-name="ce135" table:formula="of:=LOOKUP([.I28];Die20Percent;Die20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04"/>
          <table:table-cell table:style-name="Default"/>
          <table:table-cell table:number-columns-repeated="5"/>
          <table:table-cell table:style-name="ce20" office:value-type="float" office:value="2" calcext:value-type="float">
            <text:p>2</text:p>
          </table:table-cell>
          <table:table-cell table:style-name="ce13" table:formula="of:=(13-[.H29])/12" office:value-type="percentage" office:value="0.916666666666667" calcext:value-type="percentage">
            <text:p>91.67%</text:p>
          </table:table-cell>
          <table:table-cell table:style-name="ce24" table:formula="of:=LOOKUP([.I29];Die20Percent;Die20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05"/>
          <table:table-cell table:style-name="ce119" table:number-columns-repeated="6"/>
          <table:table-cell table:style-name="ce103" office:value-type="float" office:value="1" calcext:value-type="float">
            <text:p>1</text:p>
          </table:table-cell>
          <table:table-cell table:style-name="ce133" table:formula="of:=(13-[.H30])/12" office:value-type="percentage" office:value="1" calcext:value-type="percentage">
            <text:p>100.00%</text:p>
          </table:table-cell>
          <table:table-cell table:style-name="ce137" table:formula="of:=LOOKUP([.I30];Die20Percent;Die20)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2" table:number-rows-spanned="1">
            <text:p>Save Targets</text:p>
          </table:table-cell>
          <table:covered-table-cell table:style-name="ce45"/>
          <table:table-cell table:number-columns-repeated="1017"/>
        </table:table-row>
        <table:table-row table:style-name="ro1">
          <table:table-cell table:style-name="ce107" office:value-type="string" calcext:value-type="string">
            <text:p>Level</text:p>
          </table:table-cell>
          <table:table-cell table:style-name="ce107" office:value-type="string" calcext:value-type="string">
            <text:p>Target</text:p>
          </table:table-cell>
          <table:table-cell table:number-columns-repeated="1017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46" table:formula="of:=10+[.A35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7" table:formula="of:=10+[.A36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7" table:formula="of:=10+[.A37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7" table:formula="of:=10+[.A38]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7" table:formula="of:=10+[.A39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47" table:formula="of:=10+[.A40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47" table:formula="of:=10+[.A41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47" table:formula="of:=10+[.A42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47" table:formula="of:=10+[.A43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47" table:formula="of:=10+[.A44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47" table:formula="of:=10+[.A45]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47" table:formula="of:=10+[.A46]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47" table:formula="of:=10+[.A47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47" table:formula="of:=10+[.A48]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8" table:formula="of:=10+[.A49]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19"/>
        </table:table-row>
        <table:table-row table:style-name="ro1">
          <table:table-cell table:number-columns-repeated="1019"/>
        </table:table-row>
        <calcext:conditional-formats>
          <calcext:conditional-format calcext:target-range-address="MiscTables.A36:MiscTables.B49">
            <calcext:condition calcext:apply-style-name="Untitled1" calcext:value="formula-is(MOD([.$A36];2) = 0)" calcext:base-cell-address="MiscTables.A36"/>
          </calcext:conditional-format>
        </calcext:conditional-formats>
      </table:table>
      <table:table table:name="Task Resolutio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0"/>
        <table:table-column table:style-name="co2" table:default-cell-style-name="ce24"/>
        <table:table-column table:style-name="co2" table:default-cell-style-name="ce20"/>
        <table:table-column table:style-name="co2" table:default-cell-style-name="ce24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Universal Result Table</text:p>
          </table:table-cell>
          <table:covered-table-cell table:number-columns-repeated="4" table:style-name="ce34"/>
          <table:table-cell/>
          <table:table-cell table:style-name="ce18" office:value-type="string" calcext:value-type="string">
            <text:p>Conversion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4" office:value-type="string" calcext:value-type="string">
            <text:p>d20</text:p>
          </table:table-cell>
          <table:table-cell table:style-name="ce34" office:value-type="string" calcext:value-type="string">
            <text:p>Exact</text:p>
          </table:table-cell>
          <table:table-cell table:style-name="ce34" office:value-type="string" calcext:value-type="string">
            <text:p>&gt;=</text:p>
          </table:table-cell>
          <table:table-cell table:style-name="ce34" office:value-type="string" calcext:value-type="string">
            <text:p>Test</text:p>
          </table:table-cell>
          <table:table-cell table:style-name="ce34" office:value-type="string" calcext:value-type="string">
            <text:p>Reaction</text:p>
          </table:table-cell>
          <table:table-cell/>
          <table:table-cell table:style-name="ce34" office:value-type="string" calcext:value-type="string">
            <text:p>d6 High</text:p>
          </table:table-cell>
          <table:table-cell table:style-name="ce34" office:value-type="string" calcext:value-type="string">
            <text:p>URT</text:p>
          </table:table-cell>
          <table:table-cell table:style-name="ce34" office:value-type="string" calcext:value-type="string">
            <text:p>2d6 High</text:p>
          </table:table-cell>
          <table:table-cell table:style-name="ce34" office:value-type="string" calcext:value-type="string">
            <text:p>URT</text:p>
          </table:table-cell>
          <table:table-cell/>
          <table:table-cell table:style-name="ce18" office:value-type="string" calcext:value-type="string">
            <text:p>Skills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percentage" office:value="0.05" calcext:value-type="percentage">
            <text:p>5.00%</text:p>
          </table:table-cell>
          <table:table-cell table:style-name="ce8" table:formula="of:=[.B4]+[.C4]" office:value-type="percentage" office:value="1" calcext:value-type="percentage">
            <text:p>100.00%</text:p>
          </table:table-cell>
          <table:table-cell table:style-name="ce14" office:value-type="string" calcext:value-type="string">
            <text:p>Failure + Complication</text:p>
          </table:table-cell>
          <table:table-cell table:style-name="ce14" office:value-type="string" calcext:value-type="string">
            <text:p>Hostil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Athletics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5]+[.C5]" office:value-type="percentage" office:value="0.95" calcext:value-type="percentage">
            <text:p>95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aft (Alchemist, Artist, Blacksmith, Dancer, Driver, Floutist, Gambler, Hunter, Locksmith, Mason, Shipwright, Singer, Tinker, Trapper, etc)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6]+[.C6]" office:value-type="percentage" office:value="0.9" calcext:value-type="percentage">
            <text:p>90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ception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7]+[.C7]" office:value-type="percentage" office:value="0.85" calcext:value-type="percentage">
            <text:p>85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duction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8]+[.C8]" office:value-type="percentage" office:value="0.8" calcext:value-type="percentage">
            <text:p>80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aling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9]+[.C9]" office:value-type="percentage" office:value="0.75" calcext:value-type="percentage">
            <text:p>7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ight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0]+[.C10]" office:value-type="percentage" office:value="0.7" calcext:value-type="percentage">
            <text:p>7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2"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timidation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1]+[.C11]" office:value-type="percentage" office:value="0.65" calcext:value-type="percentage">
            <text:p>6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34" office:value-type="string" calcext:value-type="string">
            <text:p>d6 Low</text:p>
          </table:table-cell>
          <table:table-cell table:style-name="ce34" office:value-type="string" calcext:value-type="string">
            <text:p>UR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egerdemain</text:p>
          </table:table-cell>
          <table:table-cell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2]+[.C12]" office:value-type="percentage" office:value="0.6" calcext:value-type="percentage">
            <text:p>6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ore (Animal, Art, Gambling, Goblinoids, History, Magic, Nature, Religion, etc)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3]+[.C13]" office:value-type="percentage" office:value="0.55" calcext:value-type="percentage">
            <text:p>5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erception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4]+[.C14]" office:value-type="percentage" office:value="0.5" calcext:value-type="percentage">
            <text:p>5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office:value-type="string" calcext:value-type="string">
            <text:p>Persuasion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5]+[.C15]" office:value-type="percentage" office:value="0.45" calcext:value-type="percentage">
            <text:p>4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number-columns-repeated="2"/>
          <table:table-cell/>
          <table:table-cell office:value-type="string" calcext:value-type="string">
            <text:p>Riding</text:p>
          </table:table-cell>
          <table:table-cell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6]+[.C16]" office:value-type="percentage" office:value="0.4" calcext:value-type="percentage">
            <text:p>4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2d6 Low</text:p>
          </table:table-cell>
          <table:table-cell table:style-name="ce34" office:value-type="string" calcext:value-type="string">
            <text:p>URT</text:p>
          </table:table-cell>
          <table:table-cell/>
          <table:table-cell office:value-type="string" calcext:value-type="string">
            <text:p>Stealth</text:p>
          </table:table-cell>
          <table:table-cell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7]+[.C17]" office:value-type="percentage" office:value="0.35" calcext:value-type="percentage">
            <text:p>3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office:value-type="string" calcext:value-type="string">
            <text:p>Survival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8]+[.C18]" office:value-type="percentage" office:value="0.3" calcext:value-type="percentage">
            <text:p>3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2"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19]+[.C19]" office:value-type="percentage" office:value="0.25" calcext:value-type="percentage">
            <text:p>25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table:style-name="ce34" office:value-type="string" calcext:value-type="string">
            <text:p>d%</text:p>
          </table:table-cell>
          <table:table-cell table:style-name="ce34" office:value-type="string" calcext:value-type="string">
            <text:p>UR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kill Ranks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20]+[.C20]" office:value-type="percentage" office:value="0.2" calcext:value-type="percentage">
            <text:p>20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21]+[.C21]" office:value-type="percentage" office:value="0.15" calcext:value-type="percentage">
            <text:p>15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nskilled</text:p>
          </table:table-cell>
          <table:table-cell office:value-type="string" calcext:value-type="string">
            <text:p>Disadvantage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22]+[.C22]" office:value-type="percentage" office:value="0.1" calcext:value-type="percentage">
            <text:p>10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ent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 table:formula="of:=[.B22]" office:value-type="percentage" office:value="0.05" calcext:value-type="percentage">
            <text:p>5.00%</text:p>
          </table:table-cell>
          <table:table-cell table:style-name="ce17" office:value-type="string" calcext:value-type="string">
            <text:p>Success + Boon</text:p>
          </table:table-cell>
          <table:table-cell table:style-name="ce17" office:value-type="string" calcext:value-type="string">
            <text:p>Friendl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ourney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s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Apprentice</text:p>
          </table:table-cell>
          <table:table-cell table:number-columns-repeated="3"/>
          <table:table-cell table:formula="of:=[.G23]-2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nd Mas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3" table:formula="of:=SUMIF(urtresult;[.D25];urtindividualodds)" office:value-type="string" office:string-value="" calcext:value-type="error">
            <text:p>#NAME?</text:p>
          </table:table-cell>
          <table:table-cell office:value-type="string" calcext:value-type="string">
            <text:p>Failure + Complication</text:p>
          </table:table-cell>
          <table:table-cell office:value-type="string" calcext:value-type="string">
            <text:p>Hostile</text:p>
          </table:table-cell>
          <table:table-cell/>
          <table:table-cell table:formula="of:=[.G24]-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formula="of:=SUMIF(urtresult;[.D26];urtindividualodds)" office:value-type="string" office:string-value="" calcext:value-type="error">
            <text:p>#NAME?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Unfriendly</text:p>
          </table:table-cell>
          <table:table-cell/>
          <table:table-cell table:formula="of:=[.G25]-2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Skills</text:p>
          </table:table-cell>
        </table:table-row>
        <table:table-row table:style-name="ro1">
          <table:table-cell table:number-columns-repeated="2"/>
          <table:table-cell table:style-name="ce13" table:formula="of:=SUMIF(urtresult;[.D27];urtindividualodds)" office:value-type="string" office:string-value="" calcext:value-type="error">
            <text:p>#NAME?</text:p>
          </table:table-cell>
          <table:table-cell office:value-type="string" calcext:value-type="string">
            <text:p>Costly Success</text:p>
          </table:table-cell>
          <table:table-cell office:value-type="string" calcext:value-type="string">
            <text:p>Neutral</text:p>
          </table:table-cell>
          <table:table-cell/>
          <table:table-cell table:formula="of:=[.G26]-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office:value-type="string" calcext:value-type="string">
            <text:p>Fighter</text:p>
          </table:table-cell>
          <table:table-cell office:value-type="string" calcext:value-type="string">
            <text:p>Athletics, Intimidation</text:p>
          </table:table-cell>
        </table:table-row>
        <table:table-row table:style-name="ro1">
          <table:table-cell table:number-columns-repeated="2"/>
          <table:table-cell table:style-name="ce13" table:formula="of:=SUMIF(urtresult;[.D28];urtindividualodds)" office:value-type="string" office:string-value="" calcext:value-type="error">
            <text:p>#NAME?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Indifferent</text:p>
          </table:table-cell>
          <table:table-cell/>
          <table:table-cell table:formula="of:=[.G27]-2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34" office:value-type="string" calcext:value-type="string">
            <text:p>3d6 High</text:p>
          </table:table-cell>
          <table:table-cell table:style-name="ce34" office:value-type="string" calcext:value-type="string">
            <text:p>URT</text:p>
          </table:table-cell>
          <table:table-cell/>
          <table:table-cell office:value-type="string" calcext:value-type="string">
            <text:p>Magic-User</text:p>
          </table:table-cell>
          <table:table-cell office:value-type="string" calcext:value-type="string">
            <text:p>Deduction, Lore (Magic) or Lore (Religion)</text:p>
          </table:table-cell>
        </table:table-row>
        <table:table-row table:style-name="ro1">
          <table:table-cell table:number-columns-repeated="2"/>
          <table:table-cell table:style-name="ce13" table:formula="of:=SUMIF(urtresult;[.D29];urtindividualodds)" office:value-type="string" office:string-value="" calcext:value-type="error">
            <text:p>#NAME?</text:p>
          </table:table-cell>
          <table:table-cell office:value-type="string" calcext:value-type="string">
            <text:p>Success + Boon</text:p>
          </table:table-cell>
          <table:table-cell office:value-type="string" calcext:value-type="string">
            <text:p>Friendly</text:p>
          </table:table-cell>
          <table:table-cell/>
          <table:table-cell table:formula="of:=[.G28]-3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Rogue</text:p>
          </table:table-cell>
          <table:table-cell office:value-type="string" calcext:value-type="string">
            <text:p>Athletics, Deception, Legerdemain, Stealth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29]-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Unskilled</text:p>
          </table:table-cell>
          <table:table-cell table:number-columns-repeated="3"/>
          <table:table-cell table:formula="of:=[.G30]-3" office:value-type="float" office:value="70" calcext:value-type="float">
            <text:p>70</text:p>
          </table:table-cell>
          <table:table-cell table:formula="of:=[.H29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ion</text:p>
          </table:table-cell>
          <table:table-cell office:value-type="string" calcext:value-type="string">
            <text:p>Skills</text:p>
          </table:table-cell>
        </table:table-row>
        <table:table-row table:style-name="ro1">
          <table:table-cell table:number-columns-repeated="2"/>
          <table:table-cell table:formula="of:=SUM([.B3:.B7])" office:value-type="percentage" office:value="0.25" calcext:value-type="percentage">
            <text:p>25.00%</text:p>
          </table:table-cell>
          <table:table-cell office:value-type="string" calcext:value-type="string">
            <text:p>Failure + Complication</text:p>
          </table:table-cell>
          <table:table-cell table:number-columns-repeated="2"/>
          <table:table-cell table:formula="of:=[.G31]-2" office:value-type="float" office:value="68" calcext:value-type="float">
            <text:p>68</text:p>
          </table:table-cell>
          <table:table-cell table:formula="of:=[.H30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1])" office:value-type="percentage" office:value="0.2" calcext:value-type="percentage">
            <text:p>20.00%</text:p>
          </table:table-cell>
          <table:table-cell office:value-type="string" calcext:value-type="string">
            <text:p>Failure</text:p>
          </table:table-cell>
          <table:table-cell table:number-columns-repeated="2"/>
          <table:table-cell table:formula="of:=[.G32]-3" office:value-type="float" office:value="65" calcext:value-type="float">
            <text:p>65</text:p>
          </table:table-cell>
          <table:table-cell table:formula="of:=[.H31]+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7])" office:value-type="percentage" office:value="0.5" calcext:value-type="percentage">
            <text:p>50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33]-2" office:value-type="float" office:value="63" calcext:value-type="float">
            <text:p>63</text:p>
          </table:table-cell>
          <table:table-cell table:formula="of:=[.H32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8]" office:value-type="percentage" office:value="0.05" calcext:value-type="percentage">
            <text:p>5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34]-3" office:value-type="float" office:value="60" calcext:value-type="float">
            <text:p>60</text:p>
          </table:table-cell>
          <table:table-cell table:formula="of:=[.H33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35]-2" office:value-type="float" office:value="58" calcext:value-type="float">
            <text:p>58</text:p>
          </table:table-cell>
          <table:table-cell table:formula="of:=[.H3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Journeyman</text:p>
          </table:table-cell>
          <table:table-cell table:number-columns-repeated="3"/>
          <table:table-cell table:formula="of:=[.G36]-3" office:value-type="float" office:value="55" calcext:value-type="float">
            <text:p>55</text:p>
          </table:table-cell>
          <table:table-cell table:formula="of:=[.H35]+1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5:.B7])" office:value-type="percentage" office:value="0.15" calcext:value-type="percentage">
            <text:p>15.00%</text:p>
          </table:table-cell>
          <table:table-cell office:value-type="string" calcext:value-type="string">
            <text:p>Failure</text:p>
          </table:table-cell>
          <table:table-cell table:number-columns-repeated="2"/>
          <table:table-cell table:formula="of:=[.G37]-2" office:value-type="float" office:value="53" calcext:value-type="float">
            <text:p>53</text:p>
          </table:table-cell>
          <table:table-cell table:formula="of:=[.H36]+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7])" office:value-type="percentage" office:value="0.5" calcext:value-type="percentage">
            <text:p>50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38]-3" office:value-type="float" office:value="50" calcext:value-type="float">
            <text:p>50</text:p>
          </table:table-cell>
          <table:table-cell table:formula="of:=[.H37]+1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18:.B21])" office:value-type="percentage" office:value="0.2" calcext:value-type="percentage">
            <text:p>20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39]-2" office:value-type="float" office:value="48" calcext:value-type="float">
            <text:p>48</text:p>
          </table:table-cell>
          <table:table-cell table:formula="of:=[.H38]+1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-SUM([.C38:.C40])" office:value-type="percentage" office:value="0.15" calcext:value-type="percentage">
            <text:p>15.00%</text:p>
          </table:table-cell>
          <table:table-cell office:value-type="string" calcext:value-type="string">
            <text:p>Success + Boon</text:p>
          </table:table-cell>
          <table:table-cell table:number-columns-repeated="2"/>
          <table:table-cell table:formula="of:=[.G40]-3" office:value-type="float" office:value="45" calcext:value-type="float">
            <text:p>45</text:p>
          </table:table-cell>
          <table:table-cell table:formula="of:=[.H39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41]-2" office:value-type="float" office:value="43" calcext:value-type="float">
            <text:p>43</text:p>
          </table:table-cell>
          <table:table-cell table:formula="of:=[.H40]+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Master</text:p>
          </table:table-cell>
          <table:table-cell table:number-columns-repeated="3"/>
          <table:table-cell table:formula="of:=[.G42]-3" office:value-type="float" office:value="40" calcext:value-type="float">
            <text:p>40</text:p>
          </table:table-cell>
          <table:table-cell table:formula="of:=[.H41]+1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7])" office:value-type="percentage" office:value="0.05" calcext:value-type="percentage">
            <text:p>5.00%</text:p>
          </table:table-cell>
          <table:table-cell office:value-type="string" calcext:value-type="string">
            <text:p>Failure</text:p>
          </table:table-cell>
          <table:table-cell table:number-columns-repeated="2"/>
          <table:table-cell table:formula="of:=[.G43]-2" office:value-type="float" office:value="38" calcext:value-type="float">
            <text:p>38</text:p>
          </table:table-cell>
          <table:table-cell table:formula="of:=[.H42]+1" office:value-type="float" office:value="13" calcext:value-type="float">
            <text:p>13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7])" office:value-type="percentage" office:value="0.5" calcext:value-type="percentage">
            <text:p>50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44]-3" office:value-type="float" office:value="35" calcext:value-type="float">
            <text:p>35</text:p>
          </table:table-cell>
          <table:table-cell table:formula="of:=[.H43]+1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SUM([.B18:.B21])" office:value-type="percentage" office:value="0.2" calcext:value-type="percentage">
            <text:p>20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45]-2" office:value-type="float" office:value="33" calcext:value-type="float">
            <text:p>33</text:p>
          </table:table-cell>
          <table:table-cell table:formula="of:=[.H44]+1" office:value-type="float" office:value="14" calcext:value-type="float">
            <text:p>14</text:p>
          </table:table-cell>
          <table:table-cell table:style-name="ce34" office:value-type="string" calcext:value-type="string">
            <text:p>3d6 Low</text:p>
          </table:table-cell>
          <table:table-cell table:style-name="ce34" office:value-type="string" calcext:value-type="string">
            <text:p>UR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-SUM([.C44:.C46])" office:value-type="percentage" office:value="0.25" calcext:value-type="percentage">
            <text:p>25.00%</text:p>
          </table:table-cell>
          <table:table-cell office:value-type="string" calcext:value-type="string">
            <text:p>Success + Boon</text:p>
          </table:table-cell>
          <table:table-cell table:number-columns-repeated="2"/>
          <table:table-cell table:formula="of:=[.G46]-3" office:value-type="float" office:value="30" calcext:value-type="float">
            <text:p>30</text:p>
          </table:table-cell>
          <table:table-cell table:formula="of:=[.H45]+1" office:value-type="float" office:value="15" calcext:value-type="float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47]-2" office:value-type="float" office:value="28" calcext:value-type="float">
            <text:p>28</text:p>
          </table:table-cell>
          <table:table-cell table:formula="of:=[.H46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Grand Master</text:p>
          </table:table-cell>
          <table:table-cell table:number-columns-repeated="3"/>
          <table:table-cell table:formula="of:=[.G48]-3" office:value-type="float" office:value="25" calcext:value-type="float">
            <text:p>25</text:p>
          </table:table-cell>
          <table:table-cell table:formula="of:=[.H47]+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9:.B17])" office:value-type="percentage" office:value="0.45" calcext:value-type="percentage">
            <text:p>45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49]-2" office:value-type="float" office:value="23" calcext:value-type="float">
            <text:p>23</text:p>
          </table:table-cell>
          <table:table-cell table:formula="of:=[.H48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18:.B21])" office:value-type="percentage" office:value="0.2" calcext:value-type="percentage">
            <text:p>20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50]-3" office:value-type="float" office:value="20" calcext:value-type="float">
            <text:p>20</text:p>
          </table:table-cell>
          <table:table-cell table:formula="of:=[.H49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 - SUM([.C50:.C51])" office:value-type="percentage" office:value="0.35" calcext:value-type="percentage">
            <text:p>35.00%</text:p>
          </table:table-cell>
          <table:table-cell office:value-type="string" calcext:value-type="string">
            <text:p>Success + Boon</text:p>
          </table:table-cell>
          <table:table-cell table:number-columns-repeated="2"/>
          <table:table-cell table:formula="of:=[.G51]-2" office:value-type="float" office:value="18" calcext:value-type="float">
            <text:p>18</text:p>
          </table:table-cell>
          <table:table-cell table:formula="of:=[.H50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52]-3" office:value-type="float" office:value="15" calcext:value-type="float">
            <text:p>15</text:p>
          </table:table-cell>
          <table:table-cell table:formula="of:=[.H51]+1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53]-2" office:value-type="float" office:value="13" calcext:value-type="float">
            <text:p>13</text:p>
          </table:table-cell>
          <table:table-cell table:formula="of:=[.H52]+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Class</text:p>
            <text:p>Competence</text:p>
          </table:table-cell>
          <table:table-cell table:number-columns-repeated="3"/>
          <table:table-cell table:formula="of:=[.G54]-3" office:value-type="float" office:value="10" calcext:value-type="float">
            <text:p>10</text:p>
          </table:table-cell>
          <table:table-cell table:formula="of:=[.H53]+1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111"/>
          <table:table-cell table:number-columns-repeated="3"/>
          <table:table-cell table:formula="of:=[.G55]-2" office:value-type="float" office:value="8" calcext:value-type="float">
            <text:p>8</text:p>
          </table:table-cell>
          <table:table-cell table:formula="of:=[.H54]+1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13" office:value-type="float" office:value="1" calcext:value-type="float">
            <text:p>1</text:p>
          </table:table-cell>
          <table:table-cell table:style-name="ce120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formula="of:=[.G56]-3" office:value-type="float" office:value="5" calcext:value-type="float">
            <text:p>5</text:p>
          </table:table-cell>
          <table:table-cell table:formula="of:=[.H55]+1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14" office:value-type="float" office:value="2" calcext:value-type="float">
            <text:p>2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formula="of:=[.G57]-2" office:value-type="float" office:value="3" calcext:value-type="float">
            <text:p>3</text:p>
          </table:table-cell>
          <table:table-cell table:formula="of:=[.H56]+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15" office:value-type="float" office:value="3" calcext:value-type="float">
            <text:p>3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14" office:value-type="float" office:value="4" calcext:value-type="float">
            <text:p>4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15" office:value-type="float" office:value="5" calcext:value-type="float">
            <text:p>5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4" office:value-type="float" office:value="6" calcext:value-type="float">
            <text:p>6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2"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5" office:value-type="float" office:value="7" calcext:value-type="float">
            <text:p>7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4" office:value-type="float" office:value="8" calcext:value-type="float">
            <text:p>8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5" office:value-type="float" office:value="9" calcext:value-type="float">
            <text:p>9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4" office:value-type="float" office:value="10" calcext:value-type="float">
            <text:p>10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5" office:value-type="float" office:value="11" calcext:value-type="float">
            <text:p>11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4" office:value-type="float" office:value="12" calcext:value-type="float">
            <text:p>12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5" office:value-type="float" office:value="13" calcext:value-type="float">
            <text:p>13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4" office:value-type="float" office:value="14" calcext:value-type="float">
            <text:p>14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16" office:value-type="float" office:value="15" calcext:value-type="float">
            <text:p>15</text:p>
          </table:table-cell>
          <table:table-cell table:style-name="ce123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</table:table>
      <table:table table:name="Cleric" table:style-name="ta1">
        <table:table-column table:style-name="co9" table:default-cell-style-name="ce22"/>
        <table:table-column table:style-name="co10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2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0.5" calcext:value-type="float">
            <text:p>0.5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number-columns-repeated="2" table:style-name="ce212" office:value-type="float" office:value="0.5" calcext:value-type="float">
            <text:p>0.50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4" table:number-columns-repeated="2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190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72" office:value-type="string" calcext:value-type="string">
            <text:p>Doom</text:p>
          </table:table-cell>
          <table:table-cell table:style-name="ce72" office:value-type="string" calcext:value-type="string">
            <text:p>Ray</text:p>
          </table:table-cell>
          <table:table-cell table:style-name="ce72" office:value-type="string" calcext:value-type="string">
            <text:p>Hold</text:p>
          </table:table-cell>
          <table:table-cell table:style-name="ce72" office:value-type="string" calcext:value-type="string">
            <text:p>Blast</text:p>
          </table:table-cell>
          <table:table-cell table:style-name="ce72" office:value-type="string" calcext:value-type="string">
            <text:p>Spell</text:p>
          </table:table-cell>
          <table:table-cell table:style-name="ce173" office:value-type="string" calcext:value-type="string">
            <text:p>Class</text:p>
          </table:table-cell>
          <table:table-cell table:style-name="ce173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1" calcext:value-type="float">
            <text:p>11+</text:p>
          </table:table-cell>
          <table:table-cell table:style-name="ce218" table:formula="of:=MAX(2;[.F$2] - ROUNDDOWN([.$A6]*[.F$3]))" office:value-type="float" office:value="12" calcext:value-type="float">
            <text:p>12+</text:p>
          </table:table-cell>
          <table:table-cell table:style-name="ce218" table:formula="of:=MAX(2;[.G$2] - ROUNDDOWN([.$A6]*[.G$3]))" office:value-type="float" office:value="14" calcext:value-type="float">
            <text:p>14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189" table:formula="of:=LOOKUP([.$A6];CharacterLevel;ClassSkill)" office:value-type="float" office:value="1" calcext:value-type="float">
            <text:p>+1</text:p>
          </table:table-cell>
          <table:table-cell table:style-name="ce195" table:formula="of:=LOOKUP([.$A6];CharacterLevel;SecondarySkill)" office:value-type="float" office:value="0" calcext:value-type="float">
            <text:p>+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M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2</text:p>
          </table:table-cell>
          <table:table-cell table:style-name="ce82" office:value-type="string" calcext:value-type="string">
            <text:p>Level – 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500" calcext:value-type="float">
            <text:p>1,5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0" calcext:value-type="float">
            <text:p>10+</text:p>
          </table:table-cell>
          <table:table-cell table:style-name="ce219" table:formula="of:=MAX(2;[.F$2] - ROUNDDOWN([.$A7]*[.F$3]))" office:value-type="float" office:value="11" calcext:value-type="float">
            <text:p>11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5" calcext:value-type="float">
            <text:p>15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191" table:formula="of:=LOOKUP([.$A7];CharacterLevel;ClassSkill)" office:value-type="float" office:value="1" calcext:value-type="float">
            <text:p>+1</text:p>
          </table:table-cell>
          <table:table-cell table:style-name="ce196" table:formula="of:=LOOKUP([.$A7];CharacterLevel;SecondarySkill)" office:value-type="float" office:value="1" calcext:value-type="float">
            <text:p>+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M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3000" calcext:value-type="float">
            <text:p>3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0" calcext:value-type="float">
            <text:p>10+</text:p>
          </table:table-cell>
          <table:table-cell table:style-name="ce220" table:formula="of:=MAX(2;[.F$2] - ROUNDDOWN([.$A8]*[.F$3]))" office:value-type="float" office:value="11" calcext:value-type="float">
            <text:p>11+</text:p>
          </table:table-cell>
          <table:table-cell table:style-name="ce220" table:formula="of:=MAX(2;[.G$2] - ROUNDDOWN([.$A8]*[.G$3]))" office:value-type="float" office:value="13" calcext:value-type="float">
            <text:p>13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192" table:formula="of:=LOOKUP([.$A8];CharacterLevel;ClassSkill)" office:value-type="float" office:value="2" calcext:value-type="float">
            <text:p>+2</text:p>
          </table:table-cell>
          <table:table-cell table:style-name="ce199" table:formula="of:=LOOKUP([.$A8];CharacterLevel;SecondarySkill)" office:value-type="float" office:value="1" calcext:value-type="float">
            <text:p>+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M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</text:p>
          </table:table-cell>
          <table:table-cell table:style-name="ce84" office:value-type="string" calcext:value-type="string">
            <text:p>Level – 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6000" calcext:value-type="float">
            <text:p>6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9" calcext:value-type="float">
            <text:p>9+</text:p>
          </table:table-cell>
          <table:table-cell table:style-name="ce219" table:formula="of:=MAX(2;[.F$2] - ROUNDDOWN([.$A9]*[.F$3]))" office:value-type="float" office:value="10" calcext:value-type="float">
            <text:p>10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4" calcext:value-type="float">
            <text:p>14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191" table:formula="of:=LOOKUP([.$A9];CharacterLevel;ClassSkill)" office:value-type="float" office:value="3" calcext:value-type="float">
            <text:p>+3</text:p>
          </table:table-cell>
          <table:table-cell table:style-name="ce196" table:formula="of:=LOOKUP([.$A9];CharacterLevel;SecondarySkill)" office:value-type="float" office:value="2" calcext:value-type="float">
            <text:p>+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M9]&amp; &quot;d6&quot;" office:value-type="string" office:string-value="4d6" calcext:value-type="string">
            <text:p>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+ 1</text:p>
          </table:table-cell>
          <table:table-cell table:style-name="ce83" office:value-type="string" calcext:value-type="string">
            <text:p>Level – 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2000" calcext:value-type="float">
            <text:p>12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9" calcext:value-type="float">
            <text:p>9+</text:p>
          </table:table-cell>
          <table:table-cell table:style-name="ce220" table:formula="of:=MAX(2;[.F$2] - ROUNDDOWN([.$A10]*[.F$3]))" office:value-type="float" office:value="10" calcext:value-type="float">
            <text:p>10+</text:p>
          </table:table-cell>
          <table:table-cell table:style-name="ce220" table:formula="of:=MAX(2;[.G$2] - ROUNDDOWN([.$A10]*[.G$3]))" office:value-type="float" office:value="12" calcext:value-type="float">
            <text:p>12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192" table:formula="of:=LOOKUP([.$A10];CharacterLevel;ClassSkill)" office:value-type="float" office:value="3" calcext:value-type="float">
            <text:p>+3</text:p>
          </table:table-cell>
          <table:table-cell table:style-name="ce199" table:formula="of:=LOOKUP([.$A10];CharacterLevel;SecondarySkill)" office:value-type="float" office:value="2" calcext:value-type="float">
            <text:p>+2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M10]&amp; &quot;d6&quot;" office:value-type="string" office:string-value="5d6" calcext:value-type="string">
            <text:p>5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 + 2</text:p>
          </table:table-cell>
          <table:table-cell table:style-name="ce85" office:value-type="string" calcext:value-type="string">
            <text:p>Level – 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5000" calcext:value-type="float">
            <text:p>25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8" calcext:value-type="float">
            <text:p>8+</text:p>
          </table:table-cell>
          <table:table-cell table:style-name="ce219" table:formula="of:=MAX(2;[.F$2] - ROUNDDOWN([.$A11]*[.F$3]))" office:value-type="float" office:value="9" calcext:value-type="float">
            <text:p>9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3" calcext:value-type="float">
            <text:p>13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191" table:formula="of:=LOOKUP([.$A11];CharacterLevel;ClassSkill)" office:value-type="float" office:value="4" calcext:value-type="float">
            <text:p>+4</text:p>
          </table:table-cell>
          <table:table-cell table:style-name="ce196" table:formula="of:=LOOKUP([.$A11];CharacterLevel;SecondarySkill)" office:value-type="float" office:value="3" calcext:value-type="float">
            <text:p>+3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M11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50000" calcext:value-type="float">
            <text:p>5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7" calcext:value-type="float">
            <text:p>7+</text:p>
          </table:table-cell>
          <table:table-cell table:style-name="ce220" table:formula="of:=MAX(2;[.F$2] - ROUNDDOWN([.$A12]*[.F$3]))" office:value-type="float" office:value="9" calcext:value-type="float">
            <text:p>9+</text:p>
          </table:table-cell>
          <table:table-cell table:style-name="ce220" table:formula="of:=MAX(2;[.G$2] - ROUNDDOWN([.$A12]*[.G$3]))" office:value-type="float" office:value="11" calcext:value-type="float">
            <text:p>11+</text:p>
          </table:table-cell>
          <table:table-cell table:style-name="ce220" table:formula="of:=MAX(2;[.H$2] - ROUNDDOWN([.$A12]*[.H$3]))" office:value-type="float" office:value="12" calcext:value-type="float">
            <text:p>12+</text:p>
          </table:table-cell>
          <table:table-cell table:style-name="ce220" table:formula="of:=MAX(2;[.I$2] - ROUNDDOWN([.$A12]*[.I$3]))" office:value-type="float" office:value="11" calcext:value-type="float">
            <text:p>11+</text:p>
          </table:table-cell>
          <table:table-cell table:style-name="ce192" table:formula="of:=LOOKUP([.$A12];CharacterLevel;ClassSkill)" office:value-type="float" office:value="5" calcext:value-type="float">
            <text:p>+5</text:p>
          </table:table-cell>
          <table:table-cell table:style-name="ce199" table:formula="of:=LOOKUP([.$A12];CharacterLevel;SecondarySkill)" office:value-type="float" office:value="3" calcext:value-type="float">
            <text:p>+3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M12]&amp; &quot;d6&quot;" office:value-type="string" office:string-value="7d6" calcext:value-type="string">
            <text:p>7d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00000" calcext:value-type="float">
            <text:p>10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7" calcext:value-type="float">
            <text:p>7+</text:p>
          </table:table-cell>
          <table:table-cell table:style-name="ce219" table:formula="of:=MAX(2;[.F$2] - ROUNDDOWN([.$A13]*[.F$3]))" office:value-type="float" office:value="8" calcext:value-type="float">
            <text:p>8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2" calcext:value-type="float">
            <text:p>12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191" table:formula="of:=LOOKUP([.$A13];CharacterLevel;ClassSkill)" office:value-type="float" office:value="5" calcext:value-type="float">
            <text:p>+5</text:p>
          </table:table-cell>
          <table:table-cell table:style-name="ce196" table:formula="of:=LOOKUP([.$A13];CharacterLevel;SecondarySkill)" office:value-type="float" office:value="4" calcext:value-type="float">
            <text:p>+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M13]&amp; &quot;d6&quot;" office:value-type="string" office:string-value="8d6" calcext:value-type="string">
            <text:p>8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00000" calcext:value-type="float">
            <text:p>20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6" calcext:value-type="float">
            <text:p>6+</text:p>
          </table:table-cell>
          <table:table-cell table:style-name="ce220" table:formula="of:=MAX(2;[.F$2] - ROUNDDOWN([.$A14]*[.F$3]))" office:value-type="float" office:value="8" calcext:value-type="float">
            <text:p>8+</text:p>
          </table:table-cell>
          <table:table-cell table:style-name="ce220" table:formula="of:=MAX(2;[.G$2] - ROUNDDOWN([.$A14]*[.G$3]))" office:value-type="float" office:value="10" calcext:value-type="float">
            <text:p>10+</text:p>
          </table:table-cell>
          <table:table-cell table:style-name="ce220" table:formula="of:=MAX(2;[.H$2] - ROUNDDOWN([.$A14]*[.H$3]))" office:value-type="float" office:value="11" calcext:value-type="float">
            <text:p>11+</text:p>
          </table:table-cell>
          <table:table-cell table:style-name="ce220" table:formula="of:=MAX(2;[.I$2] - ROUNDDOWN([.$A14]*[.I$3]))" office:value-type="float" office:value="10" calcext:value-type="float">
            <text:p>10+</text:p>
          </table:table-cell>
          <table:table-cell table:style-name="ce192" table:formula="of:=LOOKUP([.$A14];CharacterLevel;ClassSkill)" office:value-type="float" office:value="6" calcext:value-type="float">
            <text:p>+6</text:p>
          </table:table-cell>
          <table:table-cell table:style-name="ce199" table:formula="of:=LOOKUP([.$A14];CharacterLevel;SecondarySkill)" office:value-type="float" office:value="4" calcext:value-type="float">
            <text:p>+4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M14]&amp; &quot;d6&quot;" office:value-type="string" office:string-value="9d6" calcext:value-type="string">
            <text:p>9d6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320000" calcext:value-type="float">
            <text:p>32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6" calcext:value-type="float">
            <text:p>6+</text:p>
          </table:table-cell>
          <table:table-cell table:style-name="ce219" table:formula="of:=MAX(2;[.F$2] - ROUNDDOWN([.$A15]*[.F$3]))" office:value-type="float" office:value="7" calcext:value-type="float">
            <text:p>7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1" calcext:value-type="float">
            <text:p>11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191" table:formula="of:=LOOKUP([.$A15];CharacterLevel;ClassSkill)" office:value-type="float" office:value="7" calcext:value-type="float">
            <text:p>+7</text:p>
          </table:table-cell>
          <table:table-cell table:style-name="ce196" table:formula="of:=LOOKUP([.$A15];CharacterLevel;SecondarySkill)" office:value-type="float" office:value="5" calcext:value-type="float">
            <text:p>+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M15]&amp; &quot;d6&quot;" office:value-type="string" office:string-value="10d6" calcext:value-type="string">
            <text:p>10d6</text:p>
          </table:table-cell>
          <table:table-cell table:style-name="ce5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40000" calcext:value-type="float">
            <text:p>440,000</text:p>
          </table:table-cell>
          <table:table-cell table:style-name="ce22" table:formula="of:=[.$C$15] &amp; &quot;+&quot; &amp; ([.A16]-10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5" calcext:value-type="float">
            <text:p>5+</text:p>
          </table:table-cell>
          <table:table-cell table:style-name="ce220" table:formula="of:=MAX(2;[.F$2] - ROUNDDOWN([.$A16]*[.F$3]))" office:value-type="float" office:value="7" calcext:value-type="float">
            <text:p>7+</text:p>
          </table:table-cell>
          <table:table-cell table:style-name="ce220" table:formula="of:=MAX(2;[.G$2] - ROUNDDOWN([.$A16]*[.G$3]))" office:value-type="float" office:value="9" calcext:value-type="float">
            <text:p>9+</text:p>
          </table:table-cell>
          <table:table-cell table:style-name="ce220" table:formula="of:=MAX(2;[.H$2] - ROUNDDOWN([.$A16]*[.H$3]))" office:value-type="float" office:value="10" calcext:value-type="float">
            <text:p>10+</text:p>
          </table:table-cell>
          <table:table-cell table:style-name="ce220" table:formula="of:=MAX(2;[.I$2] - ROUNDDOWN([.$A16]*[.I$3]))" office:value-type="float" office:value="9" calcext:value-type="float">
            <text:p>9+</text:p>
          </table:table-cell>
          <table:table-cell table:style-name="ce192" table:formula="of:=LOOKUP([.$A16];CharacterLevel;ClassSkill)" office:value-type="float" office:value="7" calcext:value-type="float">
            <text:p>+7</text:p>
          </table:table-cell>
          <table:table-cell table:style-name="ce199" table:formula="of:=LOOKUP([.$A16];CharacterLevel;SecondarySkill)" office:value-type="float" office:value="5" calcext:value-type="float">
            <text:p>+5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M16]&amp; &quot;d6&quot;" office:value-type="string" office:string-value="11d6" calcext:value-type="string">
            <text:p>11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60000" calcext:value-type="float">
            <text:p>560,000</text:p>
          </table:table-cell>
          <table:table-cell table:style-name="ce204" table:formula="of:=[.$C$15] &amp; &quot;+&quot; &amp; ([.A17]-10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5" calcext:value-type="float">
            <text:p>5+</text:p>
          </table:table-cell>
          <table:table-cell table:style-name="ce219" table:formula="of:=MAX(2;[.F$2] - ROUNDDOWN([.$A17]*[.F$3]))" office:value-type="float" office:value="6" calcext:value-type="float">
            <text:p>6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0" calcext:value-type="float">
            <text:p>10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191" table:formula="of:=LOOKUP([.$A17];CharacterLevel;ClassSkill)" office:value-type="float" office:value="8" calcext:value-type="float">
            <text:p>+8</text:p>
          </table:table-cell>
          <table:table-cell table:style-name="ce196" table:formula="of:=LOOKUP([.$A17];CharacterLevel;SecondarySkill)" office:value-type="float" office:value="6" calcext:value-type="float">
            <text:p>+6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M17]&amp; &quot;d6&quot;" office:value-type="string" office:string-value="12d6" calcext:value-type="string">
            <text:p>12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680000" calcext:value-type="float">
            <text:p>680,000</text:p>
          </table:table-cell>
          <table:table-cell table:style-name="ce22" table:formula="of:=[.$C$15] &amp; &quot;+&quot; &amp; ([.A18]-10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4" calcext:value-type="float">
            <text:p>4+</text:p>
          </table:table-cell>
          <table:table-cell table:style-name="ce220" table:formula="of:=MAX(2;[.F$2] - ROUNDDOWN([.$A18]*[.F$3]))" office:value-type="float" office:value="6" calcext:value-type="float">
            <text:p>6+</text:p>
          </table:table-cell>
          <table:table-cell table:style-name="ce220" table:formula="of:=MAX(2;[.G$2] - ROUNDDOWN([.$A18]*[.G$3]))" office:value-type="float" office:value="8" calcext:value-type="float">
            <text:p>8+</text:p>
          </table:table-cell>
          <table:table-cell table:style-name="ce220" table:formula="of:=MAX(2;[.H$2] - ROUNDDOWN([.$A18]*[.H$3]))" office:value-type="float" office:value="9" calcext:value-type="float">
            <text:p>9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192" table:formula="of:=LOOKUP([.$A18];CharacterLevel;ClassSkill)" office:value-type="float" office:value="9" calcext:value-type="float">
            <text:p>+9</text:p>
          </table:table-cell>
          <table:table-cell table:style-name="ce199" table:formula="of:=LOOKUP([.$A18];CharacterLevel;SecondarySkill)" office:value-type="float" office:value="6" calcext:value-type="float">
            <text:p>+6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M18]&amp; &quot;d6&quot;" office:value-type="string" office:string-value="13d6" calcext:value-type="string">
            <text:p>13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800000" calcext:value-type="float">
            <text:p>800,000</text:p>
          </table:table-cell>
          <table:table-cell table:style-name="ce204" table:formula="of:=[.$C$15] &amp; &quot;+&quot; &amp; ([.A19]-10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3" calcext:value-type="float">
            <text:p>3+</text:p>
          </table:table-cell>
          <table:table-cell table:style-name="ce219" table:formula="of:=MAX(2;[.F$2] - ROUNDDOWN([.$A19]*[.F$3]))" office:value-type="float" office:value="5" calcext:value-type="float">
            <text:p>5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8" calcext:value-type="float">
            <text:p>8+</text:p>
          </table:table-cell>
          <table:table-cell table:style-name="ce219" table:formula="of:=MAX(2;[.I$2] - ROUNDDOWN([.$A19]*[.I$3]))" office:value-type="float" office:value="7" calcext:value-type="float">
            <text:p>7+</text:p>
          </table:table-cell>
          <table:table-cell table:style-name="ce191" table:formula="of:=LOOKUP([.$A19];CharacterLevel;ClassSkill)" office:value-type="float" office:value="9" calcext:value-type="float">
            <text:p>+9</text:p>
          </table:table-cell>
          <table:table-cell table:style-name="ce196" table:formula="of:=LOOKUP([.$A19];CharacterLevel;SecondarySkill)" office:value-type="float" office:value="7" calcext:value-type="float">
            <text:p>+7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M19]&amp; &quot;d6&quot;" office:value-type="string" office:string-value="14d6" calcext:value-type="string">
            <text:p>14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number-columns-repeated="2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920000" calcext:value-type="float">
            <text:p>920,000</text:p>
          </table:table-cell>
          <table:table-cell table:style-name="ce205" table:formula="of:=[.$C$15] &amp; &quot;+&quot; &amp; ([.A20]-10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3" calcext:value-type="float">
            <text:p>3+</text:p>
          </table:table-cell>
          <table:table-cell table:style-name="ce221" table:formula="of:=MAX(2;[.F$2] - ROUNDDOWN([.$A20]*[.F$3]))" office:value-type="float" office:value="5" calcext:value-type="float">
            <text:p>5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8" calcext:value-type="float">
            <text:p>8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194" table:formula="of:=LOOKUP([.$A20];CharacterLevel;ClassSkill)" office:value-type="float" office:value="10" calcext:value-type="float">
            <text:p>+10</text:p>
          </table:table-cell>
          <table:table-cell table:style-name="ce206" table:formula="of:=LOOKUP([.$A20];CharacterLevel;SecondarySkill)" office:value-type="float" office:value="7" calcext:value-type="float">
            <text:p>+7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M20]&amp; &quot;d6&quot;" office:value-type="string" office:string-value="15d6" calcext:value-type="string">
            <text:p>15d6</text:p>
          </table:table-cell>
          <table:table-cell table:style-name="ce21" office:value-type="float" office:value="7" calcext:value-type="float">
            <text:p>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160" office:value-type="string" calcext:value-type="string" table:number-columns-spanned="11" table:number-rows-spanned="1">
            <text:p>* CON Modifiers for HP no longer apply after 10<text:span text:style-name="T1">th</text:span> level.</text:p>
          </table:table-cell>
          <table:covered-table-cell table:number-columns-repeated="10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 table:number-columns-repeated="4"/>
        </table:table-row>
        <table:table-row table:style-name="ro1" table:number-rows-repeated="104855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ighter" table:style-name="ta1">
        <table:table-column table:style-name="co9" table:default-cell-style-name="ce22"/>
        <table:table-column table:style-name="co10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10" office:value-type="string" calcext:value-type="string" table:number-columns-spanned="2" table:number-rows-spanned="1">
            <text:p>Skills</text:p>
          </table:table-cell>
          <table:covered-table-cell table:style-name="ce174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50" office:value-type="string" calcext:value-type="string" table:number-columns-spanned="2" table:number-rows-spanned="1">
            <text:p>Damage Bonus</text:p>
          </table:table-cell>
          <table:covered-table-cell table:style-name="ce255"/>
          <table:table-cell/>
          <table:table-cell table:style-name="ce34"/>
          <table:table-cell table:number-columns-repeated="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ass</text:p>
          </table:table-cell>
          <table:table-cell table:style-name="ce173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  <table:table-cell/>
          <table:table-cell table:style-name="ce34" table:number-columns-repeated="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8" calcext:value-type="string">
            <text:p>1d8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[.E$2] - ROUND([.$A6]*[.E$3]))" office:value-type="float" office:value="12" calcext:value-type="float">
            <text:p>12+</text:p>
          </table:table-cell>
          <table:table-cell table:style-name="ce218" table:formula="of:=MAX(2;[.F$2] - ROUND([.$A6]*[.F$3]))" office:value-type="float" office:value="13" calcext:value-type="float">
            <text:p>13+</text:p>
          </table:table-cell>
          <table:table-cell table:style-name="ce218" table:formula="of:=MAX(2;[.G$2] - ROUND([.$A6]*[.G$3]))" office:value-type="float" office:value="14" calcext:value-type="float">
            <text:p>14+</text:p>
          </table:table-cell>
          <table:table-cell table:style-name="ce218" table:formula="of:=MAX(2;[.H$2] - ROUND([.$A6]*[.H$3]))" office:value-type="float" office:value="15" calcext:value-type="float">
            <text:p>15+</text:p>
          </table:table-cell>
          <table:table-cell table:style-name="ce218" table:formula="of:=MAX(2;[.I$2] - ROUND([.$A6]*[.I$3]))" office:value-type="float" office:value="16" calcext:value-type="float">
            <text:p>16+</text:p>
          </table:table-cell>
          <table:table-cell table:style-name="ce189" table:formula="of:=LOOKUP([.$A6];CharacterLevel;ClassSkill)" office:value-type="float" office:value="1" calcext:value-type="float">
            <text:p>+1</text:p>
          </table:table-cell>
          <table:table-cell table:style-name="ce195" table:formula="of:=LOOKUP([.$A6];CharacterLevel;SecondarySkill)" office:value-type="float" office:value="0" calcext:value-type="float">
            <text:p>+0</text:p>
          </table:table-cell>
          <table:table-cell table:style-name="ce19" table:formula="of:=ROUNDUP([.A6]/2)" office:value-type="float" office:value="1" calcext:value-type="float">
            <text:p>1</text:p>
          </table:table-cell>
          <table:table-cell table:style-name="ce218" table:formula="of:=15-ROUND([.A6]*[.$M$3])" office:value-type="float" office:value="14" calcext:value-type="float">
            <text:p>14+</text:p>
          </table:table-cell>
          <table:table-cell table:style-name="ce203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000" calcext:value-type="float">
            <text:p>2,000</text:p>
          </table:table-cell>
          <table:table-cell table:style-name="ce204" table:formula="of:=[.A7]&amp;[.$C$3]" office:value-type="string" office:string-value="2d8" calcext:value-type="string">
            <text:p>2d8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[.E$2] - ROUND([.$A7]*[.E$3]))" office:value-type="float" office:value="12" calcext:value-type="float">
            <text:p>12+</text:p>
          </table:table-cell>
          <table:table-cell table:style-name="ce219" table:formula="of:=MAX(2;[.F$2] - ROUND([.$A7]*[.F$3]))" office:value-type="float" office:value="13" calcext:value-type="float">
            <text:p>13+</text:p>
          </table:table-cell>
          <table:table-cell table:style-name="ce219" table:formula="of:=MAX(2;[.G$2] - ROUND([.$A7]*[.G$3]))" office:value-type="float" office:value="14" calcext:value-type="float">
            <text:p>14+</text:p>
          </table:table-cell>
          <table:table-cell table:style-name="ce219" table:formula="of:=MAX(2;[.H$2] - ROUND([.$A7]*[.H$3]))" office:value-type="float" office:value="15" calcext:value-type="float">
            <text:p>15+</text:p>
          </table:table-cell>
          <table:table-cell table:style-name="ce219" table:formula="of:=MAX(2;[.I$2] - ROUND([.$A7]*[.I$3]))" office:value-type="float" office:value="16" calcext:value-type="float">
            <text:p>16+</text:p>
          </table:table-cell>
          <table:table-cell table:style-name="ce191" table:formula="of:=LOOKUP([.$A7];CharacterLevel;ClassSkill)" office:value-type="float" office:value="1" calcext:value-type="float">
            <text:p>+1</text:p>
          </table:table-cell>
          <table:table-cell table:style-name="ce196" table:formula="of:=LOOKUP([.$A7];CharacterLevel;SecondarySkill)" office:value-type="float" office:value="1" calcext:value-type="float">
            <text:p>+1</text:p>
          </table:table-cell>
          <table:table-cell table:style-name="ce5" table:formula="of:=ROUNDUP([.A7]/2)" office:value-type="float" office:value="1" calcext:value-type="float">
            <text:p>1</text:p>
          </table:table-cell>
          <table:table-cell table:style-name="ce219" table:formula="of:=15-ROUND([.A7]*[.$M$3])" office:value-type="float" office:value="14" calcext:value-type="float">
            <text:p>14+</text:p>
          </table:table-cell>
          <table:table-cell table:style-name="ce204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000" calcext:value-type="float">
            <text:p>4,000</text:p>
          </table:table-cell>
          <table:table-cell table:style-name="ce22" table:formula="of:=[.A8]&amp;[.$C$3]" office:value-type="string" office:string-value="3d8" calcext:value-type="string">
            <text:p>3d8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[.E$2] - ROUND([.$A8]*[.E$3]))" office:value-type="float" office:value="11" calcext:value-type="float">
            <text:p>11+</text:p>
          </table:table-cell>
          <table:table-cell table:style-name="ce220" table:formula="of:=MAX(2;[.F$2] - ROUND([.$A8]*[.F$3]))" office:value-type="float" office:value="12" calcext:value-type="float">
            <text:p>12+</text:p>
          </table:table-cell>
          <table:table-cell table:style-name="ce220" table:formula="of:=MAX(2;[.G$2] - ROUND([.$A8]*[.G$3]))" office:value-type="float" office:value="13" calcext:value-type="float">
            <text:p>13+</text:p>
          </table:table-cell>
          <table:table-cell table:style-name="ce220" table:formula="of:=MAX(2;[.H$2] - ROUND([.$A8]*[.H$3]))" office:value-type="float" office:value="14" calcext:value-type="float">
            <text:p>14+</text:p>
          </table:table-cell>
          <table:table-cell table:style-name="ce220" table:formula="of:=MAX(2;[.I$2] - ROUND([.$A8]*[.I$3]))" office:value-type="float" office:value="15" calcext:value-type="float">
            <text:p>15+</text:p>
          </table:table-cell>
          <table:table-cell table:style-name="ce192" table:formula="of:=LOOKUP([.$A8];CharacterLevel;ClassSkill)" office:value-type="float" office:value="2" calcext:value-type="float">
            <text:p>+2</text:p>
          </table:table-cell>
          <table:table-cell table:style-name="ce199" table:formula="of:=LOOKUP([.$A8];CharacterLevel;SecondarySkill)" office:value-type="float" office:value="1" calcext:value-type="float">
            <text:p>+1</text:p>
          </table:table-cell>
          <table:table-cell table:style-name="ce20" table:formula="of:=ROUNDUP([.A8]/2)" office:value-type="float" office:value="2" calcext:value-type="float">
            <text:p>2</text:p>
          </table:table-cell>
          <table:table-cell table:style-name="ce220" table:formula="of:=15-ROUND([.A8]*[.$M$3])" office:value-type="float" office:value="13" calcext:value-type="float">
            <text:p>13+</text:p>
          </table:table-cell>
          <table:table-cell table:style-name="ce2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000" calcext:value-type="float">
            <text:p>8,000</text:p>
          </table:table-cell>
          <table:table-cell table:style-name="ce204" table:formula="of:=[.A9]&amp;[.$C$3]" office:value-type="string" office:string-value="4d8" calcext:value-type="string">
            <text:p>4d8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[.E$2] - ROUND([.$A9]*[.E$3]))" office:value-type="float" office:value="10" calcext:value-type="float">
            <text:p>10+</text:p>
          </table:table-cell>
          <table:table-cell table:style-name="ce219" table:formula="of:=MAX(2;[.F$2] - ROUND([.$A9]*[.F$3]))" office:value-type="float" office:value="11" calcext:value-type="float">
            <text:p>11+</text:p>
          </table:table-cell>
          <table:table-cell table:style-name="ce219" table:formula="of:=MAX(2;[.G$2] - ROUND([.$A9]*[.G$3]))" office:value-type="float" office:value="12" calcext:value-type="float">
            <text:p>12+</text:p>
          </table:table-cell>
          <table:table-cell table:style-name="ce219" table:formula="of:=MAX(2;[.H$2] - ROUND([.$A9]*[.H$3]))" office:value-type="float" office:value="13" calcext:value-type="float">
            <text:p>13+</text:p>
          </table:table-cell>
          <table:table-cell table:style-name="ce219" table:formula="of:=MAX(2;[.I$2] - ROUND([.$A9]*[.I$3]))" office:value-type="float" office:value="14" calcext:value-type="float">
            <text:p>14+</text:p>
          </table:table-cell>
          <table:table-cell table:style-name="ce191" table:formula="of:=LOOKUP([.$A9];CharacterLevel;ClassSkill)" office:value-type="float" office:value="3" calcext:value-type="float">
            <text:p>+3</text:p>
          </table:table-cell>
          <table:table-cell table:style-name="ce196" table:formula="of:=LOOKUP([.$A9];CharacterLevel;SecondarySkill)" office:value-type="float" office:value="2" calcext:value-type="float">
            <text:p>+2</text:p>
          </table:table-cell>
          <table:table-cell table:style-name="ce5" table:formula="of:=ROUNDUP([.A9]/2)" office:value-type="float" office:value="2" calcext:value-type="float">
            <text:p>2</text:p>
          </table:table-cell>
          <table:table-cell table:style-name="ce219" table:formula="of:=15-ROUND([.A9]*[.$M$3])" office:value-type="float" office:value="13" calcext:value-type="float">
            <text:p>13+</text:p>
          </table:table-cell>
          <table:table-cell table:style-name="ce204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6000" calcext:value-type="float">
            <text:p>16,000</text:p>
          </table:table-cell>
          <table:table-cell table:style-name="ce22" table:formula="of:=[.A10]&amp;[.$C$3]" office:value-type="string" office:string-value="5d8" calcext:value-type="string">
            <text:p>5d8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[.E$2] - ROUND([.$A10]*[.E$3]))" office:value-type="float" office:value="10" calcext:value-type="float">
            <text:p>10+</text:p>
          </table:table-cell>
          <table:table-cell table:style-name="ce220" table:formula="of:=MAX(2;[.F$2] - ROUND([.$A10]*[.F$3]))" office:value-type="float" office:value="11" calcext:value-type="float">
            <text:p>11+</text:p>
          </table:table-cell>
          <table:table-cell table:style-name="ce220" table:formula="of:=MAX(2;[.G$2] - ROUND([.$A10]*[.G$3]))" office:value-type="float" office:value="12" calcext:value-type="float">
            <text:p>12+</text:p>
          </table:table-cell>
          <table:table-cell table:style-name="ce220" table:formula="of:=MAX(2;[.H$2] - ROUND([.$A10]*[.H$3]))" office:value-type="float" office:value="13" calcext:value-type="float">
            <text:p>13+</text:p>
          </table:table-cell>
          <table:table-cell table:style-name="ce220" table:formula="of:=MAX(2;[.I$2] - ROUND([.$A10]*[.I$3]))" office:value-type="float" office:value="14" calcext:value-type="float">
            <text:p>14+</text:p>
          </table:table-cell>
          <table:table-cell table:style-name="ce192" table:formula="of:=LOOKUP([.$A10];CharacterLevel;ClassSkill)" office:value-type="float" office:value="3" calcext:value-type="float">
            <text:p>+3</text:p>
          </table:table-cell>
          <table:table-cell table:style-name="ce199" table:formula="of:=LOOKUP([.$A10];CharacterLevel;SecondarySkill)" office:value-type="float" office:value="2" calcext:value-type="float">
            <text:p>+2</text:p>
          </table:table-cell>
          <table:table-cell table:style-name="ce20" table:formula="of:=ROUNDUP([.A10]/2)" office:value-type="float" office:value="3" calcext:value-type="float">
            <text:p>3</text:p>
          </table:table-cell>
          <table:table-cell table:style-name="ce220" table:formula="of:=15-ROUND([.A10]*[.$M$3])" office:value-type="float" office:value="12" calcext:value-type="float">
            <text:p>12+</text:p>
          </table:table-cell>
          <table:table-cell table:style-name="ce2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32000" calcext:value-type="float">
            <text:p>32,000</text:p>
          </table:table-cell>
          <table:table-cell table:style-name="ce204" table:formula="of:=[.A11]&amp;[.$C$3]" office:value-type="string" office:string-value="6d8" calcext:value-type="string">
            <text:p>6d8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[.E$2] - ROUND([.$A11]*[.E$3]))" office:value-type="float" office:value="9" calcext:value-type="float">
            <text:p>9+</text:p>
          </table:table-cell>
          <table:table-cell table:style-name="ce219" table:formula="of:=MAX(2;[.F$2] - ROUND([.$A11]*[.F$3]))" office:value-type="float" office:value="10" calcext:value-type="float">
            <text:p>10+</text:p>
          </table:table-cell>
          <table:table-cell table:style-name="ce219" table:formula="of:=MAX(2;[.G$2] - ROUND([.$A11]*[.G$3]))" office:value-type="float" office:value="11" calcext:value-type="float">
            <text:p>11+</text:p>
          </table:table-cell>
          <table:table-cell table:style-name="ce219" table:formula="of:=MAX(2;[.H$2] - ROUND([.$A11]*[.H$3]))" office:value-type="float" office:value="12" calcext:value-type="float">
            <text:p>12+</text:p>
          </table:table-cell>
          <table:table-cell table:style-name="ce219" table:formula="of:=MAX(2;[.I$2] - ROUND([.$A11]*[.I$3]))" office:value-type="float" office:value="13" calcext:value-type="float">
            <text:p>13+</text:p>
          </table:table-cell>
          <table:table-cell table:style-name="ce191" table:formula="of:=LOOKUP([.$A11];CharacterLevel;ClassSkill)" office:value-type="float" office:value="4" calcext:value-type="float">
            <text:p>+4</text:p>
          </table:table-cell>
          <table:table-cell table:style-name="ce196" table:formula="of:=LOOKUP([.$A11];CharacterLevel;SecondarySkill)" office:value-type="float" office:value="3" calcext:value-type="float">
            <text:p>+3</text:p>
          </table:table-cell>
          <table:table-cell table:style-name="ce5" table:formula="of:=ROUNDUP([.A11]/2)" office:value-type="float" office:value="3" calcext:value-type="float">
            <text:p>3</text:p>
          </table:table-cell>
          <table:table-cell table:style-name="ce219" table:formula="of:=15-ROUND([.A11]*[.$M$3])" office:value-type="float" office:value="12" calcext:value-type="float">
            <text:p>12+</text:p>
          </table:table-cell>
          <table:table-cell table:style-name="ce204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64000" calcext:value-type="float">
            <text:p>64,000</text:p>
          </table:table-cell>
          <table:table-cell table:style-name="ce22" table:formula="of:=[.A12]&amp;[.$C$3]" office:value-type="string" office:string-value="7d8" calcext:value-type="string">
            <text:p>7d8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[.E$2] - ROUND([.$A12]*[.E$3]))" office:value-type="float" office:value="8" calcext:value-type="float">
            <text:p>8+</text:p>
          </table:table-cell>
          <table:table-cell table:style-name="ce220" table:formula="of:=MAX(2;[.F$2] - ROUND([.$A12]*[.F$3]))" office:value-type="float" office:value="9" calcext:value-type="float">
            <text:p>9+</text:p>
          </table:table-cell>
          <table:table-cell table:style-name="ce220" table:formula="of:=MAX(2;[.G$2] - ROUND([.$A12]*[.G$3]))" office:value-type="float" office:value="10" calcext:value-type="float">
            <text:p>10+</text:p>
          </table:table-cell>
          <table:table-cell table:style-name="ce220" table:formula="of:=MAX(2;[.H$2] - ROUND([.$A12]*[.H$3]))" office:value-type="float" office:value="11" calcext:value-type="float">
            <text:p>11+</text:p>
          </table:table-cell>
          <table:table-cell table:style-name="ce220" table:formula="of:=MAX(2;[.I$2] - ROUND([.$A12]*[.I$3]))" office:value-type="float" office:value="12" calcext:value-type="float">
            <text:p>12+</text:p>
          </table:table-cell>
          <table:table-cell table:style-name="ce192" table:formula="of:=LOOKUP([.$A12];CharacterLevel;ClassSkill)" office:value-type="float" office:value="5" calcext:value-type="float">
            <text:p>+5</text:p>
          </table:table-cell>
          <table:table-cell table:style-name="ce199" table:formula="of:=LOOKUP([.$A12];CharacterLevel;SecondarySkill)" office:value-type="float" office:value="3" calcext:value-type="float">
            <text:p>+3</text:p>
          </table:table-cell>
          <table:table-cell table:style-name="ce20" table:formula="of:=ROUNDUP([.A12]/2)" office:value-type="float" office:value="4" calcext:value-type="float">
            <text:p>4</text:p>
          </table:table-cell>
          <table:table-cell table:style-name="ce220" table:formula="of:=15-ROUND([.A12]*[.$M$3])" office:value-type="float" office:value="11" calcext:value-type="float">
            <text:p>11+</text:p>
          </table:table-cell>
          <table:table-cell table:style-name="ce2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20000" calcext:value-type="float">
            <text:p>120,000</text:p>
          </table:table-cell>
          <table:table-cell table:style-name="ce204" table:formula="of:=[.A13]&amp;[.$C$3]" office:value-type="string" office:string-value="8d8" calcext:value-type="string">
            <text:p>8d8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[.E$2] - ROUND([.$A13]*[.E$3]))" office:value-type="float" office:value="8" calcext:value-type="float">
            <text:p>8+</text:p>
          </table:table-cell>
          <table:table-cell table:style-name="ce219" table:formula="of:=MAX(2;[.F$2] - ROUND([.$A13]*[.F$3]))" office:value-type="float" office:value="9" calcext:value-type="float">
            <text:p>9+</text:p>
          </table:table-cell>
          <table:table-cell table:style-name="ce219" table:formula="of:=MAX(2;[.G$2] - ROUND([.$A13]*[.G$3]))" office:value-type="float" office:value="10" calcext:value-type="float">
            <text:p>10+</text:p>
          </table:table-cell>
          <table:table-cell table:style-name="ce219" table:formula="of:=MAX(2;[.H$2] - ROUND([.$A13]*[.H$3]))" office:value-type="float" office:value="11" calcext:value-type="float">
            <text:p>11+</text:p>
          </table:table-cell>
          <table:table-cell table:style-name="ce219" table:formula="of:=MAX(2;[.I$2] - ROUND([.$A13]*[.I$3]))" office:value-type="float" office:value="12" calcext:value-type="float">
            <text:p>12+</text:p>
          </table:table-cell>
          <table:table-cell table:style-name="ce191" table:formula="of:=LOOKUP([.$A13];CharacterLevel;ClassSkill)" office:value-type="float" office:value="5" calcext:value-type="float">
            <text:p>+5</text:p>
          </table:table-cell>
          <table:table-cell table:style-name="ce196" table:formula="of:=LOOKUP([.$A13];CharacterLevel;SecondarySkill)" office:value-type="float" office:value="4" calcext:value-type="float">
            <text:p>+4</text:p>
          </table:table-cell>
          <table:table-cell table:style-name="ce5" table:formula="of:=ROUNDUP([.A13]/2)" office:value-type="float" office:value="4" calcext:value-type="float">
            <text:p>4</text:p>
          </table:table-cell>
          <table:table-cell table:style-name="ce219" table:formula="of:=15-ROUND([.A13]*[.$M$3])" office:value-type="float" office:value="11" calcext:value-type="float">
            <text:p>11+</text:p>
          </table:table-cell>
          <table:table-cell table:style-name="ce204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40000" calcext:value-type="float">
            <text:p>240,000</text:p>
          </table:table-cell>
          <table:table-cell table:style-name="ce22" table:formula="of:=[.A14]&amp;[.$C$3]" office:value-type="string" office:string-value="9d8" calcext:value-type="string">
            <text:p>9d8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[.E$2] - ROUND([.$A14]*[.E$3]))" office:value-type="float" office:value="7" calcext:value-type="float">
            <text:p>7+</text:p>
          </table:table-cell>
          <table:table-cell table:style-name="ce220" table:formula="of:=MAX(2;[.F$2] - ROUND([.$A14]*[.F$3]))" office:value-type="float" office:value="8" calcext:value-type="float">
            <text:p>8+</text:p>
          </table:table-cell>
          <table:table-cell table:style-name="ce220" table:formula="of:=MAX(2;[.G$2] - ROUND([.$A14]*[.G$3]))" office:value-type="float" office:value="9" calcext:value-type="float">
            <text:p>9+</text:p>
          </table:table-cell>
          <table:table-cell table:style-name="ce220" table:formula="of:=MAX(2;[.H$2] - ROUND([.$A14]*[.H$3]))" office:value-type="float" office:value="10" calcext:value-type="float">
            <text:p>10+</text:p>
          </table:table-cell>
          <table:table-cell table:style-name="ce220" table:formula="of:=MAX(2;[.I$2] - ROUND([.$A14]*[.I$3]))" office:value-type="float" office:value="11" calcext:value-type="float">
            <text:p>11+</text:p>
          </table:table-cell>
          <table:table-cell table:style-name="ce192" table:formula="of:=LOOKUP([.$A14];CharacterLevel;ClassSkill)" office:value-type="float" office:value="6" calcext:value-type="float">
            <text:p>+6</text:p>
          </table:table-cell>
          <table:table-cell table:style-name="ce199" table:formula="of:=LOOKUP([.$A14];CharacterLevel;SecondarySkill)" office:value-type="float" office:value="4" calcext:value-type="float">
            <text:p>+4</text:p>
          </table:table-cell>
          <table:table-cell table:style-name="ce20" table:formula="of:=ROUNDUP([.A14]/2)" office:value-type="float" office:value="5" calcext:value-type="float">
            <text:p>5</text:p>
          </table:table-cell>
          <table:table-cell table:style-name="ce220" table:formula="of:=15-ROUND([.A14]*[.$M$3])" office:value-type="float" office:value="10" calcext:value-type="float">
            <text:p>10+</text:p>
          </table:table-cell>
          <table:table-cell table:style-name="ce2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360000" calcext:value-type="float">
            <text:p>360,000</text:p>
          </table:table-cell>
          <table:table-cell table:style-name="ce204" table:formula="of:=[.A15]&amp;[.$C$3]" office:value-type="string" office:string-value="10d8" calcext:value-type="string">
            <text:p>10d8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[.E$2] - ROUND([.$A15]*[.E$3]))" office:value-type="float" office:value="6" calcext:value-type="float">
            <text:p>6+</text:p>
          </table:table-cell>
          <table:table-cell table:style-name="ce219" table:formula="of:=MAX(2;[.F$2] - ROUND([.$A15]*[.F$3]))" office:value-type="float" office:value="7" calcext:value-type="float">
            <text:p>7+</text:p>
          </table:table-cell>
          <table:table-cell table:style-name="ce219" table:formula="of:=MAX(2;[.G$2] - ROUND([.$A15]*[.G$3]))" office:value-type="float" office:value="8" calcext:value-type="float">
            <text:p>8+</text:p>
          </table:table-cell>
          <table:table-cell table:style-name="ce219" table:formula="of:=MAX(2;[.H$2] - ROUND([.$A15]*[.H$3]))" office:value-type="float" office:value="9" calcext:value-type="float">
            <text:p>9+</text:p>
          </table:table-cell>
          <table:table-cell table:style-name="ce219" table:formula="of:=MAX(2;[.I$2] - ROUND([.$A15]*[.I$3]))" office:value-type="float" office:value="10" calcext:value-type="float">
            <text:p>10+</text:p>
          </table:table-cell>
          <table:table-cell table:style-name="ce191" table:formula="of:=LOOKUP([.$A15];CharacterLevel;ClassSkill)" office:value-type="float" office:value="7" calcext:value-type="float">
            <text:p>+7</text:p>
          </table:table-cell>
          <table:table-cell table:style-name="ce196" table:formula="of:=LOOKUP([.$A15];CharacterLevel;SecondarySkill)" office:value-type="float" office:value="5" calcext:value-type="float">
            <text:p>+5</text:p>
          </table:table-cell>
          <table:table-cell table:style-name="ce5" table:formula="of:=ROUNDUP([.A15]/2)" office:value-type="float" office:value="5" calcext:value-type="float">
            <text:p>5</text:p>
          </table:table-cell>
          <table:table-cell table:style-name="ce219" table:formula="of:=15-ROUND([.A15]*[.$M$3])" office:value-type="float" office:value="10" calcext:value-type="float">
            <text:p>10+</text:p>
          </table:table-cell>
          <table:table-cell table:style-name="ce204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8+2" calcext:value-type="string">
            <text:p>10d8+2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[.E$2] - ROUND([.$A16]*[.E$3]))" office:value-type="float" office:value="6" calcext:value-type="float">
            <text:p>6+</text:p>
          </table:table-cell>
          <table:table-cell table:style-name="ce220" table:formula="of:=MAX(2;[.F$2] - ROUND([.$A16]*[.F$3]))" office:value-type="float" office:value="7" calcext:value-type="float">
            <text:p>7+</text:p>
          </table:table-cell>
          <table:table-cell table:style-name="ce220" table:formula="of:=MAX(2;[.G$2] - ROUND([.$A16]*[.G$3]))" office:value-type="float" office:value="8" calcext:value-type="float">
            <text:p>8+</text:p>
          </table:table-cell>
          <table:table-cell table:style-name="ce220" table:formula="of:=MAX(2;[.H$2] - ROUND([.$A16]*[.H$3]))" office:value-type="float" office:value="9" calcext:value-type="float">
            <text:p>9+</text:p>
          </table:table-cell>
          <table:table-cell table:style-name="ce220" table:formula="of:=MAX(2;[.I$2] - ROUND([.$A16]*[.I$3]))" office:value-type="float" office:value="10" calcext:value-type="float">
            <text:p>10+</text:p>
          </table:table-cell>
          <table:table-cell table:style-name="ce192" table:formula="of:=LOOKUP([.$A16];CharacterLevel;ClassSkill)" office:value-type="float" office:value="7" calcext:value-type="float">
            <text:p>+7</text:p>
          </table:table-cell>
          <table:table-cell table:style-name="ce199" table:formula="of:=LOOKUP([.$A16];CharacterLevel;SecondarySkill)" office:value-type="float" office:value="5" calcext:value-type="float">
            <text:p>+5</text:p>
          </table:table-cell>
          <table:table-cell table:style-name="ce20" table:formula="of:=ROUNDUP([.A16]/2)" office:value-type="float" office:value="6" calcext:value-type="float">
            <text:p>6</text:p>
          </table:table-cell>
          <table:table-cell table:style-name="ce220" table:formula="of:=15-ROUND([.A16]*[.$M$3])" office:value-type="float" office:value="9" calcext:value-type="float">
            <text:p>9+</text:p>
          </table:table-cell>
          <table:table-cell table:style-name="ce2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600000" calcext:value-type="float">
            <text:p>600,000</text:p>
          </table:table-cell>
          <table:table-cell table:style-name="ce204" table:formula="of:=[.$C$15] &amp; &quot;+&quot; &amp; (([.A17]-10)*[.$C$2])" office:value-type="string" office:string-value="10d8+4" calcext:value-type="string">
            <text:p>10d8+4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[.E$2] - ROUND([.$A17]*[.E$3]))" office:value-type="float" office:value="5" calcext:value-type="float">
            <text:p>5+</text:p>
          </table:table-cell>
          <table:table-cell table:style-name="ce219" table:formula="of:=MAX(2;[.F$2] - ROUND([.$A17]*[.F$3]))" office:value-type="float" office:value="6" calcext:value-type="float">
            <text:p>6+</text:p>
          </table:table-cell>
          <table:table-cell table:style-name="ce219" table:formula="of:=MAX(2;[.G$2] - ROUND([.$A17]*[.G$3]))" office:value-type="float" office:value="7" calcext:value-type="float">
            <text:p>7+</text:p>
          </table:table-cell>
          <table:table-cell table:style-name="ce219" table:formula="of:=MAX(2;[.H$2] - ROUND([.$A17]*[.H$3]))" office:value-type="float" office:value="8" calcext:value-type="float">
            <text:p>8+</text:p>
          </table:table-cell>
          <table:table-cell table:style-name="ce219" table:formula="of:=MAX(2;[.I$2] - ROUND([.$A17]*[.I$3]))" office:value-type="float" office:value="9" calcext:value-type="float">
            <text:p>9+</text:p>
          </table:table-cell>
          <table:table-cell table:style-name="ce191" table:formula="of:=LOOKUP([.$A17];CharacterLevel;ClassSkill)" office:value-type="float" office:value="8" calcext:value-type="float">
            <text:p>+8</text:p>
          </table:table-cell>
          <table:table-cell table:style-name="ce196" table:formula="of:=LOOKUP([.$A17];CharacterLevel;SecondarySkill)" office:value-type="float" office:value="6" calcext:value-type="float">
            <text:p>+6</text:p>
          </table:table-cell>
          <table:table-cell table:style-name="ce5" table:formula="of:=ROUNDUP([.A17]/2)" office:value-type="float" office:value="6" calcext:value-type="float">
            <text:p>6</text:p>
          </table:table-cell>
          <table:table-cell table:style-name="ce219" table:formula="of:=15-ROUND([.A17]*[.$M$3])" office:value-type="float" office:value="9" calcext:value-type="float">
            <text:p>9+</text:p>
          </table:table-cell>
          <table:table-cell table:style-name="ce204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720000" calcext:value-type="float">
            <text:p>720,000</text:p>
          </table:table-cell>
          <table:table-cell table:style-name="ce22" table:formula="of:=[.$C$15] &amp; &quot;+&quot; &amp; (([.A18]-10)*[.$C$2])" office:value-type="string" office:string-value="10d8+6" calcext:value-type="string">
            <text:p>10d8+6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[.E$2] - ROUND([.$A18]*[.E$3]))" office:value-type="float" office:value="4" calcext:value-type="float">
            <text:p>4+</text:p>
          </table:table-cell>
          <table:table-cell table:style-name="ce220" table:formula="of:=MAX(2;[.F$2] - ROUND([.$A18]*[.F$3]))" office:value-type="float" office:value="5" calcext:value-type="float">
            <text:p>5+</text:p>
          </table:table-cell>
          <table:table-cell table:style-name="ce220" table:formula="of:=MAX(2;[.G$2] - ROUND([.$A18]*[.G$3]))" office:value-type="float" office:value="6" calcext:value-type="float">
            <text:p>6+</text:p>
          </table:table-cell>
          <table:table-cell table:style-name="ce220" table:formula="of:=MAX(2;[.H$2] - ROUND([.$A18]*[.H$3]))" office:value-type="float" office:value="7" calcext:value-type="float">
            <text:p>7+</text:p>
          </table:table-cell>
          <table:table-cell table:style-name="ce220" table:formula="of:=MAX(2;[.I$2] - ROUND([.$A18]*[.I$3]))" office:value-type="float" office:value="8" calcext:value-type="float">
            <text:p>8+</text:p>
          </table:table-cell>
          <table:table-cell table:style-name="ce192" table:formula="of:=LOOKUP([.$A18];CharacterLevel;ClassSkill)" office:value-type="float" office:value="9" calcext:value-type="float">
            <text:p>+9</text:p>
          </table:table-cell>
          <table:table-cell table:style-name="ce199" table:formula="of:=LOOKUP([.$A18];CharacterLevel;SecondarySkill)" office:value-type="float" office:value="6" calcext:value-type="float">
            <text:p>+6</text:p>
          </table:table-cell>
          <table:table-cell table:style-name="ce20" table:formula="of:=ROUNDUP([.A18]/2)" office:value-type="float" office:value="7" calcext:value-type="float">
            <text:p>7</text:p>
          </table:table-cell>
          <table:table-cell table:style-name="ce220" table:formula="of:=15-ROUND([.A18]*[.$M$3])" office:value-type="float" office:value="8" calcext:value-type="float">
            <text:p>8+</text:p>
          </table:table-cell>
          <table:table-cell table:style-name="ce2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840000" calcext:value-type="float">
            <text:p>840,000</text:p>
          </table:table-cell>
          <table:table-cell table:style-name="ce204" table:formula="of:=[.$C$15] &amp; &quot;+&quot; &amp; (([.A19]-10)*[.$C$2])" office:value-type="string" office:string-value="10d8+8" calcext:value-type="string">
            <text:p>10d8+8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[.E$2] - ROUND([.$A19]*[.E$3]))" office:value-type="float" office:value="4" calcext:value-type="float">
            <text:p>4+</text:p>
          </table:table-cell>
          <table:table-cell table:style-name="ce219" table:formula="of:=MAX(2;[.F$2] - ROUND([.$A19]*[.F$3]))" office:value-type="float" office:value="5" calcext:value-type="float">
            <text:p>5+</text:p>
          </table:table-cell>
          <table:table-cell table:style-name="ce219" table:formula="of:=MAX(2;[.G$2] - ROUND([.$A19]*[.G$3]))" office:value-type="float" office:value="6" calcext:value-type="float">
            <text:p>6+</text:p>
          </table:table-cell>
          <table:table-cell table:style-name="ce219" table:formula="of:=MAX(2;[.H$2] - ROUND([.$A19]*[.H$3]))" office:value-type="float" office:value="7" calcext:value-type="float">
            <text:p>7+</text:p>
          </table:table-cell>
          <table:table-cell table:style-name="ce219" table:formula="of:=MAX(2;[.I$2] - ROUND([.$A19]*[.I$3]))" office:value-type="float" office:value="8" calcext:value-type="float">
            <text:p>8+</text:p>
          </table:table-cell>
          <table:table-cell table:style-name="ce191" table:formula="of:=LOOKUP([.$A19];CharacterLevel;ClassSkill)" office:value-type="float" office:value="9" calcext:value-type="float">
            <text:p>+9</text:p>
          </table:table-cell>
          <table:table-cell table:style-name="ce196" table:formula="of:=LOOKUP([.$A19];CharacterLevel;SecondarySkill)" office:value-type="float" office:value="7" calcext:value-type="float">
            <text:p>+7</text:p>
          </table:table-cell>
          <table:table-cell table:style-name="ce5" table:formula="of:=ROUNDUP([.A19]/2)" office:value-type="float" office:value="7" calcext:value-type="float">
            <text:p>7</text:p>
          </table:table-cell>
          <table:table-cell table:style-name="ce219" table:formula="of:=15-ROUND([.A19]*[.$M$3])" office:value-type="float" office:value="8" calcext:value-type="float">
            <text:p>8+</text:p>
          </table:table-cell>
          <table:table-cell table:style-name="ce204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960000" calcext:value-type="float">
            <text:p>960,000</text:p>
          </table:table-cell>
          <table:table-cell table:style-name="ce205" table:formula="of:=[.$C$15] &amp; &quot;+&quot; &amp; (([.A20]-10)*[.$C$2])" office:value-type="string" office:string-value="10d8+10" calcext:value-type="string">
            <text:p>10d8+10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[.E$2] - ROUND([.$A20]*[.E$3]))" office:value-type="float" office:value="3" calcext:value-type="float">
            <text:p>3+</text:p>
          </table:table-cell>
          <table:table-cell table:style-name="ce221" table:formula="of:=MAX(2;[.F$2] - ROUND([.$A20]*[.F$3]))" office:value-type="float" office:value="4" calcext:value-type="float">
            <text:p>4+</text:p>
          </table:table-cell>
          <table:table-cell table:style-name="ce221" table:formula="of:=MAX(2;[.G$2] - ROUND([.$A20]*[.G$3]))" office:value-type="float" office:value="5" calcext:value-type="float">
            <text:p>5+</text:p>
          </table:table-cell>
          <table:table-cell table:style-name="ce221" table:formula="of:=MAX(2;[.H$2] - ROUND([.$A20]*[.H$3]))" office:value-type="float" office:value="6" calcext:value-type="float">
            <text:p>6+</text:p>
          </table:table-cell>
          <table:table-cell table:style-name="ce221" table:formula="of:=MAX(2;[.I$2] - ROUND([.$A20]*[.I$3]))" office:value-type="float" office:value="7" calcext:value-type="float">
            <text:p>7+</text:p>
          </table:table-cell>
          <table:table-cell table:style-name="ce194" table:formula="of:=LOOKUP([.$A20];CharacterLevel;ClassSkill)" office:value-type="float" office:value="10" calcext:value-type="float">
            <text:p>+10</text:p>
          </table:table-cell>
          <table:table-cell table:style-name="ce206" table:formula="of:=LOOKUP([.$A20];CharacterLevel;SecondarySkill)" office:value-type="float" office:value="7" calcext:value-type="float">
            <text:p>+7</text:p>
          </table:table-cell>
          <table:table-cell table:style-name="ce21" table:formula="of:=ROUNDUP([.A20]/2)" office:value-type="float" office:value="8" calcext:value-type="float">
            <text:p>8</text:p>
          </table:table-cell>
          <table:table-cell table:style-name="ce221" table:formula="of:=15-ROUND([.A20]*[.$M$3])" office:value-type="float" office:value="7" calcext:value-type="float">
            <text:p>7+</text:p>
          </table:table-cell>
          <table:table-cell table:style-name="ce205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  <table:table-cell/>
          <table:table-cell table:style-name="ce296"/>
          <table:table-cell table:style-name="ce210" table:number-columns-repeated="5"/>
        </table:table-row>
        <table:table-row table:style-name="ro1">
          <table:table-cell table:style-name="ce228" office:value-type="string" calcext:value-type="string" table:number-columns-spanned="16" table:number-rows-spanned="1">
            <text:p>* CON Modifiers for HP no longer apply after 10<text:span text:style-name="T1">th</text:span> level.</text:p>
          </table:table-cell>
          <table:covered-table-cell table:number-columns-repeated="15"/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48" office:value-type="string" calcext:value-type="string">
            <text:p>Berserk Knacks</text:p>
          </table:table-cell>
          <table:table-cell/>
          <table:table-cell table:style-name="ce45" office:value-type="string" calcext:value-type="string">
            <text:p>Knight Knacks</text:p>
          </table:table-cell>
          <table:table-cell table:number-columns-repeated="2"/>
          <table:table-cell table:style-name="ce248" office:value-type="string" calcext:value-type="string">
            <text:p>Archer Knack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number-columns-repeated="2"/>
          <table:table-cell table:style-name="ce249" office:value-type="string" calcext:value-type="string">
            <text:p>Archer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number-columns-repeated="2"/>
          <table:table-cell table:style-name="ce249" office:value-type="string" calcext:value-type="string">
            <text:p>Deadly Shot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number-columns-repeated="2"/>
          <table:table-cell table:style-name="ce249" office:value-type="string" calcext:value-type="string">
            <text:p>Exploit Weakness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number-columns-repeated="2"/>
          <table:table-cell table:style-name="ce249" office:value-type="string" calcext:value-type="string">
            <text:p>Fleet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number-columns-repeated="2"/>
          <table:table-cell table:style-name="ce249" office:value-type="string" calcext:value-type="string">
            <text:p>Mighty Shot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number-columns-repeated="2"/>
          <table:table-cell table:style-name="ce249" office:value-type="string" calcext:value-type="string">
            <text:p>Precise Shot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number-columns-repeated="2"/>
          <table:table-cell table:style-name="ce249" office:value-type="string" calcext:value-type="string">
            <text:p>Slayer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number-columns-repeated="2"/>
          <table:table-cell table:style-name="ce249" office:value-type="string" calcext:value-type="string">
            <text:p>Weapon Specialist</text:p>
          </table:table-cell>
          <table:table-cell table:number-columns-repeated="16"/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agic-User" table:style-name="ta1">
        <table:table-column table:style-name="co9" table:default-cell-style-name="ce22"/>
        <table:table-column table:style-name="co29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style-name="ce147" table:formula="of:=1/3" office:value-type="float" office:value="0.333333333333333" calcext:value-type="float">
            <text:p>0.33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0.5" office:value-type="float" office:value="0.5" calcext:value-type="float">
            <text:p>0.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6" table:number-rows-spanned="1">
            <text:p>Skills</text:p>
          </table:table-cell>
          <table:covered-table-cell table:style-name="ce173"/>
          <table:covered-table-cell table:number-columns-repeated="4" table:style-name="ce174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Magic-User</text:p>
          </table:table-cell>
          <table:table-cell table:style-name="ce173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14" table:formula="of:=LOOKUP([.$A6];CharacterLevel;Climb)" office:value-type="string" office:string-value="" calcext:value-type="error">
            <text:p>#REF!</text:p>
          </table:table-cell>
          <table:table-cell table:style-name="ce218" table:formula="of:=LOOKUP([.A6];CharacterLevel;Initiative)+[.K$3]" office:value-type="string" office:string-value="" calcext:value-type="error">
            <text:p>#REF!</text:p>
          </table:table-cell>
          <table:table-cell table:style-name="ce218" table:formula="of:=LOOKUP([.$A6];CharacterLevel;Perception)" office:value-type="string" office:string-value="" calcext:value-type="error">
            <text:p>#REF!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Q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0" calcext:value-type="float">
            <text:p>+0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15" table:formula="of:=LOOKUP([.$A7];CharacterLevel;Climb)" office:value-type="string" office:string-value="" calcext:value-type="error">
            <text:p>#REF!</text:p>
          </table:table-cell>
          <table:table-cell table:style-name="ce222" table:formula="of:=LOOKUP([.A7];CharacterLevel;Initiative)+[.K$3]" office:value-type="string" office:string-value="" calcext:value-type="error">
            <text:p>#REF!</text:p>
          </table:table-cell>
          <table:table-cell table:style-name="ce219" table:formula="of:=LOOKUP([.$A7];CharacterLevel;Perception)" office:value-type="string" office:string-value="" calcext:value-type="error">
            <text:p>#REF!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Q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5000" calcext:value-type="float">
            <text:p>5,0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16" table:formula="of:=LOOKUP([.$A8];CharacterLevel;Climb)" office:value-type="string" office:string-value="" calcext:value-type="error">
            <text:p>#REF!</text:p>
          </table:table-cell>
          <table:table-cell table:style-name="ce223" table:formula="of:=LOOKUP([.A8];CharacterLevel;Initiative)+[.K$3]" office:value-type="string" office:string-value="" calcext:value-type="error">
            <text:p>#REF!</text:p>
          </table:table-cell>
          <table:table-cell table:style-name="ce220" table:formula="of:=LOOKUP([.$A8];CharacterLevel;Perception)" office:value-type="string" office:string-value="" calcext:value-type="error">
            <text:p>#REF!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Q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Arcane Tradition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10000" calcext:value-type="float">
            <text:p>10,0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1" calcext:value-type="float">
            <text:p>+1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15" table:formula="of:=LOOKUP([.$A9];CharacterLevel;Climb)" office:value-type="string" office:string-value="" calcext:value-type="error">
            <text:p>#REF!</text:p>
          </table:table-cell>
          <table:table-cell table:style-name="ce222" table:formula="of:=LOOKUP([.A9];CharacterLevel;Initiative)+[.K$3]" office:value-type="string" office:string-value="" calcext:value-type="error">
            <text:p>#REF!</text:p>
          </table:table-cell>
          <table:table-cell table:style-name="ce219" table:formula="of:=LOOKUP([.$A9];CharacterLevel;Perception)" office:value-type="string" office:string-value="" calcext:value-type="error">
            <text:p>#REF!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Q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0000" calcext:value-type="float">
            <text:p>20,0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1" calcext:value-type="float">
            <text:p>+1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2" calcext:value-type="float">
            <text:p>12+</text:p>
          </table:table-cell>
          <table:table-cell table:style-name="ce220" table:formula="of:=MAX(2;[.H$2] - ROUNDDOWN([.$A10]*[.H$3]))" office:value-type="float" office:value="15" calcext:value-type="float">
            <text:p>15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16" table:formula="of:=LOOKUP([.$A10];CharacterLevel;Climb)" office:value-type="string" office:string-value="" calcext:value-type="error">
            <text:p>#REF!</text:p>
          </table:table-cell>
          <table:table-cell table:style-name="ce223" table:formula="of:=LOOKUP([.A10];CharacterLevel;Initiative)+[.K$3]" office:value-type="string" office:string-value="" calcext:value-type="error">
            <text:p>#REF!</text:p>
          </table:table-cell>
          <table:table-cell table:style-name="ce220" table:formula="of:=LOOKUP([.$A10];CharacterLevel;Perception)" office:value-type="string" office:string-value="" calcext:value-type="error">
            <text:p>#REF!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Q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40000" calcext:value-type="float">
            <text:p>40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2" calcext:value-type="float">
            <text:p>+2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15" table:formula="of:=LOOKUP([.$A11];CharacterLevel;Climb)" office:value-type="string" office:string-value="" calcext:value-type="error">
            <text:p>#REF!</text:p>
          </table:table-cell>
          <table:table-cell table:style-name="ce222" table:formula="of:=LOOKUP([.A11];CharacterLevel;Initiative)+[.K$3]" office:value-type="string" office:string-value="" calcext:value-type="error">
            <text:p>#REF!</text:p>
          </table:table-cell>
          <table:table-cell table:style-name="ce219" table:formula="of:=LOOKUP([.$A11];CharacterLevel;Perception)" office:value-type="string" office:string-value="" calcext:value-type="error">
            <text:p>#REF!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Q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80000" calcext:value-type="float">
            <text:p>80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2" calcext:value-type="float">
            <text:p>+2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1" calcext:value-type="float">
            <text:p>11+</text:p>
          </table:table-cell>
          <table:table-cell table:style-name="ce220" table:formula="of:=MAX(2;[.H$2] - ROUNDDOWN([.$A12]*[.H$3]))" office:value-type="float" office:value="14" calcext:value-type="float">
            <text:p>14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16" table:formula="of:=LOOKUP([.$A12];CharacterLevel;Climb)" office:value-type="string" office:string-value="" calcext:value-type="error">
            <text:p>#REF!</text:p>
          </table:table-cell>
          <table:table-cell table:style-name="ce223" table:formula="of:=LOOKUP([.A12];CharacterLevel;Initiative)+[.K$3]" office:value-type="string" office:string-value="" calcext:value-type="error">
            <text:p>#REF!</text:p>
          </table:table-cell>
          <table:table-cell table:style-name="ce220" table:formula="of:=LOOKUP([.$A12];CharacterLevel;Perception)" office:value-type="string" office:string-value="" calcext:value-type="error">
            <text:p>#REF!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Q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50000" calcext:value-type="float">
            <text:p>150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2" calcext:value-type="float">
            <text:p>+2</text:p>
          </table:table-cell>
          <table:table-cell table:style-name="ce215" table:formula="of:=MAX(2;[.E$2] - ROUNDDOWN([.$A13]*[.E$3]))" office:value-type="float" office:value="11" calcext:value-type="float">
            <text:p>11+</text:p>
          </table:table-cell>
          <table:table-cell table:style-name="ce219" table:formula="of:=MAX(2;[.F$2] - ROUNDDOWN([.$A13]*[.F$3]))" office:value-type="float" office:value="12" calcext:value-type="float">
            <text:p>12+</text:p>
          </table:table-cell>
          <table:table-cell table:style-name="ce219" table:formula="of:=MAX(2;[.G$2] - ROUNDDOWN([.$A13]*[.G$3]))" office:value-type="float" office:value="11" calcext:value-type="float">
            <text:p>11+</text:p>
          </table:table-cell>
          <table:table-cell table:style-name="ce219" table:formula="of:=MAX(2;[.H$2] - ROUNDDOWN([.$A13]*[.H$3]))" office:value-type="float" office:value="14" calcext:value-type="float">
            <text:p>14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15" table:formula="of:=LOOKUP([.$A13];CharacterLevel;Climb)" office:value-type="string" office:string-value="" calcext:value-type="error">
            <text:p>#REF!</text:p>
          </table:table-cell>
          <table:table-cell table:style-name="ce222" table:formula="of:=LOOKUP([.A13];CharacterLevel;Initiative)+[.K$3]" office:value-type="string" office:string-value="" calcext:value-type="error">
            <text:p>#REF!</text:p>
          </table:table-cell>
          <table:table-cell table:style-name="ce219" table:formula="of:=LOOKUP([.$A13];CharacterLevel;Perception)" office:value-type="string" office:string-value="" calcext:value-type="error">
            <text:p>#REF!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Q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300000" calcext:value-type="float">
            <text:p>30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3" calcext:value-type="float">
            <text:p>+3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10" calcext:value-type="float">
            <text:p>10+</text:p>
          </table:table-cell>
          <table:table-cell table:style-name="ce220" table:formula="of:=MAX(2;[.H$2] - ROUNDDOWN([.$A14]*[.H$3]))" office:value-type="float" office:value="13" calcext:value-type="float">
            <text:p>13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16" table:formula="of:=LOOKUP([.$A14];CharacterLevel;Climb)" office:value-type="string" office:string-value="" calcext:value-type="error">
            <text:p>#REF!</text:p>
          </table:table-cell>
          <table:table-cell table:style-name="ce223" table:formula="of:=LOOKUP([.A14];CharacterLevel;Initiative)+[.K$3]" office:value-type="string" office:string-value="" calcext:value-type="error">
            <text:p>#REF!</text:p>
          </table:table-cell>
          <table:table-cell table:style-name="ce220" table:formula="of:=LOOKUP([.$A14];CharacterLevel;Perception)" office:value-type="string" office:string-value="" calcext:value-type="error">
            <text:p>#REF!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Q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450000" calcext:value-type="float">
            <text:p>45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3" calcext:value-type="float">
            <text:p>+3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10" calcext:value-type="float">
            <text:p>10+</text:p>
          </table:table-cell>
          <table:table-cell table:style-name="ce219" table:formula="of:=MAX(2;[.H$2] - ROUNDDOWN([.$A15]*[.H$3]))" office:value-type="float" office:value="13" calcext:value-type="float">
            <text:p>13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15" table:formula="of:=LOOKUP([.$A15];CharacterLevel;Climb)" office:value-type="string" office:string-value="" calcext:value-type="error">
            <text:p>#REF!</text:p>
          </table:table-cell>
          <table:table-cell table:style-name="ce222" table:formula="of:=LOOKUP([.A15];CharacterLevel;Initiative)+[.K$3]" office:value-type="string" office:string-value="" calcext:value-type="error">
            <text:p>#REF!</text:p>
          </table:table-cell>
          <table:table-cell table:style-name="ce219" table:formula="of:=LOOKUP([.$A15];CharacterLevel;Perception)" office:value-type="string" office:string-value="" calcext:value-type="error">
            <text:p>#REF!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Q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600000" calcext:value-type="float">
            <text:p>600,000</text:p>
          </table:table-cell>
          <table:table-cell table:style-name="ce22" table:formula="of:=[.$C$15] &amp; &quot;+&quot; &amp; ([.A16]-10)" office:value-type="string" office:string-value="10d4+1" calcext:value-type="string">
            <text:p>10d4+1</text:p>
          </table:table-cell>
          <table:table-cell table:style-name="ce210" table:formula="of:=ROUNDDOWN([.A16]*[.$D$3])" office:value-type="float" office:value="3" calcext:value-type="float">
            <text:p>+3</text:p>
          </table:table-cell>
          <table:table-cell table:style-name="ce216" table:formula="of:=MAX(2;[.E$2] - ROUNDDOWN([.$A16]*[.E$3]))" office:value-type="float" office:value="10" calcext:value-type="float">
            <text:p>10+</text:p>
          </table:table-cell>
          <table:table-cell table:style-name="ce220" table:formula="of:=MAX(2;[.F$2] - ROUNDDOWN([.$A16]*[.F$3]))" office:value-type="float" office:value="11" calcext:value-type="float">
            <text:p>11+</text:p>
          </table:table-cell>
          <table:table-cell table:style-name="ce220" table:formula="of:=MAX(2;[.G$2] - ROUNDDOWN([.$A16]*[.G$3]))" office:value-type="float" office:value="10" calcext:value-type="float">
            <text:p>10+</text:p>
          </table:table-cell>
          <table:table-cell table:style-name="ce220" table:formula="of:=MAX(2;[.H$2] - ROUNDDOWN([.$A16]*[.H$3]))" office:value-type="float" office:value="13" calcext:value-type="float">
            <text:p>13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16" table:formula="of:=LOOKUP([.$A16];CharacterLevel;Climb)" office:value-type="string" office:string-value="" calcext:value-type="error">
            <text:p>#REF!</text:p>
          </table:table-cell>
          <table:table-cell table:style-name="ce223" table:formula="of:=LOOKUP([.A16];CharacterLevel;Initiative)+[.K$3]" office:value-type="string" office:string-value="" calcext:value-type="error">
            <text:p>#REF!</text:p>
          </table:table-cell>
          <table:table-cell table:style-name="ce220" table:formula="of:=LOOKUP([.$A16];CharacterLevel;Perception)" office:value-type="string" office:string-value="" calcext:value-type="error">
            <text:p>#REF!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Q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750000" calcext:value-type="float">
            <text:p>750,000</text:p>
          </table:table-cell>
          <table:table-cell table:style-name="ce204" table:formula="of:=[.$C$15] &amp; &quot;+&quot; &amp; ([.A17]-10)" office:value-type="string" office:string-value="10d4+2" calcext:value-type="string">
            <text:p>10d4+2</text:p>
          </table:table-cell>
          <table:table-cell table:style-name="ce209" table:formula="of:=ROUNDDOWN([.A17]*[.$D$3])" office:value-type="float" office:value="4" calcext:value-type="float">
            <text:p>+4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9" calcext:value-type="float">
            <text:p>9+</text:p>
          </table:table-cell>
          <table:table-cell table:style-name="ce219" table:formula="of:=MAX(2;[.H$2] - ROUNDDOWN([.$A17]*[.H$3]))" office:value-type="float" office:value="12" calcext:value-type="float">
            <text:p>12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15" table:formula="of:=LOOKUP([.$A17];CharacterLevel;Climb)" office:value-type="string" office:string-value="" calcext:value-type="error">
            <text:p>#REF!</text:p>
          </table:table-cell>
          <table:table-cell table:style-name="ce222" table:formula="of:=LOOKUP([.A17];CharacterLevel;Initiative)+[.K$3]" office:value-type="string" office:string-value="" calcext:value-type="error">
            <text:p>#REF!</text:p>
          </table:table-cell>
          <table:table-cell table:style-name="ce219" table:formula="of:=LOOKUP([.$A17];CharacterLevel;Perception)" office:value-type="string" office:string-value="" calcext:value-type="error">
            <text:p>#REF!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Q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900000" calcext:value-type="float">
            <text:p>900,000</text:p>
          </table:table-cell>
          <table:table-cell table:style-name="ce22" table:formula="of:=[.$C$15] &amp; &quot;+&quot; &amp; ([.A18]-10)" office:value-type="string" office:string-value="10d4+3" calcext:value-type="string">
            <text:p>10d4+3</text:p>
          </table:table-cell>
          <table:table-cell table:style-name="ce210" table:formula="of:=ROUNDDOWN([.A18]*[.$D$3])" office:value-type="float" office:value="4" calcext:value-type="float">
            <text:p>+4</text:p>
          </table:table-cell>
          <table:table-cell table:style-name="ce216" table:formula="of:=MAX(2;[.E$2] - ROUNDDOWN([.$A18]*[.E$3]))" office:value-type="float" office:value="9" calcext:value-type="float">
            <text:p>9+</text:p>
          </table:table-cell>
          <table:table-cell table:style-name="ce220" table:formula="of:=MAX(2;[.F$2] - ROUNDDOWN([.$A18]*[.F$3]))" office:value-type="float" office:value="10" calcext:value-type="float">
            <text:p>10+</text:p>
          </table:table-cell>
          <table:table-cell table:style-name="ce220" table:formula="of:=MAX(2;[.G$2] - ROUNDDOWN([.$A18]*[.G$3]))" office:value-type="float" office:value="9" calcext:value-type="float">
            <text:p>9+</text:p>
          </table:table-cell>
          <table:table-cell table:style-name="ce220" table:formula="of:=MAX(2;[.H$2] - ROUNDDOWN([.$A18]*[.H$3]))" office:value-type="float" office:value="12" calcext:value-type="float">
            <text:p>12+</text:p>
          </table:table-cell>
          <table:table-cell table:style-name="ce220" table:formula="of:=MAX(2;[.I$2] - ROUNDDOWN([.$A18]*[.I$3]))" office:value-type="float" office:value="9" calcext:value-type="float">
            <text:p>9+</text:p>
          </table:table-cell>
          <table:table-cell table:style-name="ce216" table:formula="of:=LOOKUP([.$A18];CharacterLevel;Climb)" office:value-type="string" office:string-value="" calcext:value-type="error">
            <text:p>#REF!</text:p>
          </table:table-cell>
          <table:table-cell table:style-name="ce223" table:formula="of:=LOOKUP([.A18];CharacterLevel;Initiative)+[.K$3]" office:value-type="string" office:string-value="" calcext:value-type="error">
            <text:p>#REF!</text:p>
          </table:table-cell>
          <table:table-cell table:style-name="ce220" table:formula="of:=LOOKUP([.$A18];CharacterLevel;Perception)" office:value-type="string" office:string-value="" calcext:value-type="error">
            <text:p>#REF!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Q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1050000" calcext:value-type="float">
            <text:p>1,050,000</text:p>
          </table:table-cell>
          <table:table-cell table:style-name="ce204" table:formula="of:=[.$C$15] &amp; &quot;+&quot; &amp; ([.A19]-10)" office:value-type="string" office:string-value="10d4+4" calcext:value-type="string">
            <text:p>10d4+4</text:p>
          </table:table-cell>
          <table:table-cell table:style-name="ce209" table:formula="of:=ROUNDDOWN([.A19]*[.$D$3])" office:value-type="float" office:value="4" calcext:value-type="float">
            <text:p>+4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8" calcext:value-type="float">
            <text:p>8+</text:p>
          </table:table-cell>
          <table:table-cell table:style-name="ce219" table:formula="of:=MAX(2;[.H$2] - ROUNDDOWN([.$A19]*[.H$3]))" office:value-type="float" office:value="11" calcext:value-type="float">
            <text:p>11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15" table:formula="of:=LOOKUP([.$A19];CharacterLevel;Climb)" office:value-type="string" office:string-value="" calcext:value-type="error">
            <text:p>#REF!</text:p>
          </table:table-cell>
          <table:table-cell table:style-name="ce222" table:formula="of:=LOOKUP([.A19];CharacterLevel;Initiative)+[.K$3]" office:value-type="string" office:string-value="" calcext:value-type="error">
            <text:p>#REF!</text:p>
          </table:table-cell>
          <table:table-cell table:style-name="ce219" table:formula="of:=LOOKUP([.$A19];CharacterLevel;Perception)" office:value-type="string" office:string-value="" calcext:value-type="error">
            <text:p>#REF!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Q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1200000" calcext:value-type="float">
            <text:p>1,200,000</text:p>
          </table:table-cell>
          <table:table-cell table:style-name="ce205" table:formula="of:=[.$C$15] &amp; &quot;+&quot; &amp; ([.A20]-10)" office:value-type="string" office:string-value="10d4+5" calcext:value-type="string">
            <text:p>10d4+5</text:p>
          </table:table-cell>
          <table:table-cell table:style-name="ce211" table:formula="of:=ROUNDDOWN([.A20]*[.$D$3])" office:value-type="float" office:value="5" calcext:value-type="float">
            <text:p>+5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8" calcext:value-type="float">
            <text:p>8+</text:p>
          </table:table-cell>
          <table:table-cell table:style-name="ce221" table:formula="of:=MAX(2;[.H$2] - ROUNDDOWN([.$A20]*[.H$3]))" office:value-type="float" office:value="11" calcext:value-type="float">
            <text:p>11+</text:p>
          </table:table-cell>
          <table:table-cell table:style-name="ce221" table:formula="of:=MAX(2;[.I$2] - ROUNDDOWN([.$A20]*[.I$3]))" office:value-type="float" office:value="8" calcext:value-type="float">
            <text:p>8+</text:p>
          </table:table-cell>
          <table:table-cell table:style-name="ce217" table:formula="of:=LOOKUP([.$A20];CharacterLevel;Climb)" office:value-type="string" office:string-value="" calcext:value-type="error">
            <text:p>#REF!</text:p>
          </table:table-cell>
          <table:table-cell table:style-name="ce221" table:formula="of:=LOOKUP([.A20];CharacterLevel;Initiative)+[.K$3]" office:value-type="string" office:string-value="" calcext:value-type="error">
            <text:p>#REF!</text:p>
          </table:table-cell>
          <table:table-cell table:style-name="ce221" table:formula="of:=LOOKUP([.$A20];CharacterLevel;Perception)" office:value-type="string" office:string-value="" calcext:value-type="error">
            <text:p>#REF!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Q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</table:table-row>
        <table:table-row table:style-name="ro3">
          <table:table-cell table:style-name="ce193" office:value-type="string" calcext:value-type="string" table:number-columns-spanned="15" table:number-rows-spanned="1">
            <text:p>* CON Modifiers for HP no longer apply after 10<text:span text:style-name="T1">th</text:span> level.</text:p>
          </table:table-cell>
          <table:covered-table-cell table:number-columns-repeated="14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</table:table-row>
        <table:table-row table:style-name="ro1" table:number-rows-repeated="104855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hief" table:style-name="ta1">
        <table:table-column table:style-name="co9" table:default-cell-style-name="ce22"/>
        <table:table-column table:style-name="co10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0" table:number-columns-repeated="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3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office:value-type="float" office:value="0.5" calcext:value-type="float">
            <text:p>0.50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10" table:number-rows-spanned="1">
            <text:p>Skills</text:p>
          </table:table-cell>
          <table:covered-table-cell table:number-columns-repeated="3" table:style-name="ce173"/>
          <table:covered-table-cell table:number-columns-repeated="6" table:style-name="ce174"/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Decode</text:p>
          </table:table-cell>
          <table:table-cell table:style-name="ce173" office:value-type="string" calcext:value-type="string">
            <text:p>Disable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>Legerdemain</text:p>
          </table:table-cell>
          <table:table-cell table:style-name="ce173" office:value-type="string" calcext:value-type="string">
            <text:p>Sneak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Thief</text:p>
          </table:table-cell>
          <table:table-cell table:style-name="ce173" office:value-type="string" calcext:value-type="string">
            <text:p>Secondary</text:p>
          </table:table-cell>
          <table:covered-table-cell table:style-name="ce11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14" table:formula="of:=MAX(2; LOOKUP([.$A6];CharacterLevel;Climb)-[.$J$3])" office:value-type="string" office:string-value="" calcext:value-type="error">
            <text:p>#REF!</text:p>
          </table:table-cell>
          <table:table-cell table:style-name="ce218" table:formula="of:=MAX(2;LOOKUP([.$A6];CharacterLevel;Perception)-[.$K$3]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LOOKUP([.$A6];CharacterLevel;Initiative)+[.M$3]" office:value-type="string" office:string-value="" calcext:value-type="error">
            <text:p>#REF!</text:p>
          </table:table-cell>
          <table:table-cell table:style-name="ce218" table:formula="of:=MAX(2;LOOKUP([.$A6];CharacterLevel;Perception)-[.$N$3])" office:value-type="string" office:string-value="" calcext:value-type="error">
            <text:p>#REF!</text:p>
          </table:table-cell>
          <table:table-cell table:style-name="ce218" table:formula="of:=MAX(2;LOOKUP([.$A6];CharacterLevel;ClassSkill)-[.$O$3])" office:value-type="float" office:value="2" calcext:value-type="float">
            <text:p>2+</text:p>
          </table:table-cell>
          <table:table-cell table:style-name="ce218" table:formula="of:=MAX(2;LOOKUP([.$A6];CharacterLevel;ClassSkill)-[.$P$3])" office:value-type="float" office:value="2" calcext:value-type="float">
            <text:p>2+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 table:style-name="ce260" office:value-type="string" calcext:value-type="string">
            <text:p>--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200" calcext:value-type="float">
            <text:p>1,2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15" table:formula="of:=MAX(2; LOOKUP([.$A7];CharacterLevel;Climb)-[.$J$3])" office:value-type="string" office:string-value="" calcext:value-type="error">
            <text:p>#REF!</text:p>
          </table:table-cell>
          <table:table-cell table:style-name="ce222" table:formula="of:=MAX(2;LOOKUP([.$A7];CharacterLevel;Perception)-[.$K$3])" office:value-type="string" office:string-value="" calcext:value-type="error">
            <text:p>#REF!</text:p>
          </table:table-cell>
          <table:table-cell table:style-name="ce222" table:formula="of:=MAX(2;LOOKUP([.$A7];CharacterLevel;ClassSkill))" office:value-type="float" office:value="2" calcext:value-type="float">
            <text:p>2+</text:p>
          </table:table-cell>
          <table:table-cell table:style-name="ce222" table:formula="of:=LOOKUP([.$A7];CharacterLevel;Initiative)+[.M$3]" office:value-type="string" office:string-value="" calcext:value-type="error">
            <text:p>#REF!</text:p>
          </table:table-cell>
          <table:table-cell table:style-name="ce219" table:formula="of:=MAX(2;LOOKUP([.$A7];CharacterLevel;Perception)-[.$N$3])" office:value-type="string" office:string-value="" calcext:value-type="error">
            <text:p>#REF!</text:p>
          </table:table-cell>
          <table:table-cell table:style-name="ce219" table:formula="of:=MAX(2;LOOKUP([.$A7];CharacterLevel;ClassSkill)-[.$O$3])" office:value-type="float" office:value="2" calcext:value-type="float">
            <text:p>2+</text:p>
          </table:table-cell>
          <table:table-cell table:style-name="ce219" table:formula="of:=MAX(2;LOOKUP([.$A7];CharacterLevel;ClassSkill)-[.$P$3])" office:value-type="float" office:value="2" calcext:value-type="float">
            <text:p>2+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 table:style-name="ce261" table:formula="of:=&quot;+&quot; &amp; ROUNDUP([.A7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2400" calcext:value-type="float">
            <text:p>2,4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16" table:formula="of:=MAX(2; LOOKUP([.$A8];CharacterLevel;Climb)-[.$J$3])" office:value-type="string" office:string-value="" calcext:value-type="error">
            <text:p>#REF!</text:p>
          </table:table-cell>
          <table:table-cell table:style-name="ce223" table:formula="of:=MAX(2;LOOKUP([.$A8];CharacterLevel;Perception)-[.$K$3])" office:value-type="string" office:string-value="" calcext:value-type="error">
            <text:p>#REF!</text:p>
          </table:table-cell>
          <table:table-cell table:style-name="ce223" table:formula="of:=MAX(2;LOOKUP([.$A8];CharacterLevel;ClassSkill))" office:value-type="float" office:value="2" calcext:value-type="float">
            <text:p>2+</text:p>
          </table:table-cell>
          <table:table-cell table:style-name="ce223" table:formula="of:=LOOKUP([.$A8];CharacterLevel;Initiative)+[.M$3]" office:value-type="string" office:string-value="" calcext:value-type="error">
            <text:p>#REF!</text:p>
          </table:table-cell>
          <table:table-cell table:style-name="ce220" table:formula="of:=MAX(2;LOOKUP([.$A8];CharacterLevel;Perception)-[.$N$3])" office:value-type="string" office:string-value="" calcext:value-type="error">
            <text:p>#REF!</text:p>
          </table:table-cell>
          <table:table-cell table:style-name="ce220" table:formula="of:=MAX(2;LOOKUP([.$A8];CharacterLevel;ClassSkill)-[.$O$3])" office:value-type="float" office:value="2" calcext:value-type="float">
            <text:p>2+</text:p>
          </table:table-cell>
          <table:table-cell table:style-name="ce220" table:formula="of:=MAX(2;LOOKUP([.$A8];CharacterLevel;ClassSkill)-[.$P$3])" office:value-type="float" office:value="2" calcext:value-type="float">
            <text:p>2+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 table:style-name="ce262" table:formula="of:=&quot;+&quot; &amp; ROUNDUP([.A8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4800" calcext:value-type="float">
            <text:p>4,8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15" table:formula="of:=MAX(2; LOOKUP([.$A9];CharacterLevel;Climb)-[.$J$3])" office:value-type="string" office:string-value="" calcext:value-type="error">
            <text:p>#REF!</text:p>
          </table:table-cell>
          <table:table-cell table:style-name="ce222" table:formula="of:=MAX(2;LOOKUP([.$A9];CharacterLevel;Perception)-[.$K$3])" office:value-type="string" office:string-value="" calcext:value-type="error">
            <text:p>#REF!</text:p>
          </table:table-cell>
          <table:table-cell table:style-name="ce222" table:formula="of:=MAX(2;LOOKUP([.$A9];CharacterLevel;ClassSkill))" office:value-type="float" office:value="3" calcext:value-type="float">
            <text:p>3+</text:p>
          </table:table-cell>
          <table:table-cell table:style-name="ce222" table:formula="of:=LOOKUP([.$A9];CharacterLevel;Initiative)+[.M$3]" office:value-type="string" office:string-value="" calcext:value-type="error">
            <text:p>#REF!</text:p>
          </table:table-cell>
          <table:table-cell table:style-name="ce219" table:formula="of:=MAX(2;LOOKUP([.$A9];CharacterLevel;Perception)-[.$N$3])" office:value-type="string" office:string-value="" calcext:value-type="error">
            <text:p>#REF!</text:p>
          </table:table-cell>
          <table:table-cell table:style-name="ce219" table:formula="of:=MAX(2;LOOKUP([.$A9];CharacterLevel;ClassSkill)-[.$O$3])" office:value-type="float" office:value="3" calcext:value-type="float">
            <text:p>3+</text:p>
          </table:table-cell>
          <table:table-cell table:style-name="ce219" table:formula="of:=MAX(2;LOOKUP([.$A9];CharacterLevel;ClassSkill)-[.$P$3])" office:value-type="float" office:value="3" calcext:value-type="float">
            <text:p>3+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 table:style-name="ce261" table:formula="of:=&quot;+&quot; &amp; ROUNDUP([.A9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9600" calcext:value-type="float">
            <text:p>9,6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1" calcext:value-type="float">
            <text:p>11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16" table:formula="of:=MAX(2; LOOKUP([.$A10];CharacterLevel;Climb)-[.$J$3])" office:value-type="string" office:string-value="" calcext:value-type="error">
            <text:p>#REF!</text:p>
          </table:table-cell>
          <table:table-cell table:style-name="ce223" table:formula="of:=MAX(2;LOOKUP([.$A10];CharacterLevel;Perception)-[.$K$3])" office:value-type="string" office:string-value="" calcext:value-type="error">
            <text:p>#REF!</text:p>
          </table:table-cell>
          <table:table-cell table:style-name="ce223" table:formula="of:=MAX(2;LOOKUP([.$A10];CharacterLevel;ClassSkill))" office:value-type="float" office:value="3" calcext:value-type="float">
            <text:p>3+</text:p>
          </table:table-cell>
          <table:table-cell table:style-name="ce223" table:formula="of:=LOOKUP([.$A10];CharacterLevel;Initiative)+[.M$3]" office:value-type="string" office:string-value="" calcext:value-type="error">
            <text:p>#REF!</text:p>
          </table:table-cell>
          <table:table-cell table:style-name="ce220" table:formula="of:=MAX(2;LOOKUP([.$A10];CharacterLevel;Perception)-[.$N$3])" office:value-type="string" office:string-value="" calcext:value-type="error">
            <text:p>#REF!</text:p>
          </table:table-cell>
          <table:table-cell table:style-name="ce220" table:formula="of:=MAX(2;LOOKUP([.$A10];CharacterLevel;ClassSkill)-[.$O$3])" office:value-type="float" office:value="3" calcext:value-type="float">
            <text:p>3+</text:p>
          </table:table-cell>
          <table:table-cell table:style-name="ce220" table:formula="of:=MAX(2;LOOKUP([.$A10];CharacterLevel;ClassSkill)-[.$P$3])" office:value-type="float" office:value="3" calcext:value-type="float">
            <text:p>3+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 table:style-name="ce262" table:formula="of:=&quot;+&quot; &amp; ROUNDUP([.A10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0000" calcext:value-type="float">
            <text:p>20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15" table:formula="of:=MAX(2; LOOKUP([.$A11];CharacterLevel;Climb)-[.$J$3])" office:value-type="string" office:string-value="" calcext:value-type="error">
            <text:p>#REF!</text:p>
          </table:table-cell>
          <table:table-cell table:style-name="ce222" table:formula="of:=MAX(2;LOOKUP([.$A11];CharacterLevel;Perception)-[.$K$3])" office:value-type="string" office:string-value="" calcext:value-type="error">
            <text:p>#REF!</text:p>
          </table:table-cell>
          <table:table-cell table:style-name="ce222" table:formula="of:=MAX(2;LOOKUP([.$A11];CharacterLevel;ClassSkill))" office:value-type="float" office:value="4" calcext:value-type="float">
            <text:p>4+</text:p>
          </table:table-cell>
          <table:table-cell table:style-name="ce222" table:formula="of:=LOOKUP([.$A11];CharacterLevel;Initiative)+[.M$3]" office:value-type="string" office:string-value="" calcext:value-type="error">
            <text:p>#REF!</text:p>
          </table:table-cell>
          <table:table-cell table:style-name="ce219" table:formula="of:=MAX(2;LOOKUP([.$A11];CharacterLevel;Perception)-[.$N$3])" office:value-type="string" office:string-value="" calcext:value-type="error">
            <text:p>#REF!</text:p>
          </table:table-cell>
          <table:table-cell table:style-name="ce219" table:formula="of:=MAX(2;LOOKUP([.$A11];CharacterLevel;ClassSkill)-[.$O$3])" office:value-type="float" office:value="4" calcext:value-type="float">
            <text:p>4+</text:p>
          </table:table-cell>
          <table:table-cell table:style-name="ce219" table:formula="of:=MAX(2;LOOKUP([.$A11];CharacterLevel;ClassSkill)-[.$P$3])" office:value-type="float" office:value="4" calcext:value-type="float">
            <text:p>4+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 table:style-name="ce261" table:formula="of:=&quot;+&quot; &amp; ROUNDUP([.A11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40000" calcext:value-type="float">
            <text:p>4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0" calcext:value-type="float">
            <text:p>10+</text:p>
          </table:table-cell>
          <table:table-cell table:style-name="ce220" table:formula="of:=MAX(2;[.H$2] - ROUNDDOWN([.$A12]*[.H$3]))" office:value-type="float" office:value="13" calcext:value-type="float">
            <text:p>13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16" table:formula="of:=MAX(2; LOOKUP([.$A12];CharacterLevel;Climb)-[.$J$3])" office:value-type="string" office:string-value="" calcext:value-type="error">
            <text:p>#REF!</text:p>
          </table:table-cell>
          <table:table-cell table:style-name="ce223" table:formula="of:=MAX(2;LOOKUP([.$A12];CharacterLevel;Perception)-[.$K$3])" office:value-type="string" office:string-value="" calcext:value-type="error">
            <text:p>#REF!</text:p>
          </table:table-cell>
          <table:table-cell table:style-name="ce223" table:formula="of:=MAX(2;LOOKUP([.$A12];CharacterLevel;ClassSkill))" office:value-type="float" office:value="5" calcext:value-type="float">
            <text:p>5+</text:p>
          </table:table-cell>
          <table:table-cell table:style-name="ce223" table:formula="of:=LOOKUP([.$A12];CharacterLevel;Initiative)+[.M$3]" office:value-type="string" office:string-value="" calcext:value-type="error">
            <text:p>#REF!</text:p>
          </table:table-cell>
          <table:table-cell table:style-name="ce220" table:formula="of:=MAX(2;LOOKUP([.$A12];CharacterLevel;Perception)-[.$N$3])" office:value-type="string" office:string-value="" calcext:value-type="error">
            <text:p>#REF!</text:p>
          </table:table-cell>
          <table:table-cell table:style-name="ce220" table:formula="of:=MAX(2;LOOKUP([.$A12];CharacterLevel;ClassSkill)-[.$O$3])" office:value-type="float" office:value="5" calcext:value-type="float">
            <text:p>5+</text:p>
          </table:table-cell>
          <table:table-cell table:style-name="ce220" table:formula="of:=MAX(2;LOOKUP([.$A12];CharacterLevel;ClassSkill)-[.$P$3])" office:value-type="float" office:value="5" calcext:value-type="float">
            <text:p>5+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 table:style-name="ce262" table:formula="of:=&quot;+&quot; &amp; ROUNDUP([.A12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80000" calcext:value-type="float">
            <text:p>8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10" calcext:value-type="float">
            <text:p>10+</text:p>
          </table:table-cell>
          <table:table-cell table:style-name="ce219" table:formula="of:=MAX(2;[.F$2] - ROUNDDOWN([.$A13]*[.F$3]))" office:value-type="float" office:value="11" calcext:value-type="float">
            <text:p>11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3" calcext:value-type="float">
            <text:p>13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15" table:formula="of:=MAX(2; LOOKUP([.$A13];CharacterLevel;Climb)-[.$J$3])" office:value-type="string" office:string-value="" calcext:value-type="error">
            <text:p>#REF!</text:p>
          </table:table-cell>
          <table:table-cell table:style-name="ce222" table:formula="of:=MAX(2;LOOKUP([.$A13];CharacterLevel;Perception)-[.$K$3])" office:value-type="string" office:string-value="" calcext:value-type="error">
            <text:p>#REF!</text:p>
          </table:table-cell>
          <table:table-cell table:style-name="ce222" table:formula="of:=MAX(2;LOOKUP([.$A13];CharacterLevel;ClassSkill))" office:value-type="float" office:value="5" calcext:value-type="float">
            <text:p>5+</text:p>
          </table:table-cell>
          <table:table-cell table:style-name="ce222" table:formula="of:=LOOKUP([.$A13];CharacterLevel;Initiative)+[.M$3]" office:value-type="string" office:string-value="" calcext:value-type="error">
            <text:p>#REF!</text:p>
          </table:table-cell>
          <table:table-cell table:style-name="ce219" table:formula="of:=MAX(2;LOOKUP([.$A13];CharacterLevel;Perception)-[.$N$3])" office:value-type="string" office:string-value="" calcext:value-type="error">
            <text:p>#REF!</text:p>
          </table:table-cell>
          <table:table-cell table:style-name="ce219" table:formula="of:=MAX(2;LOOKUP([.$A13];CharacterLevel;ClassSkill)-[.$O$3])" office:value-type="float" office:value="5" calcext:value-type="float">
            <text:p>5+</text:p>
          </table:table-cell>
          <table:table-cell table:style-name="ce219" table:formula="of:=MAX(2;LOOKUP([.$A13];CharacterLevel;ClassSkill)-[.$P$3])" office:value-type="float" office:value="5" calcext:value-type="float">
            <text:p>5+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 table:style-name="ce261" table:formula="of:=&quot;+&quot; &amp; ROUNDUP([.A13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160000" calcext:value-type="float">
            <text:p>16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9" calcext:value-type="float">
            <text:p>9+</text:p>
          </table:table-cell>
          <table:table-cell table:style-name="ce220" table:formula="of:=MAX(2;[.H$2] - ROUNDDOWN([.$A14]*[.H$3]))" office:value-type="float" office:value="12" calcext:value-type="float">
            <text:p>12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16" table:formula="of:=MAX(2; LOOKUP([.$A14];CharacterLevel;Climb)-[.$J$3])" office:value-type="string" office:string-value="" calcext:value-type="error">
            <text:p>#REF!</text:p>
          </table:table-cell>
          <table:table-cell table:style-name="ce223" table:formula="of:=MAX(2;LOOKUP([.$A14];CharacterLevel;Perception)-[.$K$3])" office:value-type="string" office:string-value="" calcext:value-type="error">
            <text:p>#REF!</text:p>
          </table:table-cell>
          <table:table-cell table:style-name="ce223" table:formula="of:=MAX(2;LOOKUP([.$A14];CharacterLevel;ClassSkill))" office:value-type="float" office:value="6" calcext:value-type="float">
            <text:p>6+</text:p>
          </table:table-cell>
          <table:table-cell table:style-name="ce223" table:formula="of:=LOOKUP([.$A14];CharacterLevel;Initiative)+[.M$3]" office:value-type="string" office:string-value="" calcext:value-type="error">
            <text:p>#REF!</text:p>
          </table:table-cell>
          <table:table-cell table:style-name="ce220" table:formula="of:=MAX(2;LOOKUP([.$A14];CharacterLevel;Perception)-[.$N$3])" office:value-type="string" office:string-value="" calcext:value-type="error">
            <text:p>#REF!</text:p>
          </table:table-cell>
          <table:table-cell table:style-name="ce220" table:formula="of:=MAX(2;LOOKUP([.$A14];CharacterLevel;ClassSkill)-[.$O$3])" office:value-type="float" office:value="6" calcext:value-type="float">
            <text:p>6+</text:p>
          </table:table-cell>
          <table:table-cell table:style-name="ce220" table:formula="of:=MAX(2;LOOKUP([.$A14];CharacterLevel;ClassSkill)-[.$P$3])" office:value-type="float" office:value="6" calcext:value-type="float">
            <text:p>6+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 table:style-name="ce262" table:formula="of:=&quot;+&quot; &amp; ROUNDUP([.A14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280000" calcext:value-type="float">
            <text:p>28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2" calcext:value-type="float">
            <text:p>12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15" table:formula="of:=MAX(2; LOOKUP([.$A15];CharacterLevel;Climb)-[.$J$3])" office:value-type="string" office:string-value="" calcext:value-type="error">
            <text:p>#REF!</text:p>
          </table:table-cell>
          <table:table-cell table:style-name="ce222" table:formula="of:=MAX(2;LOOKUP([.$A15];CharacterLevel;Perception)-[.$K$3])" office:value-type="string" office:string-value="" calcext:value-type="error">
            <text:p>#REF!</text:p>
          </table:table-cell>
          <table:table-cell table:style-name="ce222" table:formula="of:=MAX(2;LOOKUP([.$A15];CharacterLevel;ClassSkill))" office:value-type="float" office:value="7" calcext:value-type="float">
            <text:p>7+</text:p>
          </table:table-cell>
          <table:table-cell table:style-name="ce222" table:formula="of:=LOOKUP([.$A15];CharacterLevel;Initiative)+[.M$3]" office:value-type="string" office:string-value="" calcext:value-type="error">
            <text:p>#REF!</text:p>
          </table:table-cell>
          <table:table-cell table:style-name="ce219" table:formula="of:=MAX(2;LOOKUP([.$A15];CharacterLevel;Perception)-[.$N$3])" office:value-type="string" office:string-value="" calcext:value-type="error">
            <text:p>#REF!</text:p>
          </table:table-cell>
          <table:table-cell table:style-name="ce219" table:formula="of:=MAX(2;LOOKUP([.$A15];CharacterLevel;ClassSkill)-[.$O$3])" office:value-type="float" office:value="7" calcext:value-type="float">
            <text:p>7+</text:p>
          </table:table-cell>
          <table:table-cell table:style-name="ce219" table:formula="of:=MAX(2;LOOKUP([.$A15];CharacterLevel;ClassSkill)-[.$P$3])" office:value-type="float" office:value="7" calcext:value-type="float">
            <text:p>7+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 table:style-name="ce261" table:formula="of:=&quot;+&quot; &amp; ROUNDUP([.A15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00000" calcext:value-type="float">
            <text:p>400,000</text:p>
          </table:table-cell>
          <table:table-cell table:style-name="ce22" table:formula="of:=[.$C$15] &amp; &quot;+&quot; &amp; (([.A16]-10)*[.$C$2]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9" calcext:value-type="float">
            <text:p>9+</text:p>
          </table:table-cell>
          <table:table-cell table:style-name="ce220" table:formula="of:=MAX(2;[.F$2] - ROUNDDOWN([.$A16]*[.F$3]))" office:value-type="float" office:value="10" calcext:value-type="float">
            <text:p>10+</text:p>
          </table:table-cell>
          <table:table-cell table:style-name="ce220" table:formula="of:=MAX(2;[.G$2] - ROUNDDOWN([.$A16]*[.G$3]))" office:value-type="float" office:value="8" calcext:value-type="float">
            <text:p>8+</text:p>
          </table:table-cell>
          <table:table-cell table:style-name="ce220" table:formula="of:=MAX(2;[.H$2] - ROUNDDOWN([.$A16]*[.H$3]))" office:value-type="float" office:value="11" calcext:value-type="float">
            <text:p>11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16" table:formula="of:=MAX(2; LOOKUP([.$A16];CharacterLevel;Climb)-[.$J$3])" office:value-type="string" office:string-value="" calcext:value-type="error">
            <text:p>#REF!</text:p>
          </table:table-cell>
          <table:table-cell table:style-name="ce223" table:formula="of:=MAX(2;LOOKUP([.$A16];CharacterLevel;Perception)-[.$K$3])" office:value-type="string" office:string-value="" calcext:value-type="error">
            <text:p>#REF!</text:p>
          </table:table-cell>
          <table:table-cell table:style-name="ce223" table:formula="of:=MAX(2;LOOKUP([.$A16];CharacterLevel;ClassSkill))" office:value-type="float" office:value="7" calcext:value-type="float">
            <text:p>7+</text:p>
          </table:table-cell>
          <table:table-cell table:style-name="ce223" table:formula="of:=LOOKUP([.$A16];CharacterLevel;Initiative)+[.M$3]" office:value-type="string" office:string-value="" calcext:value-type="error">
            <text:p>#REF!</text:p>
          </table:table-cell>
          <table:table-cell table:style-name="ce220" table:formula="of:=MAX(2;LOOKUP([.$A16];CharacterLevel;Perception)-[.$N$3])" office:value-type="string" office:string-value="" calcext:value-type="error">
            <text:p>#REF!</text:p>
          </table:table-cell>
          <table:table-cell table:style-name="ce220" table:formula="of:=MAX(2;LOOKUP([.$A16];CharacterLevel;ClassSkill)-[.$O$3])" office:value-type="float" office:value="7" calcext:value-type="float">
            <text:p>7+</text:p>
          </table:table-cell>
          <table:table-cell table:style-name="ce220" table:formula="of:=MAX(2;LOOKUP([.$A16];CharacterLevel;ClassSkill)-[.$P$3])" office:value-type="float" office:value="7" calcext:value-type="float">
            <text:p>7+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 table:style-name="ce262" table:formula="of:=&quot;+&quot; &amp; ROUNDUP([.A16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20000" calcext:value-type="float">
            <text:p>520,000</text:p>
          </table:table-cell>
          <table:table-cell table:style-name="ce204" table:formula="of:=[.$C$15] &amp; &quot;+&quot; &amp; (([.A17]-10)*[.$C$2]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1" calcext:value-type="float">
            <text:p>11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15" table:formula="of:=MAX(2; LOOKUP([.$A17];CharacterLevel;Climb)-[.$J$3])" office:value-type="string" office:string-value="" calcext:value-type="error">
            <text:p>#REF!</text:p>
          </table:table-cell>
          <table:table-cell table:style-name="ce222" table:formula="of:=MAX(2;LOOKUP([.$A17];CharacterLevel;Perception)-[.$K$3])" office:value-type="string" office:string-value="" calcext:value-type="error">
            <text:p>#REF!</text:p>
          </table:table-cell>
          <table:table-cell table:style-name="ce222" table:formula="of:=MAX(2;LOOKUP([.$A17];CharacterLevel;ClassSkill))" office:value-type="float" office:value="8" calcext:value-type="float">
            <text:p>8+</text:p>
          </table:table-cell>
          <table:table-cell table:style-name="ce222" table:formula="of:=LOOKUP([.$A17];CharacterLevel;Initiative)+[.M$3]" office:value-type="string" office:string-value="" calcext:value-type="error">
            <text:p>#REF!</text:p>
          </table:table-cell>
          <table:table-cell table:style-name="ce219" table:formula="of:=MAX(2;LOOKUP([.$A17];CharacterLevel;Perception)-[.$N$3])" office:value-type="string" office:string-value="" calcext:value-type="error">
            <text:p>#REF!</text:p>
          </table:table-cell>
          <table:table-cell table:style-name="ce219" table:formula="of:=MAX(2;LOOKUP([.$A17];CharacterLevel;ClassSkill)-[.$O$3])" office:value-type="float" office:value="8" calcext:value-type="float">
            <text:p>8+</text:p>
          </table:table-cell>
          <table:table-cell table:style-name="ce219" table:formula="of:=MAX(2;LOOKUP([.$A17];CharacterLevel;ClassSkill)-[.$P$3])" office:value-type="float" office:value="8" calcext:value-type="float">
            <text:p>8+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 table:style-name="ce261" table:formula="of:=&quot;+&quot; &amp; ROUNDUP([.A17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640000" calcext:value-type="float">
            <text:p>640,000</text:p>
          </table:table-cell>
          <table:table-cell table:style-name="ce22" table:formula="of:=[.$C$15] &amp; &quot;+&quot; &amp; (([.A18]-10)*[.$C$2]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8" calcext:value-type="float">
            <text:p>8+</text:p>
          </table:table-cell>
          <table:table-cell table:style-name="ce220" table:formula="of:=MAX(2;[.F$2] - ROUNDDOWN([.$A18]*[.F$3]))" office:value-type="float" office:value="9" calcext:value-type="float">
            <text:p>9+</text:p>
          </table:table-cell>
          <table:table-cell table:style-name="ce220" table:formula="of:=MAX(2;[.G$2] - ROUNDDOWN([.$A18]*[.G$3]))" office:value-type="float" office:value="7" calcext:value-type="float">
            <text:p>7+</text:p>
          </table:table-cell>
          <table:table-cell table:style-name="ce220" table:formula="of:=MAX(2;[.H$2] - ROUNDDOWN([.$A18]*[.H$3]))" office:value-type="float" office:value="10" calcext:value-type="float">
            <text:p>10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216" table:formula="of:=MAX(2; LOOKUP([.$A18];CharacterLevel;Climb)-[.$J$3])" office:value-type="string" office:string-value="" calcext:value-type="error">
            <text:p>#REF!</text:p>
          </table:table-cell>
          <table:table-cell table:style-name="ce223" table:formula="of:=MAX(2;LOOKUP([.$A18];CharacterLevel;Perception)-[.$K$3])" office:value-type="string" office:string-value="" calcext:value-type="error">
            <text:p>#REF!</text:p>
          </table:table-cell>
          <table:table-cell table:style-name="ce223" table:formula="of:=MAX(2;LOOKUP([.$A18];CharacterLevel;ClassSkill))" office:value-type="float" office:value="9" calcext:value-type="float">
            <text:p>9+</text:p>
          </table:table-cell>
          <table:table-cell table:style-name="ce223" table:formula="of:=LOOKUP([.$A18];CharacterLevel;Initiative)+[.M$3]" office:value-type="string" office:string-value="" calcext:value-type="error">
            <text:p>#REF!</text:p>
          </table:table-cell>
          <table:table-cell table:style-name="ce220" table:formula="of:=MAX(2;LOOKUP([.$A18];CharacterLevel;Perception)-[.$N$3])" office:value-type="string" office:string-value="" calcext:value-type="error">
            <text:p>#REF!</text:p>
          </table:table-cell>
          <table:table-cell table:style-name="ce220" table:formula="of:=MAX(2;LOOKUP([.$A18];CharacterLevel;ClassSkill)-[.$O$3])" office:value-type="float" office:value="9" calcext:value-type="float">
            <text:p>9+</text:p>
          </table:table-cell>
          <table:table-cell table:style-name="ce220" table:formula="of:=MAX(2;LOOKUP([.$A18];CharacterLevel;ClassSkill)-[.$P$3])" office:value-type="float" office:value="9" calcext:value-type="float">
            <text:p>9+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 table:style-name="ce262" table:formula="of:=&quot;+&quot; &amp; ROUNDUP([.A18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760000" calcext:value-type="float">
            <text:p>760,000</text:p>
          </table:table-cell>
          <table:table-cell table:style-name="ce204" table:formula="of:=[.$C$15] &amp; &quot;+&quot; &amp; (([.A19]-10)*[.$C$2]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10" calcext:value-type="float">
            <text:p>10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15" table:formula="of:=MAX(2; LOOKUP([.$A19];CharacterLevel;Climb)-[.$J$3])" office:value-type="string" office:string-value="" calcext:value-type="error">
            <text:p>#REF!</text:p>
          </table:table-cell>
          <table:table-cell table:style-name="ce222" table:formula="of:=MAX(2;LOOKUP([.$A19];CharacterLevel;Perception)-[.$K$3])" office:value-type="string" office:string-value="" calcext:value-type="error">
            <text:p>#REF!</text:p>
          </table:table-cell>
          <table:table-cell table:style-name="ce222" table:formula="of:=MAX(2;LOOKUP([.$A19];CharacterLevel;ClassSkill))" office:value-type="float" office:value="9" calcext:value-type="float">
            <text:p>9+</text:p>
          </table:table-cell>
          <table:table-cell table:style-name="ce222" table:formula="of:=LOOKUP([.$A19];CharacterLevel;Initiative)+[.M$3]" office:value-type="string" office:string-value="" calcext:value-type="error">
            <text:p>#REF!</text:p>
          </table:table-cell>
          <table:table-cell table:style-name="ce219" table:formula="of:=MAX(2;LOOKUP([.$A19];CharacterLevel;Perception)-[.$N$3])" office:value-type="string" office:string-value="" calcext:value-type="error">
            <text:p>#REF!</text:p>
          </table:table-cell>
          <table:table-cell table:style-name="ce219" table:formula="of:=MAX(2;LOOKUP([.$A19];CharacterLevel;ClassSkill)-[.$O$3])" office:value-type="float" office:value="9" calcext:value-type="float">
            <text:p>9+</text:p>
          </table:table-cell>
          <table:table-cell table:style-name="ce219" table:formula="of:=MAX(2;LOOKUP([.$A19];CharacterLevel;ClassSkill)-[.$P$3])" office:value-type="float" office:value="9" calcext:value-type="float">
            <text:p>9+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 table:style-name="ce261" table:formula="of:=&quot;+&quot; &amp; ROUNDUP([.A19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880000" calcext:value-type="float">
            <text:p>880,000</text:p>
          </table:table-cell>
          <table:table-cell table:style-name="ce205" table:formula="of:=[.$C$15] &amp; &quot;+&quot; &amp; (([.A20]-10)*[.$C$2]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10" calcext:value-type="float">
            <text:p>10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217" table:formula="of:=MAX(2; LOOKUP([.$A20];CharacterLevel;Climb)-[.$J$3])" office:value-type="string" office:string-value="" calcext:value-type="error">
            <text:p>#REF!</text:p>
          </table:table-cell>
          <table:table-cell table:style-name="ce221" table:formula="of:=MAX(2;LOOKUP([.$A20];CharacterLevel;Perception)-[.$K$3]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LOOKUP([.$A20];CharacterLevel;Initiative)+[.M$3]" office:value-type="string" office:string-value="" calcext:value-type="error">
            <text:p>#REF!</text:p>
          </table:table-cell>
          <table:table-cell table:style-name="ce221" table:formula="of:=MAX(2;LOOKUP([.$A20];CharacterLevel;Perception)-[.$N$3])" office:value-type="string" office:string-value="" calcext:value-type="error">
            <text:p>#REF!</text:p>
          </table:table-cell>
          <table:table-cell table:style-name="ce221" table:formula="of:=MAX(2;LOOKUP([.$A20];CharacterLevel;ClassSkill)-[.$O$3])" office:value-type="float" office:value="10" calcext:value-type="float">
            <text:p>10+</text:p>
          </table:table-cell>
          <table:table-cell table:style-name="ce221" table:formula="of:=MAX(2;LOOKUP([.$A20];CharacterLevel;ClassSkill)-[.$P$3])" office:value-type="float" office:value="10" calcext:value-type="float">
            <text:p>10+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 table:style-name="ce263" table:formula="of:=&quot;+&quot; &amp; ROUNDUP([.A20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2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48"/>
          <table:table-cell/>
          <table:table-cell table:style-name="ce45"/>
          <table:table-cell table:number-columns-repeated="2"/>
          <table:table-cell table:style-name="ce248"/>
          <table:table-cell table:number-columns-repeated="2"/>
          <table:table-cell table:style-name="ce45" table:number-columns-repeated="4"/>
          <table:table-cell table:number-columns-repeated="7"/>
        </table:table-row>
        <table:table-row table:style-name="ro1" table:number-rows-repeated="8">
          <table:table-cell/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Dwarf-Cleric" table:style-name="ta1">
        <table:table-column table:style-name="co9" table:default-cell-style-name="ce22"/>
        <table:table-column table:style-name="co29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2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6" table:number-rows-spanned="1">
            <text:p>Skills</text:p>
          </table:table-cell>
          <table:covered-table-cell table:style-name="ce173"/>
          <table:covered-table-cell table:number-columns-repeated="4" table:style-name="ce174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229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Cleric</text:p>
          </table:table-cell>
          <table:table-cell table:style-name="ce173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8" calcext:value-type="string">
            <text:p>1d8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LOOKUP([.$A6];CharacterLevel;ClericDoom)-[.E$3])" office:value-type="float" office:value="9" calcext:value-type="float">
            <text:p>9+</text:p>
          </table:table-cell>
          <table:table-cell table:style-name="ce218" table:formula="of:=MAX(2;LOOKUP([.$A6];CharacterLevel;ClericRay)-[.F$3])" office:value-type="float" office:value="10" calcext:value-type="float">
            <text:p>10+</text:p>
          </table:table-cell>
          <table:table-cell table:style-name="ce218" table:formula="of:=MAX(2;LOOKUP([.$A6];CharacterLevel;ClericHold)-[.G$3])" office:value-type="float" office:value="12" calcext:value-type="float">
            <text:p>12+</text:p>
          </table:table-cell>
          <table:table-cell table:style-name="ce218" table:formula="of:=MAX(2;LOOKUP([.$A6];CharacterLevel;ClericBlast)-[.H$3])" office:value-type="float" office:value="14" calcext:value-type="float">
            <text:p>14+</text:p>
          </table:table-cell>
          <table:table-cell table:style-name="ce218" table:formula="of:=MAX(2;LOOKUP([.$A6];CharacterLevel;ClericSpell)-[.I$3])" office:value-type="float" office:value="11" calcext:value-type="float">
            <text:p>11+</text:p>
          </table:table-cell>
          <table:table-cell table:style-name="ce214" table:formula="of:=LOOKUP([.$A6];CharacterLevel;Climb)" office:value-type="string" office:string-value="" calcext:value-type="error">
            <text:p>#REF!</text:p>
          </table:table-cell>
          <table:table-cell table:style-name="ce218" table:formula="of:=LOOKUP([.$A6];CharacterLevel;Initiative)+[.K$3]" office:value-type="string" office:string-value="" calcext:value-type="error">
            <text:p>#REF!</text:p>
          </table:table-cell>
          <table:table-cell table:style-name="ce218" table:formula="of:=LOOKUP([.$A6];CharacterLevel;Perception)" office:value-type="string" office:string-value="" calcext:value-type="error">
            <text:p>#REF!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-[.$O$3])" office:value-type="float" office:value="2" calcext:value-type="float">
            <text:p>2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Q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2</text:p>
          </table:table-cell>
          <table:table-cell table:style-name="ce82" office:value-type="string" calcext:value-type="string">
            <text:p>Level – 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table:formula="of:=ROUND(LOOKUP([.A7];CharacterLevel;ClericXP)*1.1;-2)" office:value-type="float" office:value="1700" calcext:value-type="float">
            <text:p>1,700</text:p>
          </table:table-cell>
          <table:table-cell table:style-name="ce204" table:formula="of:=[.A7]&amp;[.$C$3]" office:value-type="string" office:string-value="2d8" calcext:value-type="string">
            <text:p>2d8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LOOKUP([.$A7];CharacterLevel;ClericDoom)-[.E$3])" office:value-type="float" office:value="8" calcext:value-type="float">
            <text:p>8+</text:p>
          </table:table-cell>
          <table:table-cell table:style-name="ce219" table:formula="of:=MAX(2;LOOKUP([.$A7];CharacterLevel;ClericRay)-[.F$3])" office:value-type="float" office:value="9" calcext:value-type="float">
            <text:p>9+</text:p>
          </table:table-cell>
          <table:table-cell table:style-name="ce219" table:formula="of:=MAX(2;LOOKUP([.$A7];CharacterLevel;ClericHold)-[.G$3])" office:value-type="float" office:value="11" calcext:value-type="float">
            <text:p>11+</text:p>
          </table:table-cell>
          <table:table-cell table:style-name="ce219" table:formula="of:=MAX(2;LOOKUP([.$A7];CharacterLevel;ClericBlast)-[.H$3])" office:value-type="float" office:value="13" calcext:value-type="float">
            <text:p>13+</text:p>
          </table:table-cell>
          <table:table-cell table:style-name="ce219" table:formula="of:=MAX(2;LOOKUP([.$A7];CharacterLevel;ClericSpell)-[.I$3])" office:value-type="float" office:value="10" calcext:value-type="float">
            <text:p>10+</text:p>
          </table:table-cell>
          <table:table-cell table:style-name="ce215" table:formula="of:=LOOKUP([.$A7];CharacterLevel;Climb)" office:value-type="string" office:string-value="" calcext:value-type="error">
            <text:p>#REF!</text:p>
          </table:table-cell>
          <table:table-cell table:style-name="ce222" table:formula="of:=LOOKUP([.$A7];CharacterLevel;Initiative)+[.K$3]" office:value-type="string" office:string-value="" calcext:value-type="error">
            <text:p>#REF!</text:p>
          </table:table-cell>
          <table:table-cell table:style-name="ce219" table:formula="of:=LOOKUP([.$A7];CharacterLevel;Perception)" office:value-type="string" office:string-value="" calcext:value-type="error">
            <text:p>#REF!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Q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ROUND(LOOKUP([.A8];CharacterLevel;ClericXP)*1.1;-2)" office:value-type="float" office:value="3300" calcext:value-type="float">
            <text:p>3,300</text:p>
          </table:table-cell>
          <table:table-cell table:style-name="ce22" table:formula="of:=[.A8]&amp;[.$C$3]" office:value-type="string" office:string-value="3d8" calcext:value-type="string">
            <text:p>3d8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LOOKUP([.$A8];CharacterLevel;ClericDoom)-[.E$3])" office:value-type="float" office:value="8" calcext:value-type="float">
            <text:p>8+</text:p>
          </table:table-cell>
          <table:table-cell table:style-name="ce220" table:formula="of:=MAX(2;LOOKUP([.$A8];CharacterLevel;ClericRay)-[.F$3])" office:value-type="float" office:value="9" calcext:value-type="float">
            <text:p>9+</text:p>
          </table:table-cell>
          <table:table-cell table:style-name="ce220" table:formula="of:=MAX(2;LOOKUP([.$A8];CharacterLevel;ClericHold)-[.G$3])" office:value-type="float" office:value="11" calcext:value-type="float">
            <text:p>11+</text:p>
          </table:table-cell>
          <table:table-cell table:style-name="ce220" table:formula="of:=MAX(2;LOOKUP([.$A8];CharacterLevel;ClericBlast)-[.H$3])" office:value-type="float" office:value="13" calcext:value-type="float">
            <text:p>13+</text:p>
          </table:table-cell>
          <table:table-cell table:style-name="ce220" table:formula="of:=MAX(2;LOOKUP([.$A8];CharacterLevel;ClericSpell)-[.I$3])" office:value-type="float" office:value="10" calcext:value-type="float">
            <text:p>10+</text:p>
          </table:table-cell>
          <table:table-cell table:style-name="ce216" table:formula="of:=LOOKUP([.$A8];CharacterLevel;Climb)" office:value-type="string" office:string-value="" calcext:value-type="error">
            <text:p>#REF!</text:p>
          </table:table-cell>
          <table:table-cell table:style-name="ce223" table:formula="of:=LOOKUP([.$A8];CharacterLevel;Initiative)+[.K$3]" office:value-type="string" office:string-value="" calcext:value-type="error">
            <text:p>#REF!</text:p>
          </table:table-cell>
          <table:table-cell table:style-name="ce220" table:formula="of:=LOOKUP([.$A8];CharacterLevel;Perception)" office:value-type="string" office:string-value="" calcext:value-type="error">
            <text:p>#REF!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Q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</text:p>
          </table:table-cell>
          <table:table-cell table:style-name="ce84" office:value-type="string" calcext:value-type="string">
            <text:p>Level – 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ROUND(LOOKUP([.A9];CharacterLevel;ClericXP)*1.1;-2)" office:value-type="float" office:value="6600" calcext:value-type="float">
            <text:p>6,600</text:p>
          </table:table-cell>
          <table:table-cell table:style-name="ce204" table:formula="of:=[.A9]&amp;[.$C$3]" office:value-type="string" office:string-value="4d8" calcext:value-type="string">
            <text:p>4d8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LOOKUP([.$A9];CharacterLevel;ClericDoom)-[.E$3])" office:value-type="float" office:value="7" calcext:value-type="float">
            <text:p>7+</text:p>
          </table:table-cell>
          <table:table-cell table:style-name="ce219" table:formula="of:=MAX(2;LOOKUP([.$A9];CharacterLevel;ClericRay)-[.F$3])" office:value-type="float" office:value="8" calcext:value-type="float">
            <text:p>8+</text:p>
          </table:table-cell>
          <table:table-cell table:style-name="ce219" table:formula="of:=MAX(2;LOOKUP([.$A9];CharacterLevel;ClericHold)-[.G$3])" office:value-type="float" office:value="10" calcext:value-type="float">
            <text:p>10+</text:p>
          </table:table-cell>
          <table:table-cell table:style-name="ce219" table:formula="of:=MAX(2;LOOKUP([.$A9];CharacterLevel;ClericBlast)-[.H$3])" office:value-type="float" office:value="12" calcext:value-type="float">
            <text:p>12+</text:p>
          </table:table-cell>
          <table:table-cell table:style-name="ce219" table:formula="of:=MAX(2;LOOKUP([.$A9];CharacterLevel;ClericSpell)-[.I$3])" office:value-type="float" office:value="9" calcext:value-type="float">
            <text:p>9+</text:p>
          </table:table-cell>
          <table:table-cell table:style-name="ce215" table:formula="of:=LOOKUP([.$A9];CharacterLevel;Climb)" office:value-type="string" office:string-value="" calcext:value-type="error">
            <text:p>#REF!</text:p>
          </table:table-cell>
          <table:table-cell table:style-name="ce222" table:formula="of:=LOOKUP([.$A9];CharacterLevel;Initiative)+[.K$3]" office:value-type="string" office:string-value="" calcext:value-type="error">
            <text:p>#REF!</text:p>
          </table:table-cell>
          <table:table-cell table:style-name="ce219" table:formula="of:=LOOKUP([.$A9];CharacterLevel;Perception)" office:value-type="string" office:string-value="" calcext:value-type="error">
            <text:p>#REF!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Q9]&amp; &quot;d6&quot;" office:value-type="string" office:string-value="4d6" calcext:value-type="string">
            <text:p>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+ 1</text:p>
          </table:table-cell>
          <table:table-cell table:style-name="ce83" office:value-type="string" calcext:value-type="string">
            <text:p>Level – 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ROUND(LOOKUP([.A10];CharacterLevel;ClericXP)*1.1;-3)" office:value-type="float" office:value="13000" calcext:value-type="float">
            <text:p>13,000</text:p>
          </table:table-cell>
          <table:table-cell table:style-name="ce22" table:formula="of:=[.A10]&amp;[.$C$3]" office:value-type="string" office:string-value="5d8" calcext:value-type="string">
            <text:p>5d8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LOOKUP([.$A10];CharacterLevel;ClericDoom)-[.E$3])" office:value-type="float" office:value="7" calcext:value-type="float">
            <text:p>7+</text:p>
          </table:table-cell>
          <table:table-cell table:style-name="ce220" table:formula="of:=MAX(2;LOOKUP([.$A10];CharacterLevel;ClericRay)-[.F$3])" office:value-type="float" office:value="8" calcext:value-type="float">
            <text:p>8+</text:p>
          </table:table-cell>
          <table:table-cell table:style-name="ce220" table:formula="of:=MAX(2;LOOKUP([.$A10];CharacterLevel;ClericHold)-[.G$3])" office:value-type="float" office:value="10" calcext:value-type="float">
            <text:p>10+</text:p>
          </table:table-cell>
          <table:table-cell table:style-name="ce220" table:formula="of:=MAX(2;LOOKUP([.$A10];CharacterLevel;ClericBlast)-[.H$3])" office:value-type="float" office:value="12" calcext:value-type="float">
            <text:p>12+</text:p>
          </table:table-cell>
          <table:table-cell table:style-name="ce220" table:formula="of:=MAX(2;LOOKUP([.$A10];CharacterLevel;ClericSpell)-[.I$3])" office:value-type="float" office:value="9" calcext:value-type="float">
            <text:p>9+</text:p>
          </table:table-cell>
          <table:table-cell table:style-name="ce216" table:formula="of:=LOOKUP([.$A10];CharacterLevel;Climb)" office:value-type="string" office:string-value="" calcext:value-type="error">
            <text:p>#REF!</text:p>
          </table:table-cell>
          <table:table-cell table:style-name="ce223" table:formula="of:=LOOKUP([.$A10];CharacterLevel;Initiative)+[.K$3]" office:value-type="string" office:string-value="" calcext:value-type="error">
            <text:p>#REF!</text:p>
          </table:table-cell>
          <table:table-cell table:style-name="ce220" table:formula="of:=LOOKUP([.$A10];CharacterLevel;Perception)" office:value-type="string" office:string-value="" calcext:value-type="error">
            <text:p>#REF!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Q10]&amp; &quot;d6&quot;" office:value-type="string" office:string-value="5d6" calcext:value-type="string">
            <text:p>5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 + 2</text:p>
          </table:table-cell>
          <table:table-cell table:style-name="ce85" office:value-type="string" calcext:value-type="string">
            <text:p>Level – 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ROUND(LOOKUP([.A11];CharacterLevel;ClericXP)*1.1;-3)" office:value-type="float" office:value="28000" calcext:value-type="float">
            <text:p>28,000</text:p>
          </table:table-cell>
          <table:table-cell table:style-name="ce204" table:formula="of:=[.A11]&amp;[.$C$3]" office:value-type="string" office:string-value="6d8" calcext:value-type="string">
            <text:p>6d8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LOOKUP([.$A11];CharacterLevel;ClericDoom)-[.E$3])" office:value-type="float" office:value="6" calcext:value-type="float">
            <text:p>6+</text:p>
          </table:table-cell>
          <table:table-cell table:style-name="ce219" table:formula="of:=MAX(2;LOOKUP([.$A11];CharacterLevel;ClericRay)-[.F$3])" office:value-type="float" office:value="7" calcext:value-type="float">
            <text:p>7+</text:p>
          </table:table-cell>
          <table:table-cell table:style-name="ce219" table:formula="of:=MAX(2;LOOKUP([.$A11];CharacterLevel;ClericHold)-[.G$3])" office:value-type="float" office:value="9" calcext:value-type="float">
            <text:p>9+</text:p>
          </table:table-cell>
          <table:table-cell table:style-name="ce219" table:formula="of:=MAX(2;LOOKUP([.$A11];CharacterLevel;ClericBlast)-[.H$3])" office:value-type="float" office:value="11" calcext:value-type="float">
            <text:p>11+</text:p>
          </table:table-cell>
          <table:table-cell table:style-name="ce219" table:formula="of:=MAX(2;LOOKUP([.$A11];CharacterLevel;ClericSpell)-[.I$3])" office:value-type="float" office:value="8" calcext:value-type="float">
            <text:p>8+</text:p>
          </table:table-cell>
          <table:table-cell table:style-name="ce215" table:formula="of:=LOOKUP([.$A11];CharacterLevel;Climb)" office:value-type="string" office:string-value="" calcext:value-type="error">
            <text:p>#REF!</text:p>
          </table:table-cell>
          <table:table-cell table:style-name="ce222" table:formula="of:=LOOKUP([.$A11];CharacterLevel;Initiative)+[.K$3]" office:value-type="string" office:string-value="" calcext:value-type="error">
            <text:p>#REF!</text:p>
          </table:table-cell>
          <table:table-cell table:style-name="ce219" table:formula="of:=LOOKUP([.$A11];CharacterLevel;Perception)" office:value-type="string" office:string-value="" calcext:value-type="error">
            <text:p>#REF!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Q11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ROUND(LOOKUP([.A12];CharacterLevel;ClericXP)*1.1;-3)" office:value-type="float" office:value="55000" calcext:value-type="float">
            <text:p>55,000</text:p>
          </table:table-cell>
          <table:table-cell table:style-name="ce22" table:formula="of:=[.A12]&amp;[.$C$3]" office:value-type="string" office:string-value="7d8" calcext:value-type="string">
            <text:p>7d8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LOOKUP([.$A12];CharacterLevel;ClericDoom)-[.E$3])" office:value-type="float" office:value="5" calcext:value-type="float">
            <text:p>5+</text:p>
          </table:table-cell>
          <table:table-cell table:style-name="ce220" table:formula="of:=MAX(2;LOOKUP([.$A12];CharacterLevel;ClericRay)-[.F$3])" office:value-type="float" office:value="7" calcext:value-type="float">
            <text:p>7+</text:p>
          </table:table-cell>
          <table:table-cell table:style-name="ce220" table:formula="of:=MAX(2;LOOKUP([.$A12];CharacterLevel;ClericHold)-[.G$3])" office:value-type="float" office:value="9" calcext:value-type="float">
            <text:p>9+</text:p>
          </table:table-cell>
          <table:table-cell table:style-name="ce220" table:formula="of:=MAX(2;LOOKUP([.$A12];CharacterLevel;ClericBlast)-[.H$3])" office:value-type="float" office:value="10" calcext:value-type="float">
            <text:p>10+</text:p>
          </table:table-cell>
          <table:table-cell table:style-name="ce220" table:formula="of:=MAX(2;LOOKUP([.$A12];CharacterLevel;ClericSpell)-[.I$3])" office:value-type="float" office:value="7" calcext:value-type="float">
            <text:p>7+</text:p>
          </table:table-cell>
          <table:table-cell table:style-name="ce216" table:formula="of:=LOOKUP([.$A12];CharacterLevel;Climb)" office:value-type="string" office:string-value="" calcext:value-type="error">
            <text:p>#REF!</text:p>
          </table:table-cell>
          <table:table-cell table:style-name="ce223" table:formula="of:=LOOKUP([.$A12];CharacterLevel;Initiative)+[.K$3]" office:value-type="string" office:string-value="" calcext:value-type="error">
            <text:p>#REF!</text:p>
          </table:table-cell>
          <table:table-cell table:style-name="ce220" table:formula="of:=LOOKUP([.$A12];CharacterLevel;Perception)" office:value-type="string" office:string-value="" calcext:value-type="error">
            <text:p>#REF!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Q12]&amp; &quot;d6&quot;" office:value-type="string" office:string-value="7d6" calcext:value-type="string">
            <text:p>7d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ROUND(LOOKUP([.A13];CharacterLevel;ClericXP)*1.1;-3)" office:value-type="float" office:value="110000" calcext:value-type="float">
            <text:p>110,000</text:p>
          </table:table-cell>
          <table:table-cell table:style-name="ce204" table:formula="of:=[.A13]&amp;[.$C$3]" office:value-type="string" office:string-value="8d8" calcext:value-type="string">
            <text:p>8d8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LOOKUP([.$A13];CharacterLevel;ClericDoom)-[.E$3])" office:value-type="float" office:value="5" calcext:value-type="float">
            <text:p>5+</text:p>
          </table:table-cell>
          <table:table-cell table:style-name="ce219" table:formula="of:=MAX(2;LOOKUP([.$A13];CharacterLevel;ClericRay)-[.F$3])" office:value-type="float" office:value="6" calcext:value-type="float">
            <text:p>6+</text:p>
          </table:table-cell>
          <table:table-cell table:style-name="ce219" table:formula="of:=MAX(2;LOOKUP([.$A13];CharacterLevel;ClericHold)-[.G$3])" office:value-type="float" office:value="8" calcext:value-type="float">
            <text:p>8+</text:p>
          </table:table-cell>
          <table:table-cell table:style-name="ce219" table:formula="of:=MAX(2;LOOKUP([.$A13];CharacterLevel;ClericBlast)-[.H$3])" office:value-type="float" office:value="10" calcext:value-type="float">
            <text:p>10+</text:p>
          </table:table-cell>
          <table:table-cell table:style-name="ce219" table:formula="of:=MAX(2;LOOKUP([.$A13];CharacterLevel;ClericSpell)-[.I$3])" office:value-type="float" office:value="7" calcext:value-type="float">
            <text:p>7+</text:p>
          </table:table-cell>
          <table:table-cell table:style-name="ce215" table:formula="of:=LOOKUP([.$A13];CharacterLevel;Climb)" office:value-type="string" office:string-value="" calcext:value-type="error">
            <text:p>#REF!</text:p>
          </table:table-cell>
          <table:table-cell table:style-name="ce222" table:formula="of:=LOOKUP([.$A13];CharacterLevel;Initiative)+[.K$3]" office:value-type="string" office:string-value="" calcext:value-type="error">
            <text:p>#REF!</text:p>
          </table:table-cell>
          <table:table-cell table:style-name="ce219" table:formula="of:=LOOKUP([.$A13];CharacterLevel;Perception)" office:value-type="string" office:string-value="" calcext:value-type="error">
            <text:p>#REF!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Q13]&amp; &quot;d6&quot;" office:value-type="string" office:string-value="8d6" calcext:value-type="string">
            <text:p>8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ROUND(LOOKUP([.A14];CharacterLevel;ClericXP)*1.1;-3)" office:value-type="float" office:value="220000" calcext:value-type="float">
            <text:p>220,000</text:p>
          </table:table-cell>
          <table:table-cell table:style-name="ce22" table:formula="of:=[.A14]&amp;[.$C$3]" office:value-type="string" office:string-value="9d8" calcext:value-type="string">
            <text:p>9d8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LOOKUP([.$A14];CharacterLevel;ClericDoom)-[.E$3])" office:value-type="float" office:value="4" calcext:value-type="float">
            <text:p>4+</text:p>
          </table:table-cell>
          <table:table-cell table:style-name="ce220" table:formula="of:=MAX(2;LOOKUP([.$A14];CharacterLevel;ClericRay)-[.F$3])" office:value-type="float" office:value="6" calcext:value-type="float">
            <text:p>6+</text:p>
          </table:table-cell>
          <table:table-cell table:style-name="ce220" table:formula="of:=MAX(2;LOOKUP([.$A14];CharacterLevel;ClericHold)-[.G$3])" office:value-type="float" office:value="8" calcext:value-type="float">
            <text:p>8+</text:p>
          </table:table-cell>
          <table:table-cell table:style-name="ce220" table:formula="of:=MAX(2;LOOKUP([.$A14];CharacterLevel;ClericBlast)-[.H$3])" office:value-type="float" office:value="9" calcext:value-type="float">
            <text:p>9+</text:p>
          </table:table-cell>
          <table:table-cell table:style-name="ce220" table:formula="of:=MAX(2;LOOKUP([.$A14];CharacterLevel;ClericSpell)-[.I$3])" office:value-type="float" office:value="6" calcext:value-type="float">
            <text:p>6+</text:p>
          </table:table-cell>
          <table:table-cell table:style-name="ce216" table:formula="of:=LOOKUP([.$A14];CharacterLevel;Climb)" office:value-type="string" office:string-value="" calcext:value-type="error">
            <text:p>#REF!</text:p>
          </table:table-cell>
          <table:table-cell table:style-name="ce223" table:formula="of:=LOOKUP([.$A14];CharacterLevel;Initiative)+[.K$3]" office:value-type="string" office:string-value="" calcext:value-type="error">
            <text:p>#REF!</text:p>
          </table:table-cell>
          <table:table-cell table:style-name="ce220" table:formula="of:=LOOKUP([.$A14];CharacterLevel;Perception)" office:value-type="string" office:string-value="" calcext:value-type="error">
            <text:p>#REF!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Q14]&amp; &quot;d6&quot;" office:value-type="string" office:string-value="9d6" calcext:value-type="string">
            <text:p>9d6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30000" office:value-type="float" office:value="350000" calcext:value-type="float">
            <text:p>350,000</text:p>
          </table:table-cell>
          <table:table-cell table:style-name="ce204" table:formula="of:=[.A15]&amp;[.$C$3]" office:value-type="string" office:string-value="10d8" calcext:value-type="string">
            <text:p>10d8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LOOKUP([.$A15];CharacterLevel;ClericDoom)-[.E$3])" office:value-type="float" office:value="4" calcext:value-type="float">
            <text:p>4+</text:p>
          </table:table-cell>
          <table:table-cell table:style-name="ce219" table:formula="of:=MAX(2;LOOKUP([.$A15];CharacterLevel;ClericRay)-[.F$3])" office:value-type="float" office:value="5" calcext:value-type="float">
            <text:p>5+</text:p>
          </table:table-cell>
          <table:table-cell table:style-name="ce219" table:formula="of:=MAX(2;LOOKUP([.$A15];CharacterLevel;ClericHold)-[.G$3])" office:value-type="float" office:value="7" calcext:value-type="float">
            <text:p>7+</text:p>
          </table:table-cell>
          <table:table-cell table:style-name="ce219" table:formula="of:=MAX(2;LOOKUP([.$A15];CharacterLevel;ClericBlast)-[.H$3])" office:value-type="float" office:value="9" calcext:value-type="float">
            <text:p>9+</text:p>
          </table:table-cell>
          <table:table-cell table:style-name="ce219" table:formula="of:=MAX(2;LOOKUP([.$A15];CharacterLevel;ClericSpell)-[.I$3])" office:value-type="float" office:value="6" calcext:value-type="float">
            <text:p>6+</text:p>
          </table:table-cell>
          <table:table-cell table:style-name="ce215" table:formula="of:=LOOKUP([.$A15];CharacterLevel;Climb)" office:value-type="string" office:string-value="" calcext:value-type="error">
            <text:p>#REF!</text:p>
          </table:table-cell>
          <table:table-cell table:style-name="ce222" table:formula="of:=LOOKUP([.$A15];CharacterLevel;Initiative)+[.K$3]" office:value-type="string" office:string-value="" calcext:value-type="error">
            <text:p>#REF!</text:p>
          </table:table-cell>
          <table:table-cell table:style-name="ce219" table:formula="of:=LOOKUP([.$A15];CharacterLevel;Perception)" office:value-type="string" office:string-value="" calcext:value-type="error">
            <text:p>#REF!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-[.$O$3])" office:value-type="float" office:value="3" calcext:value-type="float">
            <text:p>3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Q15]&amp; &quot;d6&quot;" office:value-type="string" office:string-value="10d6" calcext:value-type="string">
            <text:p>10d6</text:p>
          </table:table-cell>
          <table:table-cell table:style-name="ce5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30000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8+2" calcext:value-type="string">
            <text:p>10d8+2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LOOKUP([.$A16];CharacterLevel;ClericDoom)-[.E$3])" office:value-type="float" office:value="3" calcext:value-type="float">
            <text:p>3+</text:p>
          </table:table-cell>
          <table:table-cell table:style-name="ce220" table:formula="of:=MAX(2;LOOKUP([.$A16];CharacterLevel;ClericRay)-[.F$3])" office:value-type="float" office:value="5" calcext:value-type="float">
            <text:p>5+</text:p>
          </table:table-cell>
          <table:table-cell table:style-name="ce220" table:formula="of:=MAX(2;LOOKUP([.$A16];CharacterLevel;ClericHold)-[.G$3])" office:value-type="float" office:value="7" calcext:value-type="float">
            <text:p>7+</text:p>
          </table:table-cell>
          <table:table-cell table:style-name="ce220" table:formula="of:=MAX(2;LOOKUP([.$A16];CharacterLevel;ClericBlast)-[.H$3])" office:value-type="float" office:value="8" calcext:value-type="float">
            <text:p>8+</text:p>
          </table:table-cell>
          <table:table-cell table:style-name="ce220" table:formula="of:=MAX(2;LOOKUP([.$A16];CharacterLevel;ClericSpell)-[.I$3])" office:value-type="float" office:value="5" calcext:value-type="float">
            <text:p>5+</text:p>
          </table:table-cell>
          <table:table-cell table:style-name="ce216" table:formula="of:=LOOKUP([.$A16];CharacterLevel;Climb)" office:value-type="string" office:string-value="" calcext:value-type="error">
            <text:p>#REF!</text:p>
          </table:table-cell>
          <table:table-cell table:style-name="ce223" table:formula="of:=LOOKUP([.$A16];CharacterLevel;Initiative)+[.K$3]" office:value-type="string" office:string-value="" calcext:value-type="error">
            <text:p>#REF!</text:p>
          </table:table-cell>
          <table:table-cell table:style-name="ce220" table:formula="of:=LOOKUP([.$A16];CharacterLevel;Perception)" office:value-type="string" office:string-value="" calcext:value-type="error">
            <text:p>#REF!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-[.$O$3])" office:value-type="float" office:value="3" calcext:value-type="float">
            <text:p>3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Q16]&amp; &quot;d6&quot;" office:value-type="string" office:string-value="11d6" calcext:value-type="string">
            <text:p>11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30000" office:value-type="float" office:value="610000" calcext:value-type="float">
            <text:p>610,000</text:p>
          </table:table-cell>
          <table:table-cell table:style-name="ce204" table:formula="of:=[.$C$15] &amp; &quot;+&quot; &amp; (([.A17]-10)*[.$C$2])" office:value-type="string" office:string-value="10d8+4" calcext:value-type="string">
            <text:p>10d8+4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LOOKUP([.$A17];CharacterLevel;ClericDoom)-[.E$3])" office:value-type="float" office:value="3" calcext:value-type="float">
            <text:p>3+</text:p>
          </table:table-cell>
          <table:table-cell table:style-name="ce219" table:formula="of:=MAX(2;LOOKUP([.$A17];CharacterLevel;ClericRay)-[.F$3])" office:value-type="float" office:value="4" calcext:value-type="float">
            <text:p>4+</text:p>
          </table:table-cell>
          <table:table-cell table:style-name="ce219" table:formula="of:=MAX(2;LOOKUP([.$A17];CharacterLevel;ClericHold)-[.G$3])" office:value-type="float" office:value="6" calcext:value-type="float">
            <text:p>6+</text:p>
          </table:table-cell>
          <table:table-cell table:style-name="ce219" table:formula="of:=MAX(2;LOOKUP([.$A17];CharacterLevel;ClericBlast)-[.H$3])" office:value-type="float" office:value="8" calcext:value-type="float">
            <text:p>8+</text:p>
          </table:table-cell>
          <table:table-cell table:style-name="ce219" table:formula="of:=MAX(2;LOOKUP([.$A17];CharacterLevel;ClericSpell)-[.I$3])" office:value-type="float" office:value="5" calcext:value-type="float">
            <text:p>5+</text:p>
          </table:table-cell>
          <table:table-cell table:style-name="ce215" table:formula="of:=LOOKUP([.$A17];CharacterLevel;Climb)" office:value-type="string" office:string-value="" calcext:value-type="error">
            <text:p>#REF!</text:p>
          </table:table-cell>
          <table:table-cell table:style-name="ce222" table:formula="of:=LOOKUP([.$A17];CharacterLevel;Initiative)+[.K$3]" office:value-type="string" office:string-value="" calcext:value-type="error">
            <text:p>#REF!</text:p>
          </table:table-cell>
          <table:table-cell table:style-name="ce219" table:formula="of:=LOOKUP([.$A17];CharacterLevel;Perception)" office:value-type="string" office:string-value="" calcext:value-type="error">
            <text:p>#REF!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-[.$O$3])" office:value-type="float" office:value="4" calcext:value-type="float">
            <text:p>4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Q17]&amp; &quot;d6&quot;" office:value-type="string" office:string-value="12d6" calcext:value-type="string">
            <text:p>12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30000" office:value-type="float" office:value="740000" calcext:value-type="float">
            <text:p>740,000</text:p>
          </table:table-cell>
          <table:table-cell table:style-name="ce22" table:formula="of:=[.$C$15] &amp; &quot;+&quot; &amp; (([.A18]-10)*[.$C$2])" office:value-type="string" office:string-value="10d8+6" calcext:value-type="string">
            <text:p>10d8+6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LOOKUP([.$A18];CharacterLevel;ClericDoom)-[.E$3])" office:value-type="float" office:value="2" calcext:value-type="float">
            <text:p>2+</text:p>
          </table:table-cell>
          <table:table-cell table:style-name="ce220" table:formula="of:=MAX(2;LOOKUP([.$A18];CharacterLevel;ClericRay)-[.F$3])" office:value-type="float" office:value="4" calcext:value-type="float">
            <text:p>4+</text:p>
          </table:table-cell>
          <table:table-cell table:style-name="ce220" table:formula="of:=MAX(2;LOOKUP([.$A18];CharacterLevel;ClericHold)-[.G$3])" office:value-type="float" office:value="6" calcext:value-type="float">
            <text:p>6+</text:p>
          </table:table-cell>
          <table:table-cell table:style-name="ce220" table:formula="of:=MAX(2;LOOKUP([.$A18];CharacterLevel;ClericBlast)-[.H$3])" office:value-type="float" office:value="7" calcext:value-type="float">
            <text:p>7+</text:p>
          </table:table-cell>
          <table:table-cell table:style-name="ce220" table:formula="of:=MAX(2;LOOKUP([.$A18];CharacterLevel;ClericSpell)-[.I$3])" office:value-type="float" office:value="4" calcext:value-type="float">
            <text:p>4+</text:p>
          </table:table-cell>
          <table:table-cell table:style-name="ce216" table:formula="of:=LOOKUP([.$A18];CharacterLevel;Climb)" office:value-type="string" office:string-value="" calcext:value-type="error">
            <text:p>#REF!</text:p>
          </table:table-cell>
          <table:table-cell table:style-name="ce223" table:formula="of:=LOOKUP([.$A18];CharacterLevel;Initiative)+[.K$3]" office:value-type="string" office:string-value="" calcext:value-type="error">
            <text:p>#REF!</text:p>
          </table:table-cell>
          <table:table-cell table:style-name="ce220" table:formula="of:=LOOKUP([.$A18];CharacterLevel;Perception)" office:value-type="string" office:string-value="" calcext:value-type="error">
            <text:p>#REF!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-[.$O$3])" office:value-type="float" office:value="4" calcext:value-type="float">
            <text:p>4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Q18]&amp; &quot;d6&quot;" office:value-type="string" office:string-value="13d6" calcext:value-type="string">
            <text:p>13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30000" office:value-type="float" office:value="870000" calcext:value-type="float">
            <text:p>870,000</text:p>
          </table:table-cell>
          <table:table-cell table:style-name="ce204" table:formula="of:=[.$C$15] &amp; &quot;+&quot; &amp; (([.A19]-10)*[.$C$2])" office:value-type="string" office:string-value="10d8+8" calcext:value-type="string">
            <text:p>10d8+8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LOOKUP([.$A19];CharacterLevel;ClericDoom)-[.E$3])" office:value-type="float" office:value="2" calcext:value-type="float">
            <text:p>2+</text:p>
          </table:table-cell>
          <table:table-cell table:style-name="ce219" table:formula="of:=MAX(2;LOOKUP([.$A19];CharacterLevel;ClericRay)-[.F$3])" office:value-type="float" office:value="3" calcext:value-type="float">
            <text:p>3+</text:p>
          </table:table-cell>
          <table:table-cell table:style-name="ce219" table:formula="of:=MAX(2;LOOKUP([.$A19];CharacterLevel;ClericHold)-[.G$3])" office:value-type="float" office:value="5" calcext:value-type="float">
            <text:p>5+</text:p>
          </table:table-cell>
          <table:table-cell table:style-name="ce219" table:formula="of:=MAX(2;LOOKUP([.$A19];CharacterLevel;ClericBlast)-[.H$3])" office:value-type="float" office:value="6" calcext:value-type="float">
            <text:p>6+</text:p>
          </table:table-cell>
          <table:table-cell table:style-name="ce219" table:formula="of:=MAX(2;LOOKUP([.$A19];CharacterLevel;ClericSpell)-[.I$3])" office:value-type="float" office:value="3" calcext:value-type="float">
            <text:p>3+</text:p>
          </table:table-cell>
          <table:table-cell table:style-name="ce215" table:formula="of:=LOOKUP([.$A19];CharacterLevel;Climb)" office:value-type="string" office:string-value="" calcext:value-type="error">
            <text:p>#REF!</text:p>
          </table:table-cell>
          <table:table-cell table:style-name="ce222" table:formula="of:=LOOKUP([.$A19];CharacterLevel;Initiative)+[.K$3]" office:value-type="string" office:string-value="" calcext:value-type="error">
            <text:p>#REF!</text:p>
          </table:table-cell>
          <table:table-cell table:style-name="ce219" table:formula="of:=LOOKUP([.$A19];CharacterLevel;Perception)" office:value-type="string" office:string-value="" calcext:value-type="error">
            <text:p>#REF!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-[.$O$3])" office:value-type="float" office:value="5" calcext:value-type="float">
            <text:p>5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Q19]&amp; &quot;d6&quot;" office:value-type="string" office:string-value="14d6" calcext:value-type="string">
            <text:p>14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number-columns-repeated="2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30000" office:value-type="float" office:value="1000000" calcext:value-type="float">
            <text:p>1,000,000</text:p>
          </table:table-cell>
          <table:table-cell table:style-name="ce205" table:formula="of:=[.$C$15] &amp; &quot;+&quot; &amp; (([.A20]-10)*[.$C$2])" office:value-type="string" office:string-value="10d8+10" calcext:value-type="string">
            <text:p>10d8+10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LOOKUP([.$A20];CharacterLevel;ClericDoom)-[.E$3])" office:value-type="float" office:value="2" calcext:value-type="float">
            <text:p>2+</text:p>
          </table:table-cell>
          <table:table-cell table:style-name="ce221" table:formula="of:=MAX(2;LOOKUP([.$A20];CharacterLevel;ClericRay)-[.F$3])" office:value-type="float" office:value="3" calcext:value-type="float">
            <text:p>3+</text:p>
          </table:table-cell>
          <table:table-cell table:style-name="ce221" table:formula="of:=MAX(2;LOOKUP([.$A20];CharacterLevel;ClericHold)-[.G$3])" office:value-type="float" office:value="5" calcext:value-type="float">
            <text:p>5+</text:p>
          </table:table-cell>
          <table:table-cell table:style-name="ce221" table:formula="of:=MAX(2;LOOKUP([.$A20];CharacterLevel;ClericBlast)-[.H$3])" office:value-type="float" office:value="6" calcext:value-type="float">
            <text:p>6+</text:p>
          </table:table-cell>
          <table:table-cell table:style-name="ce221" table:formula="of:=MAX(2;LOOKUP([.$A20];CharacterLevel;ClericSpell)-[.I$3])" office:value-type="float" office:value="3" calcext:value-type="float">
            <text:p>3+</text:p>
          </table:table-cell>
          <table:table-cell table:style-name="ce217" table:formula="of:=LOOKUP([.$A20];CharacterLevel;Climb)" office:value-type="string" office:string-value="" calcext:value-type="error">
            <text:p>#REF!</text:p>
          </table:table-cell>
          <table:table-cell table:style-name="ce221" table:formula="of:=LOOKUP([.$A20];CharacterLevel;Initiative)+[.K$3]" office:value-type="string" office:string-value="" calcext:value-type="error">
            <text:p>#REF!</text:p>
          </table:table-cell>
          <table:table-cell table:style-name="ce221" table:formula="of:=LOOKUP([.$A20];CharacterLevel;Perception)" office:value-type="string" office:string-value="" calcext:value-type="error">
            <text:p>#REF!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-[.$O$3])" office:value-type="float" office:value="5" calcext:value-type="float">
            <text:p>5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Q20]&amp; &quot;d6&quot;" office:value-type="string" office:string-value="15d6" calcext:value-type="string">
            <text:p>15d6</text:p>
          </table:table-cell>
          <table:table-cell table:style-name="ce21" office:value-type="float" office:value="7" calcext:value-type="float">
            <text:p>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160" office:value-type="string" calcext:value-type="string" table:number-columns-spanned="15" table:number-rows-spanned="1">
            <text:p>* CON Modifiers for HP no longer apply after 10<text:span text:style-name="T1">th</text:span> level.</text:p>
          </table:table-cell>
          <table:covered-table-cell table:number-columns-repeated="14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table:style-name="Default" office:value-type="string" calcext:value-type="string">
            <text:p>Cannot use Large weapons.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Low-Light Vision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Keen Hearing: Advantage on Perception (Hearing)</text:p>
          </table:table-cell>
          <table:table-cell table:number-columns-repeated="28"/>
        </table:table-row>
        <table:table-row table:style-name="ro1">
          <table:table-cell table:style-name="ce249" office:value-type="string" calcext:value-type="string">
            <text:p>Better Saves</text:p>
          </table:table-cell>
          <table:table-cell table:number-columns-repeated="28"/>
        </table:table-row>
        <table:table-row table:style-name="ro1">
          <table:table-cell table:style-name="ce249" office:value-type="string" calcext:value-type="string">
            <text:p>'+1 HP / level</text:p>
          </table:table-cell>
          <table:table-cell table:number-columns-repeated="28"/>
        </table:table-row>
        <table:table-row table:style-name="ro1" table:number-rows-repeated="1048548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Dwarf-Fighter" table:style-name="ta1">
        <table:table-column table:style-name="co9" table:default-cell-style-name="ce22"/>
        <table:table-column table:style-name="co29" table:default-cell-style-name="ce161"/>
        <table:table-column table:style-name="co29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6" table:number-rows-spanned="1">
            <text:p>Skills</text:p>
          </table:table-cell>
          <table:covered-table-cell table:style-name="ce173"/>
          <table:covered-table-cell table:number-columns-repeated="4" table:style-name="ce174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50" office:value-type="string" calcext:value-type="string" table:number-columns-spanned="2" table:number-rows-spanned="1">
            <text:p>Damage Bonus</text:p>
          </table:table-cell>
          <table:covered-table-cell table:style-name="ce25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Fighter</text:p>
          </table:table-cell>
          <table:table-cell table:style-name="ce173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10" calcext:value-type="string">
            <text:p>1d10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LOOKUP([.$A6];CharacterLevel;FighterDoom)-[.E$3])" office:value-type="float" office:value="10" calcext:value-type="float">
            <text:p>10+</text:p>
          </table:table-cell>
          <table:table-cell table:style-name="ce218" table:formula="of:=MAX(2;LOOKUP([.$A6];CharacterLevel;FighterRay)-[.F$3])" office:value-type="float" office:value="11" calcext:value-type="float">
            <text:p>11+</text:p>
          </table:table-cell>
          <table:table-cell table:style-name="ce218" table:formula="of:=MAX(2;LOOKUP([.$A6];CharacterLevel;FighterHold)-[.G$3])" office:value-type="float" office:value="12" calcext:value-type="float">
            <text:p>12+</text:p>
          </table:table-cell>
          <table:table-cell table:style-name="ce218" table:formula="of:=MAX(2;LOOKUP([.$A6];CharacterLevel;FighterBlast)-[.H$3])" office:value-type="float" office:value="13" calcext:value-type="float">
            <text:p>13+</text:p>
          </table:table-cell>
          <table:table-cell table:style-name="ce218" table:formula="of:=MAX(2;LOOKUP([.$A6];CharacterLevel;FighterSpell)-[.I$3])" office:value-type="float" office:value="12" calcext:value-type="float">
            <text:p>12+</text:p>
          </table:table-cell>
          <table:table-cell table:style-name="ce214" table:formula="of:=LOOKUP([.$A6];CharacterLevel;Climb)" office:value-type="string" office:string-value="" calcext:value-type="error">
            <text:p>#REF!</text:p>
          </table:table-cell>
          <table:table-cell table:style-name="ce218" table:formula="of:=LOOKUP([.$A6];CharacterLevel;Initiative)+[.K$3]" office:value-type="string" office:string-value="" calcext:value-type="error">
            <text:p>#REF!</text:p>
          </table:table-cell>
          <table:table-cell table:style-name="ce218" table:formula="of:=LOOKUP([.$A6];CharacterLevel;Perception)" office:value-type="string" office:string-value="" calcext:value-type="error">
            <text:p>#REF!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-[.$O$3])" office:value-type="float" office:value="2" calcext:value-type="float">
            <text:p>2+</text:p>
          </table:table-cell>
          <table:table-cell table:style-name="ce19" table:formula="of:=ROUNDUP([.A6]/2)" office:value-type="float" office:value="1" calcext:value-type="float">
            <text:p>1</text:p>
          </table:table-cell>
          <table:table-cell table:style-name="ce218" table:formula="of:=15-ROUND([.A6]*[.$Q$3])" office:value-type="float" office:value="14" calcext:value-type="float">
            <text:p>14+</text:p>
          </table:table-cell>
          <table:table-cell table:style-name="ce203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200" calcext:value-type="float">
            <text:p>2,200</text:p>
          </table:table-cell>
          <table:table-cell table:style-name="ce204" table:formula="of:=[.A7]&amp;[.$C$3]" office:value-type="string" office:string-value="2d10" calcext:value-type="string">
            <text:p>2d10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LOOKUP([.$A7];CharacterLevel;FighterDoom)-[.E$3])" office:value-type="float" office:value="10" calcext:value-type="float">
            <text:p>10+</text:p>
          </table:table-cell>
          <table:table-cell table:style-name="ce219" table:formula="of:=MAX(2;LOOKUP([.$A7];CharacterLevel;FighterRay)-[.F$3])" office:value-type="float" office:value="11" calcext:value-type="float">
            <text:p>11+</text:p>
          </table:table-cell>
          <table:table-cell table:style-name="ce219" table:formula="of:=MAX(2;LOOKUP([.$A7];CharacterLevel;FighterHold)-[.G$3])" office:value-type="float" office:value="12" calcext:value-type="float">
            <text:p>12+</text:p>
          </table:table-cell>
          <table:table-cell table:style-name="ce219" table:formula="of:=MAX(2;LOOKUP([.$A7];CharacterLevel;FighterBlast)-[.H$3])" office:value-type="float" office:value="13" calcext:value-type="float">
            <text:p>13+</text:p>
          </table:table-cell>
          <table:table-cell table:style-name="ce219" table:formula="of:=MAX(2;LOOKUP([.$A7];CharacterLevel;FighterSpell)-[.I$3])" office:value-type="float" office:value="12" calcext:value-type="float">
            <text:p>12+</text:p>
          </table:table-cell>
          <table:table-cell table:style-name="ce215" table:formula="of:=LOOKUP([.$A7];CharacterLevel;Climb)" office:value-type="string" office:string-value="" calcext:value-type="error">
            <text:p>#REF!</text:p>
          </table:table-cell>
          <table:table-cell table:style-name="ce222" table:formula="of:=LOOKUP([.$A7];CharacterLevel;Initiative)+[.K$3]" office:value-type="string" office:string-value="" calcext:value-type="error">
            <text:p>#REF!</text:p>
          </table:table-cell>
          <table:table-cell table:style-name="ce219" table:formula="of:=LOOKUP([.$A7];CharacterLevel;Perception)" office:value-type="string" office:string-value="" calcext:value-type="error">
            <text:p>#REF!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-[.$O$3])" office:value-type="float" office:value="2" calcext:value-type="float">
            <text:p>2+</text:p>
          </table:table-cell>
          <table:table-cell table:style-name="ce5" table:formula="of:=ROUNDUP([.A7]/2)" office:value-type="float" office:value="1" calcext:value-type="float">
            <text:p>1</text:p>
          </table:table-cell>
          <table:table-cell table:style-name="ce219" table:formula="of:=15-ROUND([.A7]*[.$Q$3])" office:value-type="float" office:value="14" calcext:value-type="float">
            <text:p>14+</text:p>
          </table:table-cell>
          <table:table-cell table:style-name="ce204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400" calcext:value-type="float">
            <text:p>4,400</text:p>
          </table:table-cell>
          <table:table-cell table:style-name="ce22" table:formula="of:=[.A8]&amp;[.$C$3]" office:value-type="string" office:string-value="3d10" calcext:value-type="string">
            <text:p>3d10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LOOKUP([.$A8];CharacterLevel;FighterDoom)-[.E$3])" office:value-type="float" office:value="9" calcext:value-type="float">
            <text:p>9+</text:p>
          </table:table-cell>
          <table:table-cell table:style-name="ce220" table:formula="of:=MAX(2;LOOKUP([.$A8];CharacterLevel;FighterRay)-[.F$3])" office:value-type="float" office:value="10" calcext:value-type="float">
            <text:p>10+</text:p>
          </table:table-cell>
          <table:table-cell table:style-name="ce220" table:formula="of:=MAX(2;LOOKUP([.$A8];CharacterLevel;FighterHold)-[.G$3])" office:value-type="float" office:value="11" calcext:value-type="float">
            <text:p>11+</text:p>
          </table:table-cell>
          <table:table-cell table:style-name="ce220" table:formula="of:=MAX(2;LOOKUP([.$A8];CharacterLevel;FighterBlast)-[.H$3])" office:value-type="float" office:value="12" calcext:value-type="float">
            <text:p>12+</text:p>
          </table:table-cell>
          <table:table-cell table:style-name="ce220" table:formula="of:=MAX(2;LOOKUP([.$A8];CharacterLevel;FighterSpell)-[.I$3])" office:value-type="float" office:value="11" calcext:value-type="float">
            <text:p>11+</text:p>
          </table:table-cell>
          <table:table-cell table:style-name="ce216" table:formula="of:=LOOKUP([.$A8];CharacterLevel;Climb)" office:value-type="string" office:string-value="" calcext:value-type="error">
            <text:p>#REF!</text:p>
          </table:table-cell>
          <table:table-cell table:style-name="ce223" table:formula="of:=LOOKUP([.$A8];CharacterLevel;Initiative)+[.K$3]" office:value-type="string" office:string-value="" calcext:value-type="error">
            <text:p>#REF!</text:p>
          </table:table-cell>
          <table:table-cell table:style-name="ce220" table:formula="of:=LOOKUP([.$A8];CharacterLevel;Perception)" office:value-type="string" office:string-value="" calcext:value-type="error">
            <text:p>#REF!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-[.$O$3])" office:value-type="float" office:value="2" calcext:value-type="float">
            <text:p>2+</text:p>
          </table:table-cell>
          <table:table-cell table:style-name="ce20" table:formula="of:=ROUNDUP([.A8]/2)" office:value-type="float" office:value="2" calcext:value-type="float">
            <text:p>2</text:p>
          </table:table-cell>
          <table:table-cell table:style-name="ce220" table:formula="of:=15-ROUND([.A8]*[.$Q$3])" office:value-type="float" office:value="13" calcext:value-type="float">
            <text:p>13+</text:p>
          </table:table-cell>
          <table:table-cell table:style-name="ce2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800" calcext:value-type="float">
            <text:p>8,800</text:p>
          </table:table-cell>
          <table:table-cell table:style-name="ce204" table:formula="of:=[.A9]&amp;[.$C$3]" office:value-type="string" office:string-value="4d10" calcext:value-type="string">
            <text:p>4d10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LOOKUP([.$A9];CharacterLevel;FighterDoom)-[.E$3])" office:value-type="float" office:value="8" calcext:value-type="float">
            <text:p>8+</text:p>
          </table:table-cell>
          <table:table-cell table:style-name="ce219" table:formula="of:=MAX(2;LOOKUP([.$A9];CharacterLevel;FighterRay)-[.F$3])" office:value-type="float" office:value="9" calcext:value-type="float">
            <text:p>9+</text:p>
          </table:table-cell>
          <table:table-cell table:style-name="ce219" table:formula="of:=MAX(2;LOOKUP([.$A9];CharacterLevel;FighterHold)-[.G$3])" office:value-type="float" office:value="10" calcext:value-type="float">
            <text:p>10+</text:p>
          </table:table-cell>
          <table:table-cell table:style-name="ce219" table:formula="of:=MAX(2;LOOKUP([.$A9];CharacterLevel;FighterBlast)-[.H$3])" office:value-type="float" office:value="11" calcext:value-type="float">
            <text:p>11+</text:p>
          </table:table-cell>
          <table:table-cell table:style-name="ce219" table:formula="of:=MAX(2;LOOKUP([.$A9];CharacterLevel;FighterSpell)-[.I$3])" office:value-type="float" office:value="10" calcext:value-type="float">
            <text:p>10+</text:p>
          </table:table-cell>
          <table:table-cell table:style-name="ce215" table:formula="of:=LOOKUP([.$A9];CharacterLevel;Climb)" office:value-type="string" office:string-value="" calcext:value-type="error">
            <text:p>#REF!</text:p>
          </table:table-cell>
          <table:table-cell table:style-name="ce222" table:formula="of:=LOOKUP([.$A9];CharacterLevel;Initiative)+[.K$3]" office:value-type="string" office:string-value="" calcext:value-type="error">
            <text:p>#REF!</text:p>
          </table:table-cell>
          <table:table-cell table:style-name="ce219" table:formula="of:=LOOKUP([.$A9];CharacterLevel;Perception)" office:value-type="string" office:string-value="" calcext:value-type="error">
            <text:p>#REF!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-[.$O$3])" office:value-type="float" office:value="2" calcext:value-type="float">
            <text:p>2+</text:p>
          </table:table-cell>
          <table:table-cell table:style-name="ce5" table:formula="of:=ROUNDUP([.A9]/2)" office:value-type="float" office:value="2" calcext:value-type="float">
            <text:p>2</text:p>
          </table:table-cell>
          <table:table-cell table:style-name="ce219" table:formula="of:=15-ROUND([.A9]*[.$Q$3])" office:value-type="float" office:value="13" calcext:value-type="float">
            <text:p>13+</text:p>
          </table:table-cell>
          <table:table-cell table:style-name="ce204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office:value-type="float" office:value="17000" calcext:value-type="float">
            <text:p>17,000</text:p>
          </table:table-cell>
          <table:table-cell table:style-name="ce22" table:formula="of:=[.A10]&amp;[.$C$3]" office:value-type="string" office:string-value="5d10" calcext:value-type="string">
            <text:p>5d10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LOOKUP([.$A10];CharacterLevel;FighterDoom)-[.E$3])" office:value-type="float" office:value="8" calcext:value-type="float">
            <text:p>8+</text:p>
          </table:table-cell>
          <table:table-cell table:style-name="ce220" table:formula="of:=MAX(2;LOOKUP([.$A10];CharacterLevel;FighterRay)-[.F$3])" office:value-type="float" office:value="9" calcext:value-type="float">
            <text:p>9+</text:p>
          </table:table-cell>
          <table:table-cell table:style-name="ce220" table:formula="of:=MAX(2;LOOKUP([.$A10];CharacterLevel;FighterHold)-[.G$3])" office:value-type="float" office:value="10" calcext:value-type="float">
            <text:p>10+</text:p>
          </table:table-cell>
          <table:table-cell table:style-name="ce220" table:formula="of:=MAX(2;LOOKUP([.$A10];CharacterLevel;FighterBlast)-[.H$3])" office:value-type="float" office:value="11" calcext:value-type="float">
            <text:p>11+</text:p>
          </table:table-cell>
          <table:table-cell table:style-name="ce220" table:formula="of:=MAX(2;LOOKUP([.$A10];CharacterLevel;FighterSpell)-[.I$3])" office:value-type="float" office:value="10" calcext:value-type="float">
            <text:p>10+</text:p>
          </table:table-cell>
          <table:table-cell table:style-name="ce216" table:formula="of:=LOOKUP([.$A10];CharacterLevel;Climb)" office:value-type="string" office:string-value="" calcext:value-type="error">
            <text:p>#REF!</text:p>
          </table:table-cell>
          <table:table-cell table:style-name="ce223" table:formula="of:=LOOKUP([.$A10];CharacterLevel;Initiative)+[.K$3]" office:value-type="string" office:string-value="" calcext:value-type="error">
            <text:p>#REF!</text:p>
          </table:table-cell>
          <table:table-cell table:style-name="ce220" table:formula="of:=LOOKUP([.$A10];CharacterLevel;Perception)" office:value-type="string" office:string-value="" calcext:value-type="error">
            <text:p>#REF!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-[.$O$3])" office:value-type="float" office:value="2" calcext:value-type="float">
            <text:p>2+</text:p>
          </table:table-cell>
          <table:table-cell table:style-name="ce20" table:formula="of:=ROUNDUP([.A10]/2)" office:value-type="float" office:value="3" calcext:value-type="float">
            <text:p>3</text:p>
          </table:table-cell>
          <table:table-cell table:style-name="ce220" table:formula="of:=15-ROUND([.A10]*[.$Q$3])" office:value-type="float" office:value="12" calcext:value-type="float">
            <text:p>12+</text:p>
          </table:table-cell>
          <table:table-cell table:style-name="ce2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35000" calcext:value-type="float">
            <text:p>35,000</text:p>
          </table:table-cell>
          <table:table-cell table:style-name="ce204" table:formula="of:=[.A11]&amp;[.$C$3]" office:value-type="string" office:string-value="6d10" calcext:value-type="string">
            <text:p>6d10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LOOKUP([.$A11];CharacterLevel;FighterDoom)-[.E$3])" office:value-type="float" office:value="7" calcext:value-type="float">
            <text:p>7+</text:p>
          </table:table-cell>
          <table:table-cell table:style-name="ce219" table:formula="of:=MAX(2;LOOKUP([.$A11];CharacterLevel;FighterRay)-[.F$3])" office:value-type="float" office:value="8" calcext:value-type="float">
            <text:p>8+</text:p>
          </table:table-cell>
          <table:table-cell table:style-name="ce219" table:formula="of:=MAX(2;LOOKUP([.$A11];CharacterLevel;FighterHold)-[.G$3])" office:value-type="float" office:value="9" calcext:value-type="float">
            <text:p>9+</text:p>
          </table:table-cell>
          <table:table-cell table:style-name="ce219" table:formula="of:=MAX(2;LOOKUP([.$A11];CharacterLevel;FighterBlast)-[.H$3])" office:value-type="float" office:value="10" calcext:value-type="float">
            <text:p>10+</text:p>
          </table:table-cell>
          <table:table-cell table:style-name="ce219" table:formula="of:=MAX(2;LOOKUP([.$A11];CharacterLevel;FighterSpell)-[.I$3])" office:value-type="float" office:value="9" calcext:value-type="float">
            <text:p>9+</text:p>
          </table:table-cell>
          <table:table-cell table:style-name="ce215" table:formula="of:=LOOKUP([.$A11];CharacterLevel;Climb)" office:value-type="string" office:string-value="" calcext:value-type="error">
            <text:p>#REF!</text:p>
          </table:table-cell>
          <table:table-cell table:style-name="ce222" table:formula="of:=LOOKUP([.$A11];CharacterLevel;Initiative)+[.K$3]" office:value-type="string" office:string-value="" calcext:value-type="error">
            <text:p>#REF!</text:p>
          </table:table-cell>
          <table:table-cell table:style-name="ce219" table:formula="of:=LOOKUP([.$A11];CharacterLevel;Perception)" office:value-type="string" office:string-value="" calcext:value-type="error">
            <text:p>#REF!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-[.$O$3])" office:value-type="float" office:value="2" calcext:value-type="float">
            <text:p>2+</text:p>
          </table:table-cell>
          <table:table-cell table:style-name="ce5" table:formula="of:=ROUNDUP([.A11]/2)" office:value-type="float" office:value="3" calcext:value-type="float">
            <text:p>3</text:p>
          </table:table-cell>
          <table:table-cell table:style-name="ce219" table:formula="of:=15-ROUND([.A11]*[.$Q$3])" office:value-type="float" office:value="12" calcext:value-type="float">
            <text:p>12+</text:p>
          </table:table-cell>
          <table:table-cell table:style-name="ce204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70000" calcext:value-type="float">
            <text:p>70,000</text:p>
          </table:table-cell>
          <table:table-cell table:style-name="ce22" table:formula="of:=[.A12]&amp;[.$C$3]" office:value-type="string" office:string-value="7d10" calcext:value-type="string">
            <text:p>7d10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LOOKUP([.$A12];CharacterLevel;FighterDoom)-[.E$3])" office:value-type="float" office:value="6" calcext:value-type="float">
            <text:p>6+</text:p>
          </table:table-cell>
          <table:table-cell table:style-name="ce220" table:formula="of:=MAX(2;LOOKUP([.$A12];CharacterLevel;FighterRay)-[.F$3])" office:value-type="float" office:value="7" calcext:value-type="float">
            <text:p>7+</text:p>
          </table:table-cell>
          <table:table-cell table:style-name="ce220" table:formula="of:=MAX(2;LOOKUP([.$A12];CharacterLevel;FighterHold)-[.G$3])" office:value-type="float" office:value="8" calcext:value-type="float">
            <text:p>8+</text:p>
          </table:table-cell>
          <table:table-cell table:style-name="ce220" table:formula="of:=MAX(2;LOOKUP([.$A12];CharacterLevel;FighterBlast)-[.H$3])" office:value-type="float" office:value="9" calcext:value-type="float">
            <text:p>9+</text:p>
          </table:table-cell>
          <table:table-cell table:style-name="ce220" table:formula="of:=MAX(2;LOOKUP([.$A12];CharacterLevel;FighterSpell)-[.I$3])" office:value-type="float" office:value="8" calcext:value-type="float">
            <text:p>8+</text:p>
          </table:table-cell>
          <table:table-cell table:style-name="ce216" table:formula="of:=LOOKUP([.$A12];CharacterLevel;Climb)" office:value-type="string" office:string-value="" calcext:value-type="error">
            <text:p>#REF!</text:p>
          </table:table-cell>
          <table:table-cell table:style-name="ce223" table:formula="of:=LOOKUP([.$A12];CharacterLevel;Initiative)+[.K$3]" office:value-type="string" office:string-value="" calcext:value-type="error">
            <text:p>#REF!</text:p>
          </table:table-cell>
          <table:table-cell table:style-name="ce220" table:formula="of:=LOOKUP([.$A12];CharacterLevel;Perception)" office:value-type="string" office:string-value="" calcext:value-type="error">
            <text:p>#REF!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-[.$O$3])" office:value-type="float" office:value="2" calcext:value-type="float">
            <text:p>2+</text:p>
          </table:table-cell>
          <table:table-cell table:style-name="ce20" table:formula="of:=ROUNDUP([.A12]/2)" office:value-type="float" office:value="4" calcext:value-type="float">
            <text:p>4</text:p>
          </table:table-cell>
          <table:table-cell table:style-name="ce220" table:formula="of:=15-ROUND([.A12]*[.$Q$3])" office:value-type="float" office:value="11" calcext:value-type="float">
            <text:p>11+</text:p>
          </table:table-cell>
          <table:table-cell table:style-name="ce2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40000" calcext:value-type="float">
            <text:p>140,000</text:p>
          </table:table-cell>
          <table:table-cell table:style-name="ce204" table:formula="of:=[.A13]&amp;[.$C$3]" office:value-type="string" office:string-value="8d10" calcext:value-type="string">
            <text:p>8d10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LOOKUP([.$A13];CharacterLevel;FighterDoom)-[.E$3])" office:value-type="float" office:value="6" calcext:value-type="float">
            <text:p>6+</text:p>
          </table:table-cell>
          <table:table-cell table:style-name="ce219" table:formula="of:=MAX(2;LOOKUP([.$A13];CharacterLevel;FighterRay)-[.F$3])" office:value-type="float" office:value="7" calcext:value-type="float">
            <text:p>7+</text:p>
          </table:table-cell>
          <table:table-cell table:style-name="ce219" table:formula="of:=MAX(2;LOOKUP([.$A13];CharacterLevel;FighterHold)-[.G$3])" office:value-type="float" office:value="8" calcext:value-type="float">
            <text:p>8+</text:p>
          </table:table-cell>
          <table:table-cell table:style-name="ce219" table:formula="of:=MAX(2;LOOKUP([.$A13];CharacterLevel;FighterBlast)-[.H$3])" office:value-type="float" office:value="9" calcext:value-type="float">
            <text:p>9+</text:p>
          </table:table-cell>
          <table:table-cell table:style-name="ce219" table:formula="of:=MAX(2;LOOKUP([.$A13];CharacterLevel;FighterSpell)-[.I$3])" office:value-type="float" office:value="8" calcext:value-type="float">
            <text:p>8+</text:p>
          </table:table-cell>
          <table:table-cell table:style-name="ce215" table:formula="of:=LOOKUP([.$A13];CharacterLevel;Climb)" office:value-type="string" office:string-value="" calcext:value-type="error">
            <text:p>#REF!</text:p>
          </table:table-cell>
          <table:table-cell table:style-name="ce222" table:formula="of:=LOOKUP([.$A13];CharacterLevel;Initiative)+[.K$3]" office:value-type="string" office:string-value="" calcext:value-type="error">
            <text:p>#REF!</text:p>
          </table:table-cell>
          <table:table-cell table:style-name="ce219" table:formula="of:=LOOKUP([.$A13];CharacterLevel;Perception)" office:value-type="string" office:string-value="" calcext:value-type="error">
            <text:p>#REF!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-[.$O$3])" office:value-type="float" office:value="2" calcext:value-type="float">
            <text:p>2+</text:p>
          </table:table-cell>
          <table:table-cell table:style-name="ce5" table:formula="of:=ROUNDUP([.A13]/2)" office:value-type="float" office:value="4" calcext:value-type="float">
            <text:p>4</text:p>
          </table:table-cell>
          <table:table-cell table:style-name="ce219" table:formula="of:=15-ROUND([.A13]*[.$Q$3])" office:value-type="float" office:value="11" calcext:value-type="float">
            <text:p>11+</text:p>
          </table:table-cell>
          <table:table-cell table:style-name="ce204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+130000" office:value-type="float" office:value="270000" calcext:value-type="float">
            <text:p>270,000</text:p>
          </table:table-cell>
          <table:table-cell table:style-name="ce22" table:formula="of:=[.A14]&amp;[.$C$3]" office:value-type="string" office:string-value="9d10" calcext:value-type="string">
            <text:p>9d10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LOOKUP([.$A14];CharacterLevel;FighterDoom)-[.E$3])" office:value-type="float" office:value="5" calcext:value-type="float">
            <text:p>5+</text:p>
          </table:table-cell>
          <table:table-cell table:style-name="ce220" table:formula="of:=MAX(2;LOOKUP([.$A14];CharacterLevel;FighterRay)-[.F$3])" office:value-type="float" office:value="6" calcext:value-type="float">
            <text:p>6+</text:p>
          </table:table-cell>
          <table:table-cell table:style-name="ce220" table:formula="of:=MAX(2;LOOKUP([.$A14];CharacterLevel;FighterHold)-[.G$3])" office:value-type="float" office:value="7" calcext:value-type="float">
            <text:p>7+</text:p>
          </table:table-cell>
          <table:table-cell table:style-name="ce220" table:formula="of:=MAX(2;LOOKUP([.$A14];CharacterLevel;FighterBlast)-[.H$3])" office:value-type="float" office:value="8" calcext:value-type="float">
            <text:p>8+</text:p>
          </table:table-cell>
          <table:table-cell table:style-name="ce220" table:formula="of:=MAX(2;LOOKUP([.$A14];CharacterLevel;FighterSpell)-[.I$3])" office:value-type="float" office:value="7" calcext:value-type="float">
            <text:p>7+</text:p>
          </table:table-cell>
          <table:table-cell table:style-name="ce216" table:formula="of:=LOOKUP([.$A14];CharacterLevel;Climb)" office:value-type="string" office:string-value="" calcext:value-type="error">
            <text:p>#REF!</text:p>
          </table:table-cell>
          <table:table-cell table:style-name="ce223" table:formula="of:=LOOKUP([.$A14];CharacterLevel;Initiative)+[.K$3]" office:value-type="string" office:string-value="" calcext:value-type="error">
            <text:p>#REF!</text:p>
          </table:table-cell>
          <table:table-cell table:style-name="ce220" table:formula="of:=LOOKUP([.$A14];CharacterLevel;Perception)" office:value-type="string" office:string-value="" calcext:value-type="error">
            <text:p>#REF!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-[.$O$3])" office:value-type="float" office:value="2" calcext:value-type="float">
            <text:p>2+</text:p>
          </table:table-cell>
          <table:table-cell table:style-name="ce20" table:formula="of:=ROUNDUP([.A14]/2)" office:value-type="float" office:value="5" calcext:value-type="float">
            <text:p>5</text:p>
          </table:table-cell>
          <table:table-cell table:style-name="ce220" table:formula="of:=15-ROUND([.A14]*[.$Q$3])" office:value-type="float" office:value="10" calcext:value-type="float">
            <text:p>10+</text:p>
          </table:table-cell>
          <table:table-cell table:style-name="ce2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30000" office:value-type="float" office:value="400000" calcext:value-type="float">
            <text:p>400,000</text:p>
          </table:table-cell>
          <table:table-cell table:style-name="ce204" table:formula="of:=[.A15]&amp;[.$C$3]" office:value-type="string" office:string-value="10d10" calcext:value-type="string">
            <text:p>10d10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LOOKUP([.$A15];CharacterLevel;FighterDoom)-[.E$3])" office:value-type="float" office:value="4" calcext:value-type="float">
            <text:p>4+</text:p>
          </table:table-cell>
          <table:table-cell table:style-name="ce219" table:formula="of:=MAX(2;LOOKUP([.$A15];CharacterLevel;FighterRay)-[.F$3])" office:value-type="float" office:value="5" calcext:value-type="float">
            <text:p>5+</text:p>
          </table:table-cell>
          <table:table-cell table:style-name="ce219" table:formula="of:=MAX(2;LOOKUP([.$A15];CharacterLevel;FighterHold)-[.G$3])" office:value-type="float" office:value="6" calcext:value-type="float">
            <text:p>6+</text:p>
          </table:table-cell>
          <table:table-cell table:style-name="ce219" table:formula="of:=MAX(2;LOOKUP([.$A15];CharacterLevel;FighterBlast)-[.H$3])" office:value-type="float" office:value="7" calcext:value-type="float">
            <text:p>7+</text:p>
          </table:table-cell>
          <table:table-cell table:style-name="ce219" table:formula="of:=MAX(2;LOOKUP([.$A15];CharacterLevel;FighterSpell)-[.I$3])" office:value-type="float" office:value="6" calcext:value-type="float">
            <text:p>6+</text:p>
          </table:table-cell>
          <table:table-cell table:style-name="ce215" table:formula="of:=LOOKUP([.$A15];CharacterLevel;Climb)" office:value-type="string" office:string-value="" calcext:value-type="error">
            <text:p>#REF!</text:p>
          </table:table-cell>
          <table:table-cell table:style-name="ce222" table:formula="of:=LOOKUP([.$A15];CharacterLevel;Initiative)+[.K$3]" office:value-type="string" office:string-value="" calcext:value-type="error">
            <text:p>#REF!</text:p>
          </table:table-cell>
          <table:table-cell table:style-name="ce219" table:formula="of:=LOOKUP([.$A15];CharacterLevel;Perception)" office:value-type="string" office:string-value="" calcext:value-type="error">
            <text:p>#REF!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-[.$O$3])" office:value-type="float" office:value="3" calcext:value-type="float">
            <text:p>3+</text:p>
          </table:table-cell>
          <table:table-cell table:style-name="ce5" table:formula="of:=ROUNDUP([.A15]/2)" office:value-type="float" office:value="5" calcext:value-type="float">
            <text:p>5</text:p>
          </table:table-cell>
          <table:table-cell table:style-name="ce219" table:formula="of:=15-ROUND([.A15]*[.$Q$3])" office:value-type="float" office:value="10" calcext:value-type="float">
            <text:p>10+</text:p>
          </table:table-cell>
          <table:table-cell table:style-name="ce204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30000" office:value-type="float" office:value="530000" calcext:value-type="float">
            <text:p>530,000</text:p>
          </table:table-cell>
          <table:table-cell table:style-name="ce22" table:formula="of:=[.$C$15] &amp; &quot;+&quot; &amp; (([.A16]-10)*[.$C$2])" office:value-type="string" office:string-value="10d10+3" calcext:value-type="string">
            <text:p>10d10+3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LOOKUP([.$A16];CharacterLevel;FighterDoom)-[.E$3])" office:value-type="float" office:value="4" calcext:value-type="float">
            <text:p>4+</text:p>
          </table:table-cell>
          <table:table-cell table:style-name="ce220" table:formula="of:=MAX(2;LOOKUP([.$A16];CharacterLevel;FighterRay)-[.F$3])" office:value-type="float" office:value="5" calcext:value-type="float">
            <text:p>5+</text:p>
          </table:table-cell>
          <table:table-cell table:style-name="ce220" table:formula="of:=MAX(2;LOOKUP([.$A16];CharacterLevel;FighterHold)-[.G$3])" office:value-type="float" office:value="6" calcext:value-type="float">
            <text:p>6+</text:p>
          </table:table-cell>
          <table:table-cell table:style-name="ce220" table:formula="of:=MAX(2;LOOKUP([.$A16];CharacterLevel;FighterBlast)-[.H$3])" office:value-type="float" office:value="7" calcext:value-type="float">
            <text:p>7+</text:p>
          </table:table-cell>
          <table:table-cell table:style-name="ce220" table:formula="of:=MAX(2;LOOKUP([.$A16];CharacterLevel;FighterSpell)-[.I$3])" office:value-type="float" office:value="6" calcext:value-type="float">
            <text:p>6+</text:p>
          </table:table-cell>
          <table:table-cell table:style-name="ce216" table:formula="of:=LOOKUP([.$A16];CharacterLevel;Climb)" office:value-type="string" office:string-value="" calcext:value-type="error">
            <text:p>#REF!</text:p>
          </table:table-cell>
          <table:table-cell table:style-name="ce223" table:formula="of:=LOOKUP([.$A16];CharacterLevel;Initiative)+[.K$3]" office:value-type="string" office:string-value="" calcext:value-type="error">
            <text:p>#REF!</text:p>
          </table:table-cell>
          <table:table-cell table:style-name="ce220" table:formula="of:=LOOKUP([.$A16];CharacterLevel;Perception)" office:value-type="string" office:string-value="" calcext:value-type="error">
            <text:p>#REF!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-[.$O$3])" office:value-type="float" office:value="3" calcext:value-type="float">
            <text:p>3+</text:p>
          </table:table-cell>
          <table:table-cell table:style-name="ce20" table:formula="of:=ROUNDUP([.A16]/2)" office:value-type="float" office:value="6" calcext:value-type="float">
            <text:p>6</text:p>
          </table:table-cell>
          <table:table-cell table:style-name="ce220" table:formula="of:=15-ROUND([.A16]*[.$Q$3])" office:value-type="float" office:value="9" calcext:value-type="float">
            <text:p>9+</text:p>
          </table:table-cell>
          <table:table-cell table:style-name="ce2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30000" office:value-type="float" office:value="660000" calcext:value-type="float">
            <text:p>660,000</text:p>
          </table:table-cell>
          <table:table-cell table:style-name="ce204" table:formula="of:=[.$C$15] &amp; &quot;+&quot; &amp; (([.A17]-10)*[.$C$2])" office:value-type="string" office:string-value="10d10+6" calcext:value-type="string">
            <text:p>10d10+6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LOOKUP([.$A17];CharacterLevel;FighterDoom)-[.E$3])" office:value-type="float" office:value="3" calcext:value-type="float">
            <text:p>3+</text:p>
          </table:table-cell>
          <table:table-cell table:style-name="ce219" table:formula="of:=MAX(2;LOOKUP([.$A17];CharacterLevel;FighterRay)-[.F$3])" office:value-type="float" office:value="4" calcext:value-type="float">
            <text:p>4+</text:p>
          </table:table-cell>
          <table:table-cell table:style-name="ce219" table:formula="of:=MAX(2;LOOKUP([.$A17];CharacterLevel;FighterHold)-[.G$3])" office:value-type="float" office:value="5" calcext:value-type="float">
            <text:p>5+</text:p>
          </table:table-cell>
          <table:table-cell table:style-name="ce219" table:formula="of:=MAX(2;LOOKUP([.$A17];CharacterLevel;FighterBlast)-[.H$3])" office:value-type="float" office:value="6" calcext:value-type="float">
            <text:p>6+</text:p>
          </table:table-cell>
          <table:table-cell table:style-name="ce219" table:formula="of:=MAX(2;LOOKUP([.$A17];CharacterLevel;FighterSpell)-[.I$3])" office:value-type="float" office:value="5" calcext:value-type="float">
            <text:p>5+</text:p>
          </table:table-cell>
          <table:table-cell table:style-name="ce215" table:formula="of:=LOOKUP([.$A17];CharacterLevel;Climb)" office:value-type="string" office:string-value="" calcext:value-type="error">
            <text:p>#REF!</text:p>
          </table:table-cell>
          <table:table-cell table:style-name="ce222" table:formula="of:=LOOKUP([.$A17];CharacterLevel;Initiative)+[.K$3]" office:value-type="string" office:string-value="" calcext:value-type="error">
            <text:p>#REF!</text:p>
          </table:table-cell>
          <table:table-cell table:style-name="ce219" table:formula="of:=LOOKUP([.$A17];CharacterLevel;Perception)" office:value-type="string" office:string-value="" calcext:value-type="error">
            <text:p>#REF!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-[.$O$3])" office:value-type="float" office:value="4" calcext:value-type="float">
            <text:p>4+</text:p>
          </table:table-cell>
          <table:table-cell table:style-name="ce5" table:formula="of:=ROUNDUP([.A17]/2)" office:value-type="float" office:value="6" calcext:value-type="float">
            <text:p>6</text:p>
          </table:table-cell>
          <table:table-cell table:style-name="ce219" table:formula="of:=15-ROUND([.A17]*[.$Q$3])" office:value-type="float" office:value="9" calcext:value-type="float">
            <text:p>9+</text:p>
          </table:table-cell>
          <table:table-cell table:style-name="ce204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30000" office:value-type="float" office:value="790000" calcext:value-type="float">
            <text:p>790,000</text:p>
          </table:table-cell>
          <table:table-cell table:style-name="ce22" table:formula="of:=[.$C$15] &amp; &quot;+&quot; &amp; (([.A18]-10)*[.$C$2])" office:value-type="string" office:string-value="10d10+9" calcext:value-type="string">
            <text:p>10d10+9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LOOKUP([.$A18];CharacterLevel;FighterDoom)-[.E$3])" office:value-type="float" office:value="2" calcext:value-type="float">
            <text:p>2+</text:p>
          </table:table-cell>
          <table:table-cell table:style-name="ce220" table:formula="of:=MAX(2;LOOKUP([.$A18];CharacterLevel;FighterRay)-[.F$3])" office:value-type="float" office:value="3" calcext:value-type="float">
            <text:p>3+</text:p>
          </table:table-cell>
          <table:table-cell table:style-name="ce220" table:formula="of:=MAX(2;LOOKUP([.$A18];CharacterLevel;FighterHold)-[.G$3])" office:value-type="float" office:value="4" calcext:value-type="float">
            <text:p>4+</text:p>
          </table:table-cell>
          <table:table-cell table:style-name="ce220" table:formula="of:=MAX(2;LOOKUP([.$A18];CharacterLevel;FighterBlast)-[.H$3])" office:value-type="float" office:value="5" calcext:value-type="float">
            <text:p>5+</text:p>
          </table:table-cell>
          <table:table-cell table:style-name="ce220" table:formula="of:=MAX(2;LOOKUP([.$A18];CharacterLevel;FighterSpell)-[.I$3])" office:value-type="float" office:value="4" calcext:value-type="float">
            <text:p>4+</text:p>
          </table:table-cell>
          <table:table-cell table:style-name="ce216" table:formula="of:=LOOKUP([.$A18];CharacterLevel;Climb)" office:value-type="string" office:string-value="" calcext:value-type="error">
            <text:p>#REF!</text:p>
          </table:table-cell>
          <table:table-cell table:style-name="ce223" table:formula="of:=LOOKUP([.$A18];CharacterLevel;Initiative)+[.K$3]" office:value-type="string" office:string-value="" calcext:value-type="error">
            <text:p>#REF!</text:p>
          </table:table-cell>
          <table:table-cell table:style-name="ce220" table:formula="of:=LOOKUP([.$A18];CharacterLevel;Perception)" office:value-type="string" office:string-value="" calcext:value-type="error">
            <text:p>#REF!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-[.$O$3])" office:value-type="float" office:value="4" calcext:value-type="float">
            <text:p>4+</text:p>
          </table:table-cell>
          <table:table-cell table:style-name="ce20" table:formula="of:=ROUNDUP([.A18]/2)" office:value-type="float" office:value="7" calcext:value-type="float">
            <text:p>7</text:p>
          </table:table-cell>
          <table:table-cell table:style-name="ce220" table:formula="of:=15-ROUND([.A18]*[.$Q$3])" office:value-type="float" office:value="8" calcext:value-type="float">
            <text:p>8+</text:p>
          </table:table-cell>
          <table:table-cell table:style-name="ce2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30000" office:value-type="float" office:value="920000" calcext:value-type="float">
            <text:p>920,000</text:p>
          </table:table-cell>
          <table:table-cell table:style-name="ce204" table:formula="of:=[.$C$15] &amp; &quot;+&quot; &amp; (([.A19]-10)*[.$C$2])" office:value-type="string" office:string-value="10d10+12" calcext:value-type="string">
            <text:p>10d10+12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LOOKUP([.$A19];CharacterLevel;FighterDoom)-[.E$3])" office:value-type="float" office:value="2" calcext:value-type="float">
            <text:p>2+</text:p>
          </table:table-cell>
          <table:table-cell table:style-name="ce219" table:formula="of:=MAX(2;LOOKUP([.$A19];CharacterLevel;FighterRay)-[.F$3])" office:value-type="float" office:value="3" calcext:value-type="float">
            <text:p>3+</text:p>
          </table:table-cell>
          <table:table-cell table:style-name="ce219" table:formula="of:=MAX(2;LOOKUP([.$A19];CharacterLevel;FighterHold)-[.G$3])" office:value-type="float" office:value="4" calcext:value-type="float">
            <text:p>4+</text:p>
          </table:table-cell>
          <table:table-cell table:style-name="ce219" table:formula="of:=MAX(2;LOOKUP([.$A19];CharacterLevel;FighterBlast)-[.H$3])" office:value-type="float" office:value="5" calcext:value-type="float">
            <text:p>5+</text:p>
          </table:table-cell>
          <table:table-cell table:style-name="ce219" table:formula="of:=MAX(2;LOOKUP([.$A19];CharacterLevel;FighterSpell)-[.I$3])" office:value-type="float" office:value="4" calcext:value-type="float">
            <text:p>4+</text:p>
          </table:table-cell>
          <table:table-cell table:style-name="ce215" table:formula="of:=LOOKUP([.$A19];CharacterLevel;Climb)" office:value-type="string" office:string-value="" calcext:value-type="error">
            <text:p>#REF!</text:p>
          </table:table-cell>
          <table:table-cell table:style-name="ce222" table:formula="of:=LOOKUP([.$A19];CharacterLevel;Initiative)+[.K$3]" office:value-type="string" office:string-value="" calcext:value-type="error">
            <text:p>#REF!</text:p>
          </table:table-cell>
          <table:table-cell table:style-name="ce219" table:formula="of:=LOOKUP([.$A19];CharacterLevel;Perception)" office:value-type="string" office:string-value="" calcext:value-type="error">
            <text:p>#REF!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-[.$O$3])" office:value-type="float" office:value="5" calcext:value-type="float">
            <text:p>5+</text:p>
          </table:table-cell>
          <table:table-cell table:style-name="ce5" table:formula="of:=ROUNDUP([.A19]/2)" office:value-type="float" office:value="7" calcext:value-type="float">
            <text:p>7</text:p>
          </table:table-cell>
          <table:table-cell table:style-name="ce219" table:formula="of:=15-ROUND([.A19]*[.$Q$3])" office:value-type="float" office:value="8" calcext:value-type="float">
            <text:p>8+</text:p>
          </table:table-cell>
          <table:table-cell table:style-name="ce204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30000" office:value-type="float" office:value="1050000" calcext:value-type="float">
            <text:p>1,050,000</text:p>
          </table:table-cell>
          <table:table-cell table:style-name="ce205" table:formula="of:=[.$C$15] &amp; &quot;+&quot; &amp; (([.A20]-10)*[.$C$2])" office:value-type="string" office:string-value="10d10+15" calcext:value-type="string">
            <text:p>10d10+15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LOOKUP([.$A20];CharacterLevel;FighterDoom)-[.E$3])" office:value-type="float" office:value="2" calcext:value-type="float">
            <text:p>2+</text:p>
          </table:table-cell>
          <table:table-cell table:style-name="ce221" table:formula="of:=MAX(2;LOOKUP([.$A20];CharacterLevel;FighterRay)-[.F$3])" office:value-type="float" office:value="2" calcext:value-type="float">
            <text:p>2+</text:p>
          </table:table-cell>
          <table:table-cell table:style-name="ce221" table:formula="of:=MAX(2;LOOKUP([.$A20];CharacterLevel;FighterHold)-[.G$3])" office:value-type="float" office:value="3" calcext:value-type="float">
            <text:p>3+</text:p>
          </table:table-cell>
          <table:table-cell table:style-name="ce221" table:formula="of:=MAX(2;LOOKUP([.$A20];CharacterLevel;FighterBlast)-[.H$3])" office:value-type="float" office:value="4" calcext:value-type="float">
            <text:p>4+</text:p>
          </table:table-cell>
          <table:table-cell table:style-name="ce221" table:formula="of:=MAX(2;LOOKUP([.$A20];CharacterLevel;FighterSpell)-[.I$3])" office:value-type="float" office:value="3" calcext:value-type="float">
            <text:p>3+</text:p>
          </table:table-cell>
          <table:table-cell table:style-name="ce217" table:formula="of:=LOOKUP([.$A20];CharacterLevel;Climb)" office:value-type="string" office:string-value="" calcext:value-type="error">
            <text:p>#REF!</text:p>
          </table:table-cell>
          <table:table-cell table:style-name="ce221" table:formula="of:=LOOKUP([.$A20];CharacterLevel;Initiative)+[.K$3]" office:value-type="string" office:string-value="" calcext:value-type="error">
            <text:p>#REF!</text:p>
          </table:table-cell>
          <table:table-cell table:style-name="ce221" table:formula="of:=LOOKUP([.$A20];CharacterLevel;Perception)" office:value-type="string" office:string-value="" calcext:value-type="error">
            <text:p>#REF!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-[.$O$3])" office:value-type="float" office:value="5" calcext:value-type="float">
            <text:p>5+</text:p>
          </table:table-cell>
          <table:table-cell table:style-name="ce21" table:formula="of:=ROUNDUP([.A20]/2)" office:value-type="float" office:value="8" calcext:value-type="float">
            <text:p>8</text:p>
          </table:table-cell>
          <table:table-cell table:style-name="ce221" table:formula="of:=15-ROUND([.A20]*[.$Q$3])" office:value-type="float" office:value="7" calcext:value-type="float">
            <text:p>7+</text:p>
          </table:table-cell>
          <table:table-cell table:style-name="ce205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</table:table-row>
        <table:table-row table:style-name="ro1">
          <table:table-cell table:style-name="ce22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Berserk Knacks</text:p>
          </table:table-cell>
          <table:table-cell/>
          <table:table-cell table:style-name="ce45" office:value-type="string" calcext:value-type="string">
            <text:p>Knight Knacks</text:p>
          </table:table-cell>
          <table:table-cell table:number-columns-repeated="2"/>
          <table:table-cell table:style-name="ce248" office:value-type="string" calcext:value-type="string">
            <text:p>Archer Knacks</text:p>
          </table:table-cell>
          <table:table-cell table:number-columns-repeated="2"/>
          <table:table-cell table:style-name="ce45" office:value-type="string" calcext:value-type="string">
            <text:p>Duelist Knacks</text:p>
          </table:table-cell>
          <table:table-cell table:style-name="ce45"/>
          <table:table-cell table:number-columns-repeated="2"/>
          <table:table-cell office:value-type="string" calcext:value-type="string">
            <text:p>Cannot use Large weapons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number-columns-repeated="2"/>
          <table:table-cell table:style-name="ce249"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Deadly Blow</text:p>
          </table:table-cell>
          <table:table-cell table:number-columns-repeated="3"/>
          <table:table-cell office:value-type="string" calcext:value-type="string">
            <text:p>Low-Light Visio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number-columns-repeated="2"/>
          <table:table-cell table:style-name="ce249" office:value-type="string" calcext:value-type="string">
            <text:p>Deadly Shot</text:p>
          </table:table-cell>
          <table:table-cell table:number-columns-repeated="2"/>
          <table:table-cell office:value-type="string" calcext:value-type="string">
            <text:p>Exploit Weakness</text:p>
          </table:table-cell>
          <table:table-cell table:number-columns-repeated="3"/>
          <table:table-cell office:value-type="string" calcext:value-type="string">
            <text:p>Keen Hearing: Advantage on Perception (Hearing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number-columns-repeated="2"/>
          <table:table-cell table:style-name="ce249" office:value-type="string" calcext:value-type="string">
            <text:p>Exploit Weakness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number-columns-repeated="2"/>
          <table:table-cell table:style-name="ce249"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Resilienc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number-columns-repeated="2"/>
          <table:table-cell table:style-name="ce249" office:value-type="string" calcext:value-type="string">
            <text:p>Mighty Shot</text:p>
          </table:table-cell>
          <table:table-cell table:number-columns-repeated="2"/>
          <table:table-cell office:value-type="string" calcext:value-type="string">
            <text:p>Shield Master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number-columns-repeated="2"/>
          <table:table-cell table:style-name="ce249" office:value-type="string" calcext:value-type="string">
            <text:p>Precise Sho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number-columns-repeated="2"/>
          <table:table-cell table:style-name="ce249" office:value-type="string" calcext:value-type="string">
            <text:p>Slayer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number-columns-repeated="2"/>
          <table:table-cell table:style-name="ce249" office:value-type="string" calcext:value-type="string">
            <text:p>Weapon Specialis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0"/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Dwarf-Thief" table:style-name="ta1">
        <table:table-column table:style-name="co9" table:default-cell-style-name="ce22"/>
        <table:table-column table:style-name="co10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0" table:number-columns-repeated="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3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style-name="ce147" office:value-type="float" office:value="0.5" calcext:value-type="float">
            <text:p>0.50</text:p>
          </table:table-cell>
          <table:table-cell table:number-columns-repeated="4" table:style-name="ce264" office:value-type="float" office:value="2" calcext:value-type="float">
            <text:p>2</text:p>
          </table:table-cell>
          <table:table-cell table:style-name="ce264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10" table:number-rows-spanned="1">
            <text:p>Skills</text:p>
          </table:table-cell>
          <table:covered-table-cell table:number-columns-repeated="3" table:style-name="ce173"/>
          <table:covered-table-cell table:number-columns-repeated="6" table:style-name="ce174"/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Decode</text:p>
          </table:table-cell>
          <table:table-cell table:style-name="ce173" office:value-type="string" calcext:value-type="string">
            <text:p>Disarm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>Legerdemain</text:p>
          </table:table-cell>
          <table:table-cell table:style-name="ce173" office:value-type="string" calcext:value-type="string">
            <text:p>Sneak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Thief</text:p>
          </table:table-cell>
          <table:table-cell table:style-name="ce173" office:value-type="string" calcext:value-type="string">
            <text:p>Secondary</text:p>
          </table:table-cell>
          <table:covered-table-cell table:style-name="ce11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8" calcext:value-type="string">
            <text:p>1d8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LOOKUP([.$A6];CharacterLevel;ThiefDoom)-[.E$3])" office:value-type="float" office:value="11" calcext:value-type="float">
            <text:p>11+</text:p>
          </table:table-cell>
          <table:table-cell table:style-name="ce218" table:formula="of:=MAX(2;LOOKUP([.$A6];CharacterLevel;ThiefRay)-[.F$3])" office:value-type="float" office:value="12" calcext:value-type="float">
            <text:p>12+</text:p>
          </table:table-cell>
          <table:table-cell table:style-name="ce218" table:formula="of:=MAX(2;LOOKUP([.$A6];CharacterLevel;ThiefHold)-[.G$3])" office:value-type="float" office:value="11" calcext:value-type="float">
            <text:p>11+</text:p>
          </table:table-cell>
          <table:table-cell table:style-name="ce218" table:formula="of:=MAX(2;LOOKUP([.$A6];CharacterLevel;ThiefBlast)-[.H$3])" office:value-type="float" office:value="14" calcext:value-type="float">
            <text:p>14+</text:p>
          </table:table-cell>
          <table:table-cell table:style-name="ce218" table:formula="of:=MAX(2;LOOKUP([.$A6];CharacterLevel;ThiefSpell)-[.I$3])" office:value-type="float" office:value="11" calcext:value-type="float">
            <text:p>11+</text:p>
          </table:table-cell>
          <table:table-cell table:style-name="ce214" table:formula="of:=MAX(2; LOOKUP([.$A6];CharacterLevel;Climb)-[.$J$3])" office:value-type="string" office:string-value="" calcext:value-type="error">
            <text:p>#REF!</text:p>
          </table:table-cell>
          <table:table-cell table:style-name="ce218" table:formula="of:=MAX(2;LOOKUP([.$A6];CharacterLevel;Perception)-[.$K$3]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LOOKUP([.$A6];CharacterLevel;Initiative)+[.M$3]" office:value-type="string" office:string-value="" calcext:value-type="error">
            <text:p>#REF!</text:p>
          </table:table-cell>
          <table:table-cell table:style-name="ce218" table:formula="of:=MAX(2;LOOKUP([.$A6];CharacterLevel;Perception)-[.$N$3])" office:value-type="string" office:string-value="" calcext:value-type="error">
            <text:p>#REF!</text:p>
          </table:table-cell>
          <table:table-cell table:style-name="ce218" table:formula="of:=MAX(2;LOOKUP([.$A6];CharacterLevel;ClassSkill)-[.$O$3])" office:value-type="float" office:value="2" calcext:value-type="float">
            <text:p>2+</text:p>
          </table:table-cell>
          <table:table-cell table:style-name="ce218" table:formula="of:=MAX(2;LOOKUP([.$A6];CharacterLevel;ClassSkill)-[.$P$3])" office:value-type="float" office:value="2" calcext:value-type="float">
            <text:p>2+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-[.$S$3])" office:value-type="float" office:value="2" calcext:value-type="float">
            <text:p>2+</text:p>
          </table:table-cell>
          <table:table-cell table:style-name="ce260" office:value-type="string" calcext:value-type="string">
            <text:p>--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table:formula="of:=ROUND(LOOKUP([.A7];CharacterLevel;ThiefXP)*1.1;-2)" office:value-type="float" office:value="1300" calcext:value-type="float">
            <text:p>1,300</text:p>
          </table:table-cell>
          <table:table-cell table:style-name="ce204" table:formula="of:=[.A7]&amp;[.$C$3]" office:value-type="string" office:string-value="2d8" calcext:value-type="string">
            <text:p>2d8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LOOKUP([.$A7];CharacterLevel;ThiefDoom)-[.E$3])" office:value-type="float" office:value="11" calcext:value-type="float">
            <text:p>11+</text:p>
          </table:table-cell>
          <table:table-cell table:style-name="ce219" table:formula="of:=MAX(2;LOOKUP([.$A7];CharacterLevel;ThiefRay)-[.F$3])" office:value-type="float" office:value="12" calcext:value-type="float">
            <text:p>12+</text:p>
          </table:table-cell>
          <table:table-cell table:style-name="ce219" table:formula="of:=MAX(2;LOOKUP([.$A7];CharacterLevel;ThiefHold)-[.G$3])" office:value-type="float" office:value="11" calcext:value-type="float">
            <text:p>11+</text:p>
          </table:table-cell>
          <table:table-cell table:style-name="ce219" table:formula="of:=MAX(2;LOOKUP([.$A7];CharacterLevel;ThiefBlast)-[.H$3])" office:value-type="float" office:value="14" calcext:value-type="float">
            <text:p>14+</text:p>
          </table:table-cell>
          <table:table-cell table:style-name="ce219" table:formula="of:=MAX(2;LOOKUP([.$A7];CharacterLevel;ThiefSpell)-[.I$3])" office:value-type="float" office:value="10" calcext:value-type="float">
            <text:p>10+</text:p>
          </table:table-cell>
          <table:table-cell table:style-name="ce215" table:formula="of:=MAX(2; LOOKUP([.$A7];CharacterLevel;Climb)-[.$J$3])" office:value-type="string" office:string-value="" calcext:value-type="error">
            <text:p>#REF!</text:p>
          </table:table-cell>
          <table:table-cell table:style-name="ce222" table:formula="of:=MAX(2;LOOKUP([.$A7];CharacterLevel;Perception)-[.$K$3])" office:value-type="string" office:string-value="" calcext:value-type="error">
            <text:p>#REF!</text:p>
          </table:table-cell>
          <table:table-cell table:style-name="ce222" table:formula="of:=MAX(2;LOOKUP([.$A7];CharacterLevel;ClassSkill))" office:value-type="float" office:value="2" calcext:value-type="float">
            <text:p>2+</text:p>
          </table:table-cell>
          <table:table-cell table:style-name="ce222" table:formula="of:=LOOKUP([.$A7];CharacterLevel;Initiative)+[.M$3]" office:value-type="string" office:string-value="" calcext:value-type="error">
            <text:p>#REF!</text:p>
          </table:table-cell>
          <table:table-cell table:style-name="ce219" table:formula="of:=MAX(2;LOOKUP([.$A7];CharacterLevel;Perception)-[.$N$3])" office:value-type="string" office:string-value="" calcext:value-type="error">
            <text:p>#REF!</text:p>
          </table:table-cell>
          <table:table-cell table:style-name="ce219" table:formula="of:=MAX(2;LOOKUP([.$A7];CharacterLevel;ClassSkill)-[.$O$3])" office:value-type="float" office:value="2" calcext:value-type="float">
            <text:p>2+</text:p>
          </table:table-cell>
          <table:table-cell table:style-name="ce219" table:formula="of:=MAX(2;LOOKUP([.$A7];CharacterLevel;ClassSkill)-[.$P$3])" office:value-type="float" office:value="2" calcext:value-type="float">
            <text:p>2+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-[.$S$3])" office:value-type="float" office:value="2" calcext:value-type="float">
            <text:p>2+</text:p>
          </table:table-cell>
          <table:table-cell table:style-name="ce261" table:formula="of:=&quot;+&quot; &amp; ROUNDUP([.A7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ROUND(LOOKUP([.A8];CharacterLevel;ThiefXP)*1.1;-2)" office:value-type="float" office:value="2600" calcext:value-type="float">
            <text:p>2,600</text:p>
          </table:table-cell>
          <table:table-cell table:style-name="ce22" table:formula="of:=[.A8]&amp;[.$C$3]" office:value-type="string" office:string-value="3d8" calcext:value-type="string">
            <text:p>3d8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LOOKUP([.$A8];CharacterLevel;ThiefDoom)-[.E$3])" office:value-type="float" office:value="10" calcext:value-type="float">
            <text:p>10+</text:p>
          </table:table-cell>
          <table:table-cell table:style-name="ce220" table:formula="of:=MAX(2;LOOKUP([.$A8];CharacterLevel;ThiefRay)-[.F$3])" office:value-type="float" office:value="11" calcext:value-type="float">
            <text:p>11+</text:p>
          </table:table-cell>
          <table:table-cell table:style-name="ce220" table:formula="of:=MAX(2;LOOKUP([.$A8];CharacterLevel;ThiefHold)-[.G$3])" office:value-type="float" office:value="10" calcext:value-type="float">
            <text:p>10+</text:p>
          </table:table-cell>
          <table:table-cell table:style-name="ce220" table:formula="of:=MAX(2;LOOKUP([.$A8];CharacterLevel;ThiefBlast)-[.H$3])" office:value-type="float" office:value="13" calcext:value-type="float">
            <text:p>13+</text:p>
          </table:table-cell>
          <table:table-cell table:style-name="ce220" table:formula="of:=MAX(2;LOOKUP([.$A8];CharacterLevel;ThiefSpell)-[.I$3])" office:value-type="float" office:value="10" calcext:value-type="float">
            <text:p>10+</text:p>
          </table:table-cell>
          <table:table-cell table:style-name="ce216" table:formula="of:=MAX(2; LOOKUP([.$A8];CharacterLevel;Climb)-[.$J$3])" office:value-type="string" office:string-value="" calcext:value-type="error">
            <text:p>#REF!</text:p>
          </table:table-cell>
          <table:table-cell table:style-name="ce223" table:formula="of:=MAX(2;LOOKUP([.$A8];CharacterLevel;Perception)-[.$K$3])" office:value-type="string" office:string-value="" calcext:value-type="error">
            <text:p>#REF!</text:p>
          </table:table-cell>
          <table:table-cell table:style-name="ce223" table:formula="of:=MAX(2;LOOKUP([.$A8];CharacterLevel;ClassSkill))" office:value-type="float" office:value="2" calcext:value-type="float">
            <text:p>2+</text:p>
          </table:table-cell>
          <table:table-cell table:style-name="ce223" table:formula="of:=LOOKUP([.$A8];CharacterLevel;Initiative)+[.M$3]" office:value-type="string" office:string-value="" calcext:value-type="error">
            <text:p>#REF!</text:p>
          </table:table-cell>
          <table:table-cell table:style-name="ce220" table:formula="of:=MAX(2;LOOKUP([.$A8];CharacterLevel;Perception)-[.$N$3])" office:value-type="string" office:string-value="" calcext:value-type="error">
            <text:p>#REF!</text:p>
          </table:table-cell>
          <table:table-cell table:style-name="ce220" table:formula="of:=MAX(2;LOOKUP([.$A8];CharacterLevel;ClassSkill)-[.$O$3])" office:value-type="float" office:value="2" calcext:value-type="float">
            <text:p>2+</text:p>
          </table:table-cell>
          <table:table-cell table:style-name="ce220" table:formula="of:=MAX(2;LOOKUP([.$A8];CharacterLevel;ClassSkill)-[.$P$3])" office:value-type="float" office:value="2" calcext:value-type="float">
            <text:p>2+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-[.$S$3])" office:value-type="float" office:value="2" calcext:value-type="float">
            <text:p>2+</text:p>
          </table:table-cell>
          <table:table-cell table:style-name="ce262" table:formula="of:=&quot;+&quot; &amp; ROUNDUP([.A8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ROUND(LOOKUP([.A9];CharacterLevel;ThiefXP)*1.1;-2)" office:value-type="float" office:value="5300" calcext:value-type="float">
            <text:p>5,300</text:p>
          </table:table-cell>
          <table:table-cell table:style-name="ce204" table:formula="of:=[.A9]&amp;[.$C$3]" office:value-type="string" office:string-value="4d8" calcext:value-type="string">
            <text:p>4d8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LOOKUP([.$A9];CharacterLevel;ThiefDoom)-[.E$3])" office:value-type="float" office:value="10" calcext:value-type="float">
            <text:p>10+</text:p>
          </table:table-cell>
          <table:table-cell table:style-name="ce219" table:formula="of:=MAX(2;LOOKUP([.$A9];CharacterLevel;ThiefRay)-[.F$3])" office:value-type="float" office:value="11" calcext:value-type="float">
            <text:p>11+</text:p>
          </table:table-cell>
          <table:table-cell table:style-name="ce219" table:formula="of:=MAX(2;LOOKUP([.$A9];CharacterLevel;ThiefHold)-[.G$3])" office:value-type="float" office:value="10" calcext:value-type="float">
            <text:p>10+</text:p>
          </table:table-cell>
          <table:table-cell table:style-name="ce219" table:formula="of:=MAX(2;LOOKUP([.$A9];CharacterLevel;ThiefBlast)-[.H$3])" office:value-type="float" office:value="13" calcext:value-type="float">
            <text:p>13+</text:p>
          </table:table-cell>
          <table:table-cell table:style-name="ce219" table:formula="of:=MAX(2;LOOKUP([.$A9];CharacterLevel;ThiefSpell)-[.I$3])" office:value-type="float" office:value="9" calcext:value-type="float">
            <text:p>9+</text:p>
          </table:table-cell>
          <table:table-cell table:style-name="ce215" table:formula="of:=MAX(2; LOOKUP([.$A9];CharacterLevel;Climb)-[.$J$3])" office:value-type="string" office:string-value="" calcext:value-type="error">
            <text:p>#REF!</text:p>
          </table:table-cell>
          <table:table-cell table:style-name="ce222" table:formula="of:=MAX(2;LOOKUP([.$A9];CharacterLevel;Perception)-[.$K$3])" office:value-type="string" office:string-value="" calcext:value-type="error">
            <text:p>#REF!</text:p>
          </table:table-cell>
          <table:table-cell table:style-name="ce222" table:formula="of:=MAX(2;LOOKUP([.$A9];CharacterLevel;ClassSkill))" office:value-type="float" office:value="3" calcext:value-type="float">
            <text:p>3+</text:p>
          </table:table-cell>
          <table:table-cell table:style-name="ce222" table:formula="of:=LOOKUP([.$A9];CharacterLevel;Initiative)+[.M$3]" office:value-type="string" office:string-value="" calcext:value-type="error">
            <text:p>#REF!</text:p>
          </table:table-cell>
          <table:table-cell table:style-name="ce219" table:formula="of:=MAX(2;LOOKUP([.$A9];CharacterLevel;Perception)-[.$N$3])" office:value-type="string" office:string-value="" calcext:value-type="error">
            <text:p>#REF!</text:p>
          </table:table-cell>
          <table:table-cell table:style-name="ce219" table:formula="of:=MAX(2;LOOKUP([.$A9];CharacterLevel;ClassSkill)-[.$O$3])" office:value-type="float" office:value="3" calcext:value-type="float">
            <text:p>3+</text:p>
          </table:table-cell>
          <table:table-cell table:style-name="ce219" table:formula="of:=MAX(2;LOOKUP([.$A9];CharacterLevel;ClassSkill)-[.$P$3])" office:value-type="float" office:value="3" calcext:value-type="float">
            <text:p>3+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-[.$S$3])" office:value-type="float" office:value="2" calcext:value-type="float">
            <text:p>2+</text:p>
          </table:table-cell>
          <table:table-cell table:style-name="ce261" table:formula="of:=&quot;+&quot; &amp; ROUNDUP([.A9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ROUND(LOOKUP([.A10];CharacterLevel;ThiefXP)*1.1;-3)" office:value-type="float" office:value="11000" calcext:value-type="float">
            <text:p>11,000</text:p>
          </table:table-cell>
          <table:table-cell table:style-name="ce22" table:formula="of:=[.A10]&amp;[.$C$3]" office:value-type="string" office:string-value="5d8" calcext:value-type="string">
            <text:p>5d8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LOOKUP([.$A10];CharacterLevel;ThiefDoom)-[.E$3])" office:value-type="float" office:value="10" calcext:value-type="float">
            <text:p>10+</text:p>
          </table:table-cell>
          <table:table-cell table:style-name="ce220" table:formula="of:=MAX(2;LOOKUP([.$A10];CharacterLevel;ThiefRay)-[.F$3])" office:value-type="float" office:value="11" calcext:value-type="float">
            <text:p>11+</text:p>
          </table:table-cell>
          <table:table-cell table:style-name="ce220" table:formula="of:=MAX(2;LOOKUP([.$A10];CharacterLevel;ThiefHold)-[.G$3])" office:value-type="float" office:value="9" calcext:value-type="float">
            <text:p>9+</text:p>
          </table:table-cell>
          <table:table-cell table:style-name="ce220" table:formula="of:=MAX(2;LOOKUP([.$A10];CharacterLevel;ThiefBlast)-[.H$3])" office:value-type="float" office:value="12" calcext:value-type="float">
            <text:p>12+</text:p>
          </table:table-cell>
          <table:table-cell table:style-name="ce220" table:formula="of:=MAX(2;LOOKUP([.$A10];CharacterLevel;ThiefSpell)-[.I$3])" office:value-type="float" office:value="9" calcext:value-type="float">
            <text:p>9+</text:p>
          </table:table-cell>
          <table:table-cell table:style-name="ce216" table:formula="of:=MAX(2; LOOKUP([.$A10];CharacterLevel;Climb)-[.$J$3])" office:value-type="string" office:string-value="" calcext:value-type="error">
            <text:p>#REF!</text:p>
          </table:table-cell>
          <table:table-cell table:style-name="ce223" table:formula="of:=MAX(2;LOOKUP([.$A10];CharacterLevel;Perception)-[.$K$3])" office:value-type="string" office:string-value="" calcext:value-type="error">
            <text:p>#REF!</text:p>
          </table:table-cell>
          <table:table-cell table:style-name="ce223" table:formula="of:=MAX(2;LOOKUP([.$A10];CharacterLevel;ClassSkill))" office:value-type="float" office:value="3" calcext:value-type="float">
            <text:p>3+</text:p>
          </table:table-cell>
          <table:table-cell table:style-name="ce223" table:formula="of:=LOOKUP([.$A10];CharacterLevel;Initiative)+[.M$3]" office:value-type="string" office:string-value="" calcext:value-type="error">
            <text:p>#REF!</text:p>
          </table:table-cell>
          <table:table-cell table:style-name="ce220" table:formula="of:=MAX(2;LOOKUP([.$A10];CharacterLevel;Perception)-[.$N$3])" office:value-type="string" office:string-value="" calcext:value-type="error">
            <text:p>#REF!</text:p>
          </table:table-cell>
          <table:table-cell table:style-name="ce220" table:formula="of:=MAX(2;LOOKUP([.$A10];CharacterLevel;ClassSkill)-[.$O$3])" office:value-type="float" office:value="3" calcext:value-type="float">
            <text:p>3+</text:p>
          </table:table-cell>
          <table:table-cell table:style-name="ce220" table:formula="of:=MAX(2;LOOKUP([.$A10];CharacterLevel;ClassSkill)-[.$P$3])" office:value-type="float" office:value="3" calcext:value-type="float">
            <text:p>3+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0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ROUND(LOOKUP([.A11];CharacterLevel;ThiefXP)*1.1;-3)" office:value-type="float" office:value="22000" calcext:value-type="float">
            <text:p>22,000</text:p>
          </table:table-cell>
          <table:table-cell table:style-name="ce204" table:formula="of:=[.A11]&amp;[.$C$3]" office:value-type="string" office:string-value="6d8" calcext:value-type="string">
            <text:p>6d8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LOOKUP([.$A11];CharacterLevel;ThiefDoom)-[.E$3])" office:value-type="float" office:value="9" calcext:value-type="float">
            <text:p>9+</text:p>
          </table:table-cell>
          <table:table-cell table:style-name="ce219" table:formula="of:=MAX(2;LOOKUP([.$A11];CharacterLevel;ThiefRay)-[.F$3])" office:value-type="float" office:value="10" calcext:value-type="float">
            <text:p>10+</text:p>
          </table:table-cell>
          <table:table-cell table:style-name="ce219" table:formula="of:=MAX(2;LOOKUP([.$A11];CharacterLevel;ThiefHold)-[.G$3])" office:value-type="float" office:value="9" calcext:value-type="float">
            <text:p>9+</text:p>
          </table:table-cell>
          <table:table-cell table:style-name="ce219" table:formula="of:=MAX(2;LOOKUP([.$A11];CharacterLevel;ThiefBlast)-[.H$3])" office:value-type="float" office:value="12" calcext:value-type="float">
            <text:p>12+</text:p>
          </table:table-cell>
          <table:table-cell table:style-name="ce219" table:formula="of:=MAX(2;LOOKUP([.$A11];CharacterLevel;ThiefSpell)-[.I$3])" office:value-type="float" office:value="8" calcext:value-type="float">
            <text:p>8+</text:p>
          </table:table-cell>
          <table:table-cell table:style-name="ce215" table:formula="of:=MAX(2; LOOKUP([.$A11];CharacterLevel;Climb)-[.$J$3])" office:value-type="string" office:string-value="" calcext:value-type="error">
            <text:p>#REF!</text:p>
          </table:table-cell>
          <table:table-cell table:style-name="ce222" table:formula="of:=MAX(2;LOOKUP([.$A11];CharacterLevel;Perception)-[.$K$3])" office:value-type="string" office:string-value="" calcext:value-type="error">
            <text:p>#REF!</text:p>
          </table:table-cell>
          <table:table-cell table:style-name="ce222" table:formula="of:=MAX(2;LOOKUP([.$A11];CharacterLevel;ClassSkill))" office:value-type="float" office:value="4" calcext:value-type="float">
            <text:p>4+</text:p>
          </table:table-cell>
          <table:table-cell table:style-name="ce222" table:formula="of:=LOOKUP([.$A11];CharacterLevel;Initiative)+[.M$3]" office:value-type="string" office:string-value="" calcext:value-type="error">
            <text:p>#REF!</text:p>
          </table:table-cell>
          <table:table-cell table:style-name="ce219" table:formula="of:=MAX(2;LOOKUP([.$A11];CharacterLevel;Perception)-[.$N$3])" office:value-type="string" office:string-value="" calcext:value-type="error">
            <text:p>#REF!</text:p>
          </table:table-cell>
          <table:table-cell table:style-name="ce219" table:formula="of:=MAX(2;LOOKUP([.$A11];CharacterLevel;ClassSkill)-[.$O$3])" office:value-type="float" office:value="4" calcext:value-type="float">
            <text:p>4+</text:p>
          </table:table-cell>
          <table:table-cell table:style-name="ce219" table:formula="of:=MAX(2;LOOKUP([.$A11];CharacterLevel;ClassSkill)-[.$P$3])" office:value-type="float" office:value="4" calcext:value-type="float">
            <text:p>4+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-[.$S$3])" office:value-type="float" office:value="2" calcext:value-type="float">
            <text:p>2+</text:p>
          </table:table-cell>
          <table:table-cell table:style-name="ce261" table:formula="of:=&quot;+&quot; &amp; ROUNDUP([.A11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ROUND(LOOKUP([.A12];CharacterLevel;ThiefXP)*1.1;-3)" office:value-type="float" office:value="44000" calcext:value-type="float">
            <text:p>44,000</text:p>
          </table:table-cell>
          <table:table-cell table:style-name="ce22" table:formula="of:=[.A12]&amp;[.$C$3]" office:value-type="string" office:string-value="7d8" calcext:value-type="string">
            <text:p>7d8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LOOKUP([.$A12];CharacterLevel;ThiefDoom)-[.E$3])" office:value-type="float" office:value="9" calcext:value-type="float">
            <text:p>9+</text:p>
          </table:table-cell>
          <table:table-cell table:style-name="ce220" table:formula="of:=MAX(2;LOOKUP([.$A12];CharacterLevel;ThiefRay)-[.F$3])" office:value-type="float" office:value="10" calcext:value-type="float">
            <text:p>10+</text:p>
          </table:table-cell>
          <table:table-cell table:style-name="ce220" table:formula="of:=MAX(2;LOOKUP([.$A12];CharacterLevel;ThiefHold)-[.G$3])" office:value-type="float" office:value="8" calcext:value-type="float">
            <text:p>8+</text:p>
          </table:table-cell>
          <table:table-cell table:style-name="ce220" table:formula="of:=MAX(2;LOOKUP([.$A12];CharacterLevel;ThiefBlast)-[.H$3])" office:value-type="float" office:value="11" calcext:value-type="float">
            <text:p>11+</text:p>
          </table:table-cell>
          <table:table-cell table:style-name="ce220" table:formula="of:=MAX(2;LOOKUP([.$A12];CharacterLevel;ThiefSpell)-[.I$3])" office:value-type="float" office:value="8" calcext:value-type="float">
            <text:p>8+</text:p>
          </table:table-cell>
          <table:table-cell table:style-name="ce216" table:formula="of:=MAX(2; LOOKUP([.$A12];CharacterLevel;Climb)-[.$J$3])" office:value-type="string" office:string-value="" calcext:value-type="error">
            <text:p>#REF!</text:p>
          </table:table-cell>
          <table:table-cell table:style-name="ce223" table:formula="of:=MAX(2;LOOKUP([.$A12];CharacterLevel;Perception)-[.$K$3])" office:value-type="string" office:string-value="" calcext:value-type="error">
            <text:p>#REF!</text:p>
          </table:table-cell>
          <table:table-cell table:style-name="ce223" table:formula="of:=MAX(2;LOOKUP([.$A12];CharacterLevel;ClassSkill))" office:value-type="float" office:value="5" calcext:value-type="float">
            <text:p>5+</text:p>
          </table:table-cell>
          <table:table-cell table:style-name="ce223" table:formula="of:=LOOKUP([.$A12];CharacterLevel;Initiative)+[.M$3]" office:value-type="string" office:string-value="" calcext:value-type="error">
            <text:p>#REF!</text:p>
          </table:table-cell>
          <table:table-cell table:style-name="ce220" table:formula="of:=MAX(2;LOOKUP([.$A12];CharacterLevel;Perception)-[.$N$3])" office:value-type="string" office:string-value="" calcext:value-type="error">
            <text:p>#REF!</text:p>
          </table:table-cell>
          <table:table-cell table:style-name="ce220" table:formula="of:=MAX(2;LOOKUP([.$A12];CharacterLevel;ClassSkill)-[.$O$3])" office:value-type="float" office:value="5" calcext:value-type="float">
            <text:p>5+</text:p>
          </table:table-cell>
          <table:table-cell table:style-name="ce220" table:formula="of:=MAX(2;LOOKUP([.$A12];CharacterLevel;ClassSkill)-[.$P$3])" office:value-type="float" office:value="5" calcext:value-type="float">
            <text:p>5+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2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ROUND(LOOKUP([.A13];CharacterLevel;ThiefXP)*1.1;-3)" office:value-type="float" office:value="88000" calcext:value-type="float">
            <text:p>88,000</text:p>
          </table:table-cell>
          <table:table-cell table:style-name="ce204" table:formula="of:=[.A13]&amp;[.$C$3]" office:value-type="string" office:string-value="8d8" calcext:value-type="string">
            <text:p>8d8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LOOKUP([.$A13];CharacterLevel;ThiefDoom)-[.E$3])" office:value-type="float" office:value="8" calcext:value-type="float">
            <text:p>8+</text:p>
          </table:table-cell>
          <table:table-cell table:style-name="ce219" table:formula="of:=MAX(2;LOOKUP([.$A13];CharacterLevel;ThiefRay)-[.F$3])" office:value-type="float" office:value="9" calcext:value-type="float">
            <text:p>9+</text:p>
          </table:table-cell>
          <table:table-cell table:style-name="ce219" table:formula="of:=MAX(2;LOOKUP([.$A13];CharacterLevel;ThiefHold)-[.G$3])" office:value-type="float" office:value="8" calcext:value-type="float">
            <text:p>8+</text:p>
          </table:table-cell>
          <table:table-cell table:style-name="ce219" table:formula="of:=MAX(2;LOOKUP([.$A13];CharacterLevel;ThiefBlast)-[.H$3])" office:value-type="float" office:value="11" calcext:value-type="float">
            <text:p>11+</text:p>
          </table:table-cell>
          <table:table-cell table:style-name="ce219" table:formula="of:=MAX(2;LOOKUP([.$A13];CharacterLevel;ThiefSpell)-[.I$3])" office:value-type="float" office:value="7" calcext:value-type="float">
            <text:p>7+</text:p>
          </table:table-cell>
          <table:table-cell table:style-name="ce215" table:formula="of:=MAX(2; LOOKUP([.$A13];CharacterLevel;Climb)-[.$J$3])" office:value-type="string" office:string-value="" calcext:value-type="error">
            <text:p>#REF!</text:p>
          </table:table-cell>
          <table:table-cell table:style-name="ce222" table:formula="of:=MAX(2;LOOKUP([.$A13];CharacterLevel;Perception)-[.$K$3])" office:value-type="string" office:string-value="" calcext:value-type="error">
            <text:p>#REF!</text:p>
          </table:table-cell>
          <table:table-cell table:style-name="ce222" table:formula="of:=MAX(2;LOOKUP([.$A13];CharacterLevel;ClassSkill))" office:value-type="float" office:value="5" calcext:value-type="float">
            <text:p>5+</text:p>
          </table:table-cell>
          <table:table-cell table:style-name="ce222" table:formula="of:=LOOKUP([.$A13];CharacterLevel;Initiative)+[.M$3]" office:value-type="string" office:string-value="" calcext:value-type="error">
            <text:p>#REF!</text:p>
          </table:table-cell>
          <table:table-cell table:style-name="ce219" table:formula="of:=MAX(2;LOOKUP([.$A13];CharacterLevel;Perception)-[.$N$3])" office:value-type="string" office:string-value="" calcext:value-type="error">
            <text:p>#REF!</text:p>
          </table:table-cell>
          <table:table-cell table:style-name="ce219" table:formula="of:=MAX(2;LOOKUP([.$A13];CharacterLevel;ClassSkill)-[.$O$3])" office:value-type="float" office:value="5" calcext:value-type="float">
            <text:p>5+</text:p>
          </table:table-cell>
          <table:table-cell table:style-name="ce219" table:formula="of:=MAX(2;LOOKUP([.$A13];CharacterLevel;ClassSkill)-[.$P$3])" office:value-type="float" office:value="5" calcext:value-type="float">
            <text:p>5+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-[.$S$3])" office:value-type="float" office:value="2" calcext:value-type="float">
            <text:p>2+</text:p>
          </table:table-cell>
          <table:table-cell table:style-name="ce261" table:formula="of:=&quot;+&quot; &amp; ROUNDUP([.A13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ROUND(LOOKUP([.A14];CharacterLevel;ThiefXP)*1.1;-3)" office:value-type="float" office:value="176000" calcext:value-type="float">
            <text:p>176,000</text:p>
          </table:table-cell>
          <table:table-cell table:style-name="ce22" table:formula="of:=[.A14]&amp;[.$C$3]" office:value-type="string" office:string-value="9d8" calcext:value-type="string">
            <text:p>9d8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LOOKUP([.$A14];CharacterLevel;ThiefDoom)-[.E$3])" office:value-type="float" office:value="8" calcext:value-type="float">
            <text:p>8+</text:p>
          </table:table-cell>
          <table:table-cell table:style-name="ce220" table:formula="of:=MAX(2;LOOKUP([.$A14];CharacterLevel;ThiefRay)-[.F$3])" office:value-type="float" office:value="9" calcext:value-type="float">
            <text:p>9+</text:p>
          </table:table-cell>
          <table:table-cell table:style-name="ce220" table:formula="of:=MAX(2;LOOKUP([.$A14];CharacterLevel;ThiefHold)-[.G$3])" office:value-type="float" office:value="7" calcext:value-type="float">
            <text:p>7+</text:p>
          </table:table-cell>
          <table:table-cell table:style-name="ce220" table:formula="of:=MAX(2;LOOKUP([.$A14];CharacterLevel;ThiefBlast)-[.H$3])" office:value-type="float" office:value="10" calcext:value-type="float">
            <text:p>10+</text:p>
          </table:table-cell>
          <table:table-cell table:style-name="ce220" table:formula="of:=MAX(2;LOOKUP([.$A14];CharacterLevel;ThiefSpell)-[.I$3])" office:value-type="float" office:value="7" calcext:value-type="float">
            <text:p>7+</text:p>
          </table:table-cell>
          <table:table-cell table:style-name="ce216" table:formula="of:=MAX(2; LOOKUP([.$A14];CharacterLevel;Climb)-[.$J$3])" office:value-type="string" office:string-value="" calcext:value-type="error">
            <text:p>#REF!</text:p>
          </table:table-cell>
          <table:table-cell table:style-name="ce223" table:formula="of:=MAX(2;LOOKUP([.$A14];CharacterLevel;Perception)-[.$K$3])" office:value-type="string" office:string-value="" calcext:value-type="error">
            <text:p>#REF!</text:p>
          </table:table-cell>
          <table:table-cell table:style-name="ce223" table:formula="of:=MAX(2;LOOKUP([.$A14];CharacterLevel;ClassSkill))" office:value-type="float" office:value="6" calcext:value-type="float">
            <text:p>6+</text:p>
          </table:table-cell>
          <table:table-cell table:style-name="ce223" table:formula="of:=LOOKUP([.$A14];CharacterLevel;Initiative)+[.M$3]" office:value-type="string" office:string-value="" calcext:value-type="error">
            <text:p>#REF!</text:p>
          </table:table-cell>
          <table:table-cell table:style-name="ce220" table:formula="of:=MAX(2;LOOKUP([.$A14];CharacterLevel;Perception)-[.$N$3])" office:value-type="string" office:string-value="" calcext:value-type="error">
            <text:p>#REF!</text:p>
          </table:table-cell>
          <table:table-cell table:style-name="ce220" table:formula="of:=MAX(2;LOOKUP([.$A14];CharacterLevel;ClassSkill)-[.$O$3])" office:value-type="float" office:value="6" calcext:value-type="float">
            <text:p>6+</text:p>
          </table:table-cell>
          <table:table-cell table:style-name="ce220" table:formula="of:=MAX(2;LOOKUP([.$A14];CharacterLevel;ClassSkill)-[.$P$3])" office:value-type="float" office:value="6" calcext:value-type="float">
            <text:p>6+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4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office:value-type="float" office:value="300000" calcext:value-type="float">
            <text:p>300,000</text:p>
          </table:table-cell>
          <table:table-cell table:style-name="ce204" table:formula="of:=[.A15]&amp;[.$C$3]" office:value-type="string" office:string-value="10d8" calcext:value-type="string">
            <text:p>10d8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LOOKUP([.$A15];CharacterLevel;ThiefDoom)-[.E$3])" office:value-type="float" office:value="8" calcext:value-type="float">
            <text:p>8+</text:p>
          </table:table-cell>
          <table:table-cell table:style-name="ce219" table:formula="of:=MAX(2;LOOKUP([.$A15];CharacterLevel;ThiefRay)-[.F$3])" office:value-type="float" office:value="9" calcext:value-type="float">
            <text:p>9+</text:p>
          </table:table-cell>
          <table:table-cell table:style-name="ce219" table:formula="of:=MAX(2;LOOKUP([.$A15];CharacterLevel;ThiefHold)-[.G$3])" office:value-type="float" office:value="7" calcext:value-type="float">
            <text:p>7+</text:p>
          </table:table-cell>
          <table:table-cell table:style-name="ce219" table:formula="of:=MAX(2;LOOKUP([.$A15];CharacterLevel;ThiefBlast)-[.H$3])" office:value-type="float" office:value="10" calcext:value-type="float">
            <text:p>10+</text:p>
          </table:table-cell>
          <table:table-cell table:style-name="ce219" table:formula="of:=MAX(2;LOOKUP([.$A15];CharacterLevel;ThiefSpell)-[.I$3])" office:value-type="float" office:value="6" calcext:value-type="float">
            <text:p>6+</text:p>
          </table:table-cell>
          <table:table-cell table:style-name="ce215" table:formula="of:=MAX(2; LOOKUP([.$A15];CharacterLevel;Climb)-[.$J$3])" office:value-type="string" office:string-value="" calcext:value-type="error">
            <text:p>#REF!</text:p>
          </table:table-cell>
          <table:table-cell table:style-name="ce222" table:formula="of:=MAX(2;LOOKUP([.$A15];CharacterLevel;Perception)-[.$K$3])" office:value-type="string" office:string-value="" calcext:value-type="error">
            <text:p>#REF!</text:p>
          </table:table-cell>
          <table:table-cell table:style-name="ce222" table:formula="of:=MAX(2;LOOKUP([.$A15];CharacterLevel;ClassSkill))" office:value-type="float" office:value="7" calcext:value-type="float">
            <text:p>7+</text:p>
          </table:table-cell>
          <table:table-cell table:style-name="ce222" table:formula="of:=LOOKUP([.$A15];CharacterLevel;Initiative)+[.M$3]" office:value-type="string" office:string-value="" calcext:value-type="error">
            <text:p>#REF!</text:p>
          </table:table-cell>
          <table:table-cell table:style-name="ce219" table:formula="of:=MAX(2;LOOKUP([.$A15];CharacterLevel;Perception)-[.$N$3])" office:value-type="string" office:string-value="" calcext:value-type="error">
            <text:p>#REF!</text:p>
          </table:table-cell>
          <table:table-cell table:style-name="ce219" table:formula="of:=MAX(2;LOOKUP([.$A15];CharacterLevel;ClassSkill)-[.$O$3])" office:value-type="float" office:value="7" calcext:value-type="float">
            <text:p>7+</text:p>
          </table:table-cell>
          <table:table-cell table:style-name="ce219" table:formula="of:=MAX(2;LOOKUP([.$A15];CharacterLevel;ClassSkill)-[.$P$3])" office:value-type="float" office:value="7" calcext:value-type="float">
            <text:p>7+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-[.$S$3])" office:value-type="float" office:value="3" calcext:value-type="float">
            <text:p>3+</text:p>
          </table:table-cell>
          <table:table-cell table:style-name="ce261" table:formula="of:=&quot;+&quot; &amp; ROUNDUP([.A15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30000" office:value-type="float" office:value="430000" calcext:value-type="float">
            <text:p>430,000</text:p>
          </table:table-cell>
          <table:table-cell table:style-name="ce22" table:formula="of:=[.$C$15] &amp; &quot;+&quot; &amp; (([.A16]-10)*[.$C$2])" office:value-type="string" office:string-value="10d8+2" calcext:value-type="string">
            <text:p>10d8+2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LOOKUP([.$A16];CharacterLevel;ThiefDoom)-[.E$3])" office:value-type="float" office:value="7" calcext:value-type="float">
            <text:p>7+</text:p>
          </table:table-cell>
          <table:table-cell table:style-name="ce220" table:formula="of:=MAX(2;LOOKUP([.$A16];CharacterLevel;ThiefRay)-[.F$3])" office:value-type="float" office:value="8" calcext:value-type="float">
            <text:p>8+</text:p>
          </table:table-cell>
          <table:table-cell table:style-name="ce220" table:formula="of:=MAX(2;LOOKUP([.$A16];CharacterLevel;ThiefHold)-[.G$3])" office:value-type="float" office:value="6" calcext:value-type="float">
            <text:p>6+</text:p>
          </table:table-cell>
          <table:table-cell table:style-name="ce220" table:formula="of:=MAX(2;LOOKUP([.$A16];CharacterLevel;ThiefBlast)-[.H$3])" office:value-type="float" office:value="9" calcext:value-type="float">
            <text:p>9+</text:p>
          </table:table-cell>
          <table:table-cell table:style-name="ce220" table:formula="of:=MAX(2;LOOKUP([.$A16];CharacterLevel;ThiefSpell)-[.I$3])" office:value-type="float" office:value="6" calcext:value-type="float">
            <text:p>6+</text:p>
          </table:table-cell>
          <table:table-cell table:style-name="ce216" table:formula="of:=MAX(2; LOOKUP([.$A16];CharacterLevel;Climb)-[.$J$3])" office:value-type="string" office:string-value="" calcext:value-type="error">
            <text:p>#REF!</text:p>
          </table:table-cell>
          <table:table-cell table:style-name="ce223" table:formula="of:=MAX(2;LOOKUP([.$A16];CharacterLevel;Perception)-[.$K$3])" office:value-type="string" office:string-value="" calcext:value-type="error">
            <text:p>#REF!</text:p>
          </table:table-cell>
          <table:table-cell table:style-name="ce223" table:formula="of:=MAX(2;LOOKUP([.$A16];CharacterLevel;ClassSkill))" office:value-type="float" office:value="7" calcext:value-type="float">
            <text:p>7+</text:p>
          </table:table-cell>
          <table:table-cell table:style-name="ce223" table:formula="of:=LOOKUP([.$A16];CharacterLevel;Initiative)+[.M$3]" office:value-type="string" office:string-value="" calcext:value-type="error">
            <text:p>#REF!</text:p>
          </table:table-cell>
          <table:table-cell table:style-name="ce220" table:formula="of:=MAX(2;LOOKUP([.$A16];CharacterLevel;Perception)-[.$N$3])" office:value-type="string" office:string-value="" calcext:value-type="error">
            <text:p>#REF!</text:p>
          </table:table-cell>
          <table:table-cell table:style-name="ce220" table:formula="of:=MAX(2;LOOKUP([.$A16];CharacterLevel;ClassSkill)-[.$O$3])" office:value-type="float" office:value="7" calcext:value-type="float">
            <text:p>7+</text:p>
          </table:table-cell>
          <table:table-cell table:style-name="ce220" table:formula="of:=MAX(2;LOOKUP([.$A16];CharacterLevel;ClassSkill)-[.$P$3])" office:value-type="float" office:value="7" calcext:value-type="float">
            <text:p>7+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-[.$S$3])" office:value-type="float" office:value="3" calcext:value-type="float">
            <text:p>3+</text:p>
          </table:table-cell>
          <table:table-cell table:style-name="ce262" table:formula="of:=&quot;+&quot; &amp; ROUNDUP([.A16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30000" office:value-type="float" office:value="560000" calcext:value-type="float">
            <text:p>560,000</text:p>
          </table:table-cell>
          <table:table-cell table:style-name="ce204" table:formula="of:=[.$C$15] &amp; &quot;+&quot; &amp; (([.A17]-10)*[.$C$2])" office:value-type="string" office:string-value="10d8+4" calcext:value-type="string">
            <text:p>10d8+4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LOOKUP([.$A17];CharacterLevel;ThiefDoom)-[.E$3])" office:value-type="float" office:value="7" calcext:value-type="float">
            <text:p>7+</text:p>
          </table:table-cell>
          <table:table-cell table:style-name="ce219" table:formula="of:=MAX(2;LOOKUP([.$A17];CharacterLevel;ThiefRay)-[.F$3])" office:value-type="float" office:value="8" calcext:value-type="float">
            <text:p>8+</text:p>
          </table:table-cell>
          <table:table-cell table:style-name="ce219" table:formula="of:=MAX(2;LOOKUP([.$A17];CharacterLevel;ThiefHold)-[.G$3])" office:value-type="float" office:value="6" calcext:value-type="float">
            <text:p>6+</text:p>
          </table:table-cell>
          <table:table-cell table:style-name="ce219" table:formula="of:=MAX(2;LOOKUP([.$A17];CharacterLevel;ThiefBlast)-[.H$3])" office:value-type="float" office:value="9" calcext:value-type="float">
            <text:p>9+</text:p>
          </table:table-cell>
          <table:table-cell table:style-name="ce219" table:formula="of:=MAX(2;LOOKUP([.$A17];CharacterLevel;ThiefSpell)-[.I$3])" office:value-type="float" office:value="5" calcext:value-type="float">
            <text:p>5+</text:p>
          </table:table-cell>
          <table:table-cell table:style-name="ce215" table:formula="of:=MAX(2; LOOKUP([.$A17];CharacterLevel;Climb)-[.$J$3])" office:value-type="string" office:string-value="" calcext:value-type="error">
            <text:p>#REF!</text:p>
          </table:table-cell>
          <table:table-cell table:style-name="ce222" table:formula="of:=MAX(2;LOOKUP([.$A17];CharacterLevel;Perception)-[.$K$3])" office:value-type="string" office:string-value="" calcext:value-type="error">
            <text:p>#REF!</text:p>
          </table:table-cell>
          <table:table-cell table:style-name="ce222" table:formula="of:=MAX(2;LOOKUP([.$A17];CharacterLevel;ClassSkill))" office:value-type="float" office:value="8" calcext:value-type="float">
            <text:p>8+</text:p>
          </table:table-cell>
          <table:table-cell table:style-name="ce222" table:formula="of:=LOOKUP([.$A17];CharacterLevel;Initiative)+[.M$3]" office:value-type="string" office:string-value="" calcext:value-type="error">
            <text:p>#REF!</text:p>
          </table:table-cell>
          <table:table-cell table:style-name="ce219" table:formula="of:=MAX(2;LOOKUP([.$A17];CharacterLevel;Perception)-[.$N$3])" office:value-type="string" office:string-value="" calcext:value-type="error">
            <text:p>#REF!</text:p>
          </table:table-cell>
          <table:table-cell table:style-name="ce219" table:formula="of:=MAX(2;LOOKUP([.$A17];CharacterLevel;ClassSkill)-[.$O$3])" office:value-type="float" office:value="8" calcext:value-type="float">
            <text:p>8+</text:p>
          </table:table-cell>
          <table:table-cell table:style-name="ce219" table:formula="of:=MAX(2;LOOKUP([.$A17];CharacterLevel;ClassSkill)-[.$P$3])" office:value-type="float" office:value="8" calcext:value-type="float">
            <text:p>8+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-[.$S$3])" office:value-type="float" office:value="4" calcext:value-type="float">
            <text:p>4+</text:p>
          </table:table-cell>
          <table:table-cell table:style-name="ce261" table:formula="of:=&quot;+&quot; &amp; ROUNDUP([.A17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30000" office:value-type="float" office:value="690000" calcext:value-type="float">
            <text:p>690,000</text:p>
          </table:table-cell>
          <table:table-cell table:style-name="ce22" table:formula="of:=[.$C$15] &amp; &quot;+&quot; &amp; (([.A18]-10)*[.$C$2])" office:value-type="string" office:string-value="10d8+6" calcext:value-type="string">
            <text:p>10d8+6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LOOKUP([.$A18];CharacterLevel;ThiefDoom)-[.E$3])" office:value-type="float" office:value="6" calcext:value-type="float">
            <text:p>6+</text:p>
          </table:table-cell>
          <table:table-cell table:style-name="ce220" table:formula="of:=MAX(2;LOOKUP([.$A18];CharacterLevel;ThiefRay)-[.F$3])" office:value-type="float" office:value="7" calcext:value-type="float">
            <text:p>7+</text:p>
          </table:table-cell>
          <table:table-cell table:style-name="ce220" table:formula="of:=MAX(2;LOOKUP([.$A18];CharacterLevel;ThiefHold)-[.G$3])" office:value-type="float" office:value="5" calcext:value-type="float">
            <text:p>5+</text:p>
          </table:table-cell>
          <table:table-cell table:style-name="ce220" table:formula="of:=MAX(2;LOOKUP([.$A18];CharacterLevel;ThiefBlast)-[.H$3])" office:value-type="float" office:value="8" calcext:value-type="float">
            <text:p>8+</text:p>
          </table:table-cell>
          <table:table-cell table:style-name="ce220" table:formula="of:=MAX(2;LOOKUP([.$A18];CharacterLevel;ThiefSpell)-[.I$3])" office:value-type="float" office:value="4" calcext:value-type="float">
            <text:p>4+</text:p>
          </table:table-cell>
          <table:table-cell table:style-name="ce216" table:formula="of:=MAX(2; LOOKUP([.$A18];CharacterLevel;Climb)-[.$J$3])" office:value-type="string" office:string-value="" calcext:value-type="error">
            <text:p>#REF!</text:p>
          </table:table-cell>
          <table:table-cell table:style-name="ce223" table:formula="of:=MAX(2;LOOKUP([.$A18];CharacterLevel;Perception)-[.$K$3])" office:value-type="string" office:string-value="" calcext:value-type="error">
            <text:p>#REF!</text:p>
          </table:table-cell>
          <table:table-cell table:style-name="ce223" table:formula="of:=MAX(2;LOOKUP([.$A18];CharacterLevel;ClassSkill))" office:value-type="float" office:value="9" calcext:value-type="float">
            <text:p>9+</text:p>
          </table:table-cell>
          <table:table-cell table:style-name="ce223" table:formula="of:=LOOKUP([.$A18];CharacterLevel;Initiative)+[.M$3]" office:value-type="string" office:string-value="" calcext:value-type="error">
            <text:p>#REF!</text:p>
          </table:table-cell>
          <table:table-cell table:style-name="ce220" table:formula="of:=MAX(2;LOOKUP([.$A18];CharacterLevel;Perception)-[.$N$3])" office:value-type="string" office:string-value="" calcext:value-type="error">
            <text:p>#REF!</text:p>
          </table:table-cell>
          <table:table-cell table:style-name="ce220" table:formula="of:=MAX(2;LOOKUP([.$A18];CharacterLevel;ClassSkill)-[.$O$3])" office:value-type="float" office:value="9" calcext:value-type="float">
            <text:p>9+</text:p>
          </table:table-cell>
          <table:table-cell table:style-name="ce220" table:formula="of:=MAX(2;LOOKUP([.$A18];CharacterLevel;ClassSkill)-[.$P$3])" office:value-type="float" office:value="9" calcext:value-type="float">
            <text:p>9+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-[.$S$3])" office:value-type="float" office:value="4" calcext:value-type="float">
            <text:p>4+</text:p>
          </table:table-cell>
          <table:table-cell table:style-name="ce262" table:formula="of:=&quot;+&quot; &amp; ROUNDUP([.A18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30000" office:value-type="float" office:value="820000" calcext:value-type="float">
            <text:p>820,000</text:p>
          </table:table-cell>
          <table:table-cell table:style-name="ce204" table:formula="of:=[.$C$15] &amp; &quot;+&quot; &amp; (([.A19]-10)*[.$C$2])" office:value-type="string" office:string-value="10d8+8" calcext:value-type="string">
            <text:p>10d8+8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LOOKUP([.$A19];CharacterLevel;ThiefDoom)-[.E$3])" office:value-type="float" office:value="6" calcext:value-type="float">
            <text:p>6+</text:p>
          </table:table-cell>
          <table:table-cell table:style-name="ce219" table:formula="of:=MAX(2;LOOKUP([.$A19];CharacterLevel;ThiefRay)-[.F$3])" office:value-type="float" office:value="7" calcext:value-type="float">
            <text:p>7+</text:p>
          </table:table-cell>
          <table:table-cell table:style-name="ce219" table:formula="of:=MAX(2;LOOKUP([.$A19];CharacterLevel;ThiefHold)-[.G$3])" office:value-type="float" office:value="5" calcext:value-type="float">
            <text:p>5+</text:p>
          </table:table-cell>
          <table:table-cell table:style-name="ce219" table:formula="of:=MAX(2;LOOKUP([.$A19];CharacterLevel;ThiefBlast)-[.H$3])" office:value-type="float" office:value="8" calcext:value-type="float">
            <text:p>8+</text:p>
          </table:table-cell>
          <table:table-cell table:style-name="ce219" table:formula="of:=MAX(2;LOOKUP([.$A19];CharacterLevel;ThiefSpell)-[.I$3])" office:value-type="float" office:value="4" calcext:value-type="float">
            <text:p>4+</text:p>
          </table:table-cell>
          <table:table-cell table:style-name="ce215" table:formula="of:=MAX(2; LOOKUP([.$A19];CharacterLevel;Climb)-[.$J$3])" office:value-type="string" office:string-value="" calcext:value-type="error">
            <text:p>#REF!</text:p>
          </table:table-cell>
          <table:table-cell table:style-name="ce222" table:formula="of:=MAX(2;LOOKUP([.$A19];CharacterLevel;Perception)-[.$K$3])" office:value-type="string" office:string-value="" calcext:value-type="error">
            <text:p>#REF!</text:p>
          </table:table-cell>
          <table:table-cell table:style-name="ce222" table:formula="of:=MAX(2;LOOKUP([.$A19];CharacterLevel;ClassSkill))" office:value-type="float" office:value="9" calcext:value-type="float">
            <text:p>9+</text:p>
          </table:table-cell>
          <table:table-cell table:style-name="ce222" table:formula="of:=LOOKUP([.$A19];CharacterLevel;Initiative)+[.M$3]" office:value-type="string" office:string-value="" calcext:value-type="error">
            <text:p>#REF!</text:p>
          </table:table-cell>
          <table:table-cell table:style-name="ce219" table:formula="of:=MAX(2;LOOKUP([.$A19];CharacterLevel;Perception)-[.$N$3])" office:value-type="string" office:string-value="" calcext:value-type="error">
            <text:p>#REF!</text:p>
          </table:table-cell>
          <table:table-cell table:style-name="ce219" table:formula="of:=MAX(2;LOOKUP([.$A19];CharacterLevel;ClassSkill)-[.$O$3])" office:value-type="float" office:value="9" calcext:value-type="float">
            <text:p>9+</text:p>
          </table:table-cell>
          <table:table-cell table:style-name="ce219" table:formula="of:=MAX(2;LOOKUP([.$A19];CharacterLevel;ClassSkill)-[.$P$3])" office:value-type="float" office:value="9" calcext:value-type="float">
            <text:p>9+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-[.$S$3])" office:value-type="float" office:value="5" calcext:value-type="float">
            <text:p>5+</text:p>
          </table:table-cell>
          <table:table-cell table:style-name="ce261" table:formula="of:=&quot;+&quot; &amp; ROUNDUP([.A19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30000" office:value-type="float" office:value="950000" calcext:value-type="float">
            <text:p>950,000</text:p>
          </table:table-cell>
          <table:table-cell table:style-name="ce205" table:formula="of:=[.$C$15] &amp; &quot;+&quot; &amp; (([.A20]-10)*[.$C$2])" office:value-type="string" office:string-value="10d8+10" calcext:value-type="string">
            <text:p>10d8+10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LOOKUP([.$A20];CharacterLevel;ThiefDoom)-[.E$3])" office:value-type="float" office:value="6" calcext:value-type="float">
            <text:p>6+</text:p>
          </table:table-cell>
          <table:table-cell table:style-name="ce221" table:formula="of:=MAX(2;LOOKUP([.$A20];CharacterLevel;ThiefRay)-[.F$3])" office:value-type="float" office:value="7" calcext:value-type="float">
            <text:p>7+</text:p>
          </table:table-cell>
          <table:table-cell table:style-name="ce221" table:formula="of:=MAX(2;LOOKUP([.$A20];CharacterLevel;ThiefHold)-[.G$3])" office:value-type="float" office:value="5" calcext:value-type="float">
            <text:p>5+</text:p>
          </table:table-cell>
          <table:table-cell table:style-name="ce221" table:formula="of:=MAX(2;LOOKUP([.$A20];CharacterLevel;ThiefBlast)-[.H$3])" office:value-type="float" office:value="8" calcext:value-type="float">
            <text:p>8+</text:p>
          </table:table-cell>
          <table:table-cell table:style-name="ce221" table:formula="of:=MAX(2;LOOKUP([.$A20];CharacterLevel;ThiefSpell)-[.I$3])" office:value-type="float" office:value="3" calcext:value-type="float">
            <text:p>3+</text:p>
          </table:table-cell>
          <table:table-cell table:style-name="ce217" table:formula="of:=MAX(2; LOOKUP([.$A20];CharacterLevel;Climb)-[.$J$3])" office:value-type="string" office:string-value="" calcext:value-type="error">
            <text:p>#REF!</text:p>
          </table:table-cell>
          <table:table-cell table:style-name="ce221" table:formula="of:=MAX(2;LOOKUP([.$A20];CharacterLevel;Perception)-[.$K$3]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LOOKUP([.$A20];CharacterLevel;Initiative)+[.M$3]" office:value-type="string" office:string-value="" calcext:value-type="error">
            <text:p>#REF!</text:p>
          </table:table-cell>
          <table:table-cell table:style-name="ce221" table:formula="of:=MAX(2;LOOKUP([.$A20];CharacterLevel;Perception)-[.$N$3])" office:value-type="string" office:string-value="" calcext:value-type="error">
            <text:p>#REF!</text:p>
          </table:table-cell>
          <table:table-cell table:style-name="ce221" table:formula="of:=MAX(2;LOOKUP([.$A20];CharacterLevel;ClassSkill)-[.$O$3])" office:value-type="float" office:value="10" calcext:value-type="float">
            <text:p>10+</text:p>
          </table:table-cell>
          <table:table-cell table:style-name="ce221" table:formula="of:=MAX(2;LOOKUP([.$A20];CharacterLevel;ClassSkill)-[.$P$3])" office:value-type="float" office:value="10" calcext:value-type="float">
            <text:p>10+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-[.$S$3])" office:value-type="float" office:value="5" calcext:value-type="float">
            <text:p>5+</text:p>
          </table:table-cell>
          <table:table-cell table:style-name="ce263" table:formula="of:=&quot;+&quot; &amp; ROUNDUP([.A20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2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 calcext:value-type="string">
            <text:p>Cannot use Large weapons.</text:p>
          </table:table-cell>
          <table:table-cell table:style-name="ce248"/>
          <table:table-cell/>
          <table:table-cell table:style-name="ce45"/>
          <table:table-cell table:number-columns-repeated="2"/>
          <table:table-cell table:style-name="ce248"/>
          <table:table-cell table:number-columns-repeated="2"/>
          <table:table-cell table:style-name="ce45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Low-Light Vision</text:p>
          </table:table-cell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>
          <table:table-cell table:style-name="Default" office:value-type="string" calcext:value-type="string">
            <text:p>Keen Hearing: Advantage on Perception (Hearing)</text:p>
          </table:table-cell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 table:number-rows-repeated="6">
          <table:table-cell/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lf-Trickster" table:style-name="ta1">
        <table:table-column table:style-name="co9" table:default-cell-style-name="ce22"/>
        <table:table-column table:style-name="co29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0" table:number-columns-repeated="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35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style-name="ce147" office:value-type="float" office:value="0.5" calcext:value-type="float">
            <text:p>0.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10" table:number-rows-spanned="1">
            <text:p>Skills</text:p>
          </table:table-cell>
          <table:covered-table-cell table:number-columns-repeated="3" table:style-name="ce173"/>
          <table:covered-table-cell table:number-columns-repeated="6" table:style-name="ce174"/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Decode</text:p>
          </table:table-cell>
          <table:table-cell table:style-name="ce173" office:value-type="string" calcext:value-type="string">
            <text:p>Disarm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>Legerdemain</text:p>
          </table:table-cell>
          <table:table-cell table:style-name="ce173" office:value-type="string" calcext:value-type="string">
            <text:p>Sneak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Thief</text:p>
          </table:table-cell>
          <table:table-cell table:style-name="ce173" office:value-type="string" calcext:value-type="string">
            <text:p>Secondary</text:p>
          </table:table-cell>
          <table:covered-table-cell table:style-name="ce110"/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5" calcext:value-type="string">
            <text:p>1d5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ROUND(AVERAGE(LOOKUP([.$A6];CharacterLevel;ThiefDoom);LOOKUP([.$A6];CharacterLevel;MUDoom)))-[.$E$3]" office:value-type="float" office:value="11" calcext:value-type="float">
            <text:p>11+</text:p>
          </table:table-cell>
          <table:table-cell table:style-name="ce218" table:formula="of:=ROUND(AVERAGE(LOOKUP([.$A6];CharacterLevel;ThiefRay);LOOKUP([.$A6];CharacterLevel;MURay)))-[.$F$3]" office:value-type="float" office:value="12" calcext:value-type="float">
            <text:p>12+</text:p>
          </table:table-cell>
          <table:table-cell table:style-name="ce218" table:formula="of:=ROUND(AVERAGE(LOOKUP([.$A6];CharacterLevel;ThiefHold);LOOKUP([.$A6];CharacterLevel;MUHold)))-[.$G$3]" office:value-type="float" office:value="11.5" calcext:value-type="float">
            <text:p>12+</text:p>
          </table:table-cell>
          <table:table-cell table:style-name="ce218" table:formula="of:=ROUND(AVERAGE(LOOKUP([.$A6];CharacterLevel;ThiefBlast);LOOKUP([.$A6];CharacterLevel;MUBlast)))-[.$H$3]" office:value-type="float" office:value="13" calcext:value-type="float">
            <text:p>13+</text:p>
          </table:table-cell>
          <table:table-cell table:style-name="ce218" table:formula="of:=ROUND(AVERAGE(LOOKUP([.$A6];CharacterLevel;ThiefSpell);LOOKUP([.$A6];CharacterLevel;MUSpell)))-[.$I$3]" office:value-type="float" office:value="12.5" calcext:value-type="float">
            <text:p>13+</text:p>
          </table:table-cell>
          <table:table-cell table:style-name="ce214" table:formula="of:=MAX(2; LOOKUP([.$A6];CharacterLevel;Climb)-[.$J$3])" office:value-type="string" office:string-value="" calcext:value-type="error">
            <text:p>#REF!</text:p>
          </table:table-cell>
          <table:table-cell table:style-name="ce218" table:formula="of:=MAX(2;LOOKUP([.$A6];CharacterLevel;Perception)-[.$K$3]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LOOKUP([.$A6];CharacterLevel;Initiative)+[.M$3]" office:value-type="string" office:string-value="" calcext:value-type="error">
            <text:p>#REF!</text:p>
          </table:table-cell>
          <table:table-cell table:style-name="ce218" table:formula="of:=MAX(2;LOOKUP([.$A6];CharacterLevel;Perception)-[.$N$3])" office:value-type="string" office:string-value="" calcext:value-type="error">
            <text:p>#REF!</text:p>
          </table:table-cell>
          <table:table-cell table:style-name="ce218" table:formula="of:=MAX(2;LOOKUP([.$A6];CharacterLevel;ClassSkill)-[.$O$3])" office:value-type="float" office:value="2" calcext:value-type="float">
            <text:p>2+</text:p>
          </table:table-cell>
          <table:table-cell table:style-name="ce218" table:formula="of:=MAX(2;LOOKUP([.$A6];CharacterLevel;ClassSkill)-[.$P$3])" office:value-type="float" office:value="2" calcext:value-type="float">
            <text:p>2+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 table:style-name="ce260" office:value-type="string" calcext:value-type="string">
            <text:p>--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V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3500" calcext:value-type="float">
            <text:p>3,500</text:p>
          </table:table-cell>
          <table:table-cell table:style-name="ce204" table:formula="of:=[.A7]&amp;[.$C$3]" office:value-type="string" office:string-value="2d5" calcext:value-type="string">
            <text:p>2d5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ROUND(AVERAGE(LOOKUP([.$A7];CharacterLevel;ThiefDoom);LOOKUP([.$A7];CharacterLevel;MUDoom)))-[.$E$3]" office:value-type="float" office:value="11" calcext:value-type="float">
            <text:p>11+</text:p>
          </table:table-cell>
          <table:table-cell table:style-name="ce219" table:formula="of:=ROUND(AVERAGE(LOOKUP([.$A7];CharacterLevel;ThiefRay);LOOKUP([.$A7];CharacterLevel;MURay)))-[.$F$3]" office:value-type="float" office:value="12" calcext:value-type="float">
            <text:p>12+</text:p>
          </table:table-cell>
          <table:table-cell table:style-name="ce219" table:formula="of:=ROUND(AVERAGE(LOOKUP([.$A7];CharacterLevel;ThiefHold);LOOKUP([.$A7];CharacterLevel;MUHold)))-[.$G$3]" office:value-type="float" office:value="11.5" calcext:value-type="float">
            <text:p>12+</text:p>
          </table:table-cell>
          <table:table-cell table:style-name="ce219" table:formula="of:=ROUND(AVERAGE(LOOKUP([.$A7];CharacterLevel;ThiefBlast);LOOKUP([.$A7];CharacterLevel;MUBlast)))-[.$H$3]" office:value-type="float" office:value="13" calcext:value-type="float">
            <text:p>13+</text:p>
          </table:table-cell>
          <table:table-cell table:style-name="ce219" table:formula="of:=ROUND(AVERAGE(LOOKUP([.$A7];CharacterLevel;ThiefSpell);LOOKUP([.$A7];CharacterLevel;MUSpell)))-[.$I$3]" office:value-type="float" office:value="11.5" calcext:value-type="float">
            <text:p>12+</text:p>
          </table:table-cell>
          <table:table-cell table:style-name="ce215" table:formula="of:=MAX(2; LOOKUP([.$A7];CharacterLevel;Climb)-[.$J$3])" office:value-type="string" office:string-value="" calcext:value-type="error">
            <text:p>#REF!</text:p>
          </table:table-cell>
          <table:table-cell table:style-name="ce222" table:formula="of:=MAX(2;LOOKUP([.$A7];CharacterLevel;Perception)-[.$K$3])" office:value-type="string" office:string-value="" calcext:value-type="error">
            <text:p>#REF!</text:p>
          </table:table-cell>
          <table:table-cell table:style-name="ce222" table:formula="of:=MAX(2;LOOKUP([.$A7];CharacterLevel;ClassSkill))" office:value-type="float" office:value="2" calcext:value-type="float">
            <text:p>2+</text:p>
          </table:table-cell>
          <table:table-cell table:style-name="ce222" table:formula="of:=LOOKUP([.$A7];CharacterLevel;Initiative)+[.M$3]" office:value-type="string" office:string-value="" calcext:value-type="error">
            <text:p>#REF!</text:p>
          </table:table-cell>
          <table:table-cell table:style-name="ce219" table:formula="of:=MAX(2;LOOKUP([.$A7];CharacterLevel;Perception)-[.$N$3])" office:value-type="string" office:string-value="" calcext:value-type="error">
            <text:p>#REF!</text:p>
          </table:table-cell>
          <table:table-cell table:style-name="ce219" table:formula="of:=MAX(2;LOOKUP([.$A7];CharacterLevel;ClassSkill)-[.$O$3])" office:value-type="float" office:value="2" calcext:value-type="float">
            <text:p>2+</text:p>
          </table:table-cell>
          <table:table-cell table:style-name="ce219" table:formula="of:=MAX(2;LOOKUP([.$A7];CharacterLevel;ClassSkill)-[.$P$3])" office:value-type="float" office:value="2" calcext:value-type="float">
            <text:p>2+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 table:style-name="ce261" table:formula="of:=&quot;+&quot; &amp; ROUNDUP([.A7]*[.$T$3]) &amp; &quot;d4&quot;" office:value-type="string" office:string-value="+1d4" calcext:value-type="string">
            <text:p>+1d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V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7000" calcext:value-type="float">
            <text:p>7,000</text:p>
          </table:table-cell>
          <table:table-cell table:style-name="ce22" table:formula="of:=[.A8]&amp;[.$C$3]" office:value-type="string" office:string-value="3d5" calcext:value-type="string">
            <text:p>3d5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ROUND(AVERAGE(LOOKUP([.$A8];CharacterLevel;ThiefDoom);LOOKUP([.$A8];CharacterLevel;MUDoom)))-[.$E$3]" office:value-type="float" office:value="10" calcext:value-type="float">
            <text:p>10+</text:p>
          </table:table-cell>
          <table:table-cell table:style-name="ce220" table:formula="of:=ROUND(AVERAGE(LOOKUP([.$A8];CharacterLevel;ThiefRay);LOOKUP([.$A8];CharacterLevel;MURay)))-[.$F$3]" office:value-type="float" office:value="11" calcext:value-type="float">
            <text:p>11+</text:p>
          </table:table-cell>
          <table:table-cell table:style-name="ce220" table:formula="of:=ROUND(AVERAGE(LOOKUP([.$A8];CharacterLevel;ThiefHold);LOOKUP([.$A8];CharacterLevel;MUHold)))-[.$G$3]" office:value-type="float" office:value="10.5" calcext:value-type="float">
            <text:p>11+</text:p>
          </table:table-cell>
          <table:table-cell table:style-name="ce220" table:formula="of:=ROUND(AVERAGE(LOOKUP([.$A8];CharacterLevel;ThiefBlast);LOOKUP([.$A8];CharacterLevel;MUBlast)))-[.$H$3]" office:value-type="float" office:value="12" calcext:value-type="float">
            <text:p>12+</text:p>
          </table:table-cell>
          <table:table-cell table:style-name="ce220" table:formula="of:=ROUND(AVERAGE(LOOKUP([.$A8];CharacterLevel;ThiefSpell);LOOKUP([.$A8];CharacterLevel;MUSpell)))-[.$I$3]" office:value-type="float" office:value="11.5" calcext:value-type="float">
            <text:p>12+</text:p>
          </table:table-cell>
          <table:table-cell table:style-name="ce216" table:formula="of:=MAX(2; LOOKUP([.$A8];CharacterLevel;Climb)-[.$J$3])" office:value-type="string" office:string-value="" calcext:value-type="error">
            <text:p>#REF!</text:p>
          </table:table-cell>
          <table:table-cell table:style-name="ce223" table:formula="of:=MAX(2;LOOKUP([.$A8];CharacterLevel;Perception)-[.$K$3])" office:value-type="string" office:string-value="" calcext:value-type="error">
            <text:p>#REF!</text:p>
          </table:table-cell>
          <table:table-cell table:style-name="ce223" table:formula="of:=MAX(2;LOOKUP([.$A8];CharacterLevel;ClassSkill))" office:value-type="float" office:value="2" calcext:value-type="float">
            <text:p>2+</text:p>
          </table:table-cell>
          <table:table-cell table:style-name="ce223" table:formula="of:=LOOKUP([.$A8];CharacterLevel;Initiative)+[.M$3]" office:value-type="string" office:string-value="" calcext:value-type="error">
            <text:p>#REF!</text:p>
          </table:table-cell>
          <table:table-cell table:style-name="ce220" table:formula="of:=MAX(2;LOOKUP([.$A8];CharacterLevel;Perception)-[.$N$3])" office:value-type="string" office:string-value="" calcext:value-type="error">
            <text:p>#REF!</text:p>
          </table:table-cell>
          <table:table-cell table:style-name="ce220" table:formula="of:=MAX(2;LOOKUP([.$A8];CharacterLevel;ClassSkill)-[.$O$3])" office:value-type="float" office:value="2" calcext:value-type="float">
            <text:p>2+</text:p>
          </table:table-cell>
          <table:table-cell table:style-name="ce220" table:formula="of:=MAX(2;LOOKUP([.$A8];CharacterLevel;ClassSkill)-[.$P$3])" office:value-type="float" office:value="2" calcext:value-type="float">
            <text:p>2+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 table:style-name="ce262" table:formula="of:=&quot;+&quot; &amp; ROUNDUP([.A8]*[.$T$3]) &amp; &quot;d4&quot;" office:value-type="string" office:string-value="+1d4" calcext:value-type="string">
            <text:p>+1d4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V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14000" calcext:value-type="float">
            <text:p>14,000</text:p>
          </table:table-cell>
          <table:table-cell table:style-name="ce204" table:formula="of:=[.A9]&amp;[.$C$3]" office:value-type="string" office:string-value="4d5" calcext:value-type="string">
            <text:p>4d5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ROUND(AVERAGE(LOOKUP([.$A9];CharacterLevel;ThiefDoom);LOOKUP([.$A9];CharacterLevel;MUDoom)))-[.$E$3]" office:value-type="float" office:value="10" calcext:value-type="float">
            <text:p>10+</text:p>
          </table:table-cell>
          <table:table-cell table:style-name="ce219" table:formula="of:=ROUND(AVERAGE(LOOKUP([.$A9];CharacterLevel;ThiefRay);LOOKUP([.$A9];CharacterLevel;MURay)))-[.$F$3]" office:value-type="float" office:value="11" calcext:value-type="float">
            <text:p>11+</text:p>
          </table:table-cell>
          <table:table-cell table:style-name="ce219" table:formula="of:=ROUND(AVERAGE(LOOKUP([.$A9];CharacterLevel;ThiefHold);LOOKUP([.$A9];CharacterLevel;MUHold)))-[.$G$3]" office:value-type="float" office:value="10.5" calcext:value-type="float">
            <text:p>11+</text:p>
          </table:table-cell>
          <table:table-cell table:style-name="ce219" table:formula="of:=ROUND(AVERAGE(LOOKUP([.$A9];CharacterLevel;ThiefBlast);LOOKUP([.$A9];CharacterLevel;MUBlast)))-[.$H$3]" office:value-type="float" office:value="12" calcext:value-type="float">
            <text:p>12+</text:p>
          </table:table-cell>
          <table:table-cell table:style-name="ce219" table:formula="of:=ROUND(AVERAGE(LOOKUP([.$A9];CharacterLevel;ThiefSpell);LOOKUP([.$A9];CharacterLevel;MUSpell)))-[.$I$3]" office:value-type="float" office:value="10.5" calcext:value-type="float">
            <text:p>11+</text:p>
          </table:table-cell>
          <table:table-cell table:style-name="ce215" table:formula="of:=MAX(2; LOOKUP([.$A9];CharacterLevel;Climb)-[.$J$3])" office:value-type="string" office:string-value="" calcext:value-type="error">
            <text:p>#REF!</text:p>
          </table:table-cell>
          <table:table-cell table:style-name="ce222" table:formula="of:=MAX(2;LOOKUP([.$A9];CharacterLevel;Perception)-[.$K$3])" office:value-type="string" office:string-value="" calcext:value-type="error">
            <text:p>#REF!</text:p>
          </table:table-cell>
          <table:table-cell table:style-name="ce222" table:formula="of:=MAX(2;LOOKUP([.$A9];CharacterLevel;ClassSkill))" office:value-type="float" office:value="3" calcext:value-type="float">
            <text:p>3+</text:p>
          </table:table-cell>
          <table:table-cell table:style-name="ce222" table:formula="of:=LOOKUP([.$A9];CharacterLevel;Initiative)+[.M$3]" office:value-type="string" office:string-value="" calcext:value-type="error">
            <text:p>#REF!</text:p>
          </table:table-cell>
          <table:table-cell table:style-name="ce219" table:formula="of:=MAX(2;LOOKUP([.$A9];CharacterLevel;Perception)-[.$N$3])" office:value-type="string" office:string-value="" calcext:value-type="error">
            <text:p>#REF!</text:p>
          </table:table-cell>
          <table:table-cell table:style-name="ce219" table:formula="of:=MAX(2;LOOKUP([.$A9];CharacterLevel;ClassSkill)-[.$O$3])" office:value-type="float" office:value="3" calcext:value-type="float">
            <text:p>3+</text:p>
          </table:table-cell>
          <table:table-cell table:style-name="ce219" table:formula="of:=MAX(2;LOOKUP([.$A9];CharacterLevel;ClassSkill)-[.$P$3])" office:value-type="float" office:value="3" calcext:value-type="float">
            <text:p>3+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 table:style-name="ce261" table:formula="of:=&quot;+&quot; &amp; ROUNDUP([.A9]*[.$T$3]) &amp; &quot;d4&quot;" office:value-type="string" office:string-value="+1d4" calcext:value-type="string">
            <text:p>+1d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V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8000" calcext:value-type="float">
            <text:p>28,000</text:p>
          </table:table-cell>
          <table:table-cell table:style-name="ce22" table:formula="of:=[.A10]&amp;[.$C$3]" office:value-type="string" office:string-value="5d5" calcext:value-type="string">
            <text:p>5d5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ROUND(AVERAGE(LOOKUP([.$A10];CharacterLevel;ThiefDoom);LOOKUP([.$A10];CharacterLevel;MUDoom)))-[.$E$3]" office:value-type="float" office:value="10" calcext:value-type="float">
            <text:p>10+</text:p>
          </table:table-cell>
          <table:table-cell table:style-name="ce220" table:formula="of:=ROUND(AVERAGE(LOOKUP([.$A10];CharacterLevel;ThiefRay);LOOKUP([.$A10];CharacterLevel;MURay)))-[.$F$3]" office:value-type="float" office:value="11" calcext:value-type="float">
            <text:p>11+</text:p>
          </table:table-cell>
          <table:table-cell table:style-name="ce220" table:formula="of:=ROUND(AVERAGE(LOOKUP([.$A10];CharacterLevel;ThiefHold);LOOKUP([.$A10];CharacterLevel;MUHold)))-[.$G$3]" office:value-type="float" office:value="10.5" calcext:value-type="float">
            <text:p>11+</text:p>
          </table:table-cell>
          <table:table-cell table:style-name="ce220" table:formula="of:=ROUND(AVERAGE(LOOKUP([.$A10];CharacterLevel;ThiefBlast);LOOKUP([.$A10];CharacterLevel;MUBlast)))-[.$H$3]" office:value-type="float" office:value="12" calcext:value-type="float">
            <text:p>12+</text:p>
          </table:table-cell>
          <table:table-cell table:style-name="ce220" table:formula="of:=ROUND(AVERAGE(LOOKUP([.$A10];CharacterLevel;ThiefSpell);LOOKUP([.$A10];CharacterLevel;MUSpell)))-[.$I$3]" office:value-type="float" office:value="10.5" calcext:value-type="float">
            <text:p>11+</text:p>
          </table:table-cell>
          <table:table-cell table:style-name="ce216" table:formula="of:=MAX(2; LOOKUP([.$A10];CharacterLevel;Climb)-[.$J$3])" office:value-type="string" office:string-value="" calcext:value-type="error">
            <text:p>#REF!</text:p>
          </table:table-cell>
          <table:table-cell table:style-name="ce223" table:formula="of:=MAX(2;LOOKUP([.$A10];CharacterLevel;Perception)-[.$K$3])" office:value-type="string" office:string-value="" calcext:value-type="error">
            <text:p>#REF!</text:p>
          </table:table-cell>
          <table:table-cell table:style-name="ce223" table:formula="of:=MAX(2;LOOKUP([.$A10];CharacterLevel;ClassSkill))" office:value-type="float" office:value="3" calcext:value-type="float">
            <text:p>3+</text:p>
          </table:table-cell>
          <table:table-cell table:style-name="ce223" table:formula="of:=LOOKUP([.$A10];CharacterLevel;Initiative)+[.M$3]" office:value-type="string" office:string-value="" calcext:value-type="error">
            <text:p>#REF!</text:p>
          </table:table-cell>
          <table:table-cell table:style-name="ce220" table:formula="of:=MAX(2;LOOKUP([.$A10];CharacterLevel;Perception)-[.$N$3])" office:value-type="string" office:string-value="" calcext:value-type="error">
            <text:p>#REF!</text:p>
          </table:table-cell>
          <table:table-cell table:style-name="ce220" table:formula="of:=MAX(2;LOOKUP([.$A10];CharacterLevel;ClassSkill)-[.$O$3])" office:value-type="float" office:value="3" calcext:value-type="float">
            <text:p>3+</text:p>
          </table:table-cell>
          <table:table-cell table:style-name="ce220" table:formula="of:=MAX(2;LOOKUP([.$A10];CharacterLevel;ClassSkill)-[.$P$3])" office:value-type="float" office:value="3" calcext:value-type="float">
            <text:p>3+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 table:style-name="ce262" table:formula="of:=&quot;+&quot; &amp; ROUNDUP([.A10]*[.$T$3]) &amp; &quot;d4&quot;" office:value-type="string" office:string-value="+2d4" calcext:value-type="string">
            <text:p>+2d4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V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56000" calcext:value-type="float">
            <text:p>56,000</text:p>
          </table:table-cell>
          <table:table-cell table:style-name="ce204" table:formula="of:=[.A11]&amp;[.$C$3]" office:value-type="string" office:string-value="6d5" calcext:value-type="string">
            <text:p>6d5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ROUND(AVERAGE(LOOKUP([.$A11];CharacterLevel;ThiefDoom);LOOKUP([.$A11];CharacterLevel;MUDoom)))-[.$E$3]" office:value-type="float" office:value="9" calcext:value-type="float">
            <text:p>9+</text:p>
          </table:table-cell>
          <table:table-cell table:style-name="ce219" table:formula="of:=ROUND(AVERAGE(LOOKUP([.$A11];CharacterLevel;ThiefRay);LOOKUP([.$A11];CharacterLevel;MURay)))-[.$F$3]" office:value-type="float" office:value="10" calcext:value-type="float">
            <text:p>10+</text:p>
          </table:table-cell>
          <table:table-cell table:style-name="ce219" table:formula="of:=ROUND(AVERAGE(LOOKUP([.$A11];CharacterLevel;ThiefHold);LOOKUP([.$A11];CharacterLevel;MUHold)))-[.$G$3]" office:value-type="float" office:value="9.5" calcext:value-type="float">
            <text:p>10+</text:p>
          </table:table-cell>
          <table:table-cell table:style-name="ce219" table:formula="of:=ROUND(AVERAGE(LOOKUP([.$A11];CharacterLevel;ThiefBlast);LOOKUP([.$A11];CharacterLevel;MUBlast)))-[.$H$3]" office:value-type="float" office:value="11" calcext:value-type="float">
            <text:p>11+</text:p>
          </table:table-cell>
          <table:table-cell table:style-name="ce219" table:formula="of:=ROUND(AVERAGE(LOOKUP([.$A11];CharacterLevel;ThiefSpell);LOOKUP([.$A11];CharacterLevel;MUSpell)))-[.$I$3]" office:value-type="float" office:value="9.5" calcext:value-type="float">
            <text:p>10+</text:p>
          </table:table-cell>
          <table:table-cell table:style-name="ce215" table:formula="of:=MAX(2; LOOKUP([.$A11];CharacterLevel;Climb)-[.$J$3])" office:value-type="string" office:string-value="" calcext:value-type="error">
            <text:p>#REF!</text:p>
          </table:table-cell>
          <table:table-cell table:style-name="ce222" table:formula="of:=MAX(2;LOOKUP([.$A11];CharacterLevel;Perception)-[.$K$3])" office:value-type="string" office:string-value="" calcext:value-type="error">
            <text:p>#REF!</text:p>
          </table:table-cell>
          <table:table-cell table:style-name="ce222" table:formula="of:=MAX(2;LOOKUP([.$A11];CharacterLevel;ClassSkill))" office:value-type="float" office:value="4" calcext:value-type="float">
            <text:p>4+</text:p>
          </table:table-cell>
          <table:table-cell table:style-name="ce222" table:formula="of:=LOOKUP([.$A11];CharacterLevel;Initiative)+[.M$3]" office:value-type="string" office:string-value="" calcext:value-type="error">
            <text:p>#REF!</text:p>
          </table:table-cell>
          <table:table-cell table:style-name="ce219" table:formula="of:=MAX(2;LOOKUP([.$A11];CharacterLevel;Perception)-[.$N$3])" office:value-type="string" office:string-value="" calcext:value-type="error">
            <text:p>#REF!</text:p>
          </table:table-cell>
          <table:table-cell table:style-name="ce219" table:formula="of:=MAX(2;LOOKUP([.$A11];CharacterLevel;ClassSkill)-[.$O$3])" office:value-type="float" office:value="4" calcext:value-type="float">
            <text:p>4+</text:p>
          </table:table-cell>
          <table:table-cell table:style-name="ce219" table:formula="of:=MAX(2;LOOKUP([.$A11];CharacterLevel;ClassSkill)-[.$P$3])" office:value-type="float" office:value="4" calcext:value-type="float">
            <text:p>4+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 table:style-name="ce261" table:formula="of:=&quot;+&quot; &amp; ROUNDUP([.A11]*[.$T$3]) &amp; &quot;d4&quot;" office:value-type="string" office:string-value="+2d4" calcext:value-type="string">
            <text:p>+2d4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V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112000" calcext:value-type="float">
            <text:p>112,000</text:p>
          </table:table-cell>
          <table:table-cell table:style-name="ce22" table:formula="of:=[.A12]&amp;[.$C$3]" office:value-type="string" office:string-value="7d5" calcext:value-type="string">
            <text:p>7d5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ROUND(AVERAGE(LOOKUP([.$A12];CharacterLevel;ThiefDoom);LOOKUP([.$A12];CharacterLevel;MUDoom)))-[.$E$3]" office:value-type="float" office:value="9" calcext:value-type="float">
            <text:p>9+</text:p>
          </table:table-cell>
          <table:table-cell table:style-name="ce220" table:formula="of:=ROUND(AVERAGE(LOOKUP([.$A12];CharacterLevel;ThiefRay);LOOKUP([.$A12];CharacterLevel;MURay)))-[.$F$3]" office:value-type="float" office:value="10" calcext:value-type="float">
            <text:p>10+</text:p>
          </table:table-cell>
          <table:table-cell table:style-name="ce220" table:formula="of:=ROUND(AVERAGE(LOOKUP([.$A12];CharacterLevel;ThiefHold);LOOKUP([.$A12];CharacterLevel;MUHold)))-[.$G$3]" office:value-type="float" office:value="9.5" calcext:value-type="float">
            <text:p>10+</text:p>
          </table:table-cell>
          <table:table-cell table:style-name="ce220" table:formula="of:=ROUND(AVERAGE(LOOKUP([.$A12];CharacterLevel;ThiefBlast);LOOKUP([.$A12];CharacterLevel;MUBlast)))-[.$H$3]" office:value-type="float" office:value="11" calcext:value-type="float">
            <text:p>11+</text:p>
          </table:table-cell>
          <table:table-cell table:style-name="ce220" table:formula="of:=ROUND(AVERAGE(LOOKUP([.$A12];CharacterLevel;ThiefSpell);LOOKUP([.$A12];CharacterLevel;MUSpell)))-[.$I$3]" office:value-type="float" office:value="9.5" calcext:value-type="float">
            <text:p>10+</text:p>
          </table:table-cell>
          <table:table-cell table:style-name="ce216" table:formula="of:=MAX(2; LOOKUP([.$A12];CharacterLevel;Climb)-[.$J$3])" office:value-type="string" office:string-value="" calcext:value-type="error">
            <text:p>#REF!</text:p>
          </table:table-cell>
          <table:table-cell table:style-name="ce223" table:formula="of:=MAX(2;LOOKUP([.$A12];CharacterLevel;Perception)-[.$K$3])" office:value-type="string" office:string-value="" calcext:value-type="error">
            <text:p>#REF!</text:p>
          </table:table-cell>
          <table:table-cell table:style-name="ce223" table:formula="of:=MAX(2;LOOKUP([.$A12];CharacterLevel;ClassSkill))" office:value-type="float" office:value="5" calcext:value-type="float">
            <text:p>5+</text:p>
          </table:table-cell>
          <table:table-cell table:style-name="ce223" table:formula="of:=LOOKUP([.$A12];CharacterLevel;Initiative)+[.M$3]" office:value-type="string" office:string-value="" calcext:value-type="error">
            <text:p>#REF!</text:p>
          </table:table-cell>
          <table:table-cell table:style-name="ce220" table:formula="of:=MAX(2;LOOKUP([.$A12];CharacterLevel;Perception)-[.$N$3])" office:value-type="string" office:string-value="" calcext:value-type="error">
            <text:p>#REF!</text:p>
          </table:table-cell>
          <table:table-cell table:style-name="ce220" table:formula="of:=MAX(2;LOOKUP([.$A12];CharacterLevel;ClassSkill)-[.$O$3])" office:value-type="float" office:value="5" calcext:value-type="float">
            <text:p>5+</text:p>
          </table:table-cell>
          <table:table-cell table:style-name="ce220" table:formula="of:=MAX(2;LOOKUP([.$A12];CharacterLevel;ClassSkill)-[.$P$3])" office:value-type="float" office:value="5" calcext:value-type="float">
            <text:p>5+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 table:style-name="ce262" table:formula="of:=&quot;+&quot; &amp; ROUNDUP([.A12]*[.$T$3]) &amp; &quot;d4&quot;" office:value-type="string" office:string-value="+2d4" calcext:value-type="string">
            <text:p>+2d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V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225000" calcext:value-type="float">
            <text:p>225,000</text:p>
          </table:table-cell>
          <table:table-cell table:style-name="ce204" table:formula="of:=[.A13]&amp;[.$C$3]" office:value-type="string" office:string-value="8d5" calcext:value-type="string">
            <text:p>8d5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ROUND(AVERAGE(LOOKUP([.$A13];CharacterLevel;ThiefDoom);LOOKUP([.$A13];CharacterLevel;MUDoom)))-[.$E$3]" office:value-type="float" office:value="9" calcext:value-type="float">
            <text:p>9+</text:p>
          </table:table-cell>
          <table:table-cell table:style-name="ce219" table:formula="of:=ROUND(AVERAGE(LOOKUP([.$A13];CharacterLevel;ThiefRay);LOOKUP([.$A13];CharacterLevel;MURay)))-[.$F$3]" office:value-type="float" office:value="10" calcext:value-type="float">
            <text:p>10+</text:p>
          </table:table-cell>
          <table:table-cell table:style-name="ce219" table:formula="of:=ROUND(AVERAGE(LOOKUP([.$A13];CharacterLevel;ThiefHold);LOOKUP([.$A13];CharacterLevel;MUHold)))-[.$G$3]" office:value-type="float" office:value="9.5" calcext:value-type="float">
            <text:p>10+</text:p>
          </table:table-cell>
          <table:table-cell table:style-name="ce219" table:formula="of:=ROUND(AVERAGE(LOOKUP([.$A13];CharacterLevel;ThiefBlast);LOOKUP([.$A13];CharacterLevel;MUBlast)))-[.$H$3]" office:value-type="float" office:value="11" calcext:value-type="float">
            <text:p>11+</text:p>
          </table:table-cell>
          <table:table-cell table:style-name="ce219" table:formula="of:=ROUND(AVERAGE(LOOKUP([.$A13];CharacterLevel;ThiefSpell);LOOKUP([.$A13];CharacterLevel;MUSpell)))-[.$I$3]" office:value-type="float" office:value="8.5" calcext:value-type="float">
            <text:p>9+</text:p>
          </table:table-cell>
          <table:table-cell table:style-name="ce215" table:formula="of:=MAX(2; LOOKUP([.$A13];CharacterLevel;Climb)-[.$J$3])" office:value-type="string" office:string-value="" calcext:value-type="error">
            <text:p>#REF!</text:p>
          </table:table-cell>
          <table:table-cell table:style-name="ce222" table:formula="of:=MAX(2;LOOKUP([.$A13];CharacterLevel;Perception)-[.$K$3])" office:value-type="string" office:string-value="" calcext:value-type="error">
            <text:p>#REF!</text:p>
          </table:table-cell>
          <table:table-cell table:style-name="ce222" table:formula="of:=MAX(2;LOOKUP([.$A13];CharacterLevel;ClassSkill))" office:value-type="float" office:value="5" calcext:value-type="float">
            <text:p>5+</text:p>
          </table:table-cell>
          <table:table-cell table:style-name="ce222" table:formula="of:=LOOKUP([.$A13];CharacterLevel;Initiative)+[.M$3]" office:value-type="string" office:string-value="" calcext:value-type="error">
            <text:p>#REF!</text:p>
          </table:table-cell>
          <table:table-cell table:style-name="ce219" table:formula="of:=MAX(2;LOOKUP([.$A13];CharacterLevel;Perception)-[.$N$3])" office:value-type="string" office:string-value="" calcext:value-type="error">
            <text:p>#REF!</text:p>
          </table:table-cell>
          <table:table-cell table:style-name="ce219" table:formula="of:=MAX(2;LOOKUP([.$A13];CharacterLevel;ClassSkill)-[.$O$3])" office:value-type="float" office:value="5" calcext:value-type="float">
            <text:p>5+</text:p>
          </table:table-cell>
          <table:table-cell table:style-name="ce219" table:formula="of:=MAX(2;LOOKUP([.$A13];CharacterLevel;ClassSkill)-[.$P$3])" office:value-type="float" office:value="5" calcext:value-type="float">
            <text:p>5+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 table:style-name="ce261" table:formula="of:=&quot;+&quot; &amp; ROUNDUP([.A13]*[.$T$3]) &amp; &quot;d4&quot;" office:value-type="string" office:string-value="+2d4" calcext:value-type="string">
            <text:p>+2d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V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office:value-type="float" office:value="350000" calcext:value-type="float">
            <text:p>350,000</text:p>
          </table:table-cell>
          <table:table-cell table:style-name="ce22" table:formula="of:=[.A14]&amp;[.$C$3]" office:value-type="string" office:string-value="9d5" calcext:value-type="string">
            <text:p>9d5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ROUND(AVERAGE(LOOKUP([.$A14];CharacterLevel;ThiefDoom);LOOKUP([.$A14];CharacterLevel;MUDoom)))-[.$E$3]" office:value-type="float" office:value="8" calcext:value-type="float">
            <text:p>8+</text:p>
          </table:table-cell>
          <table:table-cell table:style-name="ce220" table:formula="of:=ROUND(AVERAGE(LOOKUP([.$A14];CharacterLevel;ThiefRay);LOOKUP([.$A14];CharacterLevel;MURay)))-[.$F$3]" office:value-type="float" office:value="9" calcext:value-type="float">
            <text:p>9+</text:p>
          </table:table-cell>
          <table:table-cell table:style-name="ce220" table:formula="of:=ROUND(AVERAGE(LOOKUP([.$A14];CharacterLevel;ThiefHold);LOOKUP([.$A14];CharacterLevel;MUHold)))-[.$G$3]" office:value-type="float" office:value="8.5" calcext:value-type="float">
            <text:p>9+</text:p>
          </table:table-cell>
          <table:table-cell table:style-name="ce220" table:formula="of:=ROUND(AVERAGE(LOOKUP([.$A14];CharacterLevel;ThiefBlast);LOOKUP([.$A14];CharacterLevel;MUBlast)))-[.$H$3]" office:value-type="float" office:value="10" calcext:value-type="float">
            <text:p>10+</text:p>
          </table:table-cell>
          <table:table-cell table:style-name="ce220" table:formula="of:=ROUND(AVERAGE(LOOKUP([.$A14];CharacterLevel;ThiefSpell);LOOKUP([.$A14];CharacterLevel;MUSpell)))-[.$I$3]" office:value-type="float" office:value="8.5" calcext:value-type="float">
            <text:p>9+</text:p>
          </table:table-cell>
          <table:table-cell table:style-name="ce216" table:formula="of:=MAX(2; LOOKUP([.$A14];CharacterLevel;Climb)-[.$J$3])" office:value-type="string" office:string-value="" calcext:value-type="error">
            <text:p>#REF!</text:p>
          </table:table-cell>
          <table:table-cell table:style-name="ce223" table:formula="of:=MAX(2;LOOKUP([.$A14];CharacterLevel;Perception)-[.$K$3])" office:value-type="string" office:string-value="" calcext:value-type="error">
            <text:p>#REF!</text:p>
          </table:table-cell>
          <table:table-cell table:style-name="ce223" table:formula="of:=MAX(2;LOOKUP([.$A14];CharacterLevel;ClassSkill))" office:value-type="float" office:value="6" calcext:value-type="float">
            <text:p>6+</text:p>
          </table:table-cell>
          <table:table-cell table:style-name="ce223" table:formula="of:=LOOKUP([.$A14];CharacterLevel;Initiative)+[.M$3]" office:value-type="string" office:string-value="" calcext:value-type="error">
            <text:p>#REF!</text:p>
          </table:table-cell>
          <table:table-cell table:style-name="ce220" table:formula="of:=MAX(2;LOOKUP([.$A14];CharacterLevel;Perception)-[.$N$3])" office:value-type="string" office:string-value="" calcext:value-type="error">
            <text:p>#REF!</text:p>
          </table:table-cell>
          <table:table-cell table:style-name="ce220" table:formula="of:=MAX(2;LOOKUP([.$A14];CharacterLevel;ClassSkill)-[.$O$3])" office:value-type="float" office:value="6" calcext:value-type="float">
            <text:p>6+</text:p>
          </table:table-cell>
          <table:table-cell table:style-name="ce220" table:formula="of:=MAX(2;LOOKUP([.$A14];CharacterLevel;ClassSkill)-[.$P$3])" office:value-type="float" office:value="6" calcext:value-type="float">
            <text:p>6+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 table:style-name="ce262" table:formula="of:=&quot;+&quot; &amp; ROUNDUP([.A14]*[.$T$3]) &amp; &quot;d4&quot;" office:value-type="string" office:string-value="+3d4" calcext:value-type="string">
            <text:p>+3d4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V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50000" office:value-type="float" office:value="500000" calcext:value-type="float">
            <text:p>500,000</text:p>
          </table:table-cell>
          <table:table-cell table:style-name="ce204" table:formula="of:=[.A15]&amp;[.$C$3]" office:value-type="string" office:string-value="10d5" calcext:value-type="string">
            <text:p>10d5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ROUND(AVERAGE(LOOKUP([.$A15];CharacterLevel;ThiefDoom);LOOKUP([.$A15];CharacterLevel;MUDoom)))-[.$E$3]" office:value-type="float" office:value="8" calcext:value-type="float">
            <text:p>8+</text:p>
          </table:table-cell>
          <table:table-cell table:style-name="ce219" table:formula="of:=ROUND(AVERAGE(LOOKUP([.$A15];CharacterLevel;ThiefRay);LOOKUP([.$A15];CharacterLevel;MURay)))-[.$F$3]" office:value-type="float" office:value="9" calcext:value-type="float">
            <text:p>9+</text:p>
          </table:table-cell>
          <table:table-cell table:style-name="ce219" table:formula="of:=ROUND(AVERAGE(LOOKUP([.$A15];CharacterLevel;ThiefHold);LOOKUP([.$A15];CharacterLevel;MUHold)))-[.$G$3]" office:value-type="float" office:value="8.5" calcext:value-type="float">
            <text:p>9+</text:p>
          </table:table-cell>
          <table:table-cell table:style-name="ce219" table:formula="of:=ROUND(AVERAGE(LOOKUP([.$A15];CharacterLevel;ThiefBlast);LOOKUP([.$A15];CharacterLevel;MUBlast)))-[.$H$3]" office:value-type="float" office:value="10" calcext:value-type="float">
            <text:p>10+</text:p>
          </table:table-cell>
          <table:table-cell table:style-name="ce219" table:formula="of:=ROUND(AVERAGE(LOOKUP([.$A15];CharacterLevel;ThiefSpell);LOOKUP([.$A15];CharacterLevel;MUSpell)))-[.$I$3]" office:value-type="float" office:value="7.5" calcext:value-type="float">
            <text:p>8+</text:p>
          </table:table-cell>
          <table:table-cell table:style-name="ce215" table:formula="of:=MAX(2; LOOKUP([.$A15];CharacterLevel;Climb)-[.$J$3])" office:value-type="string" office:string-value="" calcext:value-type="error">
            <text:p>#REF!</text:p>
          </table:table-cell>
          <table:table-cell table:style-name="ce222" table:formula="of:=MAX(2;LOOKUP([.$A15];CharacterLevel;Perception)-[.$K$3])" office:value-type="string" office:string-value="" calcext:value-type="error">
            <text:p>#REF!</text:p>
          </table:table-cell>
          <table:table-cell table:style-name="ce222" table:formula="of:=MAX(2;LOOKUP([.$A15];CharacterLevel;ClassSkill))" office:value-type="float" office:value="7" calcext:value-type="float">
            <text:p>7+</text:p>
          </table:table-cell>
          <table:table-cell table:style-name="ce222" table:formula="of:=LOOKUP([.$A15];CharacterLevel;Initiative)+[.M$3]" office:value-type="string" office:string-value="" calcext:value-type="error">
            <text:p>#REF!</text:p>
          </table:table-cell>
          <table:table-cell table:style-name="ce219" table:formula="of:=MAX(2;LOOKUP([.$A15];CharacterLevel;Perception)-[.$N$3])" office:value-type="string" office:string-value="" calcext:value-type="error">
            <text:p>#REF!</text:p>
          </table:table-cell>
          <table:table-cell table:style-name="ce219" table:formula="of:=MAX(2;LOOKUP([.$A15];CharacterLevel;ClassSkill)-[.$O$3])" office:value-type="float" office:value="7" calcext:value-type="float">
            <text:p>7+</text:p>
          </table:table-cell>
          <table:table-cell table:style-name="ce219" table:formula="of:=MAX(2;LOOKUP([.$A15];CharacterLevel;ClassSkill)-[.$P$3])" office:value-type="float" office:value="7" calcext:value-type="float">
            <text:p>7+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 table:style-name="ce261" table:formula="of:=&quot;+&quot; &amp; ROUNDUP([.A15]*[.$T$3]) &amp; &quot;d4&quot;" office:value-type="string" office:string-value="+3d4" calcext:value-type="string">
            <text:p>+3d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V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75000" office:value-type="float" office:value="675000" calcext:value-type="float">
            <text:p>675,000</text:p>
          </table:table-cell>
          <table:table-cell table:style-name="ce22" table:formula="of:=[.$C$15] &amp; &quot;+&quot; &amp; (([.A16]-10)*[.$C$2])" office:value-type="string" office:string-value="10d5+1" calcext:value-type="string">
            <text:p>10d5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ROUND(AVERAGE(LOOKUP([.$A16];CharacterLevel;ThiefDoom);LOOKUP([.$A16];CharacterLevel;MUDoom)))-[.$E$3]" office:value-type="float" office:value="8" calcext:value-type="float">
            <text:p>8+</text:p>
          </table:table-cell>
          <table:table-cell table:style-name="ce220" table:formula="of:=ROUND(AVERAGE(LOOKUP([.$A16];CharacterLevel;ThiefRay);LOOKUP([.$A16];CharacterLevel;MURay)))-[.$F$3]" office:value-type="float" office:value="9" calcext:value-type="float">
            <text:p>9+</text:p>
          </table:table-cell>
          <table:table-cell table:style-name="ce220" table:formula="of:=ROUND(AVERAGE(LOOKUP([.$A16];CharacterLevel;ThiefHold);LOOKUP([.$A16];CharacterLevel;MUHold)))-[.$G$3]" office:value-type="float" office:value="7.5" calcext:value-type="float">
            <text:p>8+</text:p>
          </table:table-cell>
          <table:table-cell table:style-name="ce220" table:formula="of:=ROUND(AVERAGE(LOOKUP([.$A16];CharacterLevel;ThiefBlast);LOOKUP([.$A16];CharacterLevel;MUBlast)))-[.$H$3]" office:value-type="float" office:value="9" calcext:value-type="float">
            <text:p>9+</text:p>
          </table:table-cell>
          <table:table-cell table:style-name="ce220" table:formula="of:=ROUND(AVERAGE(LOOKUP([.$A16];CharacterLevel;ThiefSpell);LOOKUP([.$A16];CharacterLevel;MUSpell)))-[.$I$3]" office:value-type="float" office:value="7.5" calcext:value-type="float">
            <text:p>8+</text:p>
          </table:table-cell>
          <table:table-cell table:style-name="ce216" table:formula="of:=MAX(2; LOOKUP([.$A16];CharacterLevel;Climb)-[.$J$3])" office:value-type="string" office:string-value="" calcext:value-type="error">
            <text:p>#REF!</text:p>
          </table:table-cell>
          <table:table-cell table:style-name="ce223" table:formula="of:=MAX(2;LOOKUP([.$A16];CharacterLevel;Perception)-[.$K$3])" office:value-type="string" office:string-value="" calcext:value-type="error">
            <text:p>#REF!</text:p>
          </table:table-cell>
          <table:table-cell table:style-name="ce223" table:formula="of:=MAX(2;LOOKUP([.$A16];CharacterLevel;ClassSkill))" office:value-type="float" office:value="7" calcext:value-type="float">
            <text:p>7+</text:p>
          </table:table-cell>
          <table:table-cell table:style-name="ce223" table:formula="of:=LOOKUP([.$A16];CharacterLevel;Initiative)+[.M$3]" office:value-type="string" office:string-value="" calcext:value-type="error">
            <text:p>#REF!</text:p>
          </table:table-cell>
          <table:table-cell table:style-name="ce220" table:formula="of:=MAX(2;LOOKUP([.$A16];CharacterLevel;Perception)-[.$N$3])" office:value-type="string" office:string-value="" calcext:value-type="error">
            <text:p>#REF!</text:p>
          </table:table-cell>
          <table:table-cell table:style-name="ce220" table:formula="of:=MAX(2;LOOKUP([.$A16];CharacterLevel;ClassSkill)-[.$O$3])" office:value-type="float" office:value="7" calcext:value-type="float">
            <text:p>7+</text:p>
          </table:table-cell>
          <table:table-cell table:style-name="ce220" table:formula="of:=MAX(2;LOOKUP([.$A16];CharacterLevel;ClassSkill)-[.$P$3])" office:value-type="float" office:value="7" calcext:value-type="float">
            <text:p>7+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 table:style-name="ce262" table:formula="of:=&quot;+&quot; &amp; ROUNDUP([.A16]*[.$T$3]) &amp; &quot;d4&quot;" office:value-type="string" office:string-value="+3d4" calcext:value-type="string">
            <text:p>+3d4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V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75000" office:value-type="float" office:value="850000" calcext:value-type="float">
            <text:p>850,000</text:p>
          </table:table-cell>
          <table:table-cell table:style-name="ce204" table:formula="of:=[.$C$15] &amp; &quot;+&quot; &amp; (([.A17]-10)*[.$C$2])" office:value-type="string" office:string-value="10d5+2" calcext:value-type="string">
            <text:p>10d5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ROUND(AVERAGE(LOOKUP([.$A17];CharacterLevel;ThiefDoom);LOOKUP([.$A17];CharacterLevel;MUDoom)))-[.$E$3]" office:value-type="float" office:value="7" calcext:value-type="float">
            <text:p>7+</text:p>
          </table:table-cell>
          <table:table-cell table:style-name="ce219" table:formula="of:=ROUND(AVERAGE(LOOKUP([.$A17];CharacterLevel;ThiefRay);LOOKUP([.$A17];CharacterLevel;MURay)))-[.$F$3]" office:value-type="float" office:value="8" calcext:value-type="float">
            <text:p>8+</text:p>
          </table:table-cell>
          <table:table-cell table:style-name="ce219" table:formula="of:=ROUND(AVERAGE(LOOKUP([.$A17];CharacterLevel;ThiefHold);LOOKUP([.$A17];CharacterLevel;MUHold)))-[.$G$3]" office:value-type="float" office:value="7.5" calcext:value-type="float">
            <text:p>8+</text:p>
          </table:table-cell>
          <table:table-cell table:style-name="ce219" table:formula="of:=ROUND(AVERAGE(LOOKUP([.$A17];CharacterLevel;ThiefBlast);LOOKUP([.$A17];CharacterLevel;MUBlast)))-[.$H$3]" office:value-type="float" office:value="9" calcext:value-type="float">
            <text:p>9+</text:p>
          </table:table-cell>
          <table:table-cell table:style-name="ce219" table:formula="of:=ROUND(AVERAGE(LOOKUP([.$A17];CharacterLevel;ThiefSpell);LOOKUP([.$A17];CharacterLevel;MUSpell)))-[.$I$3]" office:value-type="float" office:value="6.5" calcext:value-type="float">
            <text:p>7+</text:p>
          </table:table-cell>
          <table:table-cell table:style-name="ce215" table:formula="of:=MAX(2; LOOKUP([.$A17];CharacterLevel;Climb)-[.$J$3])" office:value-type="string" office:string-value="" calcext:value-type="error">
            <text:p>#REF!</text:p>
          </table:table-cell>
          <table:table-cell table:style-name="ce222" table:formula="of:=MAX(2;LOOKUP([.$A17];CharacterLevel;Perception)-[.$K$3])" office:value-type="string" office:string-value="" calcext:value-type="error">
            <text:p>#REF!</text:p>
          </table:table-cell>
          <table:table-cell table:style-name="ce222" table:formula="of:=MAX(2;LOOKUP([.$A17];CharacterLevel;ClassSkill))" office:value-type="float" office:value="8" calcext:value-type="float">
            <text:p>8+</text:p>
          </table:table-cell>
          <table:table-cell table:style-name="ce222" table:formula="of:=LOOKUP([.$A17];CharacterLevel;Initiative)+[.M$3]" office:value-type="string" office:string-value="" calcext:value-type="error">
            <text:p>#REF!</text:p>
          </table:table-cell>
          <table:table-cell table:style-name="ce219" table:formula="of:=MAX(2;LOOKUP([.$A17];CharacterLevel;Perception)-[.$N$3])" office:value-type="string" office:string-value="" calcext:value-type="error">
            <text:p>#REF!</text:p>
          </table:table-cell>
          <table:table-cell table:style-name="ce219" table:formula="of:=MAX(2;LOOKUP([.$A17];CharacterLevel;ClassSkill)-[.$O$3])" office:value-type="float" office:value="8" calcext:value-type="float">
            <text:p>8+</text:p>
          </table:table-cell>
          <table:table-cell table:style-name="ce219" table:formula="of:=MAX(2;LOOKUP([.$A17];CharacterLevel;ClassSkill)-[.$P$3])" office:value-type="float" office:value="8" calcext:value-type="float">
            <text:p>8+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 table:style-name="ce261" table:formula="of:=&quot;+&quot; &amp; ROUNDUP([.A17]*[.$T$3]) &amp; &quot;d4&quot;" office:value-type="string" office:string-value="+3d4" calcext:value-type="string">
            <text:p>+3d4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V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75000" office:value-type="float" office:value="1025000" calcext:value-type="float">
            <text:p>1,025,000</text:p>
          </table:table-cell>
          <table:table-cell table:style-name="ce22" table:formula="of:=[.$C$15] &amp; &quot;+&quot; &amp; (([.A18]-10)*[.$C$2])" office:value-type="string" office:string-value="10d5+3" calcext:value-type="string">
            <text:p>10d5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ROUND(AVERAGE(LOOKUP([.$A18];CharacterLevel;ThiefDoom);LOOKUP([.$A18];CharacterLevel;MUDoom)))-[.$E$3]" office:value-type="float" office:value="7" calcext:value-type="float">
            <text:p>7+</text:p>
          </table:table-cell>
          <table:table-cell table:style-name="ce220" table:formula="of:=ROUND(AVERAGE(LOOKUP([.$A18];CharacterLevel;ThiefRay);LOOKUP([.$A18];CharacterLevel;MURay)))-[.$F$3]" office:value-type="float" office:value="8" calcext:value-type="float">
            <text:p>8+</text:p>
          </table:table-cell>
          <table:table-cell table:style-name="ce220" table:formula="of:=ROUND(AVERAGE(LOOKUP([.$A18];CharacterLevel;ThiefHold);LOOKUP([.$A18];CharacterLevel;MUHold)))-[.$G$3]" office:value-type="float" office:value="6.5" calcext:value-type="float">
            <text:p>7+</text:p>
          </table:table-cell>
          <table:table-cell table:style-name="ce220" table:formula="of:=ROUND(AVERAGE(LOOKUP([.$A18];CharacterLevel;ThiefBlast);LOOKUP([.$A18];CharacterLevel;MUBlast)))-[.$H$3]" office:value-type="float" office:value="8" calcext:value-type="float">
            <text:p>8+</text:p>
          </table:table-cell>
          <table:table-cell table:style-name="ce220" table:formula="of:=ROUND(AVERAGE(LOOKUP([.$A18];CharacterLevel;ThiefSpell);LOOKUP([.$A18];CharacterLevel;MUSpell)))-[.$I$3]" office:value-type="float" office:value="6.5" calcext:value-type="float">
            <text:p>7+</text:p>
          </table:table-cell>
          <table:table-cell table:style-name="ce216" table:formula="of:=MAX(2; LOOKUP([.$A18];CharacterLevel;Climb)-[.$J$3])" office:value-type="string" office:string-value="" calcext:value-type="error">
            <text:p>#REF!</text:p>
          </table:table-cell>
          <table:table-cell table:style-name="ce223" table:formula="of:=MAX(2;LOOKUP([.$A18];CharacterLevel;Perception)-[.$K$3])" office:value-type="string" office:string-value="" calcext:value-type="error">
            <text:p>#REF!</text:p>
          </table:table-cell>
          <table:table-cell table:style-name="ce223" table:formula="of:=MAX(2;LOOKUP([.$A18];CharacterLevel;ClassSkill))" office:value-type="float" office:value="9" calcext:value-type="float">
            <text:p>9+</text:p>
          </table:table-cell>
          <table:table-cell table:style-name="ce223" table:formula="of:=LOOKUP([.$A18];CharacterLevel;Initiative)+[.M$3]" office:value-type="string" office:string-value="" calcext:value-type="error">
            <text:p>#REF!</text:p>
          </table:table-cell>
          <table:table-cell table:style-name="ce220" table:formula="of:=MAX(2;LOOKUP([.$A18];CharacterLevel;Perception)-[.$N$3])" office:value-type="string" office:string-value="" calcext:value-type="error">
            <text:p>#REF!</text:p>
          </table:table-cell>
          <table:table-cell table:style-name="ce220" table:formula="of:=MAX(2;LOOKUP([.$A18];CharacterLevel;ClassSkill)-[.$O$3])" office:value-type="float" office:value="9" calcext:value-type="float">
            <text:p>9+</text:p>
          </table:table-cell>
          <table:table-cell table:style-name="ce220" table:formula="of:=MAX(2;LOOKUP([.$A18];CharacterLevel;ClassSkill)-[.$P$3])" office:value-type="float" office:value="9" calcext:value-type="float">
            <text:p>9+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 table:style-name="ce262" table:formula="of:=&quot;+&quot; &amp; ROUNDUP([.A18]*[.$T$3]) &amp; &quot;d4&quot;" office:value-type="string" office:string-value="+4d4" calcext:value-type="string">
            <text:p>+4d4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V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75000" office:value-type="float" office:value="1200000" calcext:value-type="float">
            <text:p>1,200,000</text:p>
          </table:table-cell>
          <table:table-cell table:style-name="ce204" table:formula="of:=[.$C$15] &amp; &quot;+&quot; &amp; (([.A19]-10)*[.$C$2])" office:value-type="string" office:string-value="10d5+4" calcext:value-type="string">
            <text:p>10d5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ROUND(AVERAGE(LOOKUP([.$A19];CharacterLevel;ThiefDoom);LOOKUP([.$A19];CharacterLevel;MUDoom)))-[.$E$3]" office:value-type="float" office:value="6" calcext:value-type="float">
            <text:p>6+</text:p>
          </table:table-cell>
          <table:table-cell table:style-name="ce219" table:formula="of:=ROUND(AVERAGE(LOOKUP([.$A19];CharacterLevel;ThiefRay);LOOKUP([.$A19];CharacterLevel;MURay)))-[.$F$3]" office:value-type="float" office:value="7" calcext:value-type="float">
            <text:p>7+</text:p>
          </table:table-cell>
          <table:table-cell table:style-name="ce219" table:formula="of:=ROUND(AVERAGE(LOOKUP([.$A19];CharacterLevel;ThiefHold);LOOKUP([.$A19];CharacterLevel;MUHold)))-[.$G$3]" office:value-type="float" office:value="6.5" calcext:value-type="float">
            <text:p>7+</text:p>
          </table:table-cell>
          <table:table-cell table:style-name="ce219" table:formula="of:=ROUND(AVERAGE(LOOKUP([.$A19];CharacterLevel;ThiefBlast);LOOKUP([.$A19];CharacterLevel;MUBlast)))-[.$H$3]" office:value-type="float" office:value="8" calcext:value-type="float">
            <text:p>8+</text:p>
          </table:table-cell>
          <table:table-cell table:style-name="ce219" table:formula="of:=ROUND(AVERAGE(LOOKUP([.$A19];CharacterLevel;ThiefSpell);LOOKUP([.$A19];CharacterLevel;MUSpell)))-[.$I$3]" office:value-type="float" office:value="5.5" calcext:value-type="float">
            <text:p>6+</text:p>
          </table:table-cell>
          <table:table-cell table:style-name="ce215" table:formula="of:=MAX(2; LOOKUP([.$A19];CharacterLevel;Climb)-[.$J$3])" office:value-type="string" office:string-value="" calcext:value-type="error">
            <text:p>#REF!</text:p>
          </table:table-cell>
          <table:table-cell table:style-name="ce222" table:formula="of:=MAX(2;LOOKUP([.$A19];CharacterLevel;Perception)-[.$K$3])" office:value-type="string" office:string-value="" calcext:value-type="error">
            <text:p>#REF!</text:p>
          </table:table-cell>
          <table:table-cell table:style-name="ce222" table:formula="of:=MAX(2;LOOKUP([.$A19];CharacterLevel;ClassSkill))" office:value-type="float" office:value="9" calcext:value-type="float">
            <text:p>9+</text:p>
          </table:table-cell>
          <table:table-cell table:style-name="ce222" table:formula="of:=LOOKUP([.$A19];CharacterLevel;Initiative)+[.M$3]" office:value-type="string" office:string-value="" calcext:value-type="error">
            <text:p>#REF!</text:p>
          </table:table-cell>
          <table:table-cell table:style-name="ce219" table:formula="of:=MAX(2;LOOKUP([.$A19];CharacterLevel;Perception)-[.$N$3])" office:value-type="string" office:string-value="" calcext:value-type="error">
            <text:p>#REF!</text:p>
          </table:table-cell>
          <table:table-cell table:style-name="ce219" table:formula="of:=MAX(2;LOOKUP([.$A19];CharacterLevel;ClassSkill)-[.$O$3])" office:value-type="float" office:value="9" calcext:value-type="float">
            <text:p>9+</text:p>
          </table:table-cell>
          <table:table-cell table:style-name="ce219" table:formula="of:=MAX(2;LOOKUP([.$A19];CharacterLevel;ClassSkill)-[.$P$3])" office:value-type="float" office:value="9" calcext:value-type="float">
            <text:p>9+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 table:style-name="ce261" table:formula="of:=&quot;+&quot; &amp; ROUNDUP([.A19]*[.$T$3]) &amp; &quot;d4&quot;" office:value-type="string" office:string-value="+4d4" calcext:value-type="string">
            <text:p>+4d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V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75000" office:value-type="float" office:value="1375000" calcext:value-type="float">
            <text:p>1,375,000</text:p>
          </table:table-cell>
          <table:table-cell table:style-name="ce205" table:formula="of:=[.$C$15] &amp; &quot;+&quot; &amp; (([.A20]-10)*[.$C$2])" office:value-type="string" office:string-value="10d5+5" calcext:value-type="string">
            <text:p>10d5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ROUND(AVERAGE(LOOKUP([.$A20];CharacterLevel;ThiefDoom);LOOKUP([.$A20];CharacterLevel;MUDoom)))-[.$E$3]" office:value-type="float" office:value="6" calcext:value-type="float">
            <text:p>6+</text:p>
          </table:table-cell>
          <table:table-cell table:style-name="ce221" table:formula="of:=ROUND(AVERAGE(LOOKUP([.$A20];CharacterLevel;ThiefRay);LOOKUP([.$A20];CharacterLevel;MURay)))-[.$F$3]" office:value-type="float" office:value="7" calcext:value-type="float">
            <text:p>7+</text:p>
          </table:table-cell>
          <table:table-cell table:style-name="ce221" table:formula="of:=ROUND(AVERAGE(LOOKUP([.$A20];CharacterLevel;ThiefHold);LOOKUP([.$A20];CharacterLevel;MUHold)))-[.$G$3]" office:value-type="float" office:value="6.5" calcext:value-type="float">
            <text:p>7+</text:p>
          </table:table-cell>
          <table:table-cell table:style-name="ce221" table:formula="of:=ROUND(AVERAGE(LOOKUP([.$A20];CharacterLevel;ThiefBlast);LOOKUP([.$A20];CharacterLevel;MUBlast)))-[.$H$3]" office:value-type="float" office:value="8" calcext:value-type="float">
            <text:p>8+</text:p>
          </table:table-cell>
          <table:table-cell table:style-name="ce221" table:formula="of:=ROUND(AVERAGE(LOOKUP([.$A20];CharacterLevel;ThiefSpell);LOOKUP([.$A20];CharacterLevel;MUSpell)))-[.$I$3]" office:value-type="float" office:value="5.5" calcext:value-type="float">
            <text:p>6+</text:p>
          </table:table-cell>
          <table:table-cell table:style-name="ce217" table:formula="of:=MAX(2; LOOKUP([.$A20];CharacterLevel;Climb)-[.$J$3])" office:value-type="string" office:string-value="" calcext:value-type="error">
            <text:p>#REF!</text:p>
          </table:table-cell>
          <table:table-cell table:style-name="ce221" table:formula="of:=MAX(2;LOOKUP([.$A20];CharacterLevel;Perception)-[.$K$3]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LOOKUP([.$A20];CharacterLevel;Initiative)+[.M$3]" office:value-type="string" office:string-value="" calcext:value-type="error">
            <text:p>#REF!</text:p>
          </table:table-cell>
          <table:table-cell table:style-name="ce221" table:formula="of:=MAX(2;LOOKUP([.$A20];CharacterLevel;Perception)-[.$N$3])" office:value-type="string" office:string-value="" calcext:value-type="error">
            <text:p>#REF!</text:p>
          </table:table-cell>
          <table:table-cell table:style-name="ce221" table:formula="of:=MAX(2;LOOKUP([.$A20];CharacterLevel;ClassSkill)-[.$O$3])" office:value-type="float" office:value="10" calcext:value-type="float">
            <text:p>10+</text:p>
          </table:table-cell>
          <table:table-cell table:style-name="ce221" table:formula="of:=MAX(2;LOOKUP([.$A20];CharacterLevel;ClassSkill)-[.$P$3])" office:value-type="float" office:value="10" calcext:value-type="float">
            <text:p>10+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 table:style-name="ce263" table:formula="of:=&quot;+&quot; &amp; ROUNDUP([.A20]*[.$T$3]) &amp; &quot;d4&quot;" office:value-type="string" office:string-value="+4d4" calcext:value-type="string">
            <text:p>+4d4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V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</table:table-row>
        <table:table-row table:style-name="ro3">
          <table:table-cell table:style-name="ce22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style-name="Default" office:value-type="string" calcext:value-type="string">
            <text:p>Druidic Magic</text:p>
          </table:table-cell>
          <table:table-cell table:style-name="ce248"/>
          <table:table-cell/>
          <table:table-cell table:style-name="ce45"/>
          <table:table-cell table:number-columns-repeated="2"/>
          <table:table-cell table:style-name="ce248"/>
          <table:table-cell table:number-columns-repeated="2"/>
          <table:table-cell table:style-name="ce45" table:number-columns-repeated="4"/>
          <table:table-cell table:number-columns-repeated="17"/>
        </table:table-row>
        <table:table-row table:style-name="ro1">
          <table:table-cell table:style-name="Default" office:value-type="string" calcext:value-type="string">
            <text:p>Immunity to Ghoul Paralysis</text:p>
          </table:table-cell>
          <table:table-cell table:style-name="ce249"/>
          <table:table-cell table:number-columns-repeated="4"/>
          <table:table-cell table:style-name="ce249"/>
          <table:table-cell table:number-columns-repeated="23"/>
        </table:table-row>
        <table:table-row table:style-name="ro1">
          <table:table-cell table:style-name="Default" office:value-type="string" calcext:value-type="string">
            <text:p>Low-Light Vision</text:p>
          </table:table-cell>
          <table:table-cell table:style-name="ce249"/>
          <table:table-cell table:number-columns-repeated="4"/>
          <table:table-cell table:style-name="ce249"/>
          <table:table-cell table:number-columns-repeated="23"/>
        </table:table-row>
        <table:table-row table:style-name="ro1" table:number-rows-repeated="6">
          <table:table-cell/>
          <table:table-cell table:style-name="ce249"/>
          <table:table-cell table:number-columns-repeated="4"/>
          <table:table-cell table:style-name="ce249"/>
          <table:table-cell table:number-columns-repeated="23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lf-Warden" table:style-name="ta1">
        <table:table-column table:style-name="co9" table:default-cell-style-name="ce22"/>
        <table:table-column table:style-name="co29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37" table:number-columns-repeated="5" table:default-cell-style-name="Default"/>
        <table:table-column table:style-name="co35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number-columns-repeated="2" table:style-name="ce212" office:value-type="float" office:value="0.6" calcext:value-type="float">
            <text:p>0.60</text:p>
          </table:table-cell>
          <table:table-cell table:style-name="ce212" office:value-type="float" office:value="0.5" calcext:value-type="float">
            <text:p>0.50</text:p>
          </table:table-cell>
          <table:table-cell table:number-columns-repeated="2" table:style-name="ce212" office:value-type="float" office:value="0.7" calcext:value-type="float">
            <text:p>0.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7" table:number-rows-spanned="1">
            <text:p>Skills</text:p>
          </table:table-cell>
          <table:covered-table-cell table:style-name="ce173"/>
          <table:covered-table-cell table:number-columns-repeated="5" table:style-name="ce174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50" office:value-type="string" calcext:value-type="string" table:number-columns-spanned="2" table:number-rows-spanned="1">
            <text:p>Damage Bonus</text:p>
          </table:table-cell>
          <table:covered-table-cell table:style-name="ce255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Fighter</text:p>
          </table:table-cell>
          <table:table-cell table:style-name="ce173" office:value-type="string" calcext:value-type="string">
            <text:p>Magic-User</text:p>
          </table:table-cell>
          <table:table-cell table:style-name="ce173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[.E$2] - ROUND([.$A6]*[.E$3]))" office:value-type="float" office:value="11" calcext:value-type="float">
            <text:p>11+</text:p>
          </table:table-cell>
          <table:table-cell table:style-name="ce218" table:formula="of:=MAX(2;[.F$2] - ROUND([.$A6]*[.F$3]))" office:value-type="float" office:value="12" calcext:value-type="float">
            <text:p>12+</text:p>
          </table:table-cell>
          <table:table-cell table:style-name="ce218" table:formula="of:=MAX(2;[.G$2] - ROUND([.$A6]*[.G$3]))" office:value-type="float" office:value="12" calcext:value-type="float">
            <text:p>12+</text:p>
          </table:table-cell>
          <table:table-cell table:style-name="ce218" table:formula="of:=MAX(2;[.H$2] - ROUND([.$A6]*[.H$3]))" office:value-type="float" office:value="14" calcext:value-type="float">
            <text:p>14+</text:p>
          </table:table-cell>
          <table:table-cell table:style-name="ce218" table:formula="of:=MAX(2;[.I$2] - ROUND([.$A6]*[.I$3]))" office:value-type="float" office:value="14" calcext:value-type="float">
            <text:p>14+</text:p>
          </table:table-cell>
          <table:table-cell table:style-name="ce214" table:formula="of:=LOOKUP([.$A6];CharacterLevel;Climb)" office:value-type="string" office:string-value="" calcext:value-type="error">
            <text:p>#REF!</text:p>
          </table:table-cell>
          <table:table-cell table:style-name="ce218" table:formula="of:=LOOKUP([.$A6];CharacterLevel;Initiative)+[.K$3]" office:value-type="string" office:string-value="" calcext:value-type="error">
            <text:p>#REF!</text:p>
          </table:table-cell>
          <table:table-cell table:style-name="ce218" table:formula="of:=MAX(2;LOOKUP([.$A6];CharacterLevel;Perception)-[.$L$3])" office:value-type="string" office:string-value="" calcext:value-type="error">
            <text:p>#REF!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 table:style-name="ce19" table:formula="of:=ROUNDUP([.A6]/2)" office:value-type="float" office:value="1" calcext:value-type="float">
            <text:p>1</text:p>
          </table:table-cell>
          <table:table-cell table:style-name="ce218" table:formula="of:=15-ROUND([.A6]*[.$R$3])" office:value-type="float" office:value="14" calcext:value-type="float">
            <text:p>14+</text:p>
          </table:table-cell>
          <table:table-cell table:style-name="ce203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W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table:formula="of:=LOOKUP([.A7];CharacterLevel;FighterXP)*2" office:value-type="float" office:value="4000" calcext:value-type="float">
            <text:p>4,0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[.E$2] - ROUND([.$A7]*[.E$3]))" office:value-type="float" office:value="11" calcext:value-type="float">
            <text:p>11+</text:p>
          </table:table-cell>
          <table:table-cell table:style-name="ce219" table:formula="of:=MAX(2;[.F$2] - ROUND([.$A7]*[.F$3]))" office:value-type="float" office:value="12" calcext:value-type="float">
            <text:p>12+</text:p>
          </table:table-cell>
          <table:table-cell table:style-name="ce219" table:formula="of:=MAX(2;[.G$2] - ROUND([.$A7]*[.G$3]))" office:value-type="float" office:value="12" calcext:value-type="float">
            <text:p>12+</text:p>
          </table:table-cell>
          <table:table-cell table:style-name="ce219" table:formula="of:=MAX(2;[.H$2] - ROUND([.$A7]*[.H$3]))" office:value-type="float" office:value="14" calcext:value-type="float">
            <text:p>14+</text:p>
          </table:table-cell>
          <table:table-cell table:style-name="ce219" table:formula="of:=MAX(2;[.I$2] - ROUND([.$A7]*[.I$3]))" office:value-type="float" office:value="14" calcext:value-type="float">
            <text:p>14+</text:p>
          </table:table-cell>
          <table:table-cell table:style-name="ce215" table:formula="of:=LOOKUP([.$A7];CharacterLevel;Climb)" office:value-type="string" office:string-value="" calcext:value-type="error">
            <text:p>#REF!</text:p>
          </table:table-cell>
          <table:table-cell table:style-name="ce222" table:formula="of:=LOOKUP([.$A7];CharacterLevel;Initiative)+[.K$3]" office:value-type="string" office:string-value="" calcext:value-type="error">
            <text:p>#REF!</text:p>
          </table:table-cell>
          <table:table-cell table:style-name="ce219" table:formula="of:=MAX(2;LOOKUP([.$A7];CharacterLevel;Perception)-[.$L$3])" office:value-type="string" office:string-value="" calcext:value-type="error">
            <text:p>#REF!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 table:style-name="ce5" table:formula="of:=ROUNDUP([.A7]/2)" office:value-type="float" office:value="1" calcext:value-type="float">
            <text:p>1</text:p>
          </table:table-cell>
          <table:table-cell table:style-name="ce219" table:formula="of:=15-ROUND([.A7]*[.$R$3])" office:value-type="float" office:value="14" calcext:value-type="float">
            <text:p>14+</text:p>
          </table:table-cell>
          <table:table-cell table:style-name="ce204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W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LOOKUP([.A8];CharacterLevel;FighterXP)*2" office:value-type="float" office:value="8000" calcext:value-type="float">
            <text:p>8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[.E$2] - ROUND([.$A8]*[.E$3]))" office:value-type="float" office:value="10" calcext:value-type="float">
            <text:p>10+</text:p>
          </table:table-cell>
          <table:table-cell table:style-name="ce220" table:formula="of:=MAX(2;[.F$2] - ROUND([.$A8]*[.F$3]))" office:value-type="float" office:value="11" calcext:value-type="float">
            <text:p>11+</text:p>
          </table:table-cell>
          <table:table-cell table:style-name="ce220" table:formula="of:=MAX(2;[.G$2] - ROUND([.$A8]*[.G$3]))" office:value-type="float" office:value="11" calcext:value-type="float">
            <text:p>11+</text:p>
          </table:table-cell>
          <table:table-cell table:style-name="ce220" table:formula="of:=MAX(2;[.H$2] - ROUND([.$A8]*[.H$3]))" office:value-type="float" office:value="13" calcext:value-type="float">
            <text:p>13+</text:p>
          </table:table-cell>
          <table:table-cell table:style-name="ce220" table:formula="of:=MAX(2;[.I$2] - ROUND([.$A8]*[.I$3]))" office:value-type="float" office:value="13" calcext:value-type="float">
            <text:p>13+</text:p>
          </table:table-cell>
          <table:table-cell table:style-name="ce216" table:formula="of:=LOOKUP([.$A8];CharacterLevel;Climb)" office:value-type="string" office:string-value="" calcext:value-type="error">
            <text:p>#REF!</text:p>
          </table:table-cell>
          <table:table-cell table:style-name="ce223" table:formula="of:=LOOKUP([.$A8];CharacterLevel;Initiative)+[.K$3]" office:value-type="string" office:string-value="" calcext:value-type="error">
            <text:p>#REF!</text:p>
          </table:table-cell>
          <table:table-cell table:style-name="ce220" table:formula="of:=MAX(2;LOOKUP([.$A8];CharacterLevel;Perception)-[.$L$3])" office:value-type="string" office:string-value="" calcext:value-type="error">
            <text:p>#REF!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 table:style-name="ce20" table:formula="of:=ROUNDUP([.A8]/2)" office:value-type="float" office:value="2" calcext:value-type="float">
            <text:p>2</text:p>
          </table:table-cell>
          <table:table-cell table:style-name="ce220" table:formula="of:=15-ROUND([.A8]*[.$R$3])" office:value-type="float" office:value="13" calcext:value-type="float">
            <text:p>13+</text:p>
          </table:table-cell>
          <table:table-cell table:style-name="ce2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W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LOOKUP([.A9];CharacterLevel;FighterXP)*2" office:value-type="float" office:value="16000" calcext:value-type="float">
            <text:p>16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[.E$2] - ROUND([.$A9]*[.E$3]))" office:value-type="float" office:value="10" calcext:value-type="float">
            <text:p>10+</text:p>
          </table:table-cell>
          <table:table-cell table:style-name="ce219" table:formula="of:=MAX(2;[.F$2] - ROUND([.$A9]*[.F$3]))" office:value-type="float" office:value="11" calcext:value-type="float">
            <text:p>11+</text:p>
          </table:table-cell>
          <table:table-cell table:style-name="ce219" table:formula="of:=MAX(2;[.G$2] - ROUND([.$A9]*[.G$3]))" office:value-type="float" office:value="11" calcext:value-type="float">
            <text:p>11+</text:p>
          </table:table-cell>
          <table:table-cell table:style-name="ce219" table:formula="of:=MAX(2;[.H$2] - ROUND([.$A9]*[.H$3]))" office:value-type="float" office:value="12" calcext:value-type="float">
            <text:p>12+</text:p>
          </table:table-cell>
          <table:table-cell table:style-name="ce219" table:formula="of:=MAX(2;[.I$2] - ROUND([.$A9]*[.I$3]))" office:value-type="float" office:value="12" calcext:value-type="float">
            <text:p>12+</text:p>
          </table:table-cell>
          <table:table-cell table:style-name="ce215" table:formula="of:=LOOKUP([.$A9];CharacterLevel;Climb)" office:value-type="string" office:string-value="" calcext:value-type="error">
            <text:p>#REF!</text:p>
          </table:table-cell>
          <table:table-cell table:style-name="ce222" table:formula="of:=LOOKUP([.$A9];CharacterLevel;Initiative)+[.K$3]" office:value-type="string" office:string-value="" calcext:value-type="error">
            <text:p>#REF!</text:p>
          </table:table-cell>
          <table:table-cell table:style-name="ce219" table:formula="of:=MAX(2;LOOKUP([.$A9];CharacterLevel;Perception)-[.$L$3])" office:value-type="string" office:string-value="" calcext:value-type="error">
            <text:p>#REF!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 table:style-name="ce5" table:formula="of:=ROUNDUP([.A9]/2)" office:value-type="float" office:value="2" calcext:value-type="float">
            <text:p>2</text:p>
          </table:table-cell>
          <table:table-cell table:style-name="ce219" table:formula="of:=15-ROUND([.A9]*[.$R$3])" office:value-type="float" office:value="13" calcext:value-type="float">
            <text:p>13+</text:p>
          </table:table-cell>
          <table:table-cell table:style-name="ce204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W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LOOKUP([.A10];CharacterLevel;FighterXP)*2" office:value-type="float" office:value="32000" calcext:value-type="float">
            <text:p>32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[.E$2] - ROUND([.$A10]*[.E$3]))" office:value-type="float" office:value="9" calcext:value-type="float">
            <text:p>9+</text:p>
          </table:table-cell>
          <table:table-cell table:style-name="ce220" table:formula="of:=MAX(2;[.F$2] - ROUND([.$A10]*[.F$3]))" office:value-type="float" office:value="10" calcext:value-type="float">
            <text:p>10+</text:p>
          </table:table-cell>
          <table:table-cell table:style-name="ce220" table:formula="of:=MAX(2;[.G$2] - ROUND([.$A10]*[.G$3]))" office:value-type="float" office:value="10" calcext:value-type="float">
            <text:p>10+</text:p>
          </table:table-cell>
          <table:table-cell table:style-name="ce220" table:formula="of:=MAX(2;[.H$2] - ROUND([.$A10]*[.H$3]))" office:value-type="float" office:value="11" calcext:value-type="float">
            <text:p>11+</text:p>
          </table:table-cell>
          <table:table-cell table:style-name="ce220" table:formula="of:=MAX(2;[.I$2] - ROUND([.$A10]*[.I$3]))" office:value-type="float" office:value="11" calcext:value-type="float">
            <text:p>11+</text:p>
          </table:table-cell>
          <table:table-cell table:style-name="ce216" table:formula="of:=LOOKUP([.$A10];CharacterLevel;Climb)" office:value-type="string" office:string-value="" calcext:value-type="error">
            <text:p>#REF!</text:p>
          </table:table-cell>
          <table:table-cell table:style-name="ce223" table:formula="of:=LOOKUP([.$A10];CharacterLevel;Initiative)+[.K$3]" office:value-type="string" office:string-value="" calcext:value-type="error">
            <text:p>#REF!</text:p>
          </table:table-cell>
          <table:table-cell table:style-name="ce220" table:formula="of:=MAX(2;LOOKUP([.$A10];CharacterLevel;Perception)-[.$L$3])" office:value-type="string" office:string-value="" calcext:value-type="error">
            <text:p>#REF!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 table:style-name="ce20" table:formula="of:=ROUNDUP([.A10]/2)" office:value-type="float" office:value="3" calcext:value-type="float">
            <text:p>3</text:p>
          </table:table-cell>
          <table:table-cell table:style-name="ce220" table:formula="of:=15-ROUND([.A10]*[.$R$3])" office:value-type="float" office:value="12" calcext:value-type="float">
            <text:p>12+</text:p>
          </table:table-cell>
          <table:table-cell table:style-name="ce2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W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LOOKUP([.A11];CharacterLevel;FighterXP)*2" office:value-type="float" office:value="64000" calcext:value-type="float">
            <text:p>64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[.E$2] - ROUND([.$A11]*[.E$3]))" office:value-type="float" office:value="8" calcext:value-type="float">
            <text:p>8+</text:p>
          </table:table-cell>
          <table:table-cell table:style-name="ce219" table:formula="of:=MAX(2;[.F$2] - ROUND([.$A11]*[.F$3]))" office:value-type="float" office:value="9" calcext:value-type="float">
            <text:p>9+</text:p>
          </table:table-cell>
          <table:table-cell table:style-name="ce219" table:formula="of:=MAX(2;[.G$2] - ROUND([.$A11]*[.G$3]))" office:value-type="float" office:value="10" calcext:value-type="float">
            <text:p>10+</text:p>
          </table:table-cell>
          <table:table-cell table:style-name="ce219" table:formula="of:=MAX(2;[.H$2] - ROUND([.$A11]*[.H$3]))" office:value-type="float" office:value="11" calcext:value-type="float">
            <text:p>11+</text:p>
          </table:table-cell>
          <table:table-cell table:style-name="ce219" table:formula="of:=MAX(2;[.I$2] - ROUND([.$A11]*[.I$3]))" office:value-type="float" office:value="11" calcext:value-type="float">
            <text:p>11+</text:p>
          </table:table-cell>
          <table:table-cell table:style-name="ce215" table:formula="of:=LOOKUP([.$A11];CharacterLevel;Climb)" office:value-type="string" office:string-value="" calcext:value-type="error">
            <text:p>#REF!</text:p>
          </table:table-cell>
          <table:table-cell table:style-name="ce222" table:formula="of:=LOOKUP([.$A11];CharacterLevel;Initiative)+[.K$3]" office:value-type="string" office:string-value="" calcext:value-type="error">
            <text:p>#REF!</text:p>
          </table:table-cell>
          <table:table-cell table:style-name="ce219" table:formula="of:=MAX(2;LOOKUP([.$A11];CharacterLevel;Perception)-[.$L$3])" office:value-type="string" office:string-value="" calcext:value-type="error">
            <text:p>#REF!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 table:style-name="ce5" table:formula="of:=ROUNDUP([.A11]/2)" office:value-type="float" office:value="3" calcext:value-type="float">
            <text:p>3</text:p>
          </table:table-cell>
          <table:table-cell table:style-name="ce219" table:formula="of:=15-ROUND([.A11]*[.$R$3])" office:value-type="float" office:value="12" calcext:value-type="float">
            <text:p>12+</text:p>
          </table:table-cell>
          <table:table-cell table:style-name="ce204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W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office:value-type="float" office:value="120000" calcext:value-type="float">
            <text:p>12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[.E$2] - ROUND([.$A12]*[.E$3]))" office:value-type="float" office:value="8" calcext:value-type="float">
            <text:p>8+</text:p>
          </table:table-cell>
          <table:table-cell table:style-name="ce220" table:formula="of:=MAX(2;[.F$2] - ROUND([.$A12]*[.F$3]))" office:value-type="float" office:value="9" calcext:value-type="float">
            <text:p>9+</text:p>
          </table:table-cell>
          <table:table-cell table:style-name="ce220" table:formula="of:=MAX(2;[.G$2] - ROUND([.$A12]*[.G$3]))" office:value-type="float" office:value="9" calcext:value-type="float">
            <text:p>9+</text:p>
          </table:table-cell>
          <table:table-cell table:style-name="ce220" table:formula="of:=MAX(2;[.H$2] - ROUND([.$A12]*[.H$3]))" office:value-type="float" office:value="10" calcext:value-type="float">
            <text:p>10+</text:p>
          </table:table-cell>
          <table:table-cell table:style-name="ce220" table:formula="of:=MAX(2;[.I$2] - ROUND([.$A12]*[.I$3]))" office:value-type="float" office:value="10" calcext:value-type="float">
            <text:p>10+</text:p>
          </table:table-cell>
          <table:table-cell table:style-name="ce216" table:formula="of:=LOOKUP([.$A12];CharacterLevel;Climb)" office:value-type="string" office:string-value="" calcext:value-type="error">
            <text:p>#REF!</text:p>
          </table:table-cell>
          <table:table-cell table:style-name="ce223" table:formula="of:=LOOKUP([.$A12];CharacterLevel;Initiative)+[.K$3]" office:value-type="string" office:string-value="" calcext:value-type="error">
            <text:p>#REF!</text:p>
          </table:table-cell>
          <table:table-cell table:style-name="ce220" table:formula="of:=MAX(2;LOOKUP([.$A12];CharacterLevel;Perception)-[.$L$3])" office:value-type="string" office:string-value="" calcext:value-type="error">
            <text:p>#REF!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 table:style-name="ce20" table:formula="of:=ROUNDUP([.A12]/2)" office:value-type="float" office:value="4" calcext:value-type="float">
            <text:p>4</text:p>
          </table:table-cell>
          <table:table-cell table:style-name="ce220" table:formula="of:=15-ROUND([.A12]*[.$R$3])" office:value-type="float" office:value="11" calcext:value-type="float">
            <text:p>11+</text:p>
          </table:table-cell>
          <table:table-cell table:style-name="ce2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W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250000" calcext:value-type="float">
            <text:p>25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[.E$2] - ROUND([.$A13]*[.E$3]))" office:value-type="float" office:value="7" calcext:value-type="float">
            <text:p>7+</text:p>
          </table:table-cell>
          <table:table-cell table:style-name="ce219" table:formula="of:=MAX(2;[.F$2] - ROUND([.$A13]*[.F$3]))" office:value-type="float" office:value="8" calcext:value-type="float">
            <text:p>8+</text:p>
          </table:table-cell>
          <table:table-cell table:style-name="ce219" table:formula="of:=MAX(2;[.G$2] - ROUND([.$A13]*[.G$3]))" office:value-type="float" office:value="9" calcext:value-type="float">
            <text:p>9+</text:p>
          </table:table-cell>
          <table:table-cell table:style-name="ce219" table:formula="of:=MAX(2;[.H$2] - ROUND([.$A13]*[.H$3]))" office:value-type="float" office:value="9" calcext:value-type="float">
            <text:p>9+</text:p>
          </table:table-cell>
          <table:table-cell table:style-name="ce219" table:formula="of:=MAX(2;[.I$2] - ROUND([.$A13]*[.I$3]))" office:value-type="float" office:value="9" calcext:value-type="float">
            <text:p>9+</text:p>
          </table:table-cell>
          <table:table-cell table:style-name="ce215" table:formula="of:=LOOKUP([.$A13];CharacterLevel;Climb)" office:value-type="string" office:string-value="" calcext:value-type="error">
            <text:p>#REF!</text:p>
          </table:table-cell>
          <table:table-cell table:style-name="ce222" table:formula="of:=LOOKUP([.$A13];CharacterLevel;Initiative)+[.K$3]" office:value-type="string" office:string-value="" calcext:value-type="error">
            <text:p>#REF!</text:p>
          </table:table-cell>
          <table:table-cell table:style-name="ce219" table:formula="of:=MAX(2;LOOKUP([.$A13];CharacterLevel;Perception)-[.$L$3])" office:value-type="string" office:string-value="" calcext:value-type="error">
            <text:p>#REF!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 table:style-name="ce5" table:formula="of:=ROUNDUP([.A13]/2)" office:value-type="float" office:value="4" calcext:value-type="float">
            <text:p>4</text:p>
          </table:table-cell>
          <table:table-cell table:style-name="ce219" table:formula="of:=15-ROUND([.A13]*[.$R$3])" office:value-type="float" office:value="11" calcext:value-type="float">
            <text:p>11+</text:p>
          </table:table-cell>
          <table:table-cell table:style-name="ce204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W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office:value-type="float" office:value="400000" calcext:value-type="float">
            <text:p>40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[.E$2] - ROUND([.$A14]*[.E$3]))" office:value-type="float" office:value="7" calcext:value-type="float">
            <text:p>7+</text:p>
          </table:table-cell>
          <table:table-cell table:style-name="ce220" table:formula="of:=MAX(2;[.F$2] - ROUND([.$A14]*[.F$3]))" office:value-type="float" office:value="8" calcext:value-type="float">
            <text:p>8+</text:p>
          </table:table-cell>
          <table:table-cell table:style-name="ce220" table:formula="of:=MAX(2;[.G$2] - ROUND([.$A14]*[.G$3]))" office:value-type="float" office:value="8" calcext:value-type="float">
            <text:p>8+</text:p>
          </table:table-cell>
          <table:table-cell table:style-name="ce220" table:formula="of:=MAX(2;[.H$2] - ROUND([.$A14]*[.H$3]))" office:value-type="float" office:value="9" calcext:value-type="float">
            <text:p>9+</text:p>
          </table:table-cell>
          <table:table-cell table:style-name="ce220" table:formula="of:=MAX(2;[.I$2] - ROUND([.$A14]*[.I$3]))" office:value-type="float" office:value="9" calcext:value-type="float">
            <text:p>9+</text:p>
          </table:table-cell>
          <table:table-cell table:style-name="ce216" table:formula="of:=LOOKUP([.$A14];CharacterLevel;Climb)" office:value-type="string" office:string-value="" calcext:value-type="error">
            <text:p>#REF!</text:p>
          </table:table-cell>
          <table:table-cell table:style-name="ce223" table:formula="of:=LOOKUP([.$A14];CharacterLevel;Initiative)+[.K$3]" office:value-type="string" office:string-value="" calcext:value-type="error">
            <text:p>#REF!</text:p>
          </table:table-cell>
          <table:table-cell table:style-name="ce220" table:formula="of:=MAX(2;LOOKUP([.$A14];CharacterLevel;Perception)-[.$L$3])" office:value-type="string" office:string-value="" calcext:value-type="error">
            <text:p>#REF!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 table:style-name="ce20" table:formula="of:=ROUNDUP([.A14]/2)" office:value-type="float" office:value="5" calcext:value-type="float">
            <text:p>5</text:p>
          </table:table-cell>
          <table:table-cell table:style-name="ce220" table:formula="of:=15-ROUND([.A14]*[.$R$3])" office:value-type="float" office:value="10" calcext:value-type="float">
            <text:p>10+</text:p>
          </table:table-cell>
          <table:table-cell table:style-name="ce2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W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200000" office:value-type="float" office:value="600000" calcext:value-type="float">
            <text:p>60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[.E$2] - ROUND([.$A15]*[.E$3]))" office:value-type="float" office:value="6" calcext:value-type="float">
            <text:p>6+</text:p>
          </table:table-cell>
          <table:table-cell table:style-name="ce219" table:formula="of:=MAX(2;[.F$2] - ROUND([.$A15]*[.F$3]))" office:value-type="float" office:value="7" calcext:value-type="float">
            <text:p>7+</text:p>
          </table:table-cell>
          <table:table-cell table:style-name="ce219" table:formula="of:=MAX(2;[.G$2] - ROUND([.$A15]*[.G$3]))" office:value-type="float" office:value="8" calcext:value-type="float">
            <text:p>8+</text:p>
          </table:table-cell>
          <table:table-cell table:style-name="ce219" table:formula="of:=MAX(2;[.H$2] - ROUND([.$A15]*[.H$3]))" office:value-type="float" office:value="8" calcext:value-type="float">
            <text:p>8+</text:p>
          </table:table-cell>
          <table:table-cell table:style-name="ce219" table:formula="of:=MAX(2;[.I$2] - ROUND([.$A15]*[.I$3]))" office:value-type="float" office:value="8" calcext:value-type="float">
            <text:p>8+</text:p>
          </table:table-cell>
          <table:table-cell table:style-name="ce215" table:formula="of:=LOOKUP([.$A15];CharacterLevel;Climb)" office:value-type="string" office:string-value="" calcext:value-type="error">
            <text:p>#REF!</text:p>
          </table:table-cell>
          <table:table-cell table:style-name="ce222" table:formula="of:=LOOKUP([.$A15];CharacterLevel;Initiative)+[.K$3]" office:value-type="string" office:string-value="" calcext:value-type="error">
            <text:p>#REF!</text:p>
          </table:table-cell>
          <table:table-cell table:style-name="ce219" table:formula="of:=MAX(2;LOOKUP([.$A15];CharacterLevel;Perception)-[.$L$3])" office:value-type="string" office:string-value="" calcext:value-type="error">
            <text:p>#REF!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 table:style-name="ce5" table:formula="of:=ROUNDUP([.A15]/2)" office:value-type="float" office:value="5" calcext:value-type="float">
            <text:p>5</text:p>
          </table:table-cell>
          <table:table-cell table:style-name="ce219" table:formula="of:=15-ROUND([.A15]*[.$R$3])" office:value-type="float" office:value="10" calcext:value-type="float">
            <text:p>10+</text:p>
          </table:table-cell>
          <table:table-cell table:style-name="ce204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W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200000" office:value-type="float" office:value="800000" calcext:value-type="float">
            <text:p>800,000</text:p>
          </table:table-cell>
          <table:table-cell table:style-name="ce22" table:formula="of:=[.$C$15] &amp; &quot;+&quot; &amp; (([.A16]-10)*[.$C$2])" office:value-type="string" office:string-value="10d6+2" calcext:value-type="string">
            <text:p>10d6+2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[.E$2] - ROUND([.$A16]*[.E$3]))" office:value-type="float" office:value="5" calcext:value-type="float">
            <text:p>5+</text:p>
          </table:table-cell>
          <table:table-cell table:style-name="ce220" table:formula="of:=MAX(2;[.F$2] - ROUND([.$A16]*[.F$3]))" office:value-type="float" office:value="6" calcext:value-type="float">
            <text:p>6+</text:p>
          </table:table-cell>
          <table:table-cell table:style-name="ce220" table:formula="of:=MAX(2;[.G$2] - ROUND([.$A16]*[.G$3]))" office:value-type="float" office:value="7" calcext:value-type="float">
            <text:p>7+</text:p>
          </table:table-cell>
          <table:table-cell table:style-name="ce220" table:formula="of:=MAX(2;[.H$2] - ROUND([.$A16]*[.H$3]))" office:value-type="float" office:value="7" calcext:value-type="float">
            <text:p>7+</text:p>
          </table:table-cell>
          <table:table-cell table:style-name="ce220" table:formula="of:=MAX(2;[.I$2] - ROUND([.$A16]*[.I$3]))" office:value-type="float" office:value="7" calcext:value-type="float">
            <text:p>7+</text:p>
          </table:table-cell>
          <table:table-cell table:style-name="ce216" table:formula="of:=LOOKUP([.$A16];CharacterLevel;Climb)" office:value-type="string" office:string-value="" calcext:value-type="error">
            <text:p>#REF!</text:p>
          </table:table-cell>
          <table:table-cell table:style-name="ce223" table:formula="of:=LOOKUP([.$A16];CharacterLevel;Initiative)+[.K$3]" office:value-type="string" office:string-value="" calcext:value-type="error">
            <text:p>#REF!</text:p>
          </table:table-cell>
          <table:table-cell table:style-name="ce220" table:formula="of:=MAX(2;LOOKUP([.$A16];CharacterLevel;Perception)-[.$L$3])" office:value-type="string" office:string-value="" calcext:value-type="error">
            <text:p>#REF!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 table:style-name="ce20" table:formula="of:=ROUNDUP([.A16]/2)" office:value-type="float" office:value="6" calcext:value-type="float">
            <text:p>6</text:p>
          </table:table-cell>
          <table:table-cell table:style-name="ce220" table:formula="of:=15-ROUND([.A16]*[.$R$3])" office:value-type="float" office:value="9" calcext:value-type="float">
            <text:p>9+</text:p>
          </table:table-cell>
          <table:table-cell table:style-name="ce2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W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200000" office:value-type="float" office:value="1000000" calcext:value-type="float">
            <text:p>1,000,000</text:p>
          </table:table-cell>
          <table:table-cell table:style-name="ce204" table:formula="of:=[.$C$15] &amp; &quot;+&quot; &amp; (([.A17]-10)*[.$C$2])" office:value-type="string" office:string-value="10d6+4" calcext:value-type="string">
            <text:p>10d6+4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[.E$2] - ROUND([.$A17]*[.E$3]))" office:value-type="float" office:value="5" calcext:value-type="float">
            <text:p>5+</text:p>
          </table:table-cell>
          <table:table-cell table:style-name="ce219" table:formula="of:=MAX(2;[.F$2] - ROUND([.$A17]*[.F$3]))" office:value-type="float" office:value="6" calcext:value-type="float">
            <text:p>6+</text:p>
          </table:table-cell>
          <table:table-cell table:style-name="ce219" table:formula="of:=MAX(2;[.G$2] - ROUND([.$A17]*[.G$3]))" office:value-type="float" office:value="7" calcext:value-type="float">
            <text:p>7+</text:p>
          </table:table-cell>
          <table:table-cell table:style-name="ce219" table:formula="of:=MAX(2;[.H$2] - ROUND([.$A17]*[.H$3]))" office:value-type="float" office:value="7" calcext:value-type="float">
            <text:p>7+</text:p>
          </table:table-cell>
          <table:table-cell table:style-name="ce219" table:formula="of:=MAX(2;[.I$2] - ROUND([.$A17]*[.I$3]))" office:value-type="float" office:value="7" calcext:value-type="float">
            <text:p>7+</text:p>
          </table:table-cell>
          <table:table-cell table:style-name="ce215" table:formula="of:=LOOKUP([.$A17];CharacterLevel;Climb)" office:value-type="string" office:string-value="" calcext:value-type="error">
            <text:p>#REF!</text:p>
          </table:table-cell>
          <table:table-cell table:style-name="ce222" table:formula="of:=LOOKUP([.$A17];CharacterLevel;Initiative)+[.K$3]" office:value-type="string" office:string-value="" calcext:value-type="error">
            <text:p>#REF!</text:p>
          </table:table-cell>
          <table:table-cell table:style-name="ce219" table:formula="of:=MAX(2;LOOKUP([.$A17];CharacterLevel;Perception)-[.$L$3])" office:value-type="string" office:string-value="" calcext:value-type="error">
            <text:p>#REF!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 table:style-name="ce5" table:formula="of:=ROUNDUP([.A17]/2)" office:value-type="float" office:value="6" calcext:value-type="float">
            <text:p>6</text:p>
          </table:table-cell>
          <table:table-cell table:style-name="ce219" table:formula="of:=15-ROUND([.A17]*[.$R$3])" office:value-type="float" office:value="9" calcext:value-type="float">
            <text:p>9+</text:p>
          </table:table-cell>
          <table:table-cell table:style-name="ce204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W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200000" office:value-type="float" office:value="1200000" calcext:value-type="float">
            <text:p>1,200,000</text:p>
          </table:table-cell>
          <table:table-cell table:style-name="ce22" table:formula="of:=[.$C$15] &amp; &quot;+&quot; &amp; (([.A18]-10)*[.$C$2])" office:value-type="string" office:string-value="10d6+6" calcext:value-type="string">
            <text:p>10d6+6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[.E$2] - ROUND([.$A18]*[.E$3]))" office:value-type="float" office:value="4" calcext:value-type="float">
            <text:p>4+</text:p>
          </table:table-cell>
          <table:table-cell table:style-name="ce220" table:formula="of:=MAX(2;[.F$2] - ROUND([.$A18]*[.F$3]))" office:value-type="float" office:value="5" calcext:value-type="float">
            <text:p>5+</text:p>
          </table:table-cell>
          <table:table-cell table:style-name="ce220" table:formula="of:=MAX(2;[.G$2] - ROUND([.$A18]*[.G$3]))" office:value-type="float" office:value="6" calcext:value-type="float">
            <text:p>6+</text:p>
          </table:table-cell>
          <table:table-cell table:style-name="ce220" table:formula="of:=MAX(2;[.H$2] - ROUND([.$A18]*[.H$3]))" office:value-type="float" office:value="6" calcext:value-type="float">
            <text:p>6+</text:p>
          </table:table-cell>
          <table:table-cell table:style-name="ce220" table:formula="of:=MAX(2;[.I$2] - ROUND([.$A18]*[.I$3]))" office:value-type="float" office:value="6" calcext:value-type="float">
            <text:p>6+</text:p>
          </table:table-cell>
          <table:table-cell table:style-name="ce216" table:formula="of:=LOOKUP([.$A18];CharacterLevel;Climb)" office:value-type="string" office:string-value="" calcext:value-type="error">
            <text:p>#REF!</text:p>
          </table:table-cell>
          <table:table-cell table:style-name="ce223" table:formula="of:=LOOKUP([.$A18];CharacterLevel;Initiative)+[.K$3]" office:value-type="string" office:string-value="" calcext:value-type="error">
            <text:p>#REF!</text:p>
          </table:table-cell>
          <table:table-cell table:style-name="ce220" table:formula="of:=MAX(2;LOOKUP([.$A18];CharacterLevel;Perception)-[.$L$3])" office:value-type="string" office:string-value="" calcext:value-type="error">
            <text:p>#REF!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 table:style-name="ce20" table:formula="of:=ROUNDUP([.A18]/2)" office:value-type="float" office:value="7" calcext:value-type="float">
            <text:p>7</text:p>
          </table:table-cell>
          <table:table-cell table:style-name="ce220" table:formula="of:=15-ROUND([.A18]*[.$R$3])" office:value-type="float" office:value="8" calcext:value-type="float">
            <text:p>8+</text:p>
          </table:table-cell>
          <table:table-cell table:style-name="ce2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W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200000" office:value-type="float" office:value="1400000" calcext:value-type="float">
            <text:p>1,400,000</text:p>
          </table:table-cell>
          <table:table-cell table:style-name="ce204" table:formula="of:=[.$C$15] &amp; &quot;+&quot; &amp; (([.A19]-10)*[.$C$2])" office:value-type="string" office:string-value="10d6+8" calcext:value-type="string">
            <text:p>10d6+8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[.E$2] - ROUND([.$A19]*[.E$3]))" office:value-type="float" office:value="4" calcext:value-type="float">
            <text:p>4+</text:p>
          </table:table-cell>
          <table:table-cell table:style-name="ce219" table:formula="of:=MAX(2;[.F$2] - ROUND([.$A19]*[.F$3]))" office:value-type="float" office:value="5" calcext:value-type="float">
            <text:p>5+</text:p>
          </table:table-cell>
          <table:table-cell table:style-name="ce219" table:formula="of:=MAX(2;[.G$2] - ROUND([.$A19]*[.G$3]))" office:value-type="float" office:value="6" calcext:value-type="float">
            <text:p>6+</text:p>
          </table:table-cell>
          <table:table-cell table:style-name="ce219" table:formula="of:=MAX(2;[.H$2] - ROUND([.$A19]*[.H$3]))" office:value-type="float" office:value="5" calcext:value-type="float">
            <text:p>5+</text:p>
          </table:table-cell>
          <table:table-cell table:style-name="ce219" table:formula="of:=MAX(2;[.I$2] - ROUND([.$A19]*[.I$3]))" office:value-type="float" office:value="5" calcext:value-type="float">
            <text:p>5+</text:p>
          </table:table-cell>
          <table:table-cell table:style-name="ce215" table:formula="of:=LOOKUP([.$A19];CharacterLevel;Climb)" office:value-type="string" office:string-value="" calcext:value-type="error">
            <text:p>#REF!</text:p>
          </table:table-cell>
          <table:table-cell table:style-name="ce222" table:formula="of:=LOOKUP([.$A19];CharacterLevel;Initiative)+[.K$3]" office:value-type="string" office:string-value="" calcext:value-type="error">
            <text:p>#REF!</text:p>
          </table:table-cell>
          <table:table-cell table:style-name="ce219" table:formula="of:=MAX(2;LOOKUP([.$A19];CharacterLevel;Perception)-[.$L$3])" office:value-type="string" office:string-value="" calcext:value-type="error">
            <text:p>#REF!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 table:style-name="ce5" table:formula="of:=ROUNDUP([.A19]/2)" office:value-type="float" office:value="7" calcext:value-type="float">
            <text:p>7</text:p>
          </table:table-cell>
          <table:table-cell table:style-name="ce219" table:formula="of:=15-ROUND([.A19]*[.$R$3])" office:value-type="float" office:value="8" calcext:value-type="float">
            <text:p>8+</text:p>
          </table:table-cell>
          <table:table-cell table:style-name="ce204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W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200000" office:value-type="float" office:value="1600000" calcext:value-type="float">
            <text:p>1,600,000</text:p>
          </table:table-cell>
          <table:table-cell table:style-name="ce205" table:formula="of:=[.$C$15] &amp; &quot;+&quot; &amp; (([.A20]-10)*[.$C$2])" office:value-type="string" office:string-value="10d6+10" calcext:value-type="string">
            <text:p>10d6+10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[.E$2] - ROUND([.$A20]*[.E$3]))" office:value-type="float" office:value="3" calcext:value-type="float">
            <text:p>3+</text:p>
          </table:table-cell>
          <table:table-cell table:style-name="ce221" table:formula="of:=MAX(2;[.F$2] - ROUND([.$A20]*[.F$3]))" office:value-type="float" office:value="4" calcext:value-type="float">
            <text:p>4+</text:p>
          </table:table-cell>
          <table:table-cell table:style-name="ce221" table:formula="of:=MAX(2;[.G$2] - ROUND([.$A20]*[.G$3]))" office:value-type="float" office:value="5" calcext:value-type="float">
            <text:p>5+</text:p>
          </table:table-cell>
          <table:table-cell table:style-name="ce221" table:formula="of:=MAX(2;[.H$2] - ROUND([.$A20]*[.H$3]))" office:value-type="float" office:value="4" calcext:value-type="float">
            <text:p>4+</text:p>
          </table:table-cell>
          <table:table-cell table:style-name="ce221" table:formula="of:=MAX(2;[.I$2] - ROUND([.$A20]*[.I$3]))" office:value-type="float" office:value="4" calcext:value-type="float">
            <text:p>4+</text:p>
          </table:table-cell>
          <table:table-cell table:style-name="ce217" table:formula="of:=LOOKUP([.$A20];CharacterLevel;Climb)" office:value-type="string" office:string-value="" calcext:value-type="error">
            <text:p>#REF!</text:p>
          </table:table-cell>
          <table:table-cell table:style-name="ce221" table:formula="of:=LOOKUP([.$A20];CharacterLevel;Initiative)+[.K$3]" office:value-type="string" office:string-value="" calcext:value-type="error">
            <text:p>#REF!</text:p>
          </table:table-cell>
          <table:table-cell table:style-name="ce221" table:formula="of:=MAX(2;LOOKUP([.$A20];CharacterLevel;Perception)-[.$L$3])" office:value-type="string" office:string-value="" calcext:value-type="error">
            <text:p>#REF!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 table:style-name="ce21" table:formula="of:=ROUNDUP([.A20]/2)" office:value-type="float" office:value="8" calcext:value-type="float">
            <text:p>8</text:p>
          </table:table-cell>
          <table:table-cell table:style-name="ce221" table:formula="of:=15-ROUND([.A20]*[.$R$3])" office:value-type="float" office:value="7" calcext:value-type="float">
            <text:p>7+</text:p>
          </table:table-cell>
          <table:table-cell table:style-name="ce205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W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</table:table-row>
        <table:table-row table:style-name="ro3">
          <table:table-cell table:style-name="ce228" office:value-type="string" calcext:value-type="string" table:number-columns-spanned="21" table:number-rows-spanned="1">
            <text:p>* CON Modifiers for HP no longer apply after 10<text:span text:style-name="T1">th</text:span> level.</text:p>
          </table:table-cell>
          <table:covered-table-cell table:number-columns-repeated="20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248" office:value-type="string" calcext:value-type="string">
            <text:p>Berserk Knacks</text:p>
          </table:table-cell>
          <table:table-cell/>
          <table:table-cell table:style-name="ce45" office:value-type="string" calcext:value-type="string">
            <text:p>Knight Knacks</text:p>
          </table:table-cell>
          <table:table-cell table:number-columns-repeated="2"/>
          <table:table-cell table:style-name="ce248" office:value-type="string" calcext:value-type="string">
            <text:p>Archer Knacks</text:p>
          </table:table-cell>
          <table:table-cell table:number-columns-repeated="2"/>
          <table:table-cell table:style-name="ce45" office:value-type="string" calcext:value-type="string">
            <text:p>Duelist Knacks</text:p>
          </table:table-cell>
          <table:table-cell table:style-name="ce45"/>
          <table:table-cell table:number-columns-repeated="2"/>
          <table:table-cell office:value-type="string" calcext:value-type="string">
            <text:p>Druidic Magic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number-columns-repeated="2"/>
          <table:table-cell table:style-name="ce249"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Deadly Blow</text:p>
          </table:table-cell>
          <table:table-cell table:number-columns-repeated="3"/>
          <table:table-cell office:value-type="string" calcext:value-type="string">
            <text:p>Immunity to Ghoul Paralysis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number-columns-repeated="2"/>
          <table:table-cell table:style-name="ce249" office:value-type="string" calcext:value-type="string">
            <text:p>Deadly Shot</text:p>
          </table:table-cell>
          <table:table-cell table:number-columns-repeated="2"/>
          <table:table-cell office:value-type="string" calcext:value-type="string">
            <text:p>Exploit Weakness</text:p>
          </table:table-cell>
          <table:table-cell table:number-columns-repeated="3"/>
          <table:table-cell office:value-type="string" calcext:value-type="string">
            <text:p>Low-Light Vision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number-columns-repeated="2"/>
          <table:table-cell table:style-name="ce249" office:value-type="string" calcext:value-type="string">
            <text:p>Exploit Weakness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number-columns-repeated="2"/>
          <table:table-cell table:style-name="ce249"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Resilience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number-columns-repeated="2"/>
          <table:table-cell table:style-name="ce249" office:value-type="string" calcext:value-type="string">
            <text:p>Mighty Shot</text:p>
          </table:table-cell>
          <table:table-cell table:number-columns-repeated="2"/>
          <table:table-cell office:value-type="string" calcext:value-type="string">
            <text:p>Shield Master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number-columns-repeated="2"/>
          <table:table-cell table:style-name="ce249" office:value-type="string" calcext:value-type="string">
            <text:p>Precise Sho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number-columns-repeated="2"/>
          <table:table-cell table:style-name="ce249" office:value-type="string" calcext:value-type="string">
            <text:p>Slayer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number-columns-repeated="2"/>
          <table:table-cell table:style-name="ce249" office:value-type="string" calcext:value-type="string">
            <text:p>Weapon Specialis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21"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Hob-Cleric" table:style-name="ta1">
        <table:table-column table:style-name="co9" table:default-cell-style-name="ce22"/>
        <table:table-column table:style-name="co10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2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6" table:number-rows-spanned="1">
            <text:p>Skills</text:p>
          </table:table-cell>
          <table:covered-table-cell table:style-name="ce173"/>
          <table:covered-table-cell table:number-columns-repeated="4" table:style-name="ce174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229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Cleric</text:p>
          </table:table-cell>
          <table:table-cell table:style-name="ce173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LOOKUP([.$A6];CharacterLevel;ClericDoom)-[.E$3])" office:value-type="float" office:value="9" calcext:value-type="float">
            <text:p>9+</text:p>
          </table:table-cell>
          <table:table-cell table:style-name="ce218" table:formula="of:=MAX(2;LOOKUP([.$A6];CharacterLevel;ClericRay)-[.F$3])" office:value-type="float" office:value="10" calcext:value-type="float">
            <text:p>10+</text:p>
          </table:table-cell>
          <table:table-cell table:style-name="ce218" table:formula="of:=MAX(2;LOOKUP([.$A6];CharacterLevel;ClericHold)-[.G$3])" office:value-type="float" office:value="12" calcext:value-type="float">
            <text:p>12+</text:p>
          </table:table-cell>
          <table:table-cell table:style-name="ce218" table:formula="of:=MAX(2;LOOKUP([.$A6];CharacterLevel;ClericBlast)-[.H$3])" office:value-type="float" office:value="14" calcext:value-type="float">
            <text:p>14+</text:p>
          </table:table-cell>
          <table:table-cell table:style-name="ce218" table:formula="of:=MAX(2;LOOKUP([.$A6];CharacterLevel;ClericSpell)-[.I$3])" office:value-type="float" office:value="11" calcext:value-type="float">
            <text:p>11+</text:p>
          </table:table-cell>
          <table:table-cell table:style-name="ce214" table:formula="of:=MAX(2;LOOKUP([.$A6];CharacterLevel;Climb)-[.J$3])" office:value-type="string" office:string-value="" calcext:value-type="error">
            <text:p>#REF!</text:p>
          </table:table-cell>
          <table:table-cell table:style-name="ce218" table:formula="of:=LOOKUP([.$A6];CharacterLevel;Initiative)+[.K$3]" office:value-type="string" office:string-value="" calcext:value-type="error">
            <text:p>#REF!</text:p>
          </table:table-cell>
          <table:table-cell table:style-name="ce218" table:formula="of:=LOOKUP([.$A6];CharacterLevel;Perception)" office:value-type="string" office:string-value="" calcext:value-type="error">
            <text:p>#REF!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Q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2</text:p>
          </table:table-cell>
          <table:table-cell table:style-name="ce82" office:value-type="string" calcext:value-type="string">
            <text:p>Level – 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500" calcext:value-type="float">
            <text:p>1,50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LOOKUP([.$A7];CharacterLevel;ClericDoom)-[.E$3])" office:value-type="float" office:value="8" calcext:value-type="float">
            <text:p>8+</text:p>
          </table:table-cell>
          <table:table-cell table:style-name="ce219" table:formula="of:=MAX(2;LOOKUP([.$A7];CharacterLevel;ClericRay)-[.F$3])" office:value-type="float" office:value="9" calcext:value-type="float">
            <text:p>9+</text:p>
          </table:table-cell>
          <table:table-cell table:style-name="ce219" table:formula="of:=MAX(2;LOOKUP([.$A7];CharacterLevel;ClericHold)-[.G$3])" office:value-type="float" office:value="11" calcext:value-type="float">
            <text:p>11+</text:p>
          </table:table-cell>
          <table:table-cell table:style-name="ce219" table:formula="of:=MAX(2;LOOKUP([.$A7];CharacterLevel;ClericBlast)-[.H$3])" office:value-type="float" office:value="13" calcext:value-type="float">
            <text:p>13+</text:p>
          </table:table-cell>
          <table:table-cell table:style-name="ce219" table:formula="of:=MAX(2;LOOKUP([.$A7];CharacterLevel;ClericSpell)-[.I$3])" office:value-type="float" office:value="10" calcext:value-type="float">
            <text:p>10+</text:p>
          </table:table-cell>
          <table:table-cell table:style-name="ce215" table:formula="of:=MAX(2;LOOKUP([.$A7];CharacterLevel;Climb)-[.J$3])" office:value-type="string" office:string-value="" calcext:value-type="error">
            <text:p>#REF!</text:p>
          </table:table-cell>
          <table:table-cell table:style-name="ce222" table:formula="of:=LOOKUP([.$A7];CharacterLevel;Initiative)+[.K$3]" office:value-type="string" office:string-value="" calcext:value-type="error">
            <text:p>#REF!</text:p>
          </table:table-cell>
          <table:table-cell table:style-name="ce219" table:formula="of:=LOOKUP([.$A7];CharacterLevel;Perception)" office:value-type="string" office:string-value="" calcext:value-type="error">
            <text:p>#REF!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Q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3000" calcext:value-type="float">
            <text:p>3,0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LOOKUP([.$A8];CharacterLevel;ClericDoom)-[.E$3])" office:value-type="float" office:value="8" calcext:value-type="float">
            <text:p>8+</text:p>
          </table:table-cell>
          <table:table-cell table:style-name="ce220" table:formula="of:=MAX(2;LOOKUP([.$A8];CharacterLevel;ClericRay)-[.F$3])" office:value-type="float" office:value="9" calcext:value-type="float">
            <text:p>9+</text:p>
          </table:table-cell>
          <table:table-cell table:style-name="ce220" table:formula="of:=MAX(2;LOOKUP([.$A8];CharacterLevel;ClericHold)-[.G$3])" office:value-type="float" office:value="11" calcext:value-type="float">
            <text:p>11+</text:p>
          </table:table-cell>
          <table:table-cell table:style-name="ce220" table:formula="of:=MAX(2;LOOKUP([.$A8];CharacterLevel;ClericBlast)-[.H$3])" office:value-type="float" office:value="13" calcext:value-type="float">
            <text:p>13+</text:p>
          </table:table-cell>
          <table:table-cell table:style-name="ce220" table:formula="of:=MAX(2;LOOKUP([.$A8];CharacterLevel;ClericSpell)-[.I$3])" office:value-type="float" office:value="10" calcext:value-type="float">
            <text:p>10+</text:p>
          </table:table-cell>
          <table:table-cell table:style-name="ce216" table:formula="of:=MAX(2;LOOKUP([.$A8];CharacterLevel;Climb)-[.J$3])" office:value-type="string" office:string-value="" calcext:value-type="error">
            <text:p>#REF!</text:p>
          </table:table-cell>
          <table:table-cell table:style-name="ce223" table:formula="of:=LOOKUP([.$A8];CharacterLevel;Initiative)+[.K$3]" office:value-type="string" office:string-value="" calcext:value-type="error">
            <text:p>#REF!</text:p>
          </table:table-cell>
          <table:table-cell table:style-name="ce220" table:formula="of:=LOOKUP([.$A8];CharacterLevel;Perception)" office:value-type="string" office:string-value="" calcext:value-type="error">
            <text:p>#REF!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Q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</text:p>
          </table:table-cell>
          <table:table-cell table:style-name="ce84" office:value-type="string" calcext:value-type="string">
            <text:p>Level – 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6000" calcext:value-type="float">
            <text:p>6,0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LOOKUP([.$A9];CharacterLevel;ClericDoom)-[.E$3])" office:value-type="float" office:value="7" calcext:value-type="float">
            <text:p>7+</text:p>
          </table:table-cell>
          <table:table-cell table:style-name="ce219" table:formula="of:=MAX(2;LOOKUP([.$A9];CharacterLevel;ClericRay)-[.F$3])" office:value-type="float" office:value="8" calcext:value-type="float">
            <text:p>8+</text:p>
          </table:table-cell>
          <table:table-cell table:style-name="ce219" table:formula="of:=MAX(2;LOOKUP([.$A9];CharacterLevel;ClericHold)-[.G$3])" office:value-type="float" office:value="10" calcext:value-type="float">
            <text:p>10+</text:p>
          </table:table-cell>
          <table:table-cell table:style-name="ce219" table:formula="of:=MAX(2;LOOKUP([.$A9];CharacterLevel;ClericBlast)-[.H$3])" office:value-type="float" office:value="12" calcext:value-type="float">
            <text:p>12+</text:p>
          </table:table-cell>
          <table:table-cell table:style-name="ce219" table:formula="of:=MAX(2;LOOKUP([.$A9];CharacterLevel;ClericSpell)-[.I$3])" office:value-type="float" office:value="9" calcext:value-type="float">
            <text:p>9+</text:p>
          </table:table-cell>
          <table:table-cell table:style-name="ce215" table:formula="of:=MAX(2;LOOKUP([.$A9];CharacterLevel;Climb)-[.J$3])" office:value-type="string" office:string-value="" calcext:value-type="error">
            <text:p>#REF!</text:p>
          </table:table-cell>
          <table:table-cell table:style-name="ce222" table:formula="of:=LOOKUP([.$A9];CharacterLevel;Initiative)+[.K$3]" office:value-type="string" office:string-value="" calcext:value-type="error">
            <text:p>#REF!</text:p>
          </table:table-cell>
          <table:table-cell table:style-name="ce219" table:formula="of:=LOOKUP([.$A9];CharacterLevel;Perception)" office:value-type="string" office:string-value="" calcext:value-type="error">
            <text:p>#REF!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Q9]&amp; &quot;d6&quot;" office:value-type="string" office:string-value="4d6" calcext:value-type="string">
            <text:p>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+ 1</text:p>
          </table:table-cell>
          <table:table-cell table:style-name="ce83" office:value-type="string" calcext:value-type="string">
            <text:p>Level – 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2000" calcext:value-type="float">
            <text:p>12,0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LOOKUP([.$A10];CharacterLevel;ClericDoom)-[.E$3])" office:value-type="float" office:value="7" calcext:value-type="float">
            <text:p>7+</text:p>
          </table:table-cell>
          <table:table-cell table:style-name="ce220" table:formula="of:=MAX(2;LOOKUP([.$A10];CharacterLevel;ClericRay)-[.F$3])" office:value-type="float" office:value="8" calcext:value-type="float">
            <text:p>8+</text:p>
          </table:table-cell>
          <table:table-cell table:style-name="ce220" table:formula="of:=MAX(2;LOOKUP([.$A10];CharacterLevel;ClericHold)-[.G$3])" office:value-type="float" office:value="10" calcext:value-type="float">
            <text:p>10+</text:p>
          </table:table-cell>
          <table:table-cell table:style-name="ce220" table:formula="of:=MAX(2;LOOKUP([.$A10];CharacterLevel;ClericBlast)-[.H$3])" office:value-type="float" office:value="12" calcext:value-type="float">
            <text:p>12+</text:p>
          </table:table-cell>
          <table:table-cell table:style-name="ce220" table:formula="of:=MAX(2;LOOKUP([.$A10];CharacterLevel;ClericSpell)-[.I$3])" office:value-type="float" office:value="9" calcext:value-type="float">
            <text:p>9+</text:p>
          </table:table-cell>
          <table:table-cell table:style-name="ce216" table:formula="of:=MAX(2;LOOKUP([.$A10];CharacterLevel;Climb)-[.J$3])" office:value-type="string" office:string-value="" calcext:value-type="error">
            <text:p>#REF!</text:p>
          </table:table-cell>
          <table:table-cell table:style-name="ce223" table:formula="of:=LOOKUP([.$A10];CharacterLevel;Initiative)+[.K$3]" office:value-type="string" office:string-value="" calcext:value-type="error">
            <text:p>#REF!</text:p>
          </table:table-cell>
          <table:table-cell table:style-name="ce220" table:formula="of:=LOOKUP([.$A10];CharacterLevel;Perception)" office:value-type="string" office:string-value="" calcext:value-type="error">
            <text:p>#REF!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Q10]&amp; &quot;d6&quot;" office:value-type="string" office:string-value="5d6" calcext:value-type="string">
            <text:p>5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 + 2</text:p>
          </table:table-cell>
          <table:table-cell table:style-name="ce85" office:value-type="string" calcext:value-type="string">
            <text:p>Level – 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5000" calcext:value-type="float">
            <text:p>25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LOOKUP([.$A11];CharacterLevel;ClericDoom)-[.E$3])" office:value-type="float" office:value="6" calcext:value-type="float">
            <text:p>6+</text:p>
          </table:table-cell>
          <table:table-cell table:style-name="ce219" table:formula="of:=MAX(2;LOOKUP([.$A11];CharacterLevel;ClericRay)-[.F$3])" office:value-type="float" office:value="7" calcext:value-type="float">
            <text:p>7+</text:p>
          </table:table-cell>
          <table:table-cell table:style-name="ce219" table:formula="of:=MAX(2;LOOKUP([.$A11];CharacterLevel;ClericHold)-[.G$3])" office:value-type="float" office:value="9" calcext:value-type="float">
            <text:p>9+</text:p>
          </table:table-cell>
          <table:table-cell table:style-name="ce219" table:formula="of:=MAX(2;LOOKUP([.$A11];CharacterLevel;ClericBlast)-[.H$3])" office:value-type="float" office:value="11" calcext:value-type="float">
            <text:p>11+</text:p>
          </table:table-cell>
          <table:table-cell table:style-name="ce219" table:formula="of:=MAX(2;LOOKUP([.$A11];CharacterLevel;ClericSpell)-[.I$3])" office:value-type="float" office:value="8" calcext:value-type="float">
            <text:p>8+</text:p>
          </table:table-cell>
          <table:table-cell table:style-name="ce215" table:formula="of:=MAX(2;LOOKUP([.$A11];CharacterLevel;Climb)-[.J$3])" office:value-type="string" office:string-value="" calcext:value-type="error">
            <text:p>#REF!</text:p>
          </table:table-cell>
          <table:table-cell table:style-name="ce222" table:formula="of:=LOOKUP([.$A11];CharacterLevel;Initiative)+[.K$3]" office:value-type="string" office:string-value="" calcext:value-type="error">
            <text:p>#REF!</text:p>
          </table:table-cell>
          <table:table-cell table:style-name="ce219" table:formula="of:=LOOKUP([.$A11];CharacterLevel;Perception)" office:value-type="string" office:string-value="" calcext:value-type="error">
            <text:p>#REF!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Q11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50000" calcext:value-type="float">
            <text:p>50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LOOKUP([.$A12];CharacterLevel;ClericDoom)-[.E$3])" office:value-type="float" office:value="5" calcext:value-type="float">
            <text:p>5+</text:p>
          </table:table-cell>
          <table:table-cell table:style-name="ce220" table:formula="of:=MAX(2;LOOKUP([.$A12];CharacterLevel;ClericRay)-[.F$3])" office:value-type="float" office:value="7" calcext:value-type="float">
            <text:p>7+</text:p>
          </table:table-cell>
          <table:table-cell table:style-name="ce220" table:formula="of:=MAX(2;LOOKUP([.$A12];CharacterLevel;ClericHold)-[.G$3])" office:value-type="float" office:value="9" calcext:value-type="float">
            <text:p>9+</text:p>
          </table:table-cell>
          <table:table-cell table:style-name="ce220" table:formula="of:=MAX(2;LOOKUP([.$A12];CharacterLevel;ClericBlast)-[.H$3])" office:value-type="float" office:value="10" calcext:value-type="float">
            <text:p>10+</text:p>
          </table:table-cell>
          <table:table-cell table:style-name="ce220" table:formula="of:=MAX(2;LOOKUP([.$A12];CharacterLevel;ClericSpell)-[.I$3])" office:value-type="float" office:value="7" calcext:value-type="float">
            <text:p>7+</text:p>
          </table:table-cell>
          <table:table-cell table:style-name="ce216" table:formula="of:=MAX(2;LOOKUP([.$A12];CharacterLevel;Climb)-[.J$3])" office:value-type="string" office:string-value="" calcext:value-type="error">
            <text:p>#REF!</text:p>
          </table:table-cell>
          <table:table-cell table:style-name="ce223" table:formula="of:=LOOKUP([.$A12];CharacterLevel;Initiative)+[.K$3]" office:value-type="string" office:string-value="" calcext:value-type="error">
            <text:p>#REF!</text:p>
          </table:table-cell>
          <table:table-cell table:style-name="ce220" table:formula="of:=LOOKUP([.$A12];CharacterLevel;Perception)" office:value-type="string" office:string-value="" calcext:value-type="error">
            <text:p>#REF!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Q12]&amp; &quot;d6&quot;" office:value-type="string" office:string-value="7d6" calcext:value-type="string">
            <text:p>7d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00000" calcext:value-type="float">
            <text:p>100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LOOKUP([.$A13];CharacterLevel;ClericDoom)-[.E$3])" office:value-type="float" office:value="5" calcext:value-type="float">
            <text:p>5+</text:p>
          </table:table-cell>
          <table:table-cell table:style-name="ce219" table:formula="of:=MAX(2;LOOKUP([.$A13];CharacterLevel;ClericRay)-[.F$3])" office:value-type="float" office:value="6" calcext:value-type="float">
            <text:p>6+</text:p>
          </table:table-cell>
          <table:table-cell table:style-name="ce219" table:formula="of:=MAX(2;LOOKUP([.$A13];CharacterLevel;ClericHold)-[.G$3])" office:value-type="float" office:value="8" calcext:value-type="float">
            <text:p>8+</text:p>
          </table:table-cell>
          <table:table-cell table:style-name="ce219" table:formula="of:=MAX(2;LOOKUP([.$A13];CharacterLevel;ClericBlast)-[.H$3])" office:value-type="float" office:value="10" calcext:value-type="float">
            <text:p>10+</text:p>
          </table:table-cell>
          <table:table-cell table:style-name="ce219" table:formula="of:=MAX(2;LOOKUP([.$A13];CharacterLevel;ClericSpell)-[.I$3])" office:value-type="float" office:value="7" calcext:value-type="float">
            <text:p>7+</text:p>
          </table:table-cell>
          <table:table-cell table:style-name="ce215" table:formula="of:=MAX(2;LOOKUP([.$A13];CharacterLevel;Climb)-[.J$3])" office:value-type="string" office:string-value="" calcext:value-type="error">
            <text:p>#REF!</text:p>
          </table:table-cell>
          <table:table-cell table:style-name="ce222" table:formula="of:=LOOKUP([.$A13];CharacterLevel;Initiative)+[.K$3]" office:value-type="string" office:string-value="" calcext:value-type="error">
            <text:p>#REF!</text:p>
          </table:table-cell>
          <table:table-cell table:style-name="ce219" table:formula="of:=LOOKUP([.$A13];CharacterLevel;Perception)" office:value-type="string" office:string-value="" calcext:value-type="error">
            <text:p>#REF!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Q13]&amp; &quot;d6&quot;" office:value-type="string" office:string-value="8d6" calcext:value-type="string">
            <text:p>8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00000" calcext:value-type="float">
            <text:p>20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LOOKUP([.$A14];CharacterLevel;ClericDoom)-[.E$3])" office:value-type="float" office:value="4" calcext:value-type="float">
            <text:p>4+</text:p>
          </table:table-cell>
          <table:table-cell table:style-name="ce220" table:formula="of:=MAX(2;LOOKUP([.$A14];CharacterLevel;ClericRay)-[.F$3])" office:value-type="float" office:value="6" calcext:value-type="float">
            <text:p>6+</text:p>
          </table:table-cell>
          <table:table-cell table:style-name="ce220" table:formula="of:=MAX(2;LOOKUP([.$A14];CharacterLevel;ClericHold)-[.G$3])" office:value-type="float" office:value="8" calcext:value-type="float">
            <text:p>8+</text:p>
          </table:table-cell>
          <table:table-cell table:style-name="ce220" table:formula="of:=MAX(2;LOOKUP([.$A14];CharacterLevel;ClericBlast)-[.H$3])" office:value-type="float" office:value="9" calcext:value-type="float">
            <text:p>9+</text:p>
          </table:table-cell>
          <table:table-cell table:style-name="ce220" table:formula="of:=MAX(2;LOOKUP([.$A14];CharacterLevel;ClericSpell)-[.I$3])" office:value-type="float" office:value="6" calcext:value-type="float">
            <text:p>6+</text:p>
          </table:table-cell>
          <table:table-cell table:style-name="ce216" table:formula="of:=MAX(2;LOOKUP([.$A14];CharacterLevel;Climb)-[.J$3])" office:value-type="string" office:string-value="" calcext:value-type="error">
            <text:p>#REF!</text:p>
          </table:table-cell>
          <table:table-cell table:style-name="ce223" table:formula="of:=LOOKUP([.$A14];CharacterLevel;Initiative)+[.K$3]" office:value-type="string" office:string-value="" calcext:value-type="error">
            <text:p>#REF!</text:p>
          </table:table-cell>
          <table:table-cell table:style-name="ce220" table:formula="of:=LOOKUP([.$A14];CharacterLevel;Perception)" office:value-type="string" office:string-value="" calcext:value-type="error">
            <text:p>#REF!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Q14]&amp; &quot;d6&quot;" office:value-type="string" office:string-value="9d6" calcext:value-type="string">
            <text:p>9d6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320000" calcext:value-type="float">
            <text:p>32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LOOKUP([.$A15];CharacterLevel;ClericDoom)-[.E$3])" office:value-type="float" office:value="4" calcext:value-type="float">
            <text:p>4+</text:p>
          </table:table-cell>
          <table:table-cell table:style-name="ce219" table:formula="of:=MAX(2;LOOKUP([.$A15];CharacterLevel;ClericRay)-[.F$3])" office:value-type="float" office:value="5" calcext:value-type="float">
            <text:p>5+</text:p>
          </table:table-cell>
          <table:table-cell table:style-name="ce219" table:formula="of:=MAX(2;LOOKUP([.$A15];CharacterLevel;ClericHold)-[.G$3])" office:value-type="float" office:value="7" calcext:value-type="float">
            <text:p>7+</text:p>
          </table:table-cell>
          <table:table-cell table:style-name="ce219" table:formula="of:=MAX(2;LOOKUP([.$A15];CharacterLevel;ClericBlast)-[.H$3])" office:value-type="float" office:value="9" calcext:value-type="float">
            <text:p>9+</text:p>
          </table:table-cell>
          <table:table-cell table:style-name="ce219" table:formula="of:=MAX(2;LOOKUP([.$A15];CharacterLevel;ClericSpell)-[.I$3])" office:value-type="float" office:value="6" calcext:value-type="float">
            <text:p>6+</text:p>
          </table:table-cell>
          <table:table-cell table:style-name="ce215" table:formula="of:=MAX(2;LOOKUP([.$A15];CharacterLevel;Climb)-[.J$3])" office:value-type="string" office:string-value="" calcext:value-type="error">
            <text:p>#REF!</text:p>
          </table:table-cell>
          <table:table-cell table:style-name="ce222" table:formula="of:=LOOKUP([.$A15];CharacterLevel;Initiative)+[.K$3]" office:value-type="string" office:string-value="" calcext:value-type="error">
            <text:p>#REF!</text:p>
          </table:table-cell>
          <table:table-cell table:style-name="ce219" table:formula="of:=LOOKUP([.$A15];CharacterLevel;Perception)" office:value-type="string" office:string-value="" calcext:value-type="error">
            <text:p>#REF!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Q15]&amp; &quot;d6&quot;" office:value-type="string" office:string-value="10d6" calcext:value-type="string">
            <text:p>10d6</text:p>
          </table:table-cell>
          <table:table-cell table:style-name="ce5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40000" calcext:value-type="float">
            <text:p>440,000</text:p>
          </table:table-cell>
          <table:table-cell table:style-name="ce22" table:formula="of:=[.$C$15] &amp; &quot;+&quot; &amp; ([.A16]-10)" office:value-type="string" office:string-value="10d4+1" calcext:value-type="string">
            <text:p>10d4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LOOKUP([.$A16];CharacterLevel;ClericDoom)-[.E$3])" office:value-type="float" office:value="3" calcext:value-type="float">
            <text:p>3+</text:p>
          </table:table-cell>
          <table:table-cell table:style-name="ce220" table:formula="of:=MAX(2;LOOKUP([.$A16];CharacterLevel;ClericRay)-[.F$3])" office:value-type="float" office:value="5" calcext:value-type="float">
            <text:p>5+</text:p>
          </table:table-cell>
          <table:table-cell table:style-name="ce220" table:formula="of:=MAX(2;LOOKUP([.$A16];CharacterLevel;ClericHold)-[.G$3])" office:value-type="float" office:value="7" calcext:value-type="float">
            <text:p>7+</text:p>
          </table:table-cell>
          <table:table-cell table:style-name="ce220" table:formula="of:=MAX(2;LOOKUP([.$A16];CharacterLevel;ClericBlast)-[.H$3])" office:value-type="float" office:value="8" calcext:value-type="float">
            <text:p>8+</text:p>
          </table:table-cell>
          <table:table-cell table:style-name="ce220" table:formula="of:=MAX(2;LOOKUP([.$A16];CharacterLevel;ClericSpell)-[.I$3])" office:value-type="float" office:value="5" calcext:value-type="float">
            <text:p>5+</text:p>
          </table:table-cell>
          <table:table-cell table:style-name="ce216" table:formula="of:=MAX(2;LOOKUP([.$A16];CharacterLevel;Climb)-[.J$3])" office:value-type="string" office:string-value="" calcext:value-type="error">
            <text:p>#REF!</text:p>
          </table:table-cell>
          <table:table-cell table:style-name="ce223" table:formula="of:=LOOKUP([.$A16];CharacterLevel;Initiative)+[.K$3]" office:value-type="string" office:string-value="" calcext:value-type="error">
            <text:p>#REF!</text:p>
          </table:table-cell>
          <table:table-cell table:style-name="ce220" table:formula="of:=LOOKUP([.$A16];CharacterLevel;Perception)" office:value-type="string" office:string-value="" calcext:value-type="error">
            <text:p>#REF!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Q16]&amp; &quot;d6&quot;" office:value-type="string" office:string-value="11d6" calcext:value-type="string">
            <text:p>11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60000" calcext:value-type="float">
            <text:p>560,000</text:p>
          </table:table-cell>
          <table:table-cell table:style-name="ce204" table:formula="of:=[.$C$15] &amp; &quot;+&quot; &amp; ([.A17]-10)" office:value-type="string" office:string-value="10d4+2" calcext:value-type="string">
            <text:p>10d4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LOOKUP([.$A17];CharacterLevel;ClericDoom)-[.E$3])" office:value-type="float" office:value="3" calcext:value-type="float">
            <text:p>3+</text:p>
          </table:table-cell>
          <table:table-cell table:style-name="ce219" table:formula="of:=MAX(2;LOOKUP([.$A17];CharacterLevel;ClericRay)-[.F$3])" office:value-type="float" office:value="4" calcext:value-type="float">
            <text:p>4+</text:p>
          </table:table-cell>
          <table:table-cell table:style-name="ce219" table:formula="of:=MAX(2;LOOKUP([.$A17];CharacterLevel;ClericHold)-[.G$3])" office:value-type="float" office:value="6" calcext:value-type="float">
            <text:p>6+</text:p>
          </table:table-cell>
          <table:table-cell table:style-name="ce219" table:formula="of:=MAX(2;LOOKUP([.$A17];CharacterLevel;ClericBlast)-[.H$3])" office:value-type="float" office:value="8" calcext:value-type="float">
            <text:p>8+</text:p>
          </table:table-cell>
          <table:table-cell table:style-name="ce219" table:formula="of:=MAX(2;LOOKUP([.$A17];CharacterLevel;ClericSpell)-[.I$3])" office:value-type="float" office:value="5" calcext:value-type="float">
            <text:p>5+</text:p>
          </table:table-cell>
          <table:table-cell table:style-name="ce215" table:formula="of:=MAX(2;LOOKUP([.$A17];CharacterLevel;Climb)-[.J$3])" office:value-type="string" office:string-value="" calcext:value-type="error">
            <text:p>#REF!</text:p>
          </table:table-cell>
          <table:table-cell table:style-name="ce222" table:formula="of:=LOOKUP([.$A17];CharacterLevel;Initiative)+[.K$3]" office:value-type="string" office:string-value="" calcext:value-type="error">
            <text:p>#REF!</text:p>
          </table:table-cell>
          <table:table-cell table:style-name="ce219" table:formula="of:=LOOKUP([.$A17];CharacterLevel;Perception)" office:value-type="string" office:string-value="" calcext:value-type="error">
            <text:p>#REF!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Q17]&amp; &quot;d6&quot;" office:value-type="string" office:string-value="12d6" calcext:value-type="string">
            <text:p>12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680000" calcext:value-type="float">
            <text:p>680,000</text:p>
          </table:table-cell>
          <table:table-cell table:style-name="ce22" table:formula="of:=[.$C$15] &amp; &quot;+&quot; &amp; ([.A18]-10)" office:value-type="string" office:string-value="10d4+3" calcext:value-type="string">
            <text:p>10d4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LOOKUP([.$A18];CharacterLevel;ClericDoom)-[.E$3])" office:value-type="float" office:value="2" calcext:value-type="float">
            <text:p>2+</text:p>
          </table:table-cell>
          <table:table-cell table:style-name="ce220" table:formula="of:=MAX(2;LOOKUP([.$A18];CharacterLevel;ClericRay)-[.F$3])" office:value-type="float" office:value="4" calcext:value-type="float">
            <text:p>4+</text:p>
          </table:table-cell>
          <table:table-cell table:style-name="ce220" table:formula="of:=MAX(2;LOOKUP([.$A18];CharacterLevel;ClericHold)-[.G$3])" office:value-type="float" office:value="6" calcext:value-type="float">
            <text:p>6+</text:p>
          </table:table-cell>
          <table:table-cell table:style-name="ce220" table:formula="of:=MAX(2;LOOKUP([.$A18];CharacterLevel;ClericBlast)-[.H$3])" office:value-type="float" office:value="7" calcext:value-type="float">
            <text:p>7+</text:p>
          </table:table-cell>
          <table:table-cell table:style-name="ce220" table:formula="of:=MAX(2;LOOKUP([.$A18];CharacterLevel;ClericSpell)-[.I$3])" office:value-type="float" office:value="4" calcext:value-type="float">
            <text:p>4+</text:p>
          </table:table-cell>
          <table:table-cell table:style-name="ce216" table:formula="of:=MAX(2;LOOKUP([.$A18];CharacterLevel;Climb)-[.J$3])" office:value-type="string" office:string-value="" calcext:value-type="error">
            <text:p>#REF!</text:p>
          </table:table-cell>
          <table:table-cell table:style-name="ce223" table:formula="of:=LOOKUP([.$A18];CharacterLevel;Initiative)+[.K$3]" office:value-type="string" office:string-value="" calcext:value-type="error">
            <text:p>#REF!</text:p>
          </table:table-cell>
          <table:table-cell table:style-name="ce220" table:formula="of:=LOOKUP([.$A18];CharacterLevel;Perception)" office:value-type="string" office:string-value="" calcext:value-type="error">
            <text:p>#REF!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Q18]&amp; &quot;d6&quot;" office:value-type="string" office:string-value="13d6" calcext:value-type="string">
            <text:p>13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800000" calcext:value-type="float">
            <text:p>800,000</text:p>
          </table:table-cell>
          <table:table-cell table:style-name="ce204" table:formula="of:=[.$C$15] &amp; &quot;+&quot; &amp; ([.A19]-10)" office:value-type="string" office:string-value="10d4+4" calcext:value-type="string">
            <text:p>10d4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LOOKUP([.$A19];CharacterLevel;ClericDoom)-[.E$3])" office:value-type="float" office:value="2" calcext:value-type="float">
            <text:p>2+</text:p>
          </table:table-cell>
          <table:table-cell table:style-name="ce219" table:formula="of:=MAX(2;LOOKUP([.$A19];CharacterLevel;ClericRay)-[.F$3])" office:value-type="float" office:value="3" calcext:value-type="float">
            <text:p>3+</text:p>
          </table:table-cell>
          <table:table-cell table:style-name="ce219" table:formula="of:=MAX(2;LOOKUP([.$A19];CharacterLevel;ClericHold)-[.G$3])" office:value-type="float" office:value="5" calcext:value-type="float">
            <text:p>5+</text:p>
          </table:table-cell>
          <table:table-cell table:style-name="ce219" table:formula="of:=MAX(2;LOOKUP([.$A19];CharacterLevel;ClericBlast)-[.H$3])" office:value-type="float" office:value="6" calcext:value-type="float">
            <text:p>6+</text:p>
          </table:table-cell>
          <table:table-cell table:style-name="ce219" table:formula="of:=MAX(2;LOOKUP([.$A19];CharacterLevel;ClericSpell)-[.I$3])" office:value-type="float" office:value="3" calcext:value-type="float">
            <text:p>3+</text:p>
          </table:table-cell>
          <table:table-cell table:style-name="ce215" table:formula="of:=MAX(2;LOOKUP([.$A19];CharacterLevel;Climb)-[.J$3])" office:value-type="string" office:string-value="" calcext:value-type="error">
            <text:p>#REF!</text:p>
          </table:table-cell>
          <table:table-cell table:style-name="ce222" table:formula="of:=LOOKUP([.$A19];CharacterLevel;Initiative)+[.K$3]" office:value-type="string" office:string-value="" calcext:value-type="error">
            <text:p>#REF!</text:p>
          </table:table-cell>
          <table:table-cell table:style-name="ce219" table:formula="of:=LOOKUP([.$A19];CharacterLevel;Perception)" office:value-type="string" office:string-value="" calcext:value-type="error">
            <text:p>#REF!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Q19]&amp; &quot;d6&quot;" office:value-type="string" office:string-value="14d6" calcext:value-type="string">
            <text:p>14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number-columns-repeated="2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920000" calcext:value-type="float">
            <text:p>920,000</text:p>
          </table:table-cell>
          <table:table-cell table:style-name="ce205" table:formula="of:=[.$C$15] &amp; &quot;+&quot; &amp; ([.A20]-10)" office:value-type="string" office:string-value="10d4+5" calcext:value-type="string">
            <text:p>10d4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LOOKUP([.$A20];CharacterLevel;ClericDoom)-[.E$3])" office:value-type="float" office:value="2" calcext:value-type="float">
            <text:p>2+</text:p>
          </table:table-cell>
          <table:table-cell table:style-name="ce221" table:formula="of:=MAX(2;LOOKUP([.$A20];CharacterLevel;ClericRay)-[.F$3])" office:value-type="float" office:value="3" calcext:value-type="float">
            <text:p>3+</text:p>
          </table:table-cell>
          <table:table-cell table:style-name="ce221" table:formula="of:=MAX(2;LOOKUP([.$A20];CharacterLevel;ClericHold)-[.G$3])" office:value-type="float" office:value="5" calcext:value-type="float">
            <text:p>5+</text:p>
          </table:table-cell>
          <table:table-cell table:style-name="ce221" table:formula="of:=MAX(2;LOOKUP([.$A20];CharacterLevel;ClericBlast)-[.H$3])" office:value-type="float" office:value="6" calcext:value-type="float">
            <text:p>6+</text:p>
          </table:table-cell>
          <table:table-cell table:style-name="ce221" table:formula="of:=MAX(2;LOOKUP([.$A20];CharacterLevel;ClericSpell)-[.I$3])" office:value-type="float" office:value="3" calcext:value-type="float">
            <text:p>3+</text:p>
          </table:table-cell>
          <table:table-cell table:style-name="ce217" table:formula="of:=MAX(2;LOOKUP([.$A20];CharacterLevel;Climb)-[.J$3])" office:value-type="string" office:string-value="" calcext:value-type="error">
            <text:p>#REF!</text:p>
          </table:table-cell>
          <table:table-cell table:style-name="ce221" table:formula="of:=LOOKUP([.$A20];CharacterLevel;Initiative)+[.K$3]" office:value-type="string" office:string-value="" calcext:value-type="error">
            <text:p>#REF!</text:p>
          </table:table-cell>
          <table:table-cell table:style-name="ce221" table:formula="of:=LOOKUP([.$A20];CharacterLevel;Perception)" office:value-type="string" office:string-value="" calcext:value-type="error">
            <text:p>#REF!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Q20]&amp; &quot;d6&quot;" office:value-type="string" office:string-value="15d6" calcext:value-type="string">
            <text:p>15d6</text:p>
          </table:table-cell>
          <table:table-cell table:style-name="ce21" office:value-type="float" office:value="7" calcext:value-type="float">
            <text:p>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160" office:value-type="string" calcext:value-type="string" table:number-columns-spanned="15" table:number-rows-spanned="1">
            <text:p>* CON Modifiers for HP no longer apply after 10<text:span text:style-name="T1">th</text:span> level.</text:p>
          </table:table-cell>
          <table:covered-table-cell table:number-columns-repeated="14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table:style-name="Default" office:value-type="string" calcext:value-type="string">
            <text:p>Keen Hearing: Advantage on Perception (Hearing) checks.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Small: Cannot use Large weapons. <text:s/>Versatile weapons count as 2-handed.</text:p>
          </table:table-cell>
          <table:table-cell table:number-columns-repeated="28"/>
        </table:table-row>
        <table:table-row table:style-name="ro1" table:number-rows-repeated="104855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Hob-Fighter" table:style-name="ta1">
        <table:table-column table:style-name="co9" table:default-cell-style-name="ce22"/>
        <table:table-column table:style-name="co10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7" table:number-rows-spanned="1">
            <text:p>Skills</text:p>
          </table:table-cell>
          <table:covered-table-cell table:style-name="ce173"/>
          <table:covered-table-cell table:number-columns-repeated="5" table:style-name="ce174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50" office:value-type="string" calcext:value-type="string" table:number-columns-spanned="2" table:number-rows-spanned="1">
            <text:p>Damage Bonus</text:p>
          </table:table-cell>
          <table:covered-table-cell table:style-name="ce25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>Sneak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Fighter</text:p>
          </table:table-cell>
          <table:table-cell table:style-name="ce173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 LOOKUP([.$A6];CharacterLevel;FighterDoom)-[.E$3])" office:value-type="float" office:value="10" calcext:value-type="float">
            <text:p>10+</text:p>
          </table:table-cell>
          <table:table-cell table:style-name="ce218" table:formula="of:=MAX(2; LOOKUP([.$A6];CharacterLevel;FighterRay)-[.F$3])" office:value-type="float" office:value="11" calcext:value-type="float">
            <text:p>11+</text:p>
          </table:table-cell>
          <table:table-cell table:style-name="ce218" table:formula="of:=MAX(2; LOOKUP([.$A6];CharacterLevel;FighterHold)-[.G$3])" office:value-type="float" office:value="12" calcext:value-type="float">
            <text:p>12+</text:p>
          </table:table-cell>
          <table:table-cell table:style-name="ce218" table:formula="of:=MAX(2; LOOKUP([.$A6];CharacterLevel;FighterBlast)-[.H$3])" office:value-type="float" office:value="13" calcext:value-type="float">
            <text:p>13+</text:p>
          </table:table-cell>
          <table:table-cell table:style-name="ce218" table:formula="of:=MAX(2; LOOKUP([.$A6];CharacterLevel;FighterSpell)-[.I$3])" office:value-type="float" office:value="12" calcext:value-type="float">
            <text:p>12+</text:p>
          </table:table-cell>
          <table:table-cell table:style-name="ce214" table:formula="of:=LOOKUP([.$A6];CharacterLevel;Climb)-[.J$3]" office:value-type="string" office:string-value="" calcext:value-type="error">
            <text:p>#REF!</text:p>
          </table:table-cell>
          <table:table-cell table:style-name="ce218" table:formula="of:=LOOKUP([.$A6];CharacterLevel;Initiative)+[.K$3]" office:value-type="string" office:string-value="" calcext:value-type="error">
            <text:p>#REF!</text:p>
          </table:table-cell>
          <table:table-cell table:style-name="ce218" table:formula="of:=LOOKUP([.$A6];CharacterLevel;Perception)" office:value-type="string" office:string-value="" calcext:value-type="error">
            <text:p>#REF!</text:p>
          </table:table-cell>
          <table:table-cell table:style-name="ce218" table:formula="of:=16-ROUND([.A6]*[.M$3])" office:value-type="float" office:value="15" calcext:value-type="float">
            <text:p>15+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 table:style-name="ce19" table:formula="of:=ROUNDUP([.A6]/2)" office:value-type="float" office:value="1" calcext:value-type="float">
            <text:p>1</text:p>
          </table:table-cell>
          <table:table-cell table:style-name="ce218" table:formula="of:=15-ROUND([.A6]*[.$R$3])" office:value-type="float" office:value="14" calcext:value-type="float">
            <text:p>14+</text:p>
          </table:table-cell>
          <table:table-cell table:style-name="ce203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000" calcext:value-type="float">
            <text:p>2,0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 LOOKUP([.$A7];CharacterLevel;FighterDoom)-[.E$3])" office:value-type="float" office:value="10" calcext:value-type="float">
            <text:p>10+</text:p>
          </table:table-cell>
          <table:table-cell table:style-name="ce219" table:formula="of:=MAX(2; LOOKUP([.$A7];CharacterLevel;FighterRay)-[.F$3])" office:value-type="float" office:value="11" calcext:value-type="float">
            <text:p>11+</text:p>
          </table:table-cell>
          <table:table-cell table:style-name="ce219" table:formula="of:=MAX(2; LOOKUP([.$A7];CharacterLevel;FighterHold)-[.G$3])" office:value-type="float" office:value="12" calcext:value-type="float">
            <text:p>12+</text:p>
          </table:table-cell>
          <table:table-cell table:style-name="ce219" table:formula="of:=MAX(2; LOOKUP([.$A7];CharacterLevel;FighterBlast)-[.H$3])" office:value-type="float" office:value="13" calcext:value-type="float">
            <text:p>13+</text:p>
          </table:table-cell>
          <table:table-cell table:style-name="ce219" table:formula="of:=MAX(2; LOOKUP([.$A7];CharacterLevel;FighterSpell)-[.I$3])" office:value-type="float" office:value="12" calcext:value-type="float">
            <text:p>12+</text:p>
          </table:table-cell>
          <table:table-cell table:style-name="ce215" table:formula="of:=LOOKUP([.$A7];CharacterLevel;Climb)-[.J$3]" office:value-type="string" office:string-value="" calcext:value-type="error">
            <text:p>#REF!</text:p>
          </table:table-cell>
          <table:table-cell table:style-name="ce222" table:formula="of:=LOOKUP([.$A7];CharacterLevel;Initiative)+[.K$3]" office:value-type="string" office:string-value="" calcext:value-type="error">
            <text:p>#REF!</text:p>
          </table:table-cell>
          <table:table-cell table:style-name="ce219" table:formula="of:=LOOKUP([.$A7];CharacterLevel;Perception)" office:value-type="string" office:string-value="" calcext:value-type="error">
            <text:p>#REF!</text:p>
          </table:table-cell>
          <table:table-cell table:style-name="ce219" table:formula="of:=16-ROUND([.A7]*[.M$3])" office:value-type="float" office:value="15" calcext:value-type="float">
            <text:p>15+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 table:style-name="ce5" table:formula="of:=ROUNDUP([.A7]/2)" office:value-type="float" office:value="1" calcext:value-type="float">
            <text:p>1</text:p>
          </table:table-cell>
          <table:table-cell table:style-name="ce219" table:formula="of:=15-ROUND([.A7]*[.$R$3])" office:value-type="float" office:value="14" calcext:value-type="float">
            <text:p>14+</text:p>
          </table:table-cell>
          <table:table-cell table:style-name="ce204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000" calcext:value-type="float">
            <text:p>4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 LOOKUP([.$A8];CharacterLevel;FighterDoom)-[.E$3])" office:value-type="float" office:value="9" calcext:value-type="float">
            <text:p>9+</text:p>
          </table:table-cell>
          <table:table-cell table:style-name="ce220" table:formula="of:=MAX(2; LOOKUP([.$A8];CharacterLevel;FighterRay)-[.F$3])" office:value-type="float" office:value="10" calcext:value-type="float">
            <text:p>10+</text:p>
          </table:table-cell>
          <table:table-cell table:style-name="ce220" table:formula="of:=MAX(2; LOOKUP([.$A8];CharacterLevel;FighterHold)-[.G$3])" office:value-type="float" office:value="11" calcext:value-type="float">
            <text:p>11+</text:p>
          </table:table-cell>
          <table:table-cell table:style-name="ce220" table:formula="of:=MAX(2; LOOKUP([.$A8];CharacterLevel;FighterBlast)-[.H$3])" office:value-type="float" office:value="12" calcext:value-type="float">
            <text:p>12+</text:p>
          </table:table-cell>
          <table:table-cell table:style-name="ce220" table:formula="of:=MAX(2; LOOKUP([.$A8];CharacterLevel;FighterSpell)-[.I$3])" office:value-type="float" office:value="11" calcext:value-type="float">
            <text:p>11+</text:p>
          </table:table-cell>
          <table:table-cell table:style-name="ce216" table:formula="of:=LOOKUP([.$A8];CharacterLevel;Climb)-[.J$3]" office:value-type="string" office:string-value="" calcext:value-type="error">
            <text:p>#REF!</text:p>
          </table:table-cell>
          <table:table-cell table:style-name="ce223" table:formula="of:=LOOKUP([.$A8];CharacterLevel;Initiative)+[.K$3]" office:value-type="string" office:string-value="" calcext:value-type="error">
            <text:p>#REF!</text:p>
          </table:table-cell>
          <table:table-cell table:style-name="ce220" table:formula="of:=LOOKUP([.$A8];CharacterLevel;Perception)" office:value-type="string" office:string-value="" calcext:value-type="error">
            <text:p>#REF!</text:p>
          </table:table-cell>
          <table:table-cell table:style-name="ce220" table:formula="of:=16-ROUND([.A8]*[.M$3])" office:value-type="float" office:value="14" calcext:value-type="float">
            <text:p>14+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 table:style-name="ce20" table:formula="of:=ROUNDUP([.A8]/2)" office:value-type="float" office:value="2" calcext:value-type="float">
            <text:p>2</text:p>
          </table:table-cell>
          <table:table-cell table:style-name="ce220" table:formula="of:=15-ROUND([.A8]*[.$R$3])" office:value-type="float" office:value="13" calcext:value-type="float">
            <text:p>13+</text:p>
          </table:table-cell>
          <table:table-cell table:style-name="ce2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000" calcext:value-type="float">
            <text:p>8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 LOOKUP([.$A9];CharacterLevel;FighterDoom)-[.E$3])" office:value-type="float" office:value="8" calcext:value-type="float">
            <text:p>8+</text:p>
          </table:table-cell>
          <table:table-cell table:style-name="ce219" table:formula="of:=MAX(2; LOOKUP([.$A9];CharacterLevel;FighterRay)-[.F$3])" office:value-type="float" office:value="9" calcext:value-type="float">
            <text:p>9+</text:p>
          </table:table-cell>
          <table:table-cell table:style-name="ce219" table:formula="of:=MAX(2; LOOKUP([.$A9];CharacterLevel;FighterHold)-[.G$3])" office:value-type="float" office:value="10" calcext:value-type="float">
            <text:p>10+</text:p>
          </table:table-cell>
          <table:table-cell table:style-name="ce219" table:formula="of:=MAX(2; LOOKUP([.$A9];CharacterLevel;FighterBlast)-[.H$3])" office:value-type="float" office:value="11" calcext:value-type="float">
            <text:p>11+</text:p>
          </table:table-cell>
          <table:table-cell table:style-name="ce219" table:formula="of:=MAX(2; LOOKUP([.$A9];CharacterLevel;FighterSpell)-[.I$3])" office:value-type="float" office:value="10" calcext:value-type="float">
            <text:p>10+</text:p>
          </table:table-cell>
          <table:table-cell table:style-name="ce215" table:formula="of:=LOOKUP([.$A9];CharacterLevel;Climb)-[.J$3]" office:value-type="string" office:string-value="" calcext:value-type="error">
            <text:p>#REF!</text:p>
          </table:table-cell>
          <table:table-cell table:style-name="ce222" table:formula="of:=LOOKUP([.$A9];CharacterLevel;Initiative)+[.K$3]" office:value-type="string" office:string-value="" calcext:value-type="error">
            <text:p>#REF!</text:p>
          </table:table-cell>
          <table:table-cell table:style-name="ce219" table:formula="of:=LOOKUP([.$A9];CharacterLevel;Perception)" office:value-type="string" office:string-value="" calcext:value-type="error">
            <text:p>#REF!</text:p>
          </table:table-cell>
          <table:table-cell table:style-name="ce219" table:formula="of:=16-ROUND([.A9]*[.M$3])" office:value-type="float" office:value="14" calcext:value-type="float">
            <text:p>14+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 table:style-name="ce5" table:formula="of:=ROUNDUP([.A9]/2)" office:value-type="float" office:value="2" calcext:value-type="float">
            <text:p>2</text:p>
          </table:table-cell>
          <table:table-cell table:style-name="ce219" table:formula="of:=15-ROUND([.A9]*[.$R$3])" office:value-type="float" office:value="13" calcext:value-type="float">
            <text:p>13+</text:p>
          </table:table-cell>
          <table:table-cell table:style-name="ce204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6000" calcext:value-type="float">
            <text:p>16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 LOOKUP([.$A10];CharacterLevel;FighterDoom)-[.E$3])" office:value-type="float" office:value="8" calcext:value-type="float">
            <text:p>8+</text:p>
          </table:table-cell>
          <table:table-cell table:style-name="ce220" table:formula="of:=MAX(2; LOOKUP([.$A10];CharacterLevel;FighterRay)-[.F$3])" office:value-type="float" office:value="9" calcext:value-type="float">
            <text:p>9+</text:p>
          </table:table-cell>
          <table:table-cell table:style-name="ce220" table:formula="of:=MAX(2; LOOKUP([.$A10];CharacterLevel;FighterHold)-[.G$3])" office:value-type="float" office:value="10" calcext:value-type="float">
            <text:p>10+</text:p>
          </table:table-cell>
          <table:table-cell table:style-name="ce220" table:formula="of:=MAX(2; LOOKUP([.$A10];CharacterLevel;FighterBlast)-[.H$3])" office:value-type="float" office:value="11" calcext:value-type="float">
            <text:p>11+</text:p>
          </table:table-cell>
          <table:table-cell table:style-name="ce220" table:formula="of:=MAX(2; LOOKUP([.$A10];CharacterLevel;FighterSpell)-[.I$3])" office:value-type="float" office:value="10" calcext:value-type="float">
            <text:p>10+</text:p>
          </table:table-cell>
          <table:table-cell table:style-name="ce216" table:formula="of:=LOOKUP([.$A10];CharacterLevel;Climb)-[.J$3]" office:value-type="string" office:string-value="" calcext:value-type="error">
            <text:p>#REF!</text:p>
          </table:table-cell>
          <table:table-cell table:style-name="ce223" table:formula="of:=LOOKUP([.$A10];CharacterLevel;Initiative)+[.K$3]" office:value-type="string" office:string-value="" calcext:value-type="error">
            <text:p>#REF!</text:p>
          </table:table-cell>
          <table:table-cell table:style-name="ce220" table:formula="of:=LOOKUP([.$A10];CharacterLevel;Perception)" office:value-type="string" office:string-value="" calcext:value-type="error">
            <text:p>#REF!</text:p>
          </table:table-cell>
          <table:table-cell table:style-name="ce220" table:formula="of:=16-ROUND([.A10]*[.M$3])" office:value-type="float" office:value="13" calcext:value-type="float">
            <text:p>13+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 table:style-name="ce20" table:formula="of:=ROUNDUP([.A10]/2)" office:value-type="float" office:value="3" calcext:value-type="float">
            <text:p>3</text:p>
          </table:table-cell>
          <table:table-cell table:style-name="ce220" table:formula="of:=15-ROUND([.A10]*[.$R$3])" office:value-type="float" office:value="12" calcext:value-type="float">
            <text:p>12+</text:p>
          </table:table-cell>
          <table:table-cell table:style-name="ce2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32000" calcext:value-type="float">
            <text:p>32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 LOOKUP([.$A11];CharacterLevel;FighterDoom)-[.E$3])" office:value-type="float" office:value="7" calcext:value-type="float">
            <text:p>7+</text:p>
          </table:table-cell>
          <table:table-cell table:style-name="ce219" table:formula="of:=MAX(2; LOOKUP([.$A11];CharacterLevel;FighterRay)-[.F$3])" office:value-type="float" office:value="8" calcext:value-type="float">
            <text:p>8+</text:p>
          </table:table-cell>
          <table:table-cell table:style-name="ce219" table:formula="of:=MAX(2; LOOKUP([.$A11];CharacterLevel;FighterHold)-[.G$3])" office:value-type="float" office:value="9" calcext:value-type="float">
            <text:p>9+</text:p>
          </table:table-cell>
          <table:table-cell table:style-name="ce219" table:formula="of:=MAX(2; LOOKUP([.$A11];CharacterLevel;FighterBlast)-[.H$3])" office:value-type="float" office:value="10" calcext:value-type="float">
            <text:p>10+</text:p>
          </table:table-cell>
          <table:table-cell table:style-name="ce219" table:formula="of:=MAX(2; LOOKUP([.$A11];CharacterLevel;FighterSpell)-[.I$3])" office:value-type="float" office:value="9" calcext:value-type="float">
            <text:p>9+</text:p>
          </table:table-cell>
          <table:table-cell table:style-name="ce215" table:formula="of:=LOOKUP([.$A11];CharacterLevel;Climb)-[.J$3]" office:value-type="string" office:string-value="" calcext:value-type="error">
            <text:p>#REF!</text:p>
          </table:table-cell>
          <table:table-cell table:style-name="ce222" table:formula="of:=LOOKUP([.$A11];CharacterLevel;Initiative)+[.K$3]" office:value-type="string" office:string-value="" calcext:value-type="error">
            <text:p>#REF!</text:p>
          </table:table-cell>
          <table:table-cell table:style-name="ce219" table:formula="of:=LOOKUP([.$A11];CharacterLevel;Perception)" office:value-type="string" office:string-value="" calcext:value-type="error">
            <text:p>#REF!</text:p>
          </table:table-cell>
          <table:table-cell table:style-name="ce219" table:formula="of:=16-ROUND([.A11]*[.M$3])" office:value-type="float" office:value="13" calcext:value-type="float">
            <text:p>13+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 table:style-name="ce5" table:formula="of:=ROUNDUP([.A11]/2)" office:value-type="float" office:value="3" calcext:value-type="float">
            <text:p>3</text:p>
          </table:table-cell>
          <table:table-cell table:style-name="ce219" table:formula="of:=15-ROUND([.A11]*[.$R$3])" office:value-type="float" office:value="12" calcext:value-type="float">
            <text:p>12+</text:p>
          </table:table-cell>
          <table:table-cell table:style-name="ce204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64000" calcext:value-type="float">
            <text:p>64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 LOOKUP([.$A12];CharacterLevel;FighterDoom)-[.E$3])" office:value-type="float" office:value="6" calcext:value-type="float">
            <text:p>6+</text:p>
          </table:table-cell>
          <table:table-cell table:style-name="ce220" table:formula="of:=MAX(2; LOOKUP([.$A12];CharacterLevel;FighterRay)-[.F$3])" office:value-type="float" office:value="7" calcext:value-type="float">
            <text:p>7+</text:p>
          </table:table-cell>
          <table:table-cell table:style-name="ce220" table:formula="of:=MAX(2; LOOKUP([.$A12];CharacterLevel;FighterHold)-[.G$3])" office:value-type="float" office:value="8" calcext:value-type="float">
            <text:p>8+</text:p>
          </table:table-cell>
          <table:table-cell table:style-name="ce220" table:formula="of:=MAX(2; LOOKUP([.$A12];CharacterLevel;FighterBlast)-[.H$3])" office:value-type="float" office:value="9" calcext:value-type="float">
            <text:p>9+</text:p>
          </table:table-cell>
          <table:table-cell table:style-name="ce220" table:formula="of:=MAX(2; LOOKUP([.$A12];CharacterLevel;FighterSpell)-[.I$3])" office:value-type="float" office:value="8" calcext:value-type="float">
            <text:p>8+</text:p>
          </table:table-cell>
          <table:table-cell table:style-name="ce216" table:formula="of:=LOOKUP([.$A12];CharacterLevel;Climb)-[.J$3]" office:value-type="string" office:string-value="" calcext:value-type="error">
            <text:p>#REF!</text:p>
          </table:table-cell>
          <table:table-cell table:style-name="ce223" table:formula="of:=LOOKUP([.$A12];CharacterLevel;Initiative)+[.K$3]" office:value-type="string" office:string-value="" calcext:value-type="error">
            <text:p>#REF!</text:p>
          </table:table-cell>
          <table:table-cell table:style-name="ce220" table:formula="of:=LOOKUP([.$A12];CharacterLevel;Perception)" office:value-type="string" office:string-value="" calcext:value-type="error">
            <text:p>#REF!</text:p>
          </table:table-cell>
          <table:table-cell table:style-name="ce220" table:formula="of:=16-ROUND([.A12]*[.M$3])" office:value-type="float" office:value="12" calcext:value-type="float">
            <text:p>12+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 table:style-name="ce20" table:formula="of:=ROUNDUP([.A12]/2)" office:value-type="float" office:value="4" calcext:value-type="float">
            <text:p>4</text:p>
          </table:table-cell>
          <table:table-cell table:style-name="ce220" table:formula="of:=15-ROUND([.A12]*[.$R$3])" office:value-type="float" office:value="11" calcext:value-type="float">
            <text:p>11+</text:p>
          </table:table-cell>
          <table:table-cell table:style-name="ce2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20000" calcext:value-type="float">
            <text:p>12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 LOOKUP([.$A13];CharacterLevel;FighterDoom)-[.E$3])" office:value-type="float" office:value="6" calcext:value-type="float">
            <text:p>6+</text:p>
          </table:table-cell>
          <table:table-cell table:style-name="ce219" table:formula="of:=MAX(2; LOOKUP([.$A13];CharacterLevel;FighterRay)-[.F$3])" office:value-type="float" office:value="7" calcext:value-type="float">
            <text:p>7+</text:p>
          </table:table-cell>
          <table:table-cell table:style-name="ce219" table:formula="of:=MAX(2; LOOKUP([.$A13];CharacterLevel;FighterHold)-[.G$3])" office:value-type="float" office:value="8" calcext:value-type="float">
            <text:p>8+</text:p>
          </table:table-cell>
          <table:table-cell table:style-name="ce219" table:formula="of:=MAX(2; LOOKUP([.$A13];CharacterLevel;FighterBlast)-[.H$3])" office:value-type="float" office:value="9" calcext:value-type="float">
            <text:p>9+</text:p>
          </table:table-cell>
          <table:table-cell table:style-name="ce219" table:formula="of:=MAX(2; LOOKUP([.$A13];CharacterLevel;FighterSpell)-[.I$3])" office:value-type="float" office:value="8" calcext:value-type="float">
            <text:p>8+</text:p>
          </table:table-cell>
          <table:table-cell table:style-name="ce215" table:formula="of:=LOOKUP([.$A13];CharacterLevel;Climb)-[.J$3]" office:value-type="string" office:string-value="" calcext:value-type="error">
            <text:p>#REF!</text:p>
          </table:table-cell>
          <table:table-cell table:style-name="ce222" table:formula="of:=LOOKUP([.$A13];CharacterLevel;Initiative)+[.K$3]" office:value-type="string" office:string-value="" calcext:value-type="error">
            <text:p>#REF!</text:p>
          </table:table-cell>
          <table:table-cell table:style-name="ce219" table:formula="of:=LOOKUP([.$A13];CharacterLevel;Perception)" office:value-type="string" office:string-value="" calcext:value-type="error">
            <text:p>#REF!</text:p>
          </table:table-cell>
          <table:table-cell table:style-name="ce219" table:formula="of:=16-ROUND([.A13]*[.M$3])" office:value-type="float" office:value="12" calcext:value-type="float">
            <text:p>12+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 table:style-name="ce5" table:formula="of:=ROUNDUP([.A13]/2)" office:value-type="float" office:value="4" calcext:value-type="float">
            <text:p>4</text:p>
          </table:table-cell>
          <table:table-cell table:style-name="ce219" table:formula="of:=15-ROUND([.A13]*[.$R$3])" office:value-type="float" office:value="11" calcext:value-type="float">
            <text:p>11+</text:p>
          </table:table-cell>
          <table:table-cell table:style-name="ce204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40000" calcext:value-type="float">
            <text:p>24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 LOOKUP([.$A14];CharacterLevel;FighterDoom)-[.E$3])" office:value-type="float" office:value="5" calcext:value-type="float">
            <text:p>5+</text:p>
          </table:table-cell>
          <table:table-cell table:style-name="ce220" table:formula="of:=MAX(2; LOOKUP([.$A14];CharacterLevel;FighterRay)-[.F$3])" office:value-type="float" office:value="6" calcext:value-type="float">
            <text:p>6+</text:p>
          </table:table-cell>
          <table:table-cell table:style-name="ce220" table:formula="of:=MAX(2; LOOKUP([.$A14];CharacterLevel;FighterHold)-[.G$3])" office:value-type="float" office:value="7" calcext:value-type="float">
            <text:p>7+</text:p>
          </table:table-cell>
          <table:table-cell table:style-name="ce220" table:formula="of:=MAX(2; LOOKUP([.$A14];CharacterLevel;FighterBlast)-[.H$3])" office:value-type="float" office:value="8" calcext:value-type="float">
            <text:p>8+</text:p>
          </table:table-cell>
          <table:table-cell table:style-name="ce220" table:formula="of:=MAX(2; LOOKUP([.$A14];CharacterLevel;FighterSpell)-[.I$3])" office:value-type="float" office:value="7" calcext:value-type="float">
            <text:p>7+</text:p>
          </table:table-cell>
          <table:table-cell table:style-name="ce216" table:formula="of:=LOOKUP([.$A14];CharacterLevel;Climb)-[.J$3]" office:value-type="string" office:string-value="" calcext:value-type="error">
            <text:p>#REF!</text:p>
          </table:table-cell>
          <table:table-cell table:style-name="ce223" table:formula="of:=LOOKUP([.$A14];CharacterLevel;Initiative)+[.K$3]" office:value-type="string" office:string-value="" calcext:value-type="error">
            <text:p>#REF!</text:p>
          </table:table-cell>
          <table:table-cell table:style-name="ce220" table:formula="of:=LOOKUP([.$A14];CharacterLevel;Perception)" office:value-type="string" office:string-value="" calcext:value-type="error">
            <text:p>#REF!</text:p>
          </table:table-cell>
          <table:table-cell table:style-name="ce220" table:formula="of:=16-ROUND([.A14]*[.M$3])" office:value-type="float" office:value="11" calcext:value-type="float">
            <text:p>11+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 table:style-name="ce20" table:formula="of:=ROUNDUP([.A14]/2)" office:value-type="float" office:value="5" calcext:value-type="float">
            <text:p>5</text:p>
          </table:table-cell>
          <table:table-cell table:style-name="ce220" table:formula="of:=15-ROUND([.A14]*[.$R$3])" office:value-type="float" office:value="10" calcext:value-type="float">
            <text:p>10+</text:p>
          </table:table-cell>
          <table:table-cell table:style-name="ce2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360000" calcext:value-type="float">
            <text:p>36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 LOOKUP([.$A15];CharacterLevel;FighterDoom)-[.E$3])" office:value-type="float" office:value="4" calcext:value-type="float">
            <text:p>4+</text:p>
          </table:table-cell>
          <table:table-cell table:style-name="ce219" table:formula="of:=MAX(2; LOOKUP([.$A15];CharacterLevel;FighterRay)-[.F$3])" office:value-type="float" office:value="5" calcext:value-type="float">
            <text:p>5+</text:p>
          </table:table-cell>
          <table:table-cell table:style-name="ce219" table:formula="of:=MAX(2; LOOKUP([.$A15];CharacterLevel;FighterHold)-[.G$3])" office:value-type="float" office:value="6" calcext:value-type="float">
            <text:p>6+</text:p>
          </table:table-cell>
          <table:table-cell table:style-name="ce219" table:formula="of:=MAX(2; LOOKUP([.$A15];CharacterLevel;FighterBlast)-[.H$3])" office:value-type="float" office:value="7" calcext:value-type="float">
            <text:p>7+</text:p>
          </table:table-cell>
          <table:table-cell table:style-name="ce219" table:formula="of:=MAX(2; LOOKUP([.$A15];CharacterLevel;FighterSpell)-[.I$3])" office:value-type="float" office:value="6" calcext:value-type="float">
            <text:p>6+</text:p>
          </table:table-cell>
          <table:table-cell table:style-name="ce215" table:formula="of:=LOOKUP([.$A15];CharacterLevel;Climb)-[.J$3]" office:value-type="string" office:string-value="" calcext:value-type="error">
            <text:p>#REF!</text:p>
          </table:table-cell>
          <table:table-cell table:style-name="ce222" table:formula="of:=LOOKUP([.$A15];CharacterLevel;Initiative)+[.K$3]" office:value-type="string" office:string-value="" calcext:value-type="error">
            <text:p>#REF!</text:p>
          </table:table-cell>
          <table:table-cell table:style-name="ce219" table:formula="of:=LOOKUP([.$A15];CharacterLevel;Perception)" office:value-type="string" office:string-value="" calcext:value-type="error">
            <text:p>#REF!</text:p>
          </table:table-cell>
          <table:table-cell table:style-name="ce219" table:formula="of:=16-ROUND([.A15]*[.M$3])" office:value-type="float" office:value="11" calcext:value-type="float">
            <text:p>11+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 table:style-name="ce5" table:formula="of:=ROUNDUP([.A15]/2)" office:value-type="float" office:value="5" calcext:value-type="float">
            <text:p>5</text:p>
          </table:table-cell>
          <table:table-cell table:style-name="ce219" table:formula="of:=15-ROUND([.A15]*[.$R$3])" office:value-type="float" office:value="10" calcext:value-type="float">
            <text:p>10+</text:p>
          </table:table-cell>
          <table:table-cell table:style-name="ce204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6+1" calcext:value-type="string">
            <text:p>10d6+1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 LOOKUP([.$A16];CharacterLevel;FighterDoom)-[.E$3])" office:value-type="float" office:value="4" calcext:value-type="float">
            <text:p>4+</text:p>
          </table:table-cell>
          <table:table-cell table:style-name="ce220" table:formula="of:=MAX(2; LOOKUP([.$A16];CharacterLevel;FighterRay)-[.F$3])" office:value-type="float" office:value="5" calcext:value-type="float">
            <text:p>5+</text:p>
          </table:table-cell>
          <table:table-cell table:style-name="ce220" table:formula="of:=MAX(2; LOOKUP([.$A16];CharacterLevel;FighterHold)-[.G$3])" office:value-type="float" office:value="6" calcext:value-type="float">
            <text:p>6+</text:p>
          </table:table-cell>
          <table:table-cell table:style-name="ce220" table:formula="of:=MAX(2; LOOKUP([.$A16];CharacterLevel;FighterBlast)-[.H$3])" office:value-type="float" office:value="7" calcext:value-type="float">
            <text:p>7+</text:p>
          </table:table-cell>
          <table:table-cell table:style-name="ce220" table:formula="of:=MAX(2; LOOKUP([.$A16];CharacterLevel;FighterSpell)-[.I$3])" office:value-type="float" office:value="6" calcext:value-type="float">
            <text:p>6+</text:p>
          </table:table-cell>
          <table:table-cell table:style-name="ce216" table:formula="of:=LOOKUP([.$A16];CharacterLevel;Climb)-[.J$3]" office:value-type="string" office:string-value="" calcext:value-type="error">
            <text:p>#REF!</text:p>
          </table:table-cell>
          <table:table-cell table:style-name="ce223" table:formula="of:=LOOKUP([.$A16];CharacterLevel;Initiative)+[.K$3]" office:value-type="string" office:string-value="" calcext:value-type="error">
            <text:p>#REF!</text:p>
          </table:table-cell>
          <table:table-cell table:style-name="ce220" table:formula="of:=LOOKUP([.$A16];CharacterLevel;Perception)" office:value-type="string" office:string-value="" calcext:value-type="error">
            <text:p>#REF!</text:p>
          </table:table-cell>
          <table:table-cell table:style-name="ce220" table:formula="of:=16-ROUND([.A16]*[.M$3])" office:value-type="float" office:value="10" calcext:value-type="float">
            <text:p>10+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 table:style-name="ce20" table:formula="of:=ROUNDUP([.A16]/2)" office:value-type="float" office:value="6" calcext:value-type="float">
            <text:p>6</text:p>
          </table:table-cell>
          <table:table-cell table:style-name="ce220" table:formula="of:=15-ROUND([.A16]*[.$R$3])" office:value-type="float" office:value="9" calcext:value-type="float">
            <text:p>9+</text:p>
          </table:table-cell>
          <table:table-cell table:style-name="ce2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600000" calcext:value-type="float">
            <text:p>600,000</text:p>
          </table:table-cell>
          <table:table-cell table:style-name="ce204" table:formula="of:=[.$C$15] &amp; &quot;+&quot; &amp; (([.A17]-10)*[.$C$2])" office:value-type="string" office:string-value="10d6+2" calcext:value-type="string">
            <text:p>10d6+2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 LOOKUP([.$A17];CharacterLevel;FighterDoom)-[.E$3])" office:value-type="float" office:value="3" calcext:value-type="float">
            <text:p>3+</text:p>
          </table:table-cell>
          <table:table-cell table:style-name="ce219" table:formula="of:=MAX(2; LOOKUP([.$A17];CharacterLevel;FighterRay)-[.F$3])" office:value-type="float" office:value="4" calcext:value-type="float">
            <text:p>4+</text:p>
          </table:table-cell>
          <table:table-cell table:style-name="ce219" table:formula="of:=MAX(2; LOOKUP([.$A17];CharacterLevel;FighterHold)-[.G$3])" office:value-type="float" office:value="5" calcext:value-type="float">
            <text:p>5+</text:p>
          </table:table-cell>
          <table:table-cell table:style-name="ce219" table:formula="of:=MAX(2; LOOKUP([.$A17];CharacterLevel;FighterBlast)-[.H$3])" office:value-type="float" office:value="6" calcext:value-type="float">
            <text:p>6+</text:p>
          </table:table-cell>
          <table:table-cell table:style-name="ce219" table:formula="of:=MAX(2; LOOKUP([.$A17];CharacterLevel;FighterSpell)-[.I$3])" office:value-type="float" office:value="5" calcext:value-type="float">
            <text:p>5+</text:p>
          </table:table-cell>
          <table:table-cell table:style-name="ce215" table:formula="of:=LOOKUP([.$A17];CharacterLevel;Climb)-[.J$3]" office:value-type="string" office:string-value="" calcext:value-type="error">
            <text:p>#REF!</text:p>
          </table:table-cell>
          <table:table-cell table:style-name="ce222" table:formula="of:=LOOKUP([.$A17];CharacterLevel;Initiative)+[.K$3]" office:value-type="string" office:string-value="" calcext:value-type="error">
            <text:p>#REF!</text:p>
          </table:table-cell>
          <table:table-cell table:style-name="ce219" table:formula="of:=LOOKUP([.$A17];CharacterLevel;Perception)" office:value-type="string" office:string-value="" calcext:value-type="error">
            <text:p>#REF!</text:p>
          </table:table-cell>
          <table:table-cell table:style-name="ce219" table:formula="of:=16-ROUND([.A17]*[.M$3])" office:value-type="float" office:value="10" calcext:value-type="float">
            <text:p>10+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 table:style-name="ce5" table:formula="of:=ROUNDUP([.A17]/2)" office:value-type="float" office:value="6" calcext:value-type="float">
            <text:p>6</text:p>
          </table:table-cell>
          <table:table-cell table:style-name="ce219" table:formula="of:=15-ROUND([.A17]*[.$R$3])" office:value-type="float" office:value="9" calcext:value-type="float">
            <text:p>9+</text:p>
          </table:table-cell>
          <table:table-cell table:style-name="ce204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720000" calcext:value-type="float">
            <text:p>720,000</text:p>
          </table:table-cell>
          <table:table-cell table:style-name="ce22" table:formula="of:=[.$C$15] &amp; &quot;+&quot; &amp; (([.A18]-10)*[.$C$2])" office:value-type="string" office:string-value="10d6+3" calcext:value-type="string">
            <text:p>10d6+3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 LOOKUP([.$A18];CharacterLevel;FighterDoom)-[.E$3])" office:value-type="float" office:value="2" calcext:value-type="float">
            <text:p>2+</text:p>
          </table:table-cell>
          <table:table-cell table:style-name="ce220" table:formula="of:=MAX(2; LOOKUP([.$A18];CharacterLevel;FighterRay)-[.F$3])" office:value-type="float" office:value="3" calcext:value-type="float">
            <text:p>3+</text:p>
          </table:table-cell>
          <table:table-cell table:style-name="ce220" table:formula="of:=MAX(2; LOOKUP([.$A18];CharacterLevel;FighterHold)-[.G$3])" office:value-type="float" office:value="4" calcext:value-type="float">
            <text:p>4+</text:p>
          </table:table-cell>
          <table:table-cell table:style-name="ce220" table:formula="of:=MAX(2; LOOKUP([.$A18];CharacterLevel;FighterBlast)-[.H$3])" office:value-type="float" office:value="5" calcext:value-type="float">
            <text:p>5+</text:p>
          </table:table-cell>
          <table:table-cell table:style-name="ce220" table:formula="of:=MAX(2; LOOKUP([.$A18];CharacterLevel;FighterSpell)-[.I$3])" office:value-type="float" office:value="4" calcext:value-type="float">
            <text:p>4+</text:p>
          </table:table-cell>
          <table:table-cell table:style-name="ce216" table:formula="of:=LOOKUP([.$A18];CharacterLevel;Climb)-[.J$3]" office:value-type="string" office:string-value="" calcext:value-type="error">
            <text:p>#REF!</text:p>
          </table:table-cell>
          <table:table-cell table:style-name="ce223" table:formula="of:=LOOKUP([.$A18];CharacterLevel;Initiative)+[.K$3]" office:value-type="string" office:string-value="" calcext:value-type="error">
            <text:p>#REF!</text:p>
          </table:table-cell>
          <table:table-cell table:style-name="ce220" table:formula="of:=LOOKUP([.$A18];CharacterLevel;Perception)" office:value-type="string" office:string-value="" calcext:value-type="error">
            <text:p>#REF!</text:p>
          </table:table-cell>
          <table:table-cell table:style-name="ce220" table:formula="of:=16-ROUND([.A18]*[.M$3])" office:value-type="float" office:value="9" calcext:value-type="float">
            <text:p>9+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 table:style-name="ce20" table:formula="of:=ROUNDUP([.A18]/2)" office:value-type="float" office:value="7" calcext:value-type="float">
            <text:p>7</text:p>
          </table:table-cell>
          <table:table-cell table:style-name="ce220" table:formula="of:=15-ROUND([.A18]*[.$R$3])" office:value-type="float" office:value="8" calcext:value-type="float">
            <text:p>8+</text:p>
          </table:table-cell>
          <table:table-cell table:style-name="ce2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840000" calcext:value-type="float">
            <text:p>840,000</text:p>
          </table:table-cell>
          <table:table-cell table:style-name="ce204" table:formula="of:=[.$C$15] &amp; &quot;+&quot; &amp; (([.A19]-10)*[.$C$2])" office:value-type="string" office:string-value="10d6+4" calcext:value-type="string">
            <text:p>10d6+4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 LOOKUP([.$A19];CharacterLevel;FighterDoom)-[.E$3])" office:value-type="float" office:value="2" calcext:value-type="float">
            <text:p>2+</text:p>
          </table:table-cell>
          <table:table-cell table:style-name="ce219" table:formula="of:=MAX(2; LOOKUP([.$A19];CharacterLevel;FighterRay)-[.F$3])" office:value-type="float" office:value="3" calcext:value-type="float">
            <text:p>3+</text:p>
          </table:table-cell>
          <table:table-cell table:style-name="ce219" table:formula="of:=MAX(2; LOOKUP([.$A19];CharacterLevel;FighterHold)-[.G$3])" office:value-type="float" office:value="4" calcext:value-type="float">
            <text:p>4+</text:p>
          </table:table-cell>
          <table:table-cell table:style-name="ce219" table:formula="of:=MAX(2; LOOKUP([.$A19];CharacterLevel;FighterBlast)-[.H$3])" office:value-type="float" office:value="5" calcext:value-type="float">
            <text:p>5+</text:p>
          </table:table-cell>
          <table:table-cell table:style-name="ce219" table:formula="of:=MAX(2; LOOKUP([.$A19];CharacterLevel;FighterSpell)-[.I$3])" office:value-type="float" office:value="4" calcext:value-type="float">
            <text:p>4+</text:p>
          </table:table-cell>
          <table:table-cell table:style-name="ce215" table:formula="of:=LOOKUP([.$A19];CharacterLevel;Climb)-[.J$3]" office:value-type="string" office:string-value="" calcext:value-type="error">
            <text:p>#REF!</text:p>
          </table:table-cell>
          <table:table-cell table:style-name="ce222" table:formula="of:=LOOKUP([.$A19];CharacterLevel;Initiative)+[.K$3]" office:value-type="string" office:string-value="" calcext:value-type="error">
            <text:p>#REF!</text:p>
          </table:table-cell>
          <table:table-cell table:style-name="ce219" table:formula="of:=LOOKUP([.$A19];CharacterLevel;Perception)" office:value-type="string" office:string-value="" calcext:value-type="error">
            <text:p>#REF!</text:p>
          </table:table-cell>
          <table:table-cell table:style-name="ce219" table:formula="of:=16-ROUND([.A19]*[.M$3])" office:value-type="float" office:value="9" calcext:value-type="float">
            <text:p>9+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 table:style-name="ce5" table:formula="of:=ROUNDUP([.A19]/2)" office:value-type="float" office:value="7" calcext:value-type="float">
            <text:p>7</text:p>
          </table:table-cell>
          <table:table-cell table:style-name="ce219" table:formula="of:=15-ROUND([.A19]*[.$R$3])" office:value-type="float" office:value="8" calcext:value-type="float">
            <text:p>8+</text:p>
          </table:table-cell>
          <table:table-cell table:style-name="ce204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960000" calcext:value-type="float">
            <text:p>960,000</text:p>
          </table:table-cell>
          <table:table-cell table:style-name="ce205" table:formula="of:=[.$C$15] &amp; &quot;+&quot; &amp; (([.A20]-10)*[.$C$2])" office:value-type="string" office:string-value="10d6+5" calcext:value-type="string">
            <text:p>10d6+5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 LOOKUP([.$A20];CharacterLevel;FighterDoom)-[.E$3])" office:value-type="float" office:value="2" calcext:value-type="float">
            <text:p>2+</text:p>
          </table:table-cell>
          <table:table-cell table:style-name="ce221" table:formula="of:=MAX(2; LOOKUP([.$A20];CharacterLevel;FighterRay)-[.F$3])" office:value-type="float" office:value="2" calcext:value-type="float">
            <text:p>2+</text:p>
          </table:table-cell>
          <table:table-cell table:style-name="ce221" table:formula="of:=MAX(2; LOOKUP([.$A20];CharacterLevel;FighterHold)-[.G$3])" office:value-type="float" office:value="3" calcext:value-type="float">
            <text:p>3+</text:p>
          </table:table-cell>
          <table:table-cell table:style-name="ce221" table:formula="of:=MAX(2; LOOKUP([.$A20];CharacterLevel;FighterBlast)-[.H$3])" office:value-type="float" office:value="4" calcext:value-type="float">
            <text:p>4+</text:p>
          </table:table-cell>
          <table:table-cell table:style-name="ce221" table:formula="of:=MAX(2; LOOKUP([.$A20];CharacterLevel;FighterSpell)-[.I$3])" office:value-type="float" office:value="3" calcext:value-type="float">
            <text:p>3+</text:p>
          </table:table-cell>
          <table:table-cell table:style-name="ce217" table:formula="of:=LOOKUP([.$A20];CharacterLevel;Climb)-[.J$3]" office:value-type="string" office:string-value="" calcext:value-type="error">
            <text:p>#REF!</text:p>
          </table:table-cell>
          <table:table-cell table:style-name="ce221" table:formula="of:=LOOKUP([.$A20];CharacterLevel;Initiative)+[.K$3]" office:value-type="string" office:string-value="" calcext:value-type="error">
            <text:p>#REF!</text:p>
          </table:table-cell>
          <table:table-cell table:style-name="ce221" table:formula="of:=LOOKUP([.$A20];CharacterLevel;Perception)" office:value-type="string" office:string-value="" calcext:value-type="error">
            <text:p>#REF!</text:p>
          </table:table-cell>
          <table:table-cell table:style-name="ce221" table:formula="of:=16-ROUND([.A20]*[.M$3])" office:value-type="float" office:value="8" calcext:value-type="float">
            <text:p>8+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 table:style-name="ce21" table:formula="of:=ROUNDUP([.A20]/2)" office:value-type="float" office:value="8" calcext:value-type="float">
            <text:p>8</text:p>
          </table:table-cell>
          <table:table-cell table:style-name="ce221" table:formula="of:=15-ROUND([.A20]*[.$R$3])" office:value-type="float" office:value="7" calcext:value-type="float">
            <text:p>7+</text:p>
          </table:table-cell>
          <table:table-cell table:style-name="ce205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</table:table-row>
        <table:table-row table:style-name="ro1">
          <table:table-cell table:style-name="ce228" office:value-type="string" calcext:value-type="string" table:number-columns-spanned="21" table:number-rows-spanned="1">
            <text:p>* CON Modifiers for HP no longer apply after 10<text:span text:style-name="T1">th</text:span> level.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248" office:value-type="string" calcext:value-type="string">
            <text:p>Berserk Knacks</text:p>
          </table:table-cell>
          <table:table-cell/>
          <table:table-cell table:style-name="ce45" office:value-type="string" calcext:value-type="string">
            <text:p>Knight Knacks</text:p>
          </table:table-cell>
          <table:table-cell table:number-columns-repeated="2"/>
          <table:table-cell table:style-name="ce248" office:value-type="string" calcext:value-type="string">
            <text:p>Archer Knacks</text:p>
          </table:table-cell>
          <table:table-cell table:number-columns-repeated="2"/>
          <table:table-cell table:style-name="ce45" office:value-type="string" calcext:value-type="string">
            <text:p>Duelist Knacks</text:p>
          </table:table-cell>
          <table:table-cell table:style-name="ce45"/>
          <table:table-cell/>
          <table:table-cell office:value-type="string" calcext:value-type="string">
            <text:p>Keen Hearing: Advantage on Perception (Hearing) checks.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number-columns-repeated="2"/>
          <table:table-cell table:style-name="ce249"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Deadly Blow</text:p>
          </table:table-cell>
          <table:table-cell table:number-columns-repeated="2"/>
          <table:table-cell office:value-type="string" calcext:value-type="string">
            <text:p>Small: Cannot use Large weapons. <text:s/>Versatile weapons count as 2-handed.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number-columns-repeated="2"/>
          <table:table-cell table:style-name="ce249" office:value-type="string" calcext:value-type="string">
            <text:p>Deadly Shot</text:p>
          </table:table-cell>
          <table:table-cell table:number-columns-repeated="2"/>
          <table:table-cell office:value-type="string" calcext:value-type="string">
            <text:p>Exploit Weakness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number-columns-repeated="2"/>
          <table:table-cell table:style-name="ce249" office:value-type="string" calcext:value-type="string">
            <text:p>Exploit Weakness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number-columns-repeated="2"/>
          <table:table-cell table:style-name="ce249"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Resilienc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number-columns-repeated="2"/>
          <table:table-cell table:style-name="ce249" office:value-type="string" calcext:value-type="string">
            <text:p>Mighty Shot</text:p>
          </table:table-cell>
          <table:table-cell table:number-columns-repeated="2"/>
          <table:table-cell office:value-type="string" calcext:value-type="string">
            <text:p>Shield Master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number-columns-repeated="2"/>
          <table:table-cell table:style-name="ce249" office:value-type="string" calcext:value-type="string">
            <text:p>Precise Sho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number-columns-repeated="2"/>
          <table:table-cell table:style-name="ce249" office:value-type="string" calcext:value-type="string">
            <text:p>Slayer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number-columns-repeated="2"/>
          <table:table-cell table:style-name="ce249" office:value-type="string" calcext:value-type="string">
            <text:p>Weapon Specialis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1"/>
        </table:table-row>
        <table:table-row table:style-name="ro1" table:number-rows-repeated="104854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ob-Magic-User" table:style-name="ta1">
        <table:table-column table:style-name="co9" table:default-cell-style-name="ce22"/>
        <table:table-column table:style-name="co29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style-name="ce147" table:formula="of:=1/3" office:value-type="float" office:value="0.333333333333333" calcext:value-type="float">
            <text:p>0.3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table:number-columns-repeated="2"/>
          <table:table-cell table:style-name="ce174" table:number-columns-repeated="4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Magic-User</text:p>
          </table:table-cell>
          <table:table-cell table:style-name="ce173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3" calcext:value-type="string">
            <text:p>1d3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 LOOKUP([.$A6];CharacterLevel;MUDoom)-[.E$3])" office:value-type="float" office:value="11" calcext:value-type="float">
            <text:p>11+</text:p>
          </table:table-cell>
          <table:table-cell table:style-name="ce218" table:formula="of:=MAX(2; LOOKUP([.$A6];CharacterLevel;MURay)-[.F$3])" office:value-type="float" office:value="12" calcext:value-type="float">
            <text:p>12+</text:p>
          </table:table-cell>
          <table:table-cell table:style-name="ce218" table:formula="of:=MAX(2; LOOKUP([.$A6];CharacterLevel;MUHold)-[.G$3])" office:value-type="float" office:value="11" calcext:value-type="float">
            <text:p>11+</text:p>
          </table:table-cell>
          <table:table-cell table:style-name="ce218" table:formula="of:=MAX(2; LOOKUP([.$A6];CharacterLevel;MUBlast)-[.H$3])" office:value-type="float" office:value="14" calcext:value-type="float">
            <text:p>14+</text:p>
          </table:table-cell>
          <table:table-cell table:style-name="ce218" table:formula="of:=MAX(2; LOOKUP([.$A6];CharacterLevel;MUSpell)-[.I$3])" office:value-type="float" office:value="11" calcext:value-type="float">
            <text:p>11+</text:p>
          </table:table-cell>
          <table:table-cell table:style-name="ce214" table:formula="of:=LOOKUP([.$A6];CharacterLevel;Climb)-[.J$3]" office:value-type="string" office:string-value="" calcext:value-type="error">
            <text:p>#REF!</text:p>
          </table:table-cell>
          <table:table-cell table:style-name="ce218" table:formula="of:=LOOKUP([.A6];CharacterLevel;Initiative)+[.K$3]" office:value-type="string" office:string-value="" calcext:value-type="error">
            <text:p>#REF!</text:p>
          </table:table-cell>
          <table:table-cell table:style-name="ce218" table:formula="of:=LOOKUP([.$A6];CharacterLevel;Perception)" office:value-type="string" office:string-value="" calcext:value-type="error">
            <text:p>#REF!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Q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204" table:formula="of:=[.A7]&amp;[.$C$3]" office:value-type="string" office:string-value="2d3" calcext:value-type="string">
            <text:p>2d3</text:p>
          </table:table-cell>
          <table:table-cell table:style-name="ce209" table:formula="of:=ROUNDDOWN([.A7]*[.$D$3])" office:value-type="float" office:value="0" calcext:value-type="float">
            <text:p>+0</text:p>
          </table:table-cell>
          <table:table-cell table:style-name="ce215" table:formula="of:=MAX(2; LOOKUP([.$A7];CharacterLevel;MUDoom)-[.E$3])" office:value-type="float" office:value="11" calcext:value-type="float">
            <text:p>11+</text:p>
          </table:table-cell>
          <table:table-cell table:style-name="ce219" table:formula="of:=MAX(2; LOOKUP([.$A7];CharacterLevel;MURay)-[.F$3])" office:value-type="float" office:value="12" calcext:value-type="float">
            <text:p>12+</text:p>
          </table:table-cell>
          <table:table-cell table:style-name="ce219" table:formula="of:=MAX(2; LOOKUP([.$A7];CharacterLevel;MUHold)-[.G$3])" office:value-type="float" office:value="11" calcext:value-type="float">
            <text:p>11+</text:p>
          </table:table-cell>
          <table:table-cell table:style-name="ce219" table:formula="of:=MAX(2; LOOKUP([.$A7];CharacterLevel;MUBlast)-[.H$3])" office:value-type="float" office:value="14" calcext:value-type="float">
            <text:p>14+</text:p>
          </table:table-cell>
          <table:table-cell table:style-name="ce219" table:formula="of:=MAX(2; LOOKUP([.$A7];CharacterLevel;MUSpell)-[.I$3])" office:value-type="float" office:value="10" calcext:value-type="float">
            <text:p>10+</text:p>
          </table:table-cell>
          <table:table-cell table:style-name="ce215" table:formula="of:=LOOKUP([.$A7];CharacterLevel;Climb)-[.J$3]" office:value-type="string" office:string-value="" calcext:value-type="error">
            <text:p>#REF!</text:p>
          </table:table-cell>
          <table:table-cell table:style-name="ce222" table:formula="of:=LOOKUP([.A7];CharacterLevel;Initiative)+[.K$3]" office:value-type="string" office:string-value="" calcext:value-type="error">
            <text:p>#REF!</text:p>
          </table:table-cell>
          <table:table-cell table:style-name="ce219" table:formula="of:=LOOKUP([.$A7];CharacterLevel;Perception)" office:value-type="string" office:string-value="" calcext:value-type="error">
            <text:p>#REF!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Q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5000" calcext:value-type="float">
            <text:p>5,000</text:p>
          </table:table-cell>
          <table:table-cell table:style-name="ce22" table:formula="of:=[.A8]&amp;[.$C$3]" office:value-type="string" office:string-value="3d3" calcext:value-type="string">
            <text:p>3d3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 LOOKUP([.$A8];CharacterLevel;MUDoom)-[.E$3])" office:value-type="float" office:value="10" calcext:value-type="float">
            <text:p>10+</text:p>
          </table:table-cell>
          <table:table-cell table:style-name="ce220" table:formula="of:=MAX(2; LOOKUP([.$A8];CharacterLevel;MURay)-[.F$3])" office:value-type="float" office:value="11" calcext:value-type="float">
            <text:p>11+</text:p>
          </table:table-cell>
          <table:table-cell table:style-name="ce220" table:formula="of:=MAX(2; LOOKUP([.$A8];CharacterLevel;MUHold)-[.G$3])" office:value-type="float" office:value="10" calcext:value-type="float">
            <text:p>10+</text:p>
          </table:table-cell>
          <table:table-cell table:style-name="ce220" table:formula="of:=MAX(2; LOOKUP([.$A8];CharacterLevel;MUBlast)-[.H$3])" office:value-type="float" office:value="13" calcext:value-type="float">
            <text:p>13+</text:p>
          </table:table-cell>
          <table:table-cell table:style-name="ce220" table:formula="of:=MAX(2; LOOKUP([.$A8];CharacterLevel;MUSpell)-[.I$3])" office:value-type="float" office:value="10" calcext:value-type="float">
            <text:p>10+</text:p>
          </table:table-cell>
          <table:table-cell table:style-name="ce216" table:formula="of:=LOOKUP([.$A8];CharacterLevel;Climb)-[.J$3]" office:value-type="string" office:string-value="" calcext:value-type="error">
            <text:p>#REF!</text:p>
          </table:table-cell>
          <table:table-cell table:style-name="ce223" table:formula="of:=LOOKUP([.A8];CharacterLevel;Initiative)+[.K$3]" office:value-type="string" office:string-value="" calcext:value-type="error">
            <text:p>#REF!</text:p>
          </table:table-cell>
          <table:table-cell table:style-name="ce220" table:formula="of:=LOOKUP([.$A8];CharacterLevel;Perception)" office:value-type="string" office:string-value="" calcext:value-type="error">
            <text:p>#REF!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Q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Arcane Tradition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10000" calcext:value-type="float">
            <text:p>10,000</text:p>
          </table:table-cell>
          <table:table-cell table:style-name="ce204" table:formula="of:=[.A9]&amp;[.$C$3]" office:value-type="string" office:string-value="4d3" calcext:value-type="string">
            <text:p>4d3</text:p>
          </table:table-cell>
          <table:table-cell table:style-name="ce209" table:formula="of:=ROUNDDOWN([.A9]*[.$D$3])" office:value-type="float" office:value="1" calcext:value-type="float">
            <text:p>+1</text:p>
          </table:table-cell>
          <table:table-cell table:style-name="ce215" table:formula="of:=MAX(2; LOOKUP([.$A9];CharacterLevel;MUDoom)-[.E$3])" office:value-type="float" office:value="10" calcext:value-type="float">
            <text:p>10+</text:p>
          </table:table-cell>
          <table:table-cell table:style-name="ce219" table:formula="of:=MAX(2; LOOKUP([.$A9];CharacterLevel;MURay)-[.F$3])" office:value-type="float" office:value="11" calcext:value-type="float">
            <text:p>11+</text:p>
          </table:table-cell>
          <table:table-cell table:style-name="ce219" table:formula="of:=MAX(2; LOOKUP([.$A9];CharacterLevel;MUHold)-[.G$3])" office:value-type="float" office:value="10" calcext:value-type="float">
            <text:p>10+</text:p>
          </table:table-cell>
          <table:table-cell table:style-name="ce219" table:formula="of:=MAX(2; LOOKUP([.$A9];CharacterLevel;MUBlast)-[.H$3])" office:value-type="float" office:value="13" calcext:value-type="float">
            <text:p>13+</text:p>
          </table:table-cell>
          <table:table-cell table:style-name="ce219" table:formula="of:=MAX(2; LOOKUP([.$A9];CharacterLevel;MUSpell)-[.I$3])" office:value-type="float" office:value="9" calcext:value-type="float">
            <text:p>9+</text:p>
          </table:table-cell>
          <table:table-cell table:style-name="ce215" table:formula="of:=LOOKUP([.$A9];CharacterLevel;Climb)-[.J$3]" office:value-type="string" office:string-value="" calcext:value-type="error">
            <text:p>#REF!</text:p>
          </table:table-cell>
          <table:table-cell table:style-name="ce222" table:formula="of:=LOOKUP([.A9];CharacterLevel;Initiative)+[.K$3]" office:value-type="string" office:string-value="" calcext:value-type="error">
            <text:p>#REF!</text:p>
          </table:table-cell>
          <table:table-cell table:style-name="ce219" table:formula="of:=LOOKUP([.$A9];CharacterLevel;Perception)" office:value-type="string" office:string-value="" calcext:value-type="error">
            <text:p>#REF!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Q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0000" calcext:value-type="float">
            <text:p>20,000</text:p>
          </table:table-cell>
          <table:table-cell table:style-name="ce22" table:formula="of:=[.A10]&amp;[.$C$3]" office:value-type="string" office:string-value="5d3" calcext:value-type="string">
            <text:p>5d3</text:p>
          </table:table-cell>
          <table:table-cell table:style-name="ce210" table:formula="of:=ROUNDDOWN([.A10]*[.$D$3])" office:value-type="float" office:value="1" calcext:value-type="float">
            <text:p>+1</text:p>
          </table:table-cell>
          <table:table-cell table:style-name="ce216" table:formula="of:=MAX(2; LOOKUP([.$A10];CharacterLevel;MUDoom)-[.E$3])" office:value-type="float" office:value="10" calcext:value-type="float">
            <text:p>10+</text:p>
          </table:table-cell>
          <table:table-cell table:style-name="ce220" table:formula="of:=MAX(2; LOOKUP([.$A10];CharacterLevel;MURay)-[.F$3])" office:value-type="float" office:value="11" calcext:value-type="float">
            <text:p>11+</text:p>
          </table:table-cell>
          <table:table-cell table:style-name="ce220" table:formula="of:=MAX(2; LOOKUP([.$A10];CharacterLevel;MUHold)-[.G$3])" office:value-type="float" office:value="10" calcext:value-type="float">
            <text:p>10+</text:p>
          </table:table-cell>
          <table:table-cell table:style-name="ce220" table:formula="of:=MAX(2; LOOKUP([.$A10];CharacterLevel;MUBlast)-[.H$3])" office:value-type="float" office:value="13" calcext:value-type="float">
            <text:p>13+</text:p>
          </table:table-cell>
          <table:table-cell table:style-name="ce220" table:formula="of:=MAX(2; LOOKUP([.$A10];CharacterLevel;MUSpell)-[.I$3])" office:value-type="float" office:value="9" calcext:value-type="float">
            <text:p>9+</text:p>
          </table:table-cell>
          <table:table-cell table:style-name="ce216" table:formula="of:=LOOKUP([.$A10];CharacterLevel;Climb)-[.J$3]" office:value-type="string" office:string-value="" calcext:value-type="error">
            <text:p>#REF!</text:p>
          </table:table-cell>
          <table:table-cell table:style-name="ce223" table:formula="of:=LOOKUP([.A10];CharacterLevel;Initiative)+[.K$3]" office:value-type="string" office:string-value="" calcext:value-type="error">
            <text:p>#REF!</text:p>
          </table:table-cell>
          <table:table-cell table:style-name="ce220" table:formula="of:=LOOKUP([.$A10];CharacterLevel;Perception)" office:value-type="string" office:string-value="" calcext:value-type="error">
            <text:p>#REF!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Q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40000" calcext:value-type="float">
            <text:p>40,000</text:p>
          </table:table-cell>
          <table:table-cell table:style-name="ce204" table:formula="of:=[.A11]&amp;[.$C$3]" office:value-type="string" office:string-value="6d3" calcext:value-type="string">
            <text:p>6d3</text:p>
          </table:table-cell>
          <table:table-cell table:style-name="ce209" table:formula="of:=ROUNDDOWN([.A11]*[.$D$3])" office:value-type="float" office:value="2" calcext:value-type="float">
            <text:p>+2</text:p>
          </table:table-cell>
          <table:table-cell table:style-name="ce215" table:formula="of:=MAX(2; LOOKUP([.$A11];CharacterLevel;MUDoom)-[.E$3])" office:value-type="float" office:value="9" calcext:value-type="float">
            <text:p>9+</text:p>
          </table:table-cell>
          <table:table-cell table:style-name="ce219" table:formula="of:=MAX(2; LOOKUP([.$A11];CharacterLevel;MURay)-[.F$3])" office:value-type="float" office:value="10" calcext:value-type="float">
            <text:p>10+</text:p>
          </table:table-cell>
          <table:table-cell table:style-name="ce219" table:formula="of:=MAX(2; LOOKUP([.$A11];CharacterLevel;MUHold)-[.G$3])" office:value-type="float" office:value="9" calcext:value-type="float">
            <text:p>9+</text:p>
          </table:table-cell>
          <table:table-cell table:style-name="ce219" table:formula="of:=MAX(2; LOOKUP([.$A11];CharacterLevel;MUBlast)-[.H$3])" office:value-type="float" office:value="12" calcext:value-type="float">
            <text:p>12+</text:p>
          </table:table-cell>
          <table:table-cell table:style-name="ce219" table:formula="of:=MAX(2; LOOKUP([.$A11];CharacterLevel;MUSpell)-[.I$3])" office:value-type="float" office:value="8" calcext:value-type="float">
            <text:p>8+</text:p>
          </table:table-cell>
          <table:table-cell table:style-name="ce215" table:formula="of:=LOOKUP([.$A11];CharacterLevel;Climb)-[.J$3]" office:value-type="string" office:string-value="" calcext:value-type="error">
            <text:p>#REF!</text:p>
          </table:table-cell>
          <table:table-cell table:style-name="ce222" table:formula="of:=LOOKUP([.A11];CharacterLevel;Initiative)+[.K$3]" office:value-type="string" office:string-value="" calcext:value-type="error">
            <text:p>#REF!</text:p>
          </table:table-cell>
          <table:table-cell table:style-name="ce219" table:formula="of:=LOOKUP([.$A11];CharacterLevel;Perception)" office:value-type="string" office:string-value="" calcext:value-type="error">
            <text:p>#REF!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Q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80000" calcext:value-type="float">
            <text:p>80,000</text:p>
          </table:table-cell>
          <table:table-cell table:style-name="ce22" table:formula="of:=[.A12]&amp;[.$C$3]" office:value-type="string" office:string-value="7d3" calcext:value-type="string">
            <text:p>7d3</text:p>
          </table:table-cell>
          <table:table-cell table:style-name="ce210" table:formula="of:=ROUNDDOWN([.A12]*[.$D$3])" office:value-type="float" office:value="2" calcext:value-type="float">
            <text:p>+2</text:p>
          </table:table-cell>
          <table:table-cell table:style-name="ce216" table:formula="of:=MAX(2; LOOKUP([.$A12];CharacterLevel;MUDoom)-[.E$3])" office:value-type="float" office:value="9" calcext:value-type="float">
            <text:p>9+</text:p>
          </table:table-cell>
          <table:table-cell table:style-name="ce220" table:formula="of:=MAX(2; LOOKUP([.$A12];CharacterLevel;MURay)-[.F$3])" office:value-type="float" office:value="10" calcext:value-type="float">
            <text:p>10+</text:p>
          </table:table-cell>
          <table:table-cell table:style-name="ce220" table:formula="of:=MAX(2; LOOKUP([.$A12];CharacterLevel;MUHold)-[.G$3])" office:value-type="float" office:value="9" calcext:value-type="float">
            <text:p>9+</text:p>
          </table:table-cell>
          <table:table-cell table:style-name="ce220" table:formula="of:=MAX(2; LOOKUP([.$A12];CharacterLevel;MUBlast)-[.H$3])" office:value-type="float" office:value="12" calcext:value-type="float">
            <text:p>12+</text:p>
          </table:table-cell>
          <table:table-cell table:style-name="ce220" table:formula="of:=MAX(2; LOOKUP([.$A12];CharacterLevel;MUSpell)-[.I$3])" office:value-type="float" office:value="8" calcext:value-type="float">
            <text:p>8+</text:p>
          </table:table-cell>
          <table:table-cell table:style-name="ce216" table:formula="of:=LOOKUP([.$A12];CharacterLevel;Climb)-[.J$3]" office:value-type="string" office:string-value="" calcext:value-type="error">
            <text:p>#REF!</text:p>
          </table:table-cell>
          <table:table-cell table:style-name="ce223" table:formula="of:=LOOKUP([.A12];CharacterLevel;Initiative)+[.K$3]" office:value-type="string" office:string-value="" calcext:value-type="error">
            <text:p>#REF!</text:p>
          </table:table-cell>
          <table:table-cell table:style-name="ce220" table:formula="of:=LOOKUP([.$A12];CharacterLevel;Perception)" office:value-type="string" office:string-value="" calcext:value-type="error">
            <text:p>#REF!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Q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50000" calcext:value-type="float">
            <text:p>150,000</text:p>
          </table:table-cell>
          <table:table-cell table:style-name="ce204" table:formula="of:=[.A13]&amp;[.$C$3]" office:value-type="string" office:string-value="8d3" calcext:value-type="string">
            <text:p>8d3</text:p>
          </table:table-cell>
          <table:table-cell table:style-name="ce209" table:formula="of:=ROUNDDOWN([.A13]*[.$D$3])" office:value-type="float" office:value="2" calcext:value-type="float">
            <text:p>+2</text:p>
          </table:table-cell>
          <table:table-cell table:style-name="ce215" table:formula="of:=MAX(2; LOOKUP([.$A13];CharacterLevel;MUDoom)-[.E$3])" office:value-type="float" office:value="9" calcext:value-type="float">
            <text:p>9+</text:p>
          </table:table-cell>
          <table:table-cell table:style-name="ce219" table:formula="of:=MAX(2; LOOKUP([.$A13];CharacterLevel;MURay)-[.F$3])" office:value-type="float" office:value="10" calcext:value-type="float">
            <text:p>10+</text:p>
          </table:table-cell>
          <table:table-cell table:style-name="ce219" table:formula="of:=MAX(2; LOOKUP([.$A13];CharacterLevel;MUHold)-[.G$3])" office:value-type="float" office:value="9" calcext:value-type="float">
            <text:p>9+</text:p>
          </table:table-cell>
          <table:table-cell table:style-name="ce219" table:formula="of:=MAX(2; LOOKUP([.$A13];CharacterLevel;MUBlast)-[.H$3])" office:value-type="float" office:value="12" calcext:value-type="float">
            <text:p>12+</text:p>
          </table:table-cell>
          <table:table-cell table:style-name="ce219" table:formula="of:=MAX(2; LOOKUP([.$A13];CharacterLevel;MUSpell)-[.I$3])" office:value-type="float" office:value="7" calcext:value-type="float">
            <text:p>7+</text:p>
          </table:table-cell>
          <table:table-cell table:style-name="ce215" table:formula="of:=LOOKUP([.$A13];CharacterLevel;Climb)-[.J$3]" office:value-type="string" office:string-value="" calcext:value-type="error">
            <text:p>#REF!</text:p>
          </table:table-cell>
          <table:table-cell table:style-name="ce222" table:formula="of:=LOOKUP([.A13];CharacterLevel;Initiative)+[.K$3]" office:value-type="string" office:string-value="" calcext:value-type="error">
            <text:p>#REF!</text:p>
          </table:table-cell>
          <table:table-cell table:style-name="ce219" table:formula="of:=LOOKUP([.$A13];CharacterLevel;Perception)" office:value-type="string" office:string-value="" calcext:value-type="error">
            <text:p>#REF!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Q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300000" calcext:value-type="float">
            <text:p>300,000</text:p>
          </table:table-cell>
          <table:table-cell table:style-name="ce22" table:formula="of:=[.A14]&amp;[.$C$3]" office:value-type="string" office:string-value="9d3" calcext:value-type="string">
            <text:p>9d3</text:p>
          </table:table-cell>
          <table:table-cell table:style-name="ce210" table:formula="of:=ROUNDDOWN([.A14]*[.$D$3])" office:value-type="float" office:value="3" calcext:value-type="float">
            <text:p>+3</text:p>
          </table:table-cell>
          <table:table-cell table:style-name="ce216" table:formula="of:=MAX(2; LOOKUP([.$A14];CharacterLevel;MUDoom)-[.E$3])" office:value-type="float" office:value="8" calcext:value-type="float">
            <text:p>8+</text:p>
          </table:table-cell>
          <table:table-cell table:style-name="ce220" table:formula="of:=MAX(2; LOOKUP([.$A14];CharacterLevel;MURay)-[.F$3])" office:value-type="float" office:value="9" calcext:value-type="float">
            <text:p>9+</text:p>
          </table:table-cell>
          <table:table-cell table:style-name="ce220" table:formula="of:=MAX(2; LOOKUP([.$A14];CharacterLevel;MUHold)-[.G$3])" office:value-type="float" office:value="8" calcext:value-type="float">
            <text:p>8+</text:p>
          </table:table-cell>
          <table:table-cell table:style-name="ce220" table:formula="of:=MAX(2; LOOKUP([.$A14];CharacterLevel;MUBlast)-[.H$3])" office:value-type="float" office:value="11" calcext:value-type="float">
            <text:p>11+</text:p>
          </table:table-cell>
          <table:table-cell table:style-name="ce220" table:formula="of:=MAX(2; LOOKUP([.$A14];CharacterLevel;MUSpell)-[.I$3])" office:value-type="float" office:value="7" calcext:value-type="float">
            <text:p>7+</text:p>
          </table:table-cell>
          <table:table-cell table:style-name="ce216" table:formula="of:=LOOKUP([.$A14];CharacterLevel;Climb)-[.J$3]" office:value-type="string" office:string-value="" calcext:value-type="error">
            <text:p>#REF!</text:p>
          </table:table-cell>
          <table:table-cell table:style-name="ce223" table:formula="of:=LOOKUP([.A14];CharacterLevel;Initiative)+[.K$3]" office:value-type="string" office:string-value="" calcext:value-type="error">
            <text:p>#REF!</text:p>
          </table:table-cell>
          <table:table-cell table:style-name="ce220" table:formula="of:=LOOKUP([.$A14];CharacterLevel;Perception)" office:value-type="string" office:string-value="" calcext:value-type="error">
            <text:p>#REF!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Q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450000" calcext:value-type="float">
            <text:p>450,000</text:p>
          </table:table-cell>
          <table:table-cell table:style-name="ce204" table:formula="of:=[.A15]&amp;[.$C$3]" office:value-type="string" office:string-value="10d3" calcext:value-type="string">
            <text:p>10d3</text:p>
          </table:table-cell>
          <table:table-cell table:style-name="ce209" table:formula="of:=ROUNDDOWN([.A15]*[.$D$3])" office:value-type="float" office:value="3" calcext:value-type="float">
            <text:p>+3</text:p>
          </table:table-cell>
          <table:table-cell table:style-name="ce215" table:formula="of:=MAX(2; LOOKUP([.$A15];CharacterLevel;MUDoom)-[.E$3])" office:value-type="float" office:value="8" calcext:value-type="float">
            <text:p>8+</text:p>
          </table:table-cell>
          <table:table-cell table:style-name="ce219" table:formula="of:=MAX(2; LOOKUP([.$A15];CharacterLevel;MURay)-[.F$3])" office:value-type="float" office:value="9" calcext:value-type="float">
            <text:p>9+</text:p>
          </table:table-cell>
          <table:table-cell table:style-name="ce219" table:formula="of:=MAX(2; LOOKUP([.$A15];CharacterLevel;MUHold)-[.G$3])" office:value-type="float" office:value="8" calcext:value-type="float">
            <text:p>8+</text:p>
          </table:table-cell>
          <table:table-cell table:style-name="ce219" table:formula="of:=MAX(2; LOOKUP([.$A15];CharacterLevel;MUBlast)-[.H$3])" office:value-type="float" office:value="11" calcext:value-type="float">
            <text:p>11+</text:p>
          </table:table-cell>
          <table:table-cell table:style-name="ce219" table:formula="of:=MAX(2; LOOKUP([.$A15];CharacterLevel;MUSpell)-[.I$3])" office:value-type="float" office:value="6" calcext:value-type="float">
            <text:p>6+</text:p>
          </table:table-cell>
          <table:table-cell table:style-name="ce215" table:formula="of:=LOOKUP([.$A15];CharacterLevel;Climb)-[.J$3]" office:value-type="string" office:string-value="" calcext:value-type="error">
            <text:p>#REF!</text:p>
          </table:table-cell>
          <table:table-cell table:style-name="ce222" table:formula="of:=LOOKUP([.A15];CharacterLevel;Initiative)+[.K$3]" office:value-type="string" office:string-value="" calcext:value-type="error">
            <text:p>#REF!</text:p>
          </table:table-cell>
          <table:table-cell table:style-name="ce219" table:formula="of:=LOOKUP([.$A15];CharacterLevel;Perception)" office:value-type="string" office:string-value="" calcext:value-type="error">
            <text:p>#REF!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Q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600000" calcext:value-type="float">
            <text:p>600,000</text:p>
          </table:table-cell>
          <table:table-cell table:style-name="ce22" table:formula="of:=[.$C$15] &amp; &quot;+&quot; &amp; ([.A16]-10)" office:value-type="string" office:string-value="10d3+1" calcext:value-type="string">
            <text:p>10d3+1</text:p>
          </table:table-cell>
          <table:table-cell table:style-name="ce210" table:formula="of:=ROUNDDOWN([.A16]*[.$D$3])" office:value-type="float" office:value="3" calcext:value-type="float">
            <text:p>+3</text:p>
          </table:table-cell>
          <table:table-cell table:style-name="ce216" table:formula="of:=MAX(2; LOOKUP([.$A16];CharacterLevel;MUDoom)-[.E$3])" office:value-type="float" office:value="8" calcext:value-type="float">
            <text:p>8+</text:p>
          </table:table-cell>
          <table:table-cell table:style-name="ce220" table:formula="of:=MAX(2; LOOKUP([.$A16];CharacterLevel;MURay)-[.F$3])" office:value-type="float" office:value="9" calcext:value-type="float">
            <text:p>9+</text:p>
          </table:table-cell>
          <table:table-cell table:style-name="ce220" table:formula="of:=MAX(2; LOOKUP([.$A16];CharacterLevel;MUHold)-[.G$3])" office:value-type="float" office:value="8" calcext:value-type="float">
            <text:p>8+</text:p>
          </table:table-cell>
          <table:table-cell table:style-name="ce220" table:formula="of:=MAX(2; LOOKUP([.$A16];CharacterLevel;MUBlast)-[.H$3])" office:value-type="float" office:value="11" calcext:value-type="float">
            <text:p>11+</text:p>
          </table:table-cell>
          <table:table-cell table:style-name="ce220" table:formula="of:=MAX(2; LOOKUP([.$A16];CharacterLevel;MUSpell)-[.I$3])" office:value-type="float" office:value="6" calcext:value-type="float">
            <text:p>6+</text:p>
          </table:table-cell>
          <table:table-cell table:style-name="ce216" table:formula="of:=LOOKUP([.$A16];CharacterLevel;Climb)-[.J$3]" office:value-type="string" office:string-value="" calcext:value-type="error">
            <text:p>#REF!</text:p>
          </table:table-cell>
          <table:table-cell table:style-name="ce223" table:formula="of:=LOOKUP([.A16];CharacterLevel;Initiative)+[.K$3]" office:value-type="string" office:string-value="" calcext:value-type="error">
            <text:p>#REF!</text:p>
          </table:table-cell>
          <table:table-cell table:style-name="ce220" table:formula="of:=LOOKUP([.$A16];CharacterLevel;Perception)" office:value-type="string" office:string-value="" calcext:value-type="error">
            <text:p>#REF!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Q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750000" calcext:value-type="float">
            <text:p>750,000</text:p>
          </table:table-cell>
          <table:table-cell table:style-name="ce204" table:formula="of:=[.$C$15] &amp; &quot;+&quot; &amp; ([.A17]-10)" office:value-type="string" office:string-value="10d3+2" calcext:value-type="string">
            <text:p>10d3+2</text:p>
          </table:table-cell>
          <table:table-cell table:style-name="ce209" table:formula="of:=ROUNDDOWN([.A17]*[.$D$3])" office:value-type="float" office:value="4" calcext:value-type="float">
            <text:p>+4</text:p>
          </table:table-cell>
          <table:table-cell table:style-name="ce215" table:formula="of:=MAX(2; LOOKUP([.$A17];CharacterLevel;MUDoom)-[.E$3])" office:value-type="float" office:value="7" calcext:value-type="float">
            <text:p>7+</text:p>
          </table:table-cell>
          <table:table-cell table:style-name="ce219" table:formula="of:=MAX(2; LOOKUP([.$A17];CharacterLevel;MURay)-[.F$3])" office:value-type="float" office:value="8" calcext:value-type="float">
            <text:p>8+</text:p>
          </table:table-cell>
          <table:table-cell table:style-name="ce219" table:formula="of:=MAX(2; LOOKUP([.$A17];CharacterLevel;MUHold)-[.G$3])" office:value-type="float" office:value="7" calcext:value-type="float">
            <text:p>7+</text:p>
          </table:table-cell>
          <table:table-cell table:style-name="ce219" table:formula="of:=MAX(2; LOOKUP([.$A17];CharacterLevel;MUBlast)-[.H$3])" office:value-type="float" office:value="10" calcext:value-type="float">
            <text:p>10+</text:p>
          </table:table-cell>
          <table:table-cell table:style-name="ce219" table:formula="of:=MAX(2; LOOKUP([.$A17];CharacterLevel;MUSpell)-[.I$3])" office:value-type="float" office:value="5" calcext:value-type="float">
            <text:p>5+</text:p>
          </table:table-cell>
          <table:table-cell table:style-name="ce215" table:formula="of:=LOOKUP([.$A17];CharacterLevel;Climb)-[.J$3]" office:value-type="string" office:string-value="" calcext:value-type="error">
            <text:p>#REF!</text:p>
          </table:table-cell>
          <table:table-cell table:style-name="ce222" table:formula="of:=LOOKUP([.A17];CharacterLevel;Initiative)+[.K$3]" office:value-type="string" office:string-value="" calcext:value-type="error">
            <text:p>#REF!</text:p>
          </table:table-cell>
          <table:table-cell table:style-name="ce219" table:formula="of:=LOOKUP([.$A17];CharacterLevel;Perception)" office:value-type="string" office:string-value="" calcext:value-type="error">
            <text:p>#REF!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Q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900000" calcext:value-type="float">
            <text:p>900,000</text:p>
          </table:table-cell>
          <table:table-cell table:style-name="ce22" table:formula="of:=[.$C$15] &amp; &quot;+&quot; &amp; ([.A18]-10)" office:value-type="string" office:string-value="10d3+3" calcext:value-type="string">
            <text:p>10d3+3</text:p>
          </table:table-cell>
          <table:table-cell table:style-name="ce210" table:formula="of:=ROUNDDOWN([.A18]*[.$D$3])" office:value-type="float" office:value="4" calcext:value-type="float">
            <text:p>+4</text:p>
          </table:table-cell>
          <table:table-cell table:style-name="ce216" table:formula="of:=MAX(2; LOOKUP([.$A18];CharacterLevel;MUDoom)-[.E$3])" office:value-type="float" office:value="7" calcext:value-type="float">
            <text:p>7+</text:p>
          </table:table-cell>
          <table:table-cell table:style-name="ce220" table:formula="of:=MAX(2; LOOKUP([.$A18];CharacterLevel;MURay)-[.F$3])" office:value-type="float" office:value="8" calcext:value-type="float">
            <text:p>8+</text:p>
          </table:table-cell>
          <table:table-cell table:style-name="ce220" table:formula="of:=MAX(2; LOOKUP([.$A18];CharacterLevel;MUHold)-[.G$3])" office:value-type="float" office:value="7" calcext:value-type="float">
            <text:p>7+</text:p>
          </table:table-cell>
          <table:table-cell table:style-name="ce220" table:formula="of:=MAX(2; LOOKUP([.$A18];CharacterLevel;MUBlast)-[.H$3])" office:value-type="float" office:value="10" calcext:value-type="float">
            <text:p>10+</text:p>
          </table:table-cell>
          <table:table-cell table:style-name="ce220" table:formula="of:=MAX(2; LOOKUP([.$A18];CharacterLevel;MUSpell)-[.I$3])" office:value-type="float" office:value="5" calcext:value-type="float">
            <text:p>5+</text:p>
          </table:table-cell>
          <table:table-cell table:style-name="ce216" table:formula="of:=LOOKUP([.$A18];CharacterLevel;Climb)-[.J$3]" office:value-type="string" office:string-value="" calcext:value-type="error">
            <text:p>#REF!</text:p>
          </table:table-cell>
          <table:table-cell table:style-name="ce223" table:formula="of:=LOOKUP([.A18];CharacterLevel;Initiative)+[.K$3]" office:value-type="string" office:string-value="" calcext:value-type="error">
            <text:p>#REF!</text:p>
          </table:table-cell>
          <table:table-cell table:style-name="ce220" table:formula="of:=LOOKUP([.$A18];CharacterLevel;Perception)" office:value-type="string" office:string-value="" calcext:value-type="error">
            <text:p>#REF!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Q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1050000" calcext:value-type="float">
            <text:p>1,050,000</text:p>
          </table:table-cell>
          <table:table-cell table:style-name="ce204" table:formula="of:=[.$C$15] &amp; &quot;+&quot; &amp; ([.A19]-10)" office:value-type="string" office:string-value="10d3+4" calcext:value-type="string">
            <text:p>10d3+4</text:p>
          </table:table-cell>
          <table:table-cell table:style-name="ce209" table:formula="of:=ROUNDDOWN([.A19]*[.$D$3])" office:value-type="float" office:value="4" calcext:value-type="float">
            <text:p>+4</text:p>
          </table:table-cell>
          <table:table-cell table:style-name="ce215" table:formula="of:=MAX(2; LOOKUP([.$A19];CharacterLevel;MUDoom)-[.E$3])" office:value-type="float" office:value="6" calcext:value-type="float">
            <text:p>6+</text:p>
          </table:table-cell>
          <table:table-cell table:style-name="ce219" table:formula="of:=MAX(2; LOOKUP([.$A19];CharacterLevel;MURay)-[.F$3])" office:value-type="float" office:value="7" calcext:value-type="float">
            <text:p>7+</text:p>
          </table:table-cell>
          <table:table-cell table:style-name="ce219" table:formula="of:=MAX(2; LOOKUP([.$A19];CharacterLevel;MUHold)-[.G$3])" office:value-type="float" office:value="6" calcext:value-type="float">
            <text:p>6+</text:p>
          </table:table-cell>
          <table:table-cell table:style-name="ce219" table:formula="of:=MAX(2; LOOKUP([.$A19];CharacterLevel;MUBlast)-[.H$3])" office:value-type="float" office:value="9" calcext:value-type="float">
            <text:p>9+</text:p>
          </table:table-cell>
          <table:table-cell table:style-name="ce219" table:formula="of:=MAX(2; LOOKUP([.$A19];CharacterLevel;MUSpell)-[.I$3])" office:value-type="float" office:value="4" calcext:value-type="float">
            <text:p>4+</text:p>
          </table:table-cell>
          <table:table-cell table:style-name="ce215" table:formula="of:=LOOKUP([.$A19];CharacterLevel;Climb)-[.J$3]" office:value-type="string" office:string-value="" calcext:value-type="error">
            <text:p>#REF!</text:p>
          </table:table-cell>
          <table:table-cell table:style-name="ce222" table:formula="of:=LOOKUP([.A19];CharacterLevel;Initiative)+[.K$3]" office:value-type="string" office:string-value="" calcext:value-type="error">
            <text:p>#REF!</text:p>
          </table:table-cell>
          <table:table-cell table:style-name="ce219" table:formula="of:=LOOKUP([.$A19];CharacterLevel;Perception)" office:value-type="string" office:string-value="" calcext:value-type="error">
            <text:p>#REF!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Q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1200000" calcext:value-type="float">
            <text:p>1,200,000</text:p>
          </table:table-cell>
          <table:table-cell table:style-name="ce205" table:formula="of:=[.$C$15] &amp; &quot;+&quot; &amp; ([.A20]-10)" office:value-type="string" office:string-value="10d3+5" calcext:value-type="string">
            <text:p>10d3+5</text:p>
          </table:table-cell>
          <table:table-cell table:style-name="ce211" table:formula="of:=ROUNDDOWN([.A20]*[.$D$3])" office:value-type="float" office:value="5" calcext:value-type="float">
            <text:p>+5</text:p>
          </table:table-cell>
          <table:table-cell table:style-name="ce217" table:formula="of:=MAX(2; LOOKUP([.$A20];CharacterLevel;MUDoom)-[.E$3])" office:value-type="float" office:value="6" calcext:value-type="float">
            <text:p>6+</text:p>
          </table:table-cell>
          <table:table-cell table:style-name="ce221" table:formula="of:=MAX(2; LOOKUP([.$A20];CharacterLevel;MURay)-[.F$3])" office:value-type="float" office:value="7" calcext:value-type="float">
            <text:p>7+</text:p>
          </table:table-cell>
          <table:table-cell table:style-name="ce221" table:formula="of:=MAX(2; LOOKUP([.$A20];CharacterLevel;MUHold)-[.G$3])" office:value-type="float" office:value="6" calcext:value-type="float">
            <text:p>6+</text:p>
          </table:table-cell>
          <table:table-cell table:style-name="ce221" table:formula="of:=MAX(2; LOOKUP([.$A20];CharacterLevel;MUBlast)-[.H$3])" office:value-type="float" office:value="9" calcext:value-type="float">
            <text:p>9+</text:p>
          </table:table-cell>
          <table:table-cell table:style-name="ce221" table:formula="of:=MAX(2; LOOKUP([.$A20];CharacterLevel;MUSpell)-[.I$3])" office:value-type="float" office:value="4" calcext:value-type="float">
            <text:p>4+</text:p>
          </table:table-cell>
          <table:table-cell table:style-name="ce217" table:formula="of:=LOOKUP([.$A20];CharacterLevel;Climb)-[.J$3]" office:value-type="string" office:string-value="" calcext:value-type="error">
            <text:p>#REF!</text:p>
          </table:table-cell>
          <table:table-cell table:style-name="ce221" table:formula="of:=LOOKUP([.A20];CharacterLevel;Initiative)+[.K$3]" office:value-type="string" office:string-value="" calcext:value-type="error">
            <text:p>#REF!</text:p>
          </table:table-cell>
          <table:table-cell table:style-name="ce221" table:formula="of:=LOOKUP([.$A20];CharacterLevel;Perception)" office:value-type="string" office:string-value="" calcext:value-type="error">
            <text:p>#REF!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Q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</table:table-row>
        <table:table-row table:style-name="ro3">
          <table:table-cell table:style-name="ce160" office:value-type="string" calcext:value-type="string" table:number-columns-spanned="15" table:number-rows-spanned="1">
            <text:p>* CON Modifiers for HP no longer apply after 10<text:span text:style-name="T1">th</text:span> level.</text:p>
          </table:table-cell>
          <table:covered-table-cell table:number-columns-repeated="14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Default" office:value-type="string" calcext:value-type="string">
            <text:p>Keen Hearing: Advantage on Perception (Hearing) checks.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Small: Cannot use Large weapons. <text:s/>Versatile weapons count as 2-handed.</text:p>
          </table:table-cell>
          <table:table-cell table:number-columns-repeated="24"/>
        </table:table-row>
        <table:table-row table:style-name="ro1" table:number-rows-repeated="104855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ob-Thief" table:style-name="ta1">
        <table:table-column table:style-name="co9" table:default-cell-style-name="ce22"/>
        <table:table-column table:style-name="co10" table:default-cell-style-name="ce161"/>
        <table:table-column table:style-name="co11" table:default-cell-style-name="Default"/>
        <table:table-column table:style-name="co12" table:default-cell-style-name="Default"/>
        <table:table-column table:style-name="co4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0" table:number-columns-repeated="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3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style-name="ce147" office:value-type="float" office:value="0.5" calcext:value-type="float">
            <text:p>0.50</text:p>
          </table:table-cell>
          <table:table-cell table:number-columns-repeated="4" table:style-name="ce264" office:value-type="float" office:value="2" calcext:value-type="float">
            <text:p>2</text:p>
          </table:table-cell>
          <table:table-cell table:style-name="ce264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73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73" office:value-type="string" calcext:value-type="string" table:number-columns-spanned="10" table:number-rows-spanned="1">
            <text:p>Skills</text:p>
          </table:table-cell>
          <table:covered-table-cell table:number-columns-repeated="3" table:style-name="ce173"/>
          <table:covered-table-cell table:number-columns-repeated="6" table:style-name="ce174"/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74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73" office:value-type="string" calcext:value-type="string">
            <text:p>Climb</text:p>
          </table:table-cell>
          <table:table-cell table:style-name="ce173" office:value-type="string" calcext:value-type="string">
            <text:p>Decode</text:p>
          </table:table-cell>
          <table:table-cell table:style-name="ce173" office:value-type="string" calcext:value-type="string">
            <text:p>Disarm</text:p>
          </table:table-cell>
          <table:table-cell table:style-name="ce173" office:value-type="string" calcext:value-type="string">
            <text:p>Initiative</text:p>
          </table:table-cell>
          <table:table-cell table:style-name="ce173" office:value-type="string" calcext:value-type="string">
            <text:p>Perception</text:p>
          </table:table-cell>
          <table:table-cell table:style-name="ce173" office:value-type="string" calcext:value-type="string">
            <text:p>Legerdemain</text:p>
          </table:table-cell>
          <table:table-cell table:style-name="ce173" office:value-type="string" calcext:value-type="string">
            <text:p>Sneak</text:p>
          </table:table-cell>
          <table:table-cell table:style-name="ce173" office:value-type="string" calcext:value-type="string">
            <text:p/>
            <text:p>Survival</text:p>
          </table:table-cell>
          <table:table-cell table:style-name="ce173" office:value-type="string" calcext:value-type="string">
            <text:p>Thief</text:p>
          </table:table-cell>
          <table:table-cell table:style-name="ce173" office:value-type="string" calcext:value-type="string">
            <text:p>Secondary</text:p>
          </table:table-cell>
          <table:covered-table-cell table:style-name="ce11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LOOKUP([.$A6];CharacterLevel;ThiefDoom)-[.E$3])" office:value-type="float" office:value="11" calcext:value-type="float">
            <text:p>11+</text:p>
          </table:table-cell>
          <table:table-cell table:style-name="ce218" table:formula="of:=MAX(2;LOOKUP([.$A6];CharacterLevel;ThiefRay)-[.F$3])" office:value-type="float" office:value="12" calcext:value-type="float">
            <text:p>12+</text:p>
          </table:table-cell>
          <table:table-cell table:style-name="ce218" table:formula="of:=MAX(2;LOOKUP([.$A6];CharacterLevel;ThiefHold)-[.G$3])" office:value-type="float" office:value="11" calcext:value-type="float">
            <text:p>11+</text:p>
          </table:table-cell>
          <table:table-cell table:style-name="ce218" table:formula="of:=MAX(2;LOOKUP([.$A6];CharacterLevel;ThiefBlast)-[.H$3])" office:value-type="float" office:value="14" calcext:value-type="float">
            <text:p>14+</text:p>
          </table:table-cell>
          <table:table-cell table:style-name="ce218" table:formula="of:=MAX(2;LOOKUP([.$A6];CharacterLevel;ThiefSpell)-[.I$3])" office:value-type="float" office:value="11" calcext:value-type="float">
            <text:p>11+</text:p>
          </table:table-cell>
          <table:table-cell table:style-name="ce214" table:formula="of:=MAX(2; LOOKUP([.$A6];CharacterLevel;Climb)-[.$J$3])" office:value-type="string" office:string-value="" calcext:value-type="error">
            <text:p>#REF!</text:p>
          </table:table-cell>
          <table:table-cell table:style-name="ce218" table:formula="of:=MAX(2;LOOKUP([.$A6];CharacterLevel;Perception)-[.$K$3]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LOOKUP([.$A6];CharacterLevel;Initiative)+[.M$3]" office:value-type="string" office:string-value="" calcext:value-type="error">
            <text:p>#REF!</text:p>
          </table:table-cell>
          <table:table-cell table:style-name="ce218" table:formula="of:=MAX(2;LOOKUP([.$A6];CharacterLevel;Perception)-[.$N$3])" office:value-type="string" office:string-value="" calcext:value-type="error">
            <text:p>#REF!</text:p>
          </table:table-cell>
          <table:table-cell table:style-name="ce218" table:formula="of:=MAX(2;LOOKUP([.$A6];CharacterLevel;ClassSkill)-[.$O$3])" office:value-type="float" office:value="2" calcext:value-type="float">
            <text:p>2+</text:p>
          </table:table-cell>
          <table:table-cell table:style-name="ce218" table:formula="of:=MAX(2;LOOKUP([.$A6];CharacterLevel;ClassSkill)-[.$P$3])" office:value-type="float" office:value="2" calcext:value-type="float">
            <text:p>2+</text:p>
          </table:table-cell>
          <table:table-cell table:style-name="ce218" table:formula="of:=LOOKUP([.$A6];CharacterLevel;Survival)" office:value-type="string" office:string-value="" calcext:value-type="error">
            <text:p>#REF!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-[.$S$3])" office:value-type="float" office:value="2" calcext:value-type="float">
            <text:p>2+</text:p>
          </table:table-cell>
          <table:table-cell table:style-name="ce260" office:value-type="string" calcext:value-type="string">
            <text:p>--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table:formula="of:=LOOKUP([.A7];CharacterLevel;ThiefXP)" office:value-type="float" office:value="1200" calcext:value-type="float">
            <text:p>1,20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LOOKUP([.$A7];CharacterLevel;ThiefDoom)-[.E$3])" office:value-type="float" office:value="11" calcext:value-type="float">
            <text:p>11+</text:p>
          </table:table-cell>
          <table:table-cell table:style-name="ce219" table:formula="of:=MAX(2;LOOKUP([.$A7];CharacterLevel;ThiefRay)-[.F$3])" office:value-type="float" office:value="12" calcext:value-type="float">
            <text:p>12+</text:p>
          </table:table-cell>
          <table:table-cell table:style-name="ce219" table:formula="of:=MAX(2;LOOKUP([.$A7];CharacterLevel;ThiefHold)-[.G$3])" office:value-type="float" office:value="11" calcext:value-type="float">
            <text:p>11+</text:p>
          </table:table-cell>
          <table:table-cell table:style-name="ce219" table:formula="of:=MAX(2;LOOKUP([.$A7];CharacterLevel;ThiefBlast)-[.H$3])" office:value-type="float" office:value="14" calcext:value-type="float">
            <text:p>14+</text:p>
          </table:table-cell>
          <table:table-cell table:style-name="ce219" table:formula="of:=MAX(2;LOOKUP([.$A7];CharacterLevel;ThiefSpell)-[.I$3])" office:value-type="float" office:value="10" calcext:value-type="float">
            <text:p>10+</text:p>
          </table:table-cell>
          <table:table-cell table:style-name="ce215" table:formula="of:=MAX(2; LOOKUP([.$A7];CharacterLevel;Climb)-[.$J$3])" office:value-type="string" office:string-value="" calcext:value-type="error">
            <text:p>#REF!</text:p>
          </table:table-cell>
          <table:table-cell table:style-name="ce222" table:formula="of:=MAX(2;LOOKUP([.$A7];CharacterLevel;Perception)-[.$K$3])" office:value-type="string" office:string-value="" calcext:value-type="error">
            <text:p>#REF!</text:p>
          </table:table-cell>
          <table:table-cell table:style-name="ce222" table:formula="of:=MAX(2;LOOKUP([.$A7];CharacterLevel;ClassSkill))" office:value-type="float" office:value="2" calcext:value-type="float">
            <text:p>2+</text:p>
          </table:table-cell>
          <table:table-cell table:style-name="ce222" table:formula="of:=LOOKUP([.$A7];CharacterLevel;Initiative)+[.M$3]" office:value-type="string" office:string-value="" calcext:value-type="error">
            <text:p>#REF!</text:p>
          </table:table-cell>
          <table:table-cell table:style-name="ce219" table:formula="of:=MAX(2;LOOKUP([.$A7];CharacterLevel;Perception)-[.$N$3])" office:value-type="string" office:string-value="" calcext:value-type="error">
            <text:p>#REF!</text:p>
          </table:table-cell>
          <table:table-cell table:style-name="ce219" table:formula="of:=MAX(2;LOOKUP([.$A7];CharacterLevel;ClassSkill)-[.$O$3])" office:value-type="float" office:value="2" calcext:value-type="float">
            <text:p>2+</text:p>
          </table:table-cell>
          <table:table-cell table:style-name="ce219" table:formula="of:=MAX(2;LOOKUP([.$A7];CharacterLevel;ClassSkill)-[.$P$3])" office:value-type="float" office:value="2" calcext:value-type="float">
            <text:p>2+</text:p>
          </table:table-cell>
          <table:table-cell table:style-name="ce219" table:formula="of:=LOOKUP([.$A7];CharacterLevel;Survival)" office:value-type="string" office:string-value="" calcext:value-type="error">
            <text:p>#REF!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-[.$S$3])" office:value-type="float" office:value="2" calcext:value-type="float">
            <text:p>2+</text:p>
          </table:table-cell>
          <table:table-cell table:style-name="ce261" table:formula="of:=&quot;+&quot; &amp; ROUNDUP([.A7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LOOKUP([.A8];CharacterLevel;ThiefXP)" office:value-type="float" office:value="2400" calcext:value-type="float">
            <text:p>2,4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LOOKUP([.$A8];CharacterLevel;ThiefDoom)-[.E$3])" office:value-type="float" office:value="10" calcext:value-type="float">
            <text:p>10+</text:p>
          </table:table-cell>
          <table:table-cell table:style-name="ce220" table:formula="of:=MAX(2;LOOKUP([.$A8];CharacterLevel;ThiefRay)-[.F$3])" office:value-type="float" office:value="11" calcext:value-type="float">
            <text:p>11+</text:p>
          </table:table-cell>
          <table:table-cell table:style-name="ce220" table:formula="of:=MAX(2;LOOKUP([.$A8];CharacterLevel;ThiefHold)-[.G$3])" office:value-type="float" office:value="10" calcext:value-type="float">
            <text:p>10+</text:p>
          </table:table-cell>
          <table:table-cell table:style-name="ce220" table:formula="of:=MAX(2;LOOKUP([.$A8];CharacterLevel;ThiefBlast)-[.H$3])" office:value-type="float" office:value="13" calcext:value-type="float">
            <text:p>13+</text:p>
          </table:table-cell>
          <table:table-cell table:style-name="ce220" table:formula="of:=MAX(2;LOOKUP([.$A8];CharacterLevel;ThiefSpell)-[.I$3])" office:value-type="float" office:value="10" calcext:value-type="float">
            <text:p>10+</text:p>
          </table:table-cell>
          <table:table-cell table:style-name="ce216" table:formula="of:=MAX(2; LOOKUP([.$A8];CharacterLevel;Climb)-[.$J$3])" office:value-type="string" office:string-value="" calcext:value-type="error">
            <text:p>#REF!</text:p>
          </table:table-cell>
          <table:table-cell table:style-name="ce223" table:formula="of:=MAX(2;LOOKUP([.$A8];CharacterLevel;Perception)-[.$K$3])" office:value-type="string" office:string-value="" calcext:value-type="error">
            <text:p>#REF!</text:p>
          </table:table-cell>
          <table:table-cell table:style-name="ce223" table:formula="of:=MAX(2;LOOKUP([.$A8];CharacterLevel;ClassSkill))" office:value-type="float" office:value="2" calcext:value-type="float">
            <text:p>2+</text:p>
          </table:table-cell>
          <table:table-cell table:style-name="ce223" table:formula="of:=LOOKUP([.$A8];CharacterLevel;Initiative)+[.M$3]" office:value-type="string" office:string-value="" calcext:value-type="error">
            <text:p>#REF!</text:p>
          </table:table-cell>
          <table:table-cell table:style-name="ce220" table:formula="of:=MAX(2;LOOKUP([.$A8];CharacterLevel;Perception)-[.$N$3])" office:value-type="string" office:string-value="" calcext:value-type="error">
            <text:p>#REF!</text:p>
          </table:table-cell>
          <table:table-cell table:style-name="ce220" table:formula="of:=MAX(2;LOOKUP([.$A8];CharacterLevel;ClassSkill)-[.$O$3])" office:value-type="float" office:value="2" calcext:value-type="float">
            <text:p>2+</text:p>
          </table:table-cell>
          <table:table-cell table:style-name="ce220" table:formula="of:=MAX(2;LOOKUP([.$A8];CharacterLevel;ClassSkill)-[.$P$3])" office:value-type="float" office:value="2" calcext:value-type="float">
            <text:p>2+</text:p>
          </table:table-cell>
          <table:table-cell table:style-name="ce220" table:formula="of:=LOOKUP([.$A8];CharacterLevel;Survival)" office:value-type="string" office:string-value="" calcext:value-type="error">
            <text:p>#REF!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-[.$S$3])" office:value-type="float" office:value="2" calcext:value-type="float">
            <text:p>2+</text:p>
          </table:table-cell>
          <table:table-cell table:style-name="ce262" table:formula="of:=&quot;+&quot; &amp; ROUNDUP([.A8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LOOKUP([.A9];CharacterLevel;ThiefXP)" office:value-type="float" office:value="4800" calcext:value-type="float">
            <text:p>4,8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LOOKUP([.$A9];CharacterLevel;ThiefDoom)-[.E$3])" office:value-type="float" office:value="10" calcext:value-type="float">
            <text:p>10+</text:p>
          </table:table-cell>
          <table:table-cell table:style-name="ce219" table:formula="of:=MAX(2;LOOKUP([.$A9];CharacterLevel;ThiefRay)-[.F$3])" office:value-type="float" office:value="11" calcext:value-type="float">
            <text:p>11+</text:p>
          </table:table-cell>
          <table:table-cell table:style-name="ce219" table:formula="of:=MAX(2;LOOKUP([.$A9];CharacterLevel;ThiefHold)-[.G$3])" office:value-type="float" office:value="10" calcext:value-type="float">
            <text:p>10+</text:p>
          </table:table-cell>
          <table:table-cell table:style-name="ce219" table:formula="of:=MAX(2;LOOKUP([.$A9];CharacterLevel;ThiefBlast)-[.H$3])" office:value-type="float" office:value="13" calcext:value-type="float">
            <text:p>13+</text:p>
          </table:table-cell>
          <table:table-cell table:style-name="ce219" table:formula="of:=MAX(2;LOOKUP([.$A9];CharacterLevel;ThiefSpell)-[.I$3])" office:value-type="float" office:value="9" calcext:value-type="float">
            <text:p>9+</text:p>
          </table:table-cell>
          <table:table-cell table:style-name="ce215" table:formula="of:=MAX(2; LOOKUP([.$A9];CharacterLevel;Climb)-[.$J$3])" office:value-type="string" office:string-value="" calcext:value-type="error">
            <text:p>#REF!</text:p>
          </table:table-cell>
          <table:table-cell table:style-name="ce222" table:formula="of:=MAX(2;LOOKUP([.$A9];CharacterLevel;Perception)-[.$K$3])" office:value-type="string" office:string-value="" calcext:value-type="error">
            <text:p>#REF!</text:p>
          </table:table-cell>
          <table:table-cell table:style-name="ce222" table:formula="of:=MAX(2;LOOKUP([.$A9];CharacterLevel;ClassSkill))" office:value-type="float" office:value="3" calcext:value-type="float">
            <text:p>3+</text:p>
          </table:table-cell>
          <table:table-cell table:style-name="ce222" table:formula="of:=LOOKUP([.$A9];CharacterLevel;Initiative)+[.M$3]" office:value-type="string" office:string-value="" calcext:value-type="error">
            <text:p>#REF!</text:p>
          </table:table-cell>
          <table:table-cell table:style-name="ce219" table:formula="of:=MAX(2;LOOKUP([.$A9];CharacterLevel;Perception)-[.$N$3])" office:value-type="string" office:string-value="" calcext:value-type="error">
            <text:p>#REF!</text:p>
          </table:table-cell>
          <table:table-cell table:style-name="ce219" table:formula="of:=MAX(2;LOOKUP([.$A9];CharacterLevel;ClassSkill)-[.$O$3])" office:value-type="float" office:value="3" calcext:value-type="float">
            <text:p>3+</text:p>
          </table:table-cell>
          <table:table-cell table:style-name="ce219" table:formula="of:=MAX(2;LOOKUP([.$A9];CharacterLevel;ClassSkill)-[.$P$3])" office:value-type="float" office:value="2" calcext:value-type="float">
            <text:p>2+</text:p>
          </table:table-cell>
          <table:table-cell table:style-name="ce219" table:formula="of:=LOOKUP([.$A9];CharacterLevel;Survival)" office:value-type="string" office:string-value="" calcext:value-type="error">
            <text:p>#REF!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-[.$S$3])" office:value-type="float" office:value="2" calcext:value-type="float">
            <text:p>2+</text:p>
          </table:table-cell>
          <table:table-cell table:style-name="ce261" table:formula="of:=&quot;+&quot; &amp; ROUNDUP([.A9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LOOKUP([.A10];CharacterLevel;ThiefXP)" office:value-type="float" office:value="9600" calcext:value-type="float">
            <text:p>9,6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LOOKUP([.$A10];CharacterLevel;ThiefDoom)-[.E$3])" office:value-type="float" office:value="10" calcext:value-type="float">
            <text:p>10+</text:p>
          </table:table-cell>
          <table:table-cell table:style-name="ce220" table:formula="of:=MAX(2;LOOKUP([.$A10];CharacterLevel;ThiefRay)-[.F$3])" office:value-type="float" office:value="11" calcext:value-type="float">
            <text:p>11+</text:p>
          </table:table-cell>
          <table:table-cell table:style-name="ce220" table:formula="of:=MAX(2;LOOKUP([.$A10];CharacterLevel;ThiefHold)-[.G$3])" office:value-type="float" office:value="9" calcext:value-type="float">
            <text:p>9+</text:p>
          </table:table-cell>
          <table:table-cell table:style-name="ce220" table:formula="of:=MAX(2;LOOKUP([.$A10];CharacterLevel;ThiefBlast)-[.H$3])" office:value-type="float" office:value="12" calcext:value-type="float">
            <text:p>12+</text:p>
          </table:table-cell>
          <table:table-cell table:style-name="ce220" table:formula="of:=MAX(2;LOOKUP([.$A10];CharacterLevel;ThiefSpell)-[.I$3])" office:value-type="float" office:value="9" calcext:value-type="float">
            <text:p>9+</text:p>
          </table:table-cell>
          <table:table-cell table:style-name="ce216" table:formula="of:=MAX(2; LOOKUP([.$A10];CharacterLevel;Climb)-[.$J$3])" office:value-type="string" office:string-value="" calcext:value-type="error">
            <text:p>#REF!</text:p>
          </table:table-cell>
          <table:table-cell table:style-name="ce223" table:formula="of:=MAX(2;LOOKUP([.$A10];CharacterLevel;Perception)-[.$K$3])" office:value-type="string" office:string-value="" calcext:value-type="error">
            <text:p>#REF!</text:p>
          </table:table-cell>
          <table:table-cell table:style-name="ce223" table:formula="of:=MAX(2;LOOKUP([.$A10];CharacterLevel;ClassSkill))" office:value-type="float" office:value="3" calcext:value-type="float">
            <text:p>3+</text:p>
          </table:table-cell>
          <table:table-cell table:style-name="ce223" table:formula="of:=LOOKUP([.$A10];CharacterLevel;Initiative)+[.M$3]" office:value-type="string" office:string-value="" calcext:value-type="error">
            <text:p>#REF!</text:p>
          </table:table-cell>
          <table:table-cell table:style-name="ce220" table:formula="of:=MAX(2;LOOKUP([.$A10];CharacterLevel;Perception)-[.$N$3])" office:value-type="string" office:string-value="" calcext:value-type="error">
            <text:p>#REF!</text:p>
          </table:table-cell>
          <table:table-cell table:style-name="ce220" table:formula="of:=MAX(2;LOOKUP([.$A10];CharacterLevel;ClassSkill)-[.$O$3])" office:value-type="float" office:value="3" calcext:value-type="float">
            <text:p>3+</text:p>
          </table:table-cell>
          <table:table-cell table:style-name="ce220" table:formula="of:=MAX(2;LOOKUP([.$A10];CharacterLevel;ClassSkill)-[.$P$3])" office:value-type="float" office:value="2" calcext:value-type="float">
            <text:p>2+</text:p>
          </table:table-cell>
          <table:table-cell table:style-name="ce220" table:formula="of:=LOOKUP([.$A10];CharacterLevel;Survival)" office:value-type="string" office:string-value="" calcext:value-type="error">
            <text:p>#REF!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0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LOOKUP([.A11];CharacterLevel;ThiefXP)" office:value-type="float" office:value="20000" calcext:value-type="float">
            <text:p>20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LOOKUP([.$A11];CharacterLevel;ThiefDoom)-[.E$3])" office:value-type="float" office:value="9" calcext:value-type="float">
            <text:p>9+</text:p>
          </table:table-cell>
          <table:table-cell table:style-name="ce219" table:formula="of:=MAX(2;LOOKUP([.$A11];CharacterLevel;ThiefRay)-[.F$3])" office:value-type="float" office:value="10" calcext:value-type="float">
            <text:p>10+</text:p>
          </table:table-cell>
          <table:table-cell table:style-name="ce219" table:formula="of:=MAX(2;LOOKUP([.$A11];CharacterLevel;ThiefHold)-[.G$3])" office:value-type="float" office:value="9" calcext:value-type="float">
            <text:p>9+</text:p>
          </table:table-cell>
          <table:table-cell table:style-name="ce219" table:formula="of:=MAX(2;LOOKUP([.$A11];CharacterLevel;ThiefBlast)-[.H$3])" office:value-type="float" office:value="12" calcext:value-type="float">
            <text:p>12+</text:p>
          </table:table-cell>
          <table:table-cell table:style-name="ce219" table:formula="of:=MAX(2;LOOKUP([.$A11];CharacterLevel;ThiefSpell)-[.I$3])" office:value-type="float" office:value="8" calcext:value-type="float">
            <text:p>8+</text:p>
          </table:table-cell>
          <table:table-cell table:style-name="ce215" table:formula="of:=MAX(2; LOOKUP([.$A11];CharacterLevel;Climb)-[.$J$3])" office:value-type="string" office:string-value="" calcext:value-type="error">
            <text:p>#REF!</text:p>
          </table:table-cell>
          <table:table-cell table:style-name="ce222" table:formula="of:=MAX(2;LOOKUP([.$A11];CharacterLevel;Perception)-[.$K$3])" office:value-type="string" office:string-value="" calcext:value-type="error">
            <text:p>#REF!</text:p>
          </table:table-cell>
          <table:table-cell table:style-name="ce222" table:formula="of:=MAX(2;LOOKUP([.$A11];CharacterLevel;ClassSkill))" office:value-type="float" office:value="4" calcext:value-type="float">
            <text:p>4+</text:p>
          </table:table-cell>
          <table:table-cell table:style-name="ce222" table:formula="of:=LOOKUP([.$A11];CharacterLevel;Initiative)+[.M$3]" office:value-type="string" office:string-value="" calcext:value-type="error">
            <text:p>#REF!</text:p>
          </table:table-cell>
          <table:table-cell table:style-name="ce219" table:formula="of:=MAX(2;LOOKUP([.$A11];CharacterLevel;Perception)-[.$N$3])" office:value-type="string" office:string-value="" calcext:value-type="error">
            <text:p>#REF!</text:p>
          </table:table-cell>
          <table:table-cell table:style-name="ce219" table:formula="of:=MAX(2;LOOKUP([.$A11];CharacterLevel;ClassSkill)-[.$O$3])" office:value-type="float" office:value="4" calcext:value-type="float">
            <text:p>4+</text:p>
          </table:table-cell>
          <table:table-cell table:style-name="ce219" table:formula="of:=MAX(2;LOOKUP([.$A11];CharacterLevel;ClassSkill)-[.$P$3])" office:value-type="float" office:value="2" calcext:value-type="float">
            <text:p>2+</text:p>
          </table:table-cell>
          <table:table-cell table:style-name="ce219" table:formula="of:=LOOKUP([.$A11];CharacterLevel;Survival)" office:value-type="string" office:string-value="" calcext:value-type="error">
            <text:p>#REF!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-[.$S$3])" office:value-type="float" office:value="2" calcext:value-type="float">
            <text:p>2+</text:p>
          </table:table-cell>
          <table:table-cell table:style-name="ce261" table:formula="of:=&quot;+&quot; &amp; ROUNDUP([.A11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LOOKUP([.A12];CharacterLevel;ThiefXP)" office:value-type="float" office:value="40000" calcext:value-type="float">
            <text:p>40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LOOKUP([.$A12];CharacterLevel;ThiefDoom)-[.E$3])" office:value-type="float" office:value="9" calcext:value-type="float">
            <text:p>9+</text:p>
          </table:table-cell>
          <table:table-cell table:style-name="ce220" table:formula="of:=MAX(2;LOOKUP([.$A12];CharacterLevel;ThiefRay)-[.F$3])" office:value-type="float" office:value="10" calcext:value-type="float">
            <text:p>10+</text:p>
          </table:table-cell>
          <table:table-cell table:style-name="ce220" table:formula="of:=MAX(2;LOOKUP([.$A12];CharacterLevel;ThiefHold)-[.G$3])" office:value-type="float" office:value="8" calcext:value-type="float">
            <text:p>8+</text:p>
          </table:table-cell>
          <table:table-cell table:style-name="ce220" table:formula="of:=MAX(2;LOOKUP([.$A12];CharacterLevel;ThiefBlast)-[.H$3])" office:value-type="float" office:value="11" calcext:value-type="float">
            <text:p>11+</text:p>
          </table:table-cell>
          <table:table-cell table:style-name="ce220" table:formula="of:=MAX(2;LOOKUP([.$A12];CharacterLevel;ThiefSpell)-[.I$3])" office:value-type="float" office:value="8" calcext:value-type="float">
            <text:p>8+</text:p>
          </table:table-cell>
          <table:table-cell table:style-name="ce216" table:formula="of:=MAX(2; LOOKUP([.$A12];CharacterLevel;Climb)-[.$J$3])" office:value-type="string" office:string-value="" calcext:value-type="error">
            <text:p>#REF!</text:p>
          </table:table-cell>
          <table:table-cell table:style-name="ce223" table:formula="of:=MAX(2;LOOKUP([.$A12];CharacterLevel;Perception)-[.$K$3])" office:value-type="string" office:string-value="" calcext:value-type="error">
            <text:p>#REF!</text:p>
          </table:table-cell>
          <table:table-cell table:style-name="ce223" table:formula="of:=MAX(2;LOOKUP([.$A12];CharacterLevel;ClassSkill))" office:value-type="float" office:value="5" calcext:value-type="float">
            <text:p>5+</text:p>
          </table:table-cell>
          <table:table-cell table:style-name="ce223" table:formula="of:=LOOKUP([.$A12];CharacterLevel;Initiative)+[.M$3]" office:value-type="string" office:string-value="" calcext:value-type="error">
            <text:p>#REF!</text:p>
          </table:table-cell>
          <table:table-cell table:style-name="ce220" table:formula="of:=MAX(2;LOOKUP([.$A12];CharacterLevel;Perception)-[.$N$3])" office:value-type="string" office:string-value="" calcext:value-type="error">
            <text:p>#REF!</text:p>
          </table:table-cell>
          <table:table-cell table:style-name="ce220" table:formula="of:=MAX(2;LOOKUP([.$A12];CharacterLevel;ClassSkill)-[.$O$3])" office:value-type="float" office:value="5" calcext:value-type="float">
            <text:p>5+</text:p>
          </table:table-cell>
          <table:table-cell table:style-name="ce220" table:formula="of:=MAX(2;LOOKUP([.$A12];CharacterLevel;ClassSkill)-[.$P$3])" office:value-type="float" office:value="3" calcext:value-type="float">
            <text:p>3+</text:p>
          </table:table-cell>
          <table:table-cell table:style-name="ce220" table:formula="of:=LOOKUP([.$A12];CharacterLevel;Survival)" office:value-type="string" office:string-value="" calcext:value-type="error">
            <text:p>#REF!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2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LOOKUP([.A13];CharacterLevel;ThiefXP)" office:value-type="float" office:value="80000" calcext:value-type="float">
            <text:p>80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LOOKUP([.$A13];CharacterLevel;ThiefDoom)-[.E$3])" office:value-type="float" office:value="8" calcext:value-type="float">
            <text:p>8+</text:p>
          </table:table-cell>
          <table:table-cell table:style-name="ce219" table:formula="of:=MAX(2;LOOKUP([.$A13];CharacterLevel;ThiefRay)-[.F$3])" office:value-type="float" office:value="9" calcext:value-type="float">
            <text:p>9+</text:p>
          </table:table-cell>
          <table:table-cell table:style-name="ce219" table:formula="of:=MAX(2;LOOKUP([.$A13];CharacterLevel;ThiefHold)-[.G$3])" office:value-type="float" office:value="8" calcext:value-type="float">
            <text:p>8+</text:p>
          </table:table-cell>
          <table:table-cell table:style-name="ce219" table:formula="of:=MAX(2;LOOKUP([.$A13];CharacterLevel;ThiefBlast)-[.H$3])" office:value-type="float" office:value="11" calcext:value-type="float">
            <text:p>11+</text:p>
          </table:table-cell>
          <table:table-cell table:style-name="ce219" table:formula="of:=MAX(2;LOOKUP([.$A13];CharacterLevel;ThiefSpell)-[.I$3])" office:value-type="float" office:value="7" calcext:value-type="float">
            <text:p>7+</text:p>
          </table:table-cell>
          <table:table-cell table:style-name="ce215" table:formula="of:=MAX(2; LOOKUP([.$A13];CharacterLevel;Climb)-[.$J$3])" office:value-type="string" office:string-value="" calcext:value-type="error">
            <text:p>#REF!</text:p>
          </table:table-cell>
          <table:table-cell table:style-name="ce222" table:formula="of:=MAX(2;LOOKUP([.$A13];CharacterLevel;Perception)-[.$K$3])" office:value-type="string" office:string-value="" calcext:value-type="error">
            <text:p>#REF!</text:p>
          </table:table-cell>
          <table:table-cell table:style-name="ce222" table:formula="of:=MAX(2;LOOKUP([.$A13];CharacterLevel;ClassSkill))" office:value-type="float" office:value="5" calcext:value-type="float">
            <text:p>5+</text:p>
          </table:table-cell>
          <table:table-cell table:style-name="ce222" table:formula="of:=LOOKUP([.$A13];CharacterLevel;Initiative)+[.M$3]" office:value-type="string" office:string-value="" calcext:value-type="error">
            <text:p>#REF!</text:p>
          </table:table-cell>
          <table:table-cell table:style-name="ce219" table:formula="of:=MAX(2;LOOKUP([.$A13];CharacterLevel;Perception)-[.$N$3])" office:value-type="string" office:string-value="" calcext:value-type="error">
            <text:p>#REF!</text:p>
          </table:table-cell>
          <table:table-cell table:style-name="ce219" table:formula="of:=MAX(2;LOOKUP([.$A13];CharacterLevel;ClassSkill)-[.$O$3])" office:value-type="float" office:value="5" calcext:value-type="float">
            <text:p>5+</text:p>
          </table:table-cell>
          <table:table-cell table:style-name="ce219" table:formula="of:=MAX(2;LOOKUP([.$A13];CharacterLevel;ClassSkill)-[.$P$3])" office:value-type="float" office:value="3" calcext:value-type="float">
            <text:p>3+</text:p>
          </table:table-cell>
          <table:table-cell table:style-name="ce219" table:formula="of:=LOOKUP([.$A13];CharacterLevel;Survival)" office:value-type="string" office:string-value="" calcext:value-type="error">
            <text:p>#REF!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-[.$S$3])" office:value-type="float" office:value="2" calcext:value-type="float">
            <text:p>2+</text:p>
          </table:table-cell>
          <table:table-cell table:style-name="ce261" table:formula="of:=&quot;+&quot; &amp; ROUNDUP([.A13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LOOKUP([.A14];CharacterLevel;ThiefXP)" office:value-type="float" office:value="160000" calcext:value-type="float">
            <text:p>16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LOOKUP([.$A14];CharacterLevel;ThiefDoom)-[.E$3])" office:value-type="float" office:value="8" calcext:value-type="float">
            <text:p>8+</text:p>
          </table:table-cell>
          <table:table-cell table:style-name="ce220" table:formula="of:=MAX(2;LOOKUP([.$A14];CharacterLevel;ThiefRay)-[.F$3])" office:value-type="float" office:value="9" calcext:value-type="float">
            <text:p>9+</text:p>
          </table:table-cell>
          <table:table-cell table:style-name="ce220" table:formula="of:=MAX(2;LOOKUP([.$A14];CharacterLevel;ThiefHold)-[.G$3])" office:value-type="float" office:value="7" calcext:value-type="float">
            <text:p>7+</text:p>
          </table:table-cell>
          <table:table-cell table:style-name="ce220" table:formula="of:=MAX(2;LOOKUP([.$A14];CharacterLevel;ThiefBlast)-[.H$3])" office:value-type="float" office:value="10" calcext:value-type="float">
            <text:p>10+</text:p>
          </table:table-cell>
          <table:table-cell table:style-name="ce220" table:formula="of:=MAX(2;LOOKUP([.$A14];CharacterLevel;ThiefSpell)-[.I$3])" office:value-type="float" office:value="7" calcext:value-type="float">
            <text:p>7+</text:p>
          </table:table-cell>
          <table:table-cell table:style-name="ce216" table:formula="of:=MAX(2; LOOKUP([.$A14];CharacterLevel;Climb)-[.$J$3])" office:value-type="string" office:string-value="" calcext:value-type="error">
            <text:p>#REF!</text:p>
          </table:table-cell>
          <table:table-cell table:style-name="ce223" table:formula="of:=MAX(2;LOOKUP([.$A14];CharacterLevel;Perception)-[.$K$3])" office:value-type="string" office:string-value="" calcext:value-type="error">
            <text:p>#REF!</text:p>
          </table:table-cell>
          <table:table-cell table:style-name="ce223" table:formula="of:=MAX(2;LOOKUP([.$A14];CharacterLevel;ClassSkill))" office:value-type="float" office:value="6" calcext:value-type="float">
            <text:p>6+</text:p>
          </table:table-cell>
          <table:table-cell table:style-name="ce223" table:formula="of:=LOOKUP([.$A14];CharacterLevel;Initiative)+[.M$3]" office:value-type="string" office:string-value="" calcext:value-type="error">
            <text:p>#REF!</text:p>
          </table:table-cell>
          <table:table-cell table:style-name="ce220" table:formula="of:=MAX(2;LOOKUP([.$A14];CharacterLevel;Perception)-[.$N$3])" office:value-type="string" office:string-value="" calcext:value-type="error">
            <text:p>#REF!</text:p>
          </table:table-cell>
          <table:table-cell table:style-name="ce220" table:formula="of:=MAX(2;LOOKUP([.$A14];CharacterLevel;ClassSkill)-[.$O$3])" office:value-type="float" office:value="6" calcext:value-type="float">
            <text:p>6+</text:p>
          </table:table-cell>
          <table:table-cell table:style-name="ce220" table:formula="of:=MAX(2;LOOKUP([.$A14];CharacterLevel;ClassSkill)-[.$P$3])" office:value-type="float" office:value="4" calcext:value-type="float">
            <text:p>4+</text:p>
          </table:table-cell>
          <table:table-cell table:style-name="ce220" table:formula="of:=LOOKUP([.$A14];CharacterLevel;Survival)" office:value-type="string" office:string-value="" calcext:value-type="error">
            <text:p>#REF!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4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LOOKUP([.A15];CharacterLevel;ThiefXP)" office:value-type="float" office:value="280000" calcext:value-type="float">
            <text:p>28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LOOKUP([.$A15];CharacterLevel;ThiefDoom)-[.E$3])" office:value-type="float" office:value="8" calcext:value-type="float">
            <text:p>8+</text:p>
          </table:table-cell>
          <table:table-cell table:style-name="ce219" table:formula="of:=MAX(2;LOOKUP([.$A15];CharacterLevel;ThiefRay)-[.F$3])" office:value-type="float" office:value="9" calcext:value-type="float">
            <text:p>9+</text:p>
          </table:table-cell>
          <table:table-cell table:style-name="ce219" table:formula="of:=MAX(2;LOOKUP([.$A15];CharacterLevel;ThiefHold)-[.G$3])" office:value-type="float" office:value="7" calcext:value-type="float">
            <text:p>7+</text:p>
          </table:table-cell>
          <table:table-cell table:style-name="ce219" table:formula="of:=MAX(2;LOOKUP([.$A15];CharacterLevel;ThiefBlast)-[.H$3])" office:value-type="float" office:value="10" calcext:value-type="float">
            <text:p>10+</text:p>
          </table:table-cell>
          <table:table-cell table:style-name="ce219" table:formula="of:=MAX(2;LOOKUP([.$A15];CharacterLevel;ThiefSpell)-[.I$3])" office:value-type="float" office:value="6" calcext:value-type="float">
            <text:p>6+</text:p>
          </table:table-cell>
          <table:table-cell table:style-name="ce215" table:formula="of:=MAX(2; LOOKUP([.$A15];CharacterLevel;Climb)-[.$J$3])" office:value-type="string" office:string-value="" calcext:value-type="error">
            <text:p>#REF!</text:p>
          </table:table-cell>
          <table:table-cell table:style-name="ce222" table:formula="of:=MAX(2;LOOKUP([.$A15];CharacterLevel;Perception)-[.$K$3])" office:value-type="string" office:string-value="" calcext:value-type="error">
            <text:p>#REF!</text:p>
          </table:table-cell>
          <table:table-cell table:style-name="ce222" table:formula="of:=MAX(2;LOOKUP([.$A15];CharacterLevel;ClassSkill))" office:value-type="float" office:value="7" calcext:value-type="float">
            <text:p>7+</text:p>
          </table:table-cell>
          <table:table-cell table:style-name="ce222" table:formula="of:=LOOKUP([.$A15];CharacterLevel;Initiative)+[.M$3]" office:value-type="string" office:string-value="" calcext:value-type="error">
            <text:p>#REF!</text:p>
          </table:table-cell>
          <table:table-cell table:style-name="ce219" table:formula="of:=MAX(2;LOOKUP([.$A15];CharacterLevel;Perception)-[.$N$3])" office:value-type="string" office:string-value="" calcext:value-type="error">
            <text:p>#REF!</text:p>
          </table:table-cell>
          <table:table-cell table:style-name="ce219" table:formula="of:=MAX(2;LOOKUP([.$A15];CharacterLevel;ClassSkill)-[.$O$3])" office:value-type="float" office:value="7" calcext:value-type="float">
            <text:p>7+</text:p>
          </table:table-cell>
          <table:table-cell table:style-name="ce219" table:formula="of:=MAX(2;LOOKUP([.$A15];CharacterLevel;ClassSkill)-[.$P$3])" office:value-type="float" office:value="5" calcext:value-type="float">
            <text:p>5+</text:p>
          </table:table-cell>
          <table:table-cell table:style-name="ce219" table:formula="of:=LOOKUP([.$A15];CharacterLevel;Survival)" office:value-type="string" office:string-value="" calcext:value-type="error">
            <text:p>#REF!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-[.$S$3])" office:value-type="float" office:value="3" calcext:value-type="float">
            <text:p>3+</text:p>
          </table:table-cell>
          <table:table-cell table:style-name="ce261" table:formula="of:=&quot;+&quot; &amp; ROUNDUP([.A15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LOOKUP([.A16];CharacterLevel;ThiefXP)" office:value-type="float" office:value="400000" calcext:value-type="float">
            <text:p>400,000</text:p>
          </table:table-cell>
          <table:table-cell table:style-name="ce22" table:formula="of:=[.$C$15] &amp; &quot;+&quot; &amp; (([.A16]-10)*[.$C$2])" office:value-type="string" office:string-value="10d4+2" calcext:value-type="string">
            <text:p>10d4+2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LOOKUP([.$A16];CharacterLevel;ThiefDoom)-[.E$3])" office:value-type="float" office:value="7" calcext:value-type="float">
            <text:p>7+</text:p>
          </table:table-cell>
          <table:table-cell table:style-name="ce220" table:formula="of:=MAX(2;LOOKUP([.$A16];CharacterLevel;ThiefRay)-[.F$3])" office:value-type="float" office:value="8" calcext:value-type="float">
            <text:p>8+</text:p>
          </table:table-cell>
          <table:table-cell table:style-name="ce220" table:formula="of:=MAX(2;LOOKUP([.$A16];CharacterLevel;ThiefHold)-[.G$3])" office:value-type="float" office:value="6" calcext:value-type="float">
            <text:p>6+</text:p>
          </table:table-cell>
          <table:table-cell table:style-name="ce220" table:formula="of:=MAX(2;LOOKUP([.$A16];CharacterLevel;ThiefBlast)-[.H$3])" office:value-type="float" office:value="9" calcext:value-type="float">
            <text:p>9+</text:p>
          </table:table-cell>
          <table:table-cell table:style-name="ce220" table:formula="of:=MAX(2;LOOKUP([.$A16];CharacterLevel;ThiefSpell)-[.I$3])" office:value-type="float" office:value="6" calcext:value-type="float">
            <text:p>6+</text:p>
          </table:table-cell>
          <table:table-cell table:style-name="ce216" table:formula="of:=MAX(2; LOOKUP([.$A16];CharacterLevel;Climb)-[.$J$3])" office:value-type="string" office:string-value="" calcext:value-type="error">
            <text:p>#REF!</text:p>
          </table:table-cell>
          <table:table-cell table:style-name="ce223" table:formula="of:=MAX(2;LOOKUP([.$A16];CharacterLevel;Perception)-[.$K$3])" office:value-type="string" office:string-value="" calcext:value-type="error">
            <text:p>#REF!</text:p>
          </table:table-cell>
          <table:table-cell table:style-name="ce223" table:formula="of:=MAX(2;LOOKUP([.$A16];CharacterLevel;ClassSkill))" office:value-type="float" office:value="7" calcext:value-type="float">
            <text:p>7+</text:p>
          </table:table-cell>
          <table:table-cell table:style-name="ce223" table:formula="of:=LOOKUP([.$A16];CharacterLevel;Initiative)+[.M$3]" office:value-type="string" office:string-value="" calcext:value-type="error">
            <text:p>#REF!</text:p>
          </table:table-cell>
          <table:table-cell table:style-name="ce220" table:formula="of:=MAX(2;LOOKUP([.$A16];CharacterLevel;Perception)-[.$N$3])" office:value-type="string" office:string-value="" calcext:value-type="error">
            <text:p>#REF!</text:p>
          </table:table-cell>
          <table:table-cell table:style-name="ce220" table:formula="of:=MAX(2;LOOKUP([.$A16];CharacterLevel;ClassSkill)-[.$O$3])" office:value-type="float" office:value="7" calcext:value-type="float">
            <text:p>7+</text:p>
          </table:table-cell>
          <table:table-cell table:style-name="ce220" table:formula="of:=MAX(2;LOOKUP([.$A16];CharacterLevel;ClassSkill)-[.$P$3])" office:value-type="float" office:value="5" calcext:value-type="float">
            <text:p>5+</text:p>
          </table:table-cell>
          <table:table-cell table:style-name="ce220" table:formula="of:=LOOKUP([.$A16];CharacterLevel;Survival)" office:value-type="string" office:string-value="" calcext:value-type="error">
            <text:p>#REF!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-[.$S$3])" office:value-type="float" office:value="3" calcext:value-type="float">
            <text:p>3+</text:p>
          </table:table-cell>
          <table:table-cell table:style-name="ce262" table:formula="of:=&quot;+&quot; &amp; ROUNDUP([.A16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LOOKUP([.A17];CharacterLevel;ThiefXP)" office:value-type="float" office:value="520000" calcext:value-type="float">
            <text:p>520,000</text:p>
          </table:table-cell>
          <table:table-cell table:style-name="ce204" table:formula="of:=[.$C$15] &amp; &quot;+&quot; &amp; (([.A17]-10)*[.$C$2])" office:value-type="string" office:string-value="10d4+4" calcext:value-type="string">
            <text:p>10d4+4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LOOKUP([.$A17];CharacterLevel;ThiefDoom)-[.E$3])" office:value-type="float" office:value="7" calcext:value-type="float">
            <text:p>7+</text:p>
          </table:table-cell>
          <table:table-cell table:style-name="ce219" table:formula="of:=MAX(2;LOOKUP([.$A17];CharacterLevel;ThiefRay)-[.F$3])" office:value-type="float" office:value="8" calcext:value-type="float">
            <text:p>8+</text:p>
          </table:table-cell>
          <table:table-cell table:style-name="ce219" table:formula="of:=MAX(2;LOOKUP([.$A17];CharacterLevel;ThiefHold)-[.G$3])" office:value-type="float" office:value="6" calcext:value-type="float">
            <text:p>6+</text:p>
          </table:table-cell>
          <table:table-cell table:style-name="ce219" table:formula="of:=MAX(2;LOOKUP([.$A17];CharacterLevel;ThiefBlast)-[.H$3])" office:value-type="float" office:value="9" calcext:value-type="float">
            <text:p>9+</text:p>
          </table:table-cell>
          <table:table-cell table:style-name="ce219" table:formula="of:=MAX(2;LOOKUP([.$A17];CharacterLevel;ThiefSpell)-[.I$3])" office:value-type="float" office:value="5" calcext:value-type="float">
            <text:p>5+</text:p>
          </table:table-cell>
          <table:table-cell table:style-name="ce215" table:formula="of:=MAX(2; LOOKUP([.$A17];CharacterLevel;Climb)-[.$J$3])" office:value-type="string" office:string-value="" calcext:value-type="error">
            <text:p>#REF!</text:p>
          </table:table-cell>
          <table:table-cell table:style-name="ce222" table:formula="of:=MAX(2;LOOKUP([.$A17];CharacterLevel;Perception)-[.$K$3])" office:value-type="string" office:string-value="" calcext:value-type="error">
            <text:p>#REF!</text:p>
          </table:table-cell>
          <table:table-cell table:style-name="ce222" table:formula="of:=MAX(2;LOOKUP([.$A17];CharacterLevel;ClassSkill))" office:value-type="float" office:value="8" calcext:value-type="float">
            <text:p>8+</text:p>
          </table:table-cell>
          <table:table-cell table:style-name="ce222" table:formula="of:=LOOKUP([.$A17];CharacterLevel;Initiative)+[.M$3]" office:value-type="string" office:string-value="" calcext:value-type="error">
            <text:p>#REF!</text:p>
          </table:table-cell>
          <table:table-cell table:style-name="ce219" table:formula="of:=MAX(2;LOOKUP([.$A17];CharacterLevel;Perception)-[.$N$3])" office:value-type="string" office:string-value="" calcext:value-type="error">
            <text:p>#REF!</text:p>
          </table:table-cell>
          <table:table-cell table:style-name="ce219" table:formula="of:=MAX(2;LOOKUP([.$A17];CharacterLevel;ClassSkill)-[.$O$3])" office:value-type="float" office:value="8" calcext:value-type="float">
            <text:p>8+</text:p>
          </table:table-cell>
          <table:table-cell table:style-name="ce219" table:formula="of:=MAX(2;LOOKUP([.$A17];CharacterLevel;ClassSkill)-[.$P$3])" office:value-type="float" office:value="6" calcext:value-type="float">
            <text:p>6+</text:p>
          </table:table-cell>
          <table:table-cell table:style-name="ce219" table:formula="of:=LOOKUP([.$A17];CharacterLevel;Survival)" office:value-type="string" office:string-value="" calcext:value-type="error">
            <text:p>#REF!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-[.$S$3])" office:value-type="float" office:value="4" calcext:value-type="float">
            <text:p>4+</text:p>
          </table:table-cell>
          <table:table-cell table:style-name="ce261" table:formula="of:=&quot;+&quot; &amp; ROUNDUP([.A17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LOOKUP([.A18];CharacterLevel;ThiefXP)" office:value-type="float" office:value="640000" calcext:value-type="float">
            <text:p>640,000</text:p>
          </table:table-cell>
          <table:table-cell table:style-name="ce22" table:formula="of:=[.$C$15] &amp; &quot;+&quot; &amp; (([.A18]-10)*[.$C$2])" office:value-type="string" office:string-value="10d4+6" calcext:value-type="string">
            <text:p>10d4+6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LOOKUP([.$A18];CharacterLevel;ThiefDoom)-[.E$3])" office:value-type="float" office:value="6" calcext:value-type="float">
            <text:p>6+</text:p>
          </table:table-cell>
          <table:table-cell table:style-name="ce220" table:formula="of:=MAX(2;LOOKUP([.$A18];CharacterLevel;ThiefRay)-[.F$3])" office:value-type="float" office:value="7" calcext:value-type="float">
            <text:p>7+</text:p>
          </table:table-cell>
          <table:table-cell table:style-name="ce220" table:formula="of:=MAX(2;LOOKUP([.$A18];CharacterLevel;ThiefHold)-[.G$3])" office:value-type="float" office:value="5" calcext:value-type="float">
            <text:p>5+</text:p>
          </table:table-cell>
          <table:table-cell table:style-name="ce220" table:formula="of:=MAX(2;LOOKUP([.$A18];CharacterLevel;ThiefBlast)-[.H$3])" office:value-type="float" office:value="8" calcext:value-type="float">
            <text:p>8+</text:p>
          </table:table-cell>
          <table:table-cell table:style-name="ce220" table:formula="of:=MAX(2;LOOKUP([.$A18];CharacterLevel;ThiefSpell)-[.I$3])" office:value-type="float" office:value="4" calcext:value-type="float">
            <text:p>4+</text:p>
          </table:table-cell>
          <table:table-cell table:style-name="ce216" table:formula="of:=MAX(2; LOOKUP([.$A18];CharacterLevel;Climb)-[.$J$3])" office:value-type="string" office:string-value="" calcext:value-type="error">
            <text:p>#REF!</text:p>
          </table:table-cell>
          <table:table-cell table:style-name="ce223" table:formula="of:=MAX(2;LOOKUP([.$A18];CharacterLevel;Perception)-[.$K$3])" office:value-type="string" office:string-value="" calcext:value-type="error">
            <text:p>#REF!</text:p>
          </table:table-cell>
          <table:table-cell table:style-name="ce223" table:formula="of:=MAX(2;LOOKUP([.$A18];CharacterLevel;ClassSkill))" office:value-type="float" office:value="9" calcext:value-type="float">
            <text:p>9+</text:p>
          </table:table-cell>
          <table:table-cell table:style-name="ce223" table:formula="of:=LOOKUP([.$A18];CharacterLevel;Initiative)+[.M$3]" office:value-type="string" office:string-value="" calcext:value-type="error">
            <text:p>#REF!</text:p>
          </table:table-cell>
          <table:table-cell table:style-name="ce220" table:formula="of:=MAX(2;LOOKUP([.$A18];CharacterLevel;Perception)-[.$N$3])" office:value-type="string" office:string-value="" calcext:value-type="error">
            <text:p>#REF!</text:p>
          </table:table-cell>
          <table:table-cell table:style-name="ce220" table:formula="of:=MAX(2;LOOKUP([.$A18];CharacterLevel;ClassSkill)-[.$O$3])" office:value-type="float" office:value="9" calcext:value-type="float">
            <text:p>9+</text:p>
          </table:table-cell>
          <table:table-cell table:style-name="ce220" table:formula="of:=MAX(2;LOOKUP([.$A18];CharacterLevel;ClassSkill)-[.$P$3])" office:value-type="float" office:value="7" calcext:value-type="float">
            <text:p>7+</text:p>
          </table:table-cell>
          <table:table-cell table:style-name="ce220" table:formula="of:=LOOKUP([.$A18];CharacterLevel;Survival)" office:value-type="string" office:string-value="" calcext:value-type="error">
            <text:p>#REF!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-[.$S$3])" office:value-type="float" office:value="4" calcext:value-type="float">
            <text:p>4+</text:p>
          </table:table-cell>
          <table:table-cell table:style-name="ce262" table:formula="of:=&quot;+&quot; &amp; ROUNDUP([.A18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LOOKUP([.A19];CharacterLevel;ThiefXP)" office:value-type="float" office:value="760000" calcext:value-type="float">
            <text:p>760,000</text:p>
          </table:table-cell>
          <table:table-cell table:style-name="ce204" table:formula="of:=[.$C$15] &amp; &quot;+&quot; &amp; (([.A19]-10)*[.$C$2])" office:value-type="string" office:string-value="10d4+8" calcext:value-type="string">
            <text:p>10d4+8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LOOKUP([.$A19];CharacterLevel;ThiefDoom)-[.E$3])" office:value-type="float" office:value="6" calcext:value-type="float">
            <text:p>6+</text:p>
          </table:table-cell>
          <table:table-cell table:style-name="ce219" table:formula="of:=MAX(2;LOOKUP([.$A19];CharacterLevel;ThiefRay)-[.F$3])" office:value-type="float" office:value="7" calcext:value-type="float">
            <text:p>7+</text:p>
          </table:table-cell>
          <table:table-cell table:style-name="ce219" table:formula="of:=MAX(2;LOOKUP([.$A19];CharacterLevel;ThiefHold)-[.G$3])" office:value-type="float" office:value="5" calcext:value-type="float">
            <text:p>5+</text:p>
          </table:table-cell>
          <table:table-cell table:style-name="ce219" table:formula="of:=MAX(2;LOOKUP([.$A19];CharacterLevel;ThiefBlast)-[.H$3])" office:value-type="float" office:value="8" calcext:value-type="float">
            <text:p>8+</text:p>
          </table:table-cell>
          <table:table-cell table:style-name="ce219" table:formula="of:=MAX(2;LOOKUP([.$A19];CharacterLevel;ThiefSpell)-[.I$3])" office:value-type="float" office:value="4" calcext:value-type="float">
            <text:p>4+</text:p>
          </table:table-cell>
          <table:table-cell table:style-name="ce215" table:formula="of:=MAX(2; LOOKUP([.$A19];CharacterLevel;Climb)-[.$J$3])" office:value-type="string" office:string-value="" calcext:value-type="error">
            <text:p>#REF!</text:p>
          </table:table-cell>
          <table:table-cell table:style-name="ce222" table:formula="of:=MAX(2;LOOKUP([.$A19];CharacterLevel;Perception)-[.$K$3])" office:value-type="string" office:string-value="" calcext:value-type="error">
            <text:p>#REF!</text:p>
          </table:table-cell>
          <table:table-cell table:style-name="ce222" table:formula="of:=MAX(2;LOOKUP([.$A19];CharacterLevel;ClassSkill))" office:value-type="float" office:value="9" calcext:value-type="float">
            <text:p>9+</text:p>
          </table:table-cell>
          <table:table-cell table:style-name="ce222" table:formula="of:=LOOKUP([.$A19];CharacterLevel;Initiative)+[.M$3]" office:value-type="string" office:string-value="" calcext:value-type="error">
            <text:p>#REF!</text:p>
          </table:table-cell>
          <table:table-cell table:style-name="ce219" table:formula="of:=MAX(2;LOOKUP([.$A19];CharacterLevel;Perception)-[.$N$3])" office:value-type="string" office:string-value="" calcext:value-type="error">
            <text:p>#REF!</text:p>
          </table:table-cell>
          <table:table-cell table:style-name="ce219" table:formula="of:=MAX(2;LOOKUP([.$A19];CharacterLevel;ClassSkill)-[.$O$3])" office:value-type="float" office:value="9" calcext:value-type="float">
            <text:p>9+</text:p>
          </table:table-cell>
          <table:table-cell table:style-name="ce219" table:formula="of:=MAX(2;LOOKUP([.$A19];CharacterLevel;ClassSkill)-[.$P$3])" office:value-type="float" office:value="7" calcext:value-type="float">
            <text:p>7+</text:p>
          </table:table-cell>
          <table:table-cell table:style-name="ce219" table:formula="of:=LOOKUP([.$A19];CharacterLevel;Survival)" office:value-type="string" office:string-value="" calcext:value-type="error">
            <text:p>#REF!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-[.$S$3])" office:value-type="float" office:value="5" calcext:value-type="float">
            <text:p>5+</text:p>
          </table:table-cell>
          <table:table-cell table:style-name="ce261" table:formula="of:=&quot;+&quot; &amp; ROUNDUP([.A19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LOOKUP([.A20];CharacterLevel;ThiefXP)" office:value-type="float" office:value="880000" calcext:value-type="float">
            <text:p>880,000</text:p>
          </table:table-cell>
          <table:table-cell table:style-name="ce205" table:formula="of:=[.$C$15] &amp; &quot;+&quot; &amp; (([.A20]-10)*[.$C$2])" office:value-type="string" office:string-value="10d4+10" calcext:value-type="string">
            <text:p>10d4+10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LOOKUP([.$A20];CharacterLevel;ThiefDoom)-[.E$3])" office:value-type="float" office:value="6" calcext:value-type="float">
            <text:p>6+</text:p>
          </table:table-cell>
          <table:table-cell table:style-name="ce221" table:formula="of:=MAX(2;LOOKUP([.$A20];CharacterLevel;ThiefRay)-[.F$3])" office:value-type="float" office:value="7" calcext:value-type="float">
            <text:p>7+</text:p>
          </table:table-cell>
          <table:table-cell table:style-name="ce221" table:formula="of:=MAX(2;LOOKUP([.$A20];CharacterLevel;ThiefHold)-[.G$3])" office:value-type="float" office:value="5" calcext:value-type="float">
            <text:p>5+</text:p>
          </table:table-cell>
          <table:table-cell table:style-name="ce221" table:formula="of:=MAX(2;LOOKUP([.$A20];CharacterLevel;ThiefBlast)-[.H$3])" office:value-type="float" office:value="8" calcext:value-type="float">
            <text:p>8+</text:p>
          </table:table-cell>
          <table:table-cell table:style-name="ce221" table:formula="of:=MAX(2;LOOKUP([.$A20];CharacterLevel;ThiefSpell)-[.I$3])" office:value-type="float" office:value="3" calcext:value-type="float">
            <text:p>3+</text:p>
          </table:table-cell>
          <table:table-cell table:style-name="ce217" table:formula="of:=MAX(2; LOOKUP([.$A20];CharacterLevel;Climb)-[.$J$3])" office:value-type="string" office:string-value="" calcext:value-type="error">
            <text:p>#REF!</text:p>
          </table:table-cell>
          <table:table-cell table:style-name="ce221" table:formula="of:=MAX(2;LOOKUP([.$A20];CharacterLevel;Perception)-[.$K$3]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LOOKUP([.$A20];CharacterLevel;Initiative)+[.M$3]" office:value-type="string" office:string-value="" calcext:value-type="error">
            <text:p>#REF!</text:p>
          </table:table-cell>
          <table:table-cell table:style-name="ce221" table:formula="of:=MAX(2;LOOKUP([.$A20];CharacterLevel;Perception)-[.$N$3])" office:value-type="string" office:string-value="" calcext:value-type="error">
            <text:p>#REF!</text:p>
          </table:table-cell>
          <table:table-cell table:style-name="ce221" table:formula="of:=MAX(2;LOOKUP([.$A20];CharacterLevel;ClassSkill)-[.$O$3])" office:value-type="float" office:value="10" calcext:value-type="float">
            <text:p>10+</text:p>
          </table:table-cell>
          <table:table-cell table:style-name="ce221" table:formula="of:=MAX(2;LOOKUP([.$A20];CharacterLevel;ClassSkill)-[.$P$3])" office:value-type="float" office:value="8" calcext:value-type="float">
            <text:p>8+</text:p>
          </table:table-cell>
          <table:table-cell table:style-name="ce221" table:formula="of:=LOOKUP([.$A20];CharacterLevel;Survival)" office:value-type="string" office:string-value="" calcext:value-type="error">
            <text:p>#REF!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-[.$S$3])" office:value-type="float" office:value="5" calcext:value-type="float">
            <text:p>5+</text:p>
          </table:table-cell>
          <table:table-cell table:style-name="ce263" table:formula="of:=&quot;+&quot; &amp; ROUNDUP([.A20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2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 calcext:value-type="string">
            <text:p>Keen Hearing: Advantage on Perception (Hearing) checks.</text:p>
          </table:table-cell>
          <table:table-cell table:style-name="ce248"/>
          <table:table-cell/>
          <table:table-cell table:style-name="ce45"/>
          <table:table-cell table:number-columns-repeated="2"/>
          <table:table-cell table:style-name="ce248"/>
          <table:table-cell table:number-columns-repeated="2"/>
          <table:table-cell table:style-name="ce45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Small: Cannot use Large weapons. <text:s/>Versatile weapons count as 2-handed.</text:p>
          </table:table-cell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>
          <table:table-cell table:style-name="Default"/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 table:number-rows-repeated="6">
          <table:table-cell/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Background" table:style-name="ta1">
        <table:table-column table:style-name="co40" table:default-cell-style-name="Default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4" table:default-cell-style-name="ce22"/>
        <table:table-column table:style-name="co2" table:number-columns-repeated="8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style-name="ce125" office:value-type="string" calcext:value-type="string" table:number-columns-spanned="5" table:number-rows-spanned="1">
            <text:p>Background Careers</text:p>
          </table:table-cell>
          <table:covered-table-cell table:number-columns-repeated="4" table:style-name="ce286"/>
          <table:table-cell table:number-columns-repeated="8"/>
        </table:table-row>
        <table:table-row table:style-name="ro1">
          <table:table-cell table:style-name="ce255" office:value-type="string" calcext:value-type="string">
            <text:p>Career</text:p>
          </table:table-cell>
          <table:table-cell table:style-name="ce125" office:value-type="string" calcext:value-type="string">
            <text:p>Human / Hob</text:p>
          </table:table-cell>
          <table:table-cell table:style-name="ce125" office:value-type="string" calcext:value-type="string">
            <text:p>Dwarf</text:p>
          </table:table-cell>
          <table:table-cell table:style-name="ce125" office:value-type="string" calcext:value-type="string">
            <text:p>Elf</text:p>
          </table:table-cell>
          <table:table-cell table:style-name="ce125" office:value-type="string" calcext:value-type="string">
            <text:p>Giantkin / Goblin / Orc</text:p>
          </table:table-cell>
          <table:table-cell table:number-columns-repeated="5"/>
          <table:table-cell office:value-type="string" calcext:value-type="string">
            <text:p>Human/Hob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Elf</text:p>
          </table:table-cell>
        </table:table-row>
        <table:table-row table:style-name="ro1">
          <table:table-cell table:style-name="ce281" office:value-type="string" calcext:value-type="string">
            <text:p>Acolyte</text:p>
          </table:table-cell>
          <table:table-cell table:style-name="ce287" office:value-type="string" calcext:value-type="string">
            <text:p>01-03</text:p>
          </table:table-cell>
          <table:table-cell table:style-name="ce287" office:value-type="string" calcext:value-type="string">
            <text:p>01-02</text:p>
          </table:table-cell>
          <table:table-cell table:style-name="ce287" office:value-type="string" calcext:value-type="string">
            <text:p>01-03</text:p>
          </table:table-cell>
          <table:table-cell table:style-name="ce290" office:value-type="string" calcext:value-type="string">
            <text:p>01-02</text:p>
          </table:table-cell>
          <table:table-cell/>
          <table:table-cell office:value-type="string" calcext:value-type="string">
            <text:p>Turn undead as ½ cleric.</text:p>
          </table:table-cell>
          <table:table-cell table:number-columns-repeated="2"/>
          <table:table-cell office:value-type="string" calcext:value-type="string">
            <text:p>Acoly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82" office:value-type="string" calcext:value-type="string">
            <text:p>Alchemist</text:p>
          </table:table-cell>
          <table:table-cell table:style-name="ce288" office:value-type="string" calcext:value-type="string">
            <text:p>04-05</text:p>
          </table:table-cell>
          <table:table-cell table:style-name="ce288" office:value-type="string" calcext:value-type="string">
            <text:p>03-04</text:p>
          </table:table-cell>
          <table:table-cell table:style-name="ce288" office:value-type="string" calcext:value-type="string">
            <text:p>04-05</text:p>
          </table:table-cell>
          <table:table-cell table:style-name="ce291" office:value-type="string" calcext:value-type="string">
            <text:p>03-04</text:p>
          </table:table-cell>
          <table:table-cell/>
          <table:table-cell office:value-type="string" calcext:value-type="string">
            <text:p>Brew Potions as MU.</text:p>
          </table:table-cell>
          <table:table-cell table:number-columns-repeated="2"/>
          <table:table-cell office:value-type="string" calcext:value-type="string">
            <text:p>Alchemist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283" office:value-type="string" calcext:value-type="string">
            <text:p>Animal Handler</text:p>
          </table:table-cell>
          <table:table-cell table:style-name="ce289" office:value-type="string" calcext:value-type="string">
            <text:p>06-09</text:p>
          </table:table-cell>
          <table:table-cell table:style-name="ce289" office:value-type="string" calcext:value-type="string">
            <text:p>05-07</text:p>
          </table:table-cell>
          <table:table-cell table:style-name="ce289" office:value-type="string" calcext:value-type="string">
            <text:p>06-09</text:p>
          </table:table-cell>
          <table:table-cell table:style-name="ce292" office:value-type="string" calcext:value-type="string">
            <text:p>05-08</text:p>
          </table:table-cell>
          <table:table-cell table:number-columns-repeated="4"/>
          <table:table-cell office:value-type="string" calcext:value-type="string">
            <text:p>Animal Handl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82" office:value-type="string" calcext:value-type="string">
            <text:p>Apothecary</text:p>
          </table:table-cell>
          <table:table-cell table:style-name="ce288" office:value-type="string" calcext:value-type="string">
            <text:p>10-11</text:p>
          </table:table-cell>
          <table:table-cell table:style-name="ce288" office:value-type="string" calcext:value-type="string">
            <text:p>08-09</text:p>
          </table:table-cell>
          <table:table-cell table:style-name="ce288" office:value-type="string" calcext:value-type="string">
            <text:p>10-12</text:p>
          </table:table-cell>
          <table:table-cell table:style-name="ce291" office:value-type="string" calcext:value-type="string">
            <text:p>09-11</text:p>
          </table:table-cell>
          <table:table-cell/>
          <table:table-cell office:value-type="string" calcext:value-type="string">
            <text:p>Advantage on healing checks.</text:p>
          </table:table-cell>
          <table:table-cell table:number-columns-repeated="2"/>
          <table:table-cell office:value-type="string" calcext:value-type="string">
            <text:p>Apotheca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83" office:value-type="string" calcext:value-type="string">
            <text:p>Artisan</text:p>
          </table:table-cell>
          <table:table-cell table:style-name="ce289" office:value-type="string" calcext:value-type="string">
            <text:p>12-14</text:p>
          </table:table-cell>
          <table:table-cell table:style-name="ce289" office:value-type="string" calcext:value-type="string">
            <text:p>10-13</text:p>
          </table:table-cell>
          <table:table-cell table:style-name="ce289" office:value-type="string" calcext:value-type="string">
            <text:p>13-16</text:p>
          </table:table-cell>
          <table:table-cell table:style-name="ce292" office:value-type="string" calcext:value-type="string">
            <text:p>12-14</text:p>
          </table:table-cell>
          <table:table-cell table:number-columns-repeated="4"/>
          <table:table-cell table:style-name="ce295" office:value-type="string" calcext:value-type="string">
            <text:p>Ranger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82" office:value-type="string" calcext:value-type="string">
            <text:p>Barrister</text:p>
          </table:table-cell>
          <table:table-cell table:style-name="ce288" office:value-type="string" calcext:value-type="string">
            <text:p>15-16</text:p>
          </table:table-cell>
          <table:table-cell table:style-name="ce288" office:value-type="string" calcext:value-type="string">
            <text:p>14-15</text:p>
          </table:table-cell>
          <table:table-cell table:style-name="ce288" office:value-type="string" calcext:value-type="string">
            <text:p>17-18</text:p>
          </table:table-cell>
          <table:table-cell table:style-name="ce291" office:value-type="string" calcext:value-type="string">
            <text:p>15-16</text:p>
          </table:table-cell>
          <table:table-cell/>
          <table:table-cell office:value-type="string" calcext:value-type="string">
            <text:p>Advantage on intimidation.</text:p>
          </table:table-cell>
          <table:table-cell table:number-columns-repeated="2"/>
          <table:table-cell office:value-type="string" calcext:value-type="string">
            <text:p>Tradecraf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83" office:value-type="string" calcext:value-type="string">
            <text:p>Butcher</text:p>
          </table:table-cell>
          <table:table-cell table:style-name="ce289" office:value-type="string" calcext:value-type="string">
            <text:p>17-19</text:p>
          </table:table-cell>
          <table:table-cell table:style-name="ce289" office:value-type="string" calcext:value-type="string">
            <text:p>16-18</text:p>
          </table:table-cell>
          <table:table-cell table:style-name="ce289" office:value-type="string" calcext:value-type="string">
            <text:p>19-20</text:p>
          </table:table-cell>
          <table:table-cell table:style-name="ce292" office:value-type="string" calcext:value-type="string">
            <text:p>17-19</text:p>
          </table:table-cell>
          <table:table-cell table:number-columns-repeated="8"/>
        </table:table-row>
        <table:table-row table:style-name="ro1">
          <table:table-cell table:style-name="ce282" office:value-type="string" calcext:value-type="string">
            <text:p>Woodcutter</text:p>
          </table:table-cell>
          <table:table-cell table:style-name="ce288" office:value-type="string" calcext:value-type="string">
            <text:p>20-23</text:p>
          </table:table-cell>
          <table:table-cell table:style-name="ce288" office:value-type="string" calcext:value-type="string">
            <text:p>19-21</text:p>
          </table:table-cell>
          <table:table-cell table:style-name="ce288" office:value-type="string" calcext:value-type="string">
            <text:p>21-22</text:p>
          </table:table-cell>
          <table:table-cell table:style-name="ce291" office:value-type="string" calcext:value-type="string">
            <text:p>20-22</text:p>
          </table:table-cell>
          <table:table-cell/>
          <table:table-cell office:value-type="string" calcext:value-type="string">
            <text:p>Advantage on Survival</text:p>
          </table:table-cell>
          <table:table-cell table:number-columns-repeated="6"/>
        </table:table-row>
        <table:table-row table:style-name="ro1">
          <table:table-cell table:style-name="ce284" office:value-type="string" calcext:value-type="string">
            <text:p>Clerk</text:p>
          </table:table-cell>
          <table:table-cell office:value-type="string" calcext:value-type="string">
            <text:p>24-25</text:p>
          </table:table-cell>
          <table:table-cell office:value-type="string" calcext:value-type="string">
            <text:p>22-23</text:p>
          </table:table-cell>
          <table:table-cell office:value-type="string" calcext:value-type="string">
            <text:p>23-24</text:p>
          </table:table-cell>
          <table:table-cell table:style-name="ce293" office:value-type="string" calcext:value-type="string">
            <text:p>23-24</text:p>
          </table:table-cell>
          <table:table-cell table:number-columns-repeated="8"/>
        </table:table-row>
        <table:table-row table:style-name="ro1">
          <table:table-cell table:style-name="ce285" office:value-type="string" calcext:value-type="string">
            <text:p>Mountebank</text:p>
          </table:table-cell>
          <table:table-cell table:style-name="ce204" office:value-type="string" calcext:value-type="string">
            <text:p>26-28</text:p>
          </table:table-cell>
          <table:table-cell table:style-name="ce204" office:value-type="string" calcext:value-type="string">
            <text:p>24-25</text:p>
          </table:table-cell>
          <table:table-cell table:style-name="ce204" office:value-type="string" calcext:value-type="string">
            <text:p>25-26</text:p>
          </table:table-cell>
          <table:table-cell table:style-name="ce294" office:value-type="string" calcext:value-type="string">
            <text:p>25-27</text:p>
          </table:table-cell>
          <table:table-cell/>
          <table:table-cell office:value-type="string" calcext:value-type="string">
            <text:p>Advantage on deception</text:p>
          </table:table-cell>
          <table:table-cell table:number-columns-repeated="6"/>
        </table:table-row>
        <table:table-row table:style-name="ro1">
          <table:table-cell table:style-name="ce284" office:value-type="string" calcext:value-type="string">
            <text:p>Courtier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26-27</text:p>
          </table:table-cell>
          <table:table-cell office:value-type="string" calcext:value-type="string">
            <text:p>27-29</text:p>
          </table:table-cell>
          <table:table-cell table:style-name="ce293" office:value-type="string" calcext:value-type="string">
            <text:p>28-29</text:p>
          </table:table-cell>
          <table:table-cell/>
          <table:table-cell office:value-type="string" calcext:value-type="string">
            <text:p>Advantage on persuasion</text:p>
          </table:table-cell>
          <table:table-cell table:number-columns-repeated="6"/>
        </table:table-row>
        <table:table-row table:style-name="ro1">
          <table:table-cell table:style-name="ce285" office:value-type="string" calcext:value-type="string">
            <text:p>Criminal</text:p>
          </table:table-cell>
          <table:table-cell table:style-name="ce204" office:value-type="string" calcext:value-type="string">
            <text:p>31-34</text:p>
          </table:table-cell>
          <table:table-cell table:style-name="ce204" office:value-type="string" calcext:value-type="string">
            <text:p>28-30</text:p>
          </table:table-cell>
          <table:table-cell table:style-name="ce204" office:value-type="string" calcext:value-type="string">
            <text:p>30-32</text:p>
          </table:table-cell>
          <table:table-cell table:style-name="ce294" office:value-type="string" calcext:value-type="string">
            <text:p>30-33</text:p>
          </table:table-cell>
          <table:table-cell/>
          <table:table-cell office:value-type="string" calcext:value-type="string">
            <text:p>Pick 2 Thief skills as Secondary skills.</text:p>
          </table:table-cell>
          <table:table-cell table:number-columns-repeated="6"/>
        </table:table-row>
        <table:table-row table:style-name="ro1">
          <table:table-cell table:style-name="ce283" office:value-type="string" calcext:value-type="string">
            <text:p>Cult Initiate</text:p>
          </table:table-cell>
          <table:table-cell table:style-name="ce289" office:value-type="string" calcext:value-type="string">
            <text:p>35-36</text:p>
          </table:table-cell>
          <table:table-cell table:style-name="ce289" office:value-type="string" calcext:value-type="string">
            <text:p>31-32</text:p>
          </table:table-cell>
          <table:table-cell table:style-name="ce289" office:value-type="string" calcext:value-type="string">
            <text:p>33-34</text:p>
          </table:table-cell>
          <table:table-cell table:style-name="ce292" office:value-type="string" calcext:value-type="string">
            <text:p>34-36</text:p>
          </table:table-cell>
          <table:table-cell table:number-columns-repeated="8"/>
        </table:table-row>
        <table:table-row table:style-name="ro1">
          <table:table-cell table:style-name="ce285" office:value-type="string" calcext:value-type="string">
            <text:p>Farmer</text:p>
          </table:table-cell>
          <table:table-cell table:style-name="ce204" office:value-type="string" calcext:value-type="string">
            <text:p>37-40</text:p>
          </table:table-cell>
          <table:table-cell table:style-name="ce204" office:value-type="string" calcext:value-type="string">
            <text:p>33-35</text:p>
          </table:table-cell>
          <table:table-cell table:style-name="ce204" office:value-type="string" calcext:value-type="string">
            <text:p>35-37</text:p>
          </table:table-cell>
          <table:table-cell table:style-name="ce294" office:value-type="string" calcext:value-type="string">
            <text:p>37-40</text:p>
          </table:table-cell>
          <table:table-cell table:number-columns-repeated="8"/>
        </table:table-row>
        <table:table-row table:style-name="ro1">
          <table:table-cell table:style-name="ce283" office:value-type="string" calcext:value-type="string">
            <text:p>Forester</text:p>
          </table:table-cell>
          <table:table-cell table:style-name="ce289" office:value-type="string" calcext:value-type="string">
            <text:p>41-42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38-39</text:p>
          </table:table-cell>
          <table:table-cell table:style-name="ce292" office:value-type="string" calcext:value-type="string">
            <text:p>41-42</text:p>
          </table:table-cell>
          <table:table-cell/>
          <table:table-cell office:value-type="string" calcext:value-type="string">
            <text:p>Advantage on Survival</text:p>
          </table:table-cell>
          <table:table-cell table:number-columns-repeated="6"/>
        </table:table-row>
        <table:table-row table:style-name="ro1">
          <table:table-cell table:style-name="ce285" office:value-type="string" calcext:value-type="string">
            <text:p>Fortune Teller</text:p>
          </table:table-cell>
          <table:table-cell table:style-name="ce204" office:value-type="string" calcext:value-type="string">
            <text:p>43-44</text:p>
          </table:table-cell>
          <table:table-cell table:style-name="ce204" office:value-type="string" calcext:value-type="string">
            <text:p>37-38</text:p>
          </table:table-cell>
          <table:table-cell table:style-name="ce204" office:value-type="string" calcext:value-type="string">
            <text:p>40-41</text:p>
          </table:table-cell>
          <table:table-cell table:style-name="ce294" office:value-type="string" calcext:value-type="string">
            <text:p>43-44</text:p>
          </table:table-cell>
          <table:table-cell table:number-columns-repeated="8"/>
        </table:table-row>
        <table:table-row table:style-name="ro1">
          <table:table-cell table:style-name="ce284" office:value-type="string" calcext:value-type="string">
            <text:p>Gambler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3</text:p>
          </table:table-cell>
          <table:table-cell table:style-name="ce293" office:value-type="string" calcext:value-type="string">
            <text:p>45-47</text:p>
          </table:table-cell>
          <table:table-cell table:number-columns-repeated="8"/>
        </table:table-row>
        <table:table-row table:style-name="ro1">
          <table:table-cell table:style-name="ce285" office:value-type="string" calcext:value-type="string">
            <text:p>Soldier</text:p>
          </table:table-cell>
          <table:table-cell table:style-name="ce204" office:value-type="string" calcext:value-type="string">
            <text:p>48-51</text:p>
          </table:table-cell>
          <table:table-cell table:style-name="ce204" office:value-type="string" calcext:value-type="string">
            <text:p>42-46</text:p>
          </table:table-cell>
          <table:table-cell table:style-name="ce204" office:value-type="string" calcext:value-type="string">
            <text:p>44-47</text:p>
          </table:table-cell>
          <table:table-cell table:style-name="ce294" office:value-type="string" calcext:value-type="string">
            <text:p>48-52</text:p>
          </table:table-cell>
          <table:table-cell table:number-columns-repeated="8"/>
        </table:table-row>
        <table:table-row table:style-name="ro1">
          <table:table-cell table:style-name="ce284" office:value-type="string" calcext:value-type="string">
            <text:p>Herbalist</text:p>
          </table:table-cell>
          <table:table-cell office:value-type="string" calcext:value-type="string">
            <text:p>52-54</text:p>
          </table:table-cell>
          <table:table-cell office:value-type="string" calcext:value-type="string">
            <text:p>47-48</text:p>
          </table:table-cell>
          <table:table-cell office:value-type="string" calcext:value-type="string">
            <text:p>48-49</text:p>
          </table:table-cell>
          <table:table-cell table:style-name="ce293" office:value-type="string" calcext:value-type="string">
            <text:p>53-54</text:p>
          </table:table-cell>
          <table:table-cell table:number-columns-repeated="8"/>
        </table:table-row>
        <table:table-row table:style-name="ro1">
          <table:table-cell table:style-name="ce285" office:value-type="string" calcext:value-type="string">
            <text:p>Hermit</text:p>
          </table:table-cell>
          <table:table-cell table:style-name="ce204" office:value-type="string" calcext:value-type="string">
            <text:p>55-57</text:p>
          </table:table-cell>
          <table:table-cell table:style-name="ce204" office:value-type="string" calcext:value-type="string">
            <text:p>49-51</text:p>
          </table:table-cell>
          <table:table-cell table:style-name="ce204" office:value-type="string" calcext:value-type="string">
            <text:p>50-53</text:p>
          </table:table-cell>
          <table:table-cell table:style-name="ce294" office:value-type="string" calcext:value-type="string">
            <text:p>55-57</text:p>
          </table:table-cell>
          <table:table-cell table:number-columns-repeated="8"/>
        </table:table-row>
        <table:table-row table:style-name="ro1">
          <table:table-cell table:style-name="ce283" office:value-type="string" calcext:value-type="string">
            <text:p>Hunter</text:p>
          </table:table-cell>
          <table:table-cell table:style-name="ce289" office:value-type="string" calcext:value-type="string">
            <text:p>58-60</text:p>
          </table:table-cell>
          <table:table-cell table:style-name="ce289" office:value-type="string" calcext:value-type="string">
            <text:p>52-53</text:p>
          </table:table-cell>
          <table:table-cell table:style-name="ce289" office:value-type="string" calcext:value-type="string">
            <text:p>54-56</text:p>
          </table:table-cell>
          <table:table-cell table:style-name="ce292" office:value-type="string" calcext:value-type="string">
            <text:p>58-60</text:p>
          </table:table-cell>
          <table:table-cell/>
          <table:table-cell office:value-type="string" calcext:value-type="string">
            <text:p>Advantage on Survival</text:p>
          </table:table-cell>
          <table:table-cell table:number-columns-repeated="6"/>
        </table:table-row>
        <table:table-row table:style-name="ro1">
          <table:table-cell table:style-name="ce285" office:value-type="string" calcext:value-type="string">
            <text:p>Jeweler</text:p>
          </table:table-cell>
          <table:table-cell table:style-name="ce204" office:value-type="string" calcext:value-type="string">
            <text:p>61-63</text:p>
          </table:table-cell>
          <table:table-cell table:style-name="ce204" office:value-type="string" calcext:value-type="string">
            <text:p>54-58</text:p>
          </table:table-cell>
          <table:table-cell table:style-name="ce204" office:value-type="string" calcext:value-type="string">
            <text:p>57-60</text:p>
          </table:table-cell>
          <table:table-cell table:style-name="ce294" office:value-type="string" calcext:value-type="string">
            <text:p>61-63</text:p>
          </table:table-cell>
          <table:table-cell/>
          <table:table-cell office:value-type="string" calcext:value-type="string">
            <text:p>Appraisal</text:p>
          </table:table-cell>
          <table:table-cell table:number-columns-repeated="6"/>
        </table:table-row>
        <table:table-row table:style-name="ro1">
          <table:table-cell table:style-name="ce284" office:value-type="string" calcext:value-type="string">
            <text:p>Laborer</text:p>
          </table:table-cell>
          <table:table-cell office:value-type="string" calcext:value-type="string">
            <text:p>64-68</text:p>
          </table:table-cell>
          <table:table-cell office:value-type="string" calcext:value-type="string">
            <text:p>59-64</text:p>
          </table:table-cell>
          <table:table-cell office:value-type="string" calcext:value-type="string">
            <text:p>61-64</text:p>
          </table:table-cell>
          <table:table-cell table:style-name="ce293" office:value-type="string" calcext:value-type="string">
            <text:p>64-67</text:p>
          </table:table-cell>
          <table:table-cell/>
          <table:table-cell office:value-type="string" calcext:value-type="string">
            <text:p>Advantage on STR checks.</text:p>
          </table:table-cell>
          <table:table-cell table:number-columns-repeated="6"/>
        </table:table-row>
        <table:table-row table:style-name="ro1">
          <table:table-cell table:style-name="ce285" office:value-type="string" calcext:value-type="string">
            <text:p>Merchant</text:p>
          </table:table-cell>
          <table:table-cell table:style-name="ce204" office:value-type="string" calcext:value-type="string">
            <text:p>69-71</text:p>
          </table:table-cell>
          <table:table-cell table:number-columns-repeated="2" table:style-name="ce204" office:value-type="string" calcext:value-type="string">
            <text:p>65-67</text:p>
          </table:table-cell>
          <table:table-cell table:style-name="ce294" office:value-type="string" calcext:value-type="string">
            <text:p>68-70</text:p>
          </table:table-cell>
          <table:table-cell/>
          <table:table-cell office:value-type="string" calcext:value-type="string">
            <text:p>Advantage when haggling.</text:p>
          </table:table-cell>
          <table:table-cell table:number-columns-repeated="6"/>
        </table:table-row>
        <table:table-row table:style-name="ro1">
          <table:table-cell table:style-name="ce284" office:value-type="string" calcext:value-type="string">
            <text:p>Miner</text:p>
          </table:table-cell>
          <table:table-cell office:value-type="string" calcext:value-type="string">
            <text:p>72-75</text:p>
          </table:table-cell>
          <table:table-cell office:value-type="string" calcext:value-type="string">
            <text:p>68-73</text:p>
          </table:table-cell>
          <table:table-cell office:value-type="string" calcext:value-type="string">
            <text:p>68-71</text:p>
          </table:table-cell>
          <table:table-cell table:style-name="ce293" office:value-type="string" calcext:value-type="string">
            <text:p>71-74</text:p>
          </table:table-cell>
          <table:table-cell/>
          <table:table-cell office:value-type="string" calcext:value-type="string">
            <text:p>Detect sloping passages and depth underground.</text:p>
          </table:table-cell>
          <table:table-cell table:number-columns-repeated="6"/>
        </table:table-row>
        <table:table-row table:style-name="ro1">
          <table:table-cell table:style-name="ce285" office:value-type="string" calcext:value-type="string">
            <text:p>Entertainer</text:p>
          </table:table-cell>
          <table:table-cell table:style-name="ce204" office:value-type="string" calcext:value-type="string">
            <text:p>76-78</text:p>
          </table:table-cell>
          <table:table-cell table:style-name="ce204" office:value-type="string" calcext:value-type="string">
            <text:p>74-76</text:p>
          </table:table-cell>
          <table:table-cell table:style-name="ce204" office:value-type="string" calcext:value-type="string">
            <text:p>72-75</text:p>
          </table:table-cell>
          <table:table-cell table:style-name="ce294" office:value-type="string" calcext:value-type="string">
            <text:p>75-77</text:p>
          </table:table-cell>
          <table:table-cell table:number-columns-repeated="8"/>
        </table:table-row>
        <table:table-row table:style-name="ro1">
          <table:table-cell table:style-name="ce283" office:value-type="string" calcext:value-type="string">
            <text:p>Scout</text:p>
          </table:table-cell>
          <table:table-cell table:style-name="ce289" office:value-type="string" calcext:value-type="string">
            <text:p>79-81</text:p>
          </table:table-cell>
          <table:table-cell table:style-name="ce289" office:value-type="string" calcext:value-type="string">
            <text:p>77-79</text:p>
          </table:table-cell>
          <table:table-cell table:style-name="ce289" office:value-type="string" calcext:value-type="string">
            <text:p>76-79</text:p>
          </table:table-cell>
          <table:table-cell table:style-name="ce292" office:value-type="string" calcext:value-type="string">
            <text:p>78-80</text:p>
          </table:table-cell>
          <table:table-cell/>
          <table:table-cell office:value-type="string" calcext:value-type="string">
            <text:p>Perception &amp; sneak as Thief.</text:p>
          </table:table-cell>
          <table:table-cell table:number-columns-repeated="6"/>
        </table:table-row>
        <table:table-row table:style-name="ro1">
          <table:table-cell table:style-name="ce285" office:value-type="string" calcext:value-type="string">
            <text:p>Noble</text:p>
          </table:table-cell>
          <table:table-cell table:style-name="ce204" office:value-type="float" office:value="82" calcext:value-type="float">
            <text:p>82</text:p>
          </table:table-cell>
          <table:table-cell table:number-columns-repeated="2" table:style-name="ce204" office:value-type="float" office:value="80" calcext:value-type="float">
            <text:p>80</text:p>
          </table:table-cell>
          <table:table-cell table:style-name="ce294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style-name="ce284" office:value-type="string" calcext:value-type="string">
            <text:p>Politician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style-name="ce293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style-name="ce285" office:value-type="string" calcext:value-type="string">
            <text:p>Sailor</text:p>
          </table:table-cell>
          <table:table-cell table:style-name="ce204" office:value-type="string" calcext:value-type="string">
            <text:p>84-87</text:p>
          </table:table-cell>
          <table:table-cell table:number-columns-repeated="2" table:style-name="ce204" office:value-type="string" calcext:value-type="string">
            <text:p>82-83</text:p>
          </table:table-cell>
          <table:table-cell table:style-name="ce294" office:value-type="string" calcext:value-type="string">
            <text:p>83-84</text:p>
          </table:table-cell>
          <table:table-cell table:number-columns-repeated="8"/>
        </table:table-row>
        <table:table-row table:style-name="ro1">
          <table:table-cell table:style-name="ce284" office:value-type="string" calcext:value-type="string">
            <text:p>Sage</text:p>
          </table:table-cell>
          <table:table-cell office:value-type="string" calcext:value-type="string">
            <text:p>88-89</text:p>
          </table:table-cell>
          <table:table-cell office:value-type="string" calcext:value-type="string">
            <text:p>84-85</text:p>
          </table:table-cell>
          <table:table-cell office:value-type="string" calcext:value-type="string">
            <text:p>84-86</text:p>
          </table:table-cell>
          <table:table-cell table:style-name="ce293" office:value-type="string" calcext:value-type="string">
            <text:p>52-86</text:p>
          </table:table-cell>
          <table:table-cell/>
          <table:table-cell office:value-type="string" calcext:value-type="string">
            <text:p>Lore</text:p>
          </table:table-cell>
          <table:table-cell table:number-columns-repeated="6"/>
        </table:table-row>
        <table:table-row table:style-name="ro1">
          <table:table-cell table:style-name="ce282" office:value-type="string" calcext:value-type="string">
            <text:p>Smith</text:p>
          </table:table-cell>
          <table:table-cell table:style-name="ce288" office:value-type="string" calcext:value-type="string">
            <text:p>90-92</text:p>
          </table:table-cell>
          <table:table-cell table:style-name="ce288" office:value-type="string" calcext:value-type="string">
            <text:p>86-90</text:p>
          </table:table-cell>
          <table:table-cell table:style-name="ce288" office:value-type="string" calcext:value-type="string">
            <text:p>87-90</text:p>
          </table:table-cell>
          <table:table-cell table:style-name="ce291" office:value-type="string" calcext:value-type="string">
            <text:p>87-90</text:p>
          </table:table-cell>
          <table:table-cell table:number-columns-repeated="8"/>
        </table:table-row>
        <table:table-row table:style-name="ro1">
          <table:table-cell table:style-name="ce284" office:value-type="string" calcext:value-type="string">
            <text:p>Squire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1-92</text:p>
          </table:table-cell>
          <table:table-cell table:style-name="ce293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style-name="ce285" office:value-type="string" calcext:value-type="string">
            <text:p>Stonemason</text:p>
          </table:table-cell>
          <table:table-cell table:style-name="ce204" office:value-type="string" calcext:value-type="string">
            <text:p>94-96</text:p>
          </table:table-cell>
          <table:table-cell table:style-name="ce204" office:value-type="string" calcext:value-type="string">
            <text:p>92-96</text:p>
          </table:table-cell>
          <table:table-cell table:style-name="ce204" office:value-type="string" calcext:value-type="string">
            <text:p>93-95</text:p>
          </table:table-cell>
          <table:table-cell table:style-name="ce294" office:value-type="string" calcext:value-type="string">
            <text:p>92-95</text:p>
          </table:table-cell>
          <table:table-cell/>
          <table:table-cell office:value-type="string" calcext:value-type="string">
            <text:p>Detect hidden stonework (including traps).</text:p>
          </table:table-cell>
          <table:table-cell table:number-columns-repeated="6"/>
        </table:table-row>
        <table:table-row table:style-name="ro1">
          <table:table-cell table:style-name="ce283" office:value-type="string" calcext:value-type="string">
            <text:p>Wanderer</text:p>
          </table:table-cell>
          <table:table-cell table:number-columns-repeated="2" table:style-name="ce289" office:value-type="string" calcext:value-type="string">
            <text:p>97-99</text:p>
          </table:table-cell>
          <table:table-cell table:style-name="ce289" office:value-type="string" calcext:value-type="string">
            <text:p>96-98</text:p>
          </table:table-cell>
          <table:table-cell table:style-name="ce292" office:value-type="string" calcext:value-type="string">
            <text:p>96-99</text:p>
          </table:table-cell>
          <table:table-cell table:number-columns-repeated="8"/>
        </table:table-row>
        <table:table-row table:style-name="ro1">
          <table:table-cell table:style-name="ce285" office:value-type="string" calcext:value-type="string">
            <text:p>Wizard's Apprentice</text:p>
          </table:table-cell>
          <table:table-cell table:number-columns-repeated="2" table:style-name="ce204" office:value-type="float" office:value="100" calcext:value-type="float">
            <text:p>100</text:p>
          </table:table-cell>
          <table:table-cell table:style-name="ce204" office:value-type="string" calcext:value-type="string">
            <text:p>99-100</text:p>
          </table:table-cell>
          <table:table-cell table:style-name="ce294" office:value-type="float" office:value="100" calcext:value-type="float">
            <text:p>100</text:p>
          </table:table-cell>
          <table:table-cell/>
          <table:table-cell office:value-type="string" calcext:value-type="string">
            <text:p>Arcana</text:p>
          </table:table-cell>
          <table:table-cell table:number-columns-repeated="6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anguages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CharacterLevel" table:base-cell-address="$MiscTables.$A$34" table:cell-range-address="$MiscTables.$L$9:.$L$23"/>
        <table:named-range table:name="ClassSkill" table:base-cell-address="$MiscTables.$F$34" table:cell-range-address="$MiscTables.$M$9:.$M$23"/>
        <table:named-range table:name="ClericAB" table:base-cell-address="$Cleric.$D$6" table:cell-range-address="$Cleric.$D$6:.$D$20"/>
        <table:named-range table:name="ClericBlast" table:base-cell-address="$Cleric.$H$6" table:cell-range-address="$Cleric.$H$6:.$H$20"/>
        <table:named-range table:name="ClericDoom" table:base-cell-address="$Cleric.$E$6" table:cell-range-address="$Cleric.$E$6:.$E$20"/>
        <table:named-range table:name="ClericHold" table:base-cell-address="$Cleric.$G$6" table:cell-range-address="$Cleric.$G$6:.$G$20"/>
        <table:named-range table:name="ClericRay" table:base-cell-address="$Cleric.$F$6" table:cell-range-address="$Cleric.$F$6:.$F$20"/>
        <table:named-range table:name="ClericSpell" table:base-cell-address="$Cleric.$I$6" table:cell-range-address="$Cleric.$I$6:.$I$20"/>
        <table:named-range table:name="ClericXP" table:base-cell-address="$Cleric.$B$6" table:cell-range-address="$Cleric.$B$6:.$B$20"/>
        <table:named-range table:name="Climb" table:base-cell-address="$MiscTables.$B$34" table:cell-range-address="#REF!"/>
        <table:named-range table:name="Die10" table:base-cell-address="$MiscTables.$H$7" table:cell-range-address="$MiscTables.$H$7:.$H$16"/>
        <table:named-range table:name="Die10ToDie20" table:base-cell-address="$MiscTables.$J$7" table:cell-range-address="$MiscTables.$J$7:.$J$16"/>
        <table:named-range table:name="Die12" table:base-cell-address="$MiscTables.$H$19" table:cell-range-address="$MiscTables.$H$19:.$H$30"/>
        <table:named-range table:name="Die12ToDie20" table:base-cell-address="$MiscTables.$J$19" table:cell-range-address="$MiscTables.$J$19:.$J$30"/>
        <table:named-range table:name="Die20" table:base-cell-address="$MiscTables.$A$7" table:cell-range-address="$MiscTables.$A$7:.$A$26"/>
        <table:named-range table:name="Die20Percent" table:base-cell-address="$MiscTables.$B$7" table:cell-range-address="$MiscTables.$B$7:.$B$26"/>
        <table:named-range table:name="Die4" table:base-cell-address="$MiscTables.$D$7" table:cell-range-address="$MiscTables.$D$7:.$D$10"/>
        <table:named-range table:name="Die4ToDie20" table:base-cell-address="$MiscTables.$F$7" table:cell-range-address="$MiscTables.$F$7:.$F$10"/>
        <table:named-range table:name="Die6" table:base-cell-address="$MiscTables.$D$13" table:cell-range-address="$MiscTables.$D$13:.$D$18"/>
        <table:named-range table:name="Die6ToDie20" table:base-cell-address="$MiscTables.$F$13" table:cell-range-address="$MiscTables.$F$13:.$F$18"/>
        <table:named-range table:name="Die8" table:base-cell-address="$MiscTables.$D$21" table:cell-range-address="$MiscTables.$D$21:.$D$28"/>
        <table:named-range table:name="Die8ToDie20" table:base-cell-address="$MiscTables.$F$21" table:cell-range-address="$MiscTables.$F$21:.$F$28"/>
        <table:named-range table:name="FighterAB" table:base-cell-address="$Fighter.$D$6" table:cell-range-address="$Fighter.$D$6:.$D$20"/>
        <table:named-range table:name="FighterBlast" table:base-cell-address="$Fighter.$H$6" table:cell-range-address="$Fighter.$H$6:.$H$20"/>
        <table:named-range table:name="FighterDoom" table:base-cell-address="$Fighter.$E$6" table:cell-range-address="$Fighter.$E$6:.$E$20"/>
        <table:named-range table:name="FighterHold" table:base-cell-address="$Fighter.$G$6" table:cell-range-address="$Fighter.$G$6:.$G$20"/>
        <table:named-range table:name="FighterRay" table:base-cell-address="$Fighter.$F$6" table:cell-range-address="$Fighter.$F$6:.$F$20"/>
        <table:named-range table:name="FighterSpell" table:base-cell-address="$Fighter.$I$6" table:cell-range-address="$Fighter.$I$6:.$I$20"/>
        <table:named-range table:name="FighterXP" table:base-cell-address="$Fighter.$B$6" table:cell-range-address="$Fighter.$B$6:.$B$20"/>
        <table:named-range table:name="Initiative" table:base-cell-address="$MiscTables.$N$9" table:cell-range-address="#REF!"/>
        <table:named-range table:name="MUAB" table:base-cell-address="$'Magic-User'.$D$6" table:cell-range-address="$'Magic-User'.$D$6:.$D$20"/>
        <table:named-range table:name="MUBlast" table:base-cell-address="$'Magic-User'.$H$6" table:cell-range-address="$'Magic-User'.$H$6:.$H$20"/>
        <table:named-range table:name="MUDoom" table:base-cell-address="$'Magic-User'.$E$6" table:cell-range-address="$'Magic-User'.$E$6:.$E$20"/>
        <table:named-range table:name="MUHold" table:base-cell-address="$'Magic-User'.$G$6" table:cell-range-address="$'Magic-User'.$G$6:.$G$20"/>
        <table:named-range table:name="MURay" table:base-cell-address="$'Magic-User'.$F$6" table:cell-range-address="$'Magic-User'.$F$6:.$F$20"/>
        <table:named-range table:name="MUSpell" table:base-cell-address="$'Magic-User'.$I$6" table:cell-range-address="$'Magic-User'.$I$6:.$I$20"/>
        <table:named-range table:name="MUXP" table:base-cell-address="$'Magic-User'.$B$6" table:cell-range-address="$'Magic-User'.$B$6:.$B$20"/>
        <table:named-range table:name="Perception" table:base-cell-address="$MiscTables.$C$34" table:cell-range-address="#REF!"/>
        <table:named-range table:name="SaveTarget" table:base-cell-address="$MiscTables.$B$35" table:cell-range-address="$MiscTables.$B$35:.$B$49"/>
        <table:named-range table:name="Search" table:base-cell-address="$MiscTables.$D$34" table:cell-range-address="#REF!"/>
        <table:named-range table:name="SecondarySkill" table:base-cell-address="$MiscTables.$G$34" table:cell-range-address="$MiscTables.$N$9:.$N$23"/>
        <table:named-range table:name="Survival" table:base-cell-address="$MiscTables.$E$34" table:cell-range-address="#REF!"/>
        <table:named-range table:name="ThiefAB" table:base-cell-address="$Thief.$D$6" table:cell-range-address="$Thief.$D$6:.$D$20"/>
        <table:named-range table:name="ThiefBlast" table:base-cell-address="$Thief.$H$6" table:cell-range-address="$Thief.$H$6:.$H$20"/>
        <table:named-range table:name="ThiefDoom" table:base-cell-address="$Thief.$E$6" table:cell-range-address="$Thief.$E$6:.$E$20"/>
        <table:named-range table:name="ThiefHold" table:base-cell-address="$Thief.$G$6" table:cell-range-address="$Thief.$G$6:.$G$20"/>
        <table:named-range table:name="ThiefRay" table:base-cell-address="$Thief.$F$6" table:cell-range-address="$Thief.$F$6:.$F$20"/>
        <table:named-range table:name="ThiefSneak" table:base-cell-address="$Thief.$O$6" table:cell-range-address="$Thief.$P$6:.$P$20"/>
        <table:named-range table:name="ThiefSpell" table:base-cell-address="$Thief.$I$6" table:cell-range-address="$Thief.$I$6:.$I$20"/>
        <table:named-range table:name="ThiefXP" table:base-cell-address="$Thief.$B$6" table:cell-range-address="$Thief.$B$6:.$B$20"/>
      </table:named-expressions>
      <table:database-ranges>
        <table:database-range table:name="__Anonymous_Sheet_DB__0" table:target-range-address="MiscTables.A7:MiscTables.B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Task Resolution'.L3:'Task Resolution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" number:title="User-defined">
      <number:number number:decimal-places="0" number:min-decimal-places="0" number:min-integer-digits="0" number:grouping="true"/>
      <number:text>+</number:text>
    </number:number-style>
    <number:number-style style:name="N162">
      <number:number number:decimal-places="0" number:min-decimal-places="0" number:min-integer-digits="1" number:grouping="true"/>
      <number:text>-</number:text>
    </number:number-style>
    <number:number-style style:name="N161P0" style:volatile="true">
      <number:text>+</number:text>
      <number:number number:decimal-places="0" number:min-decimal-places="0" number:min-integer-digits="0" number:grouping="true"/>
    </number:number-style>
    <number:number-style style:name="N161" number:title="User-defined">
      <number:text>-</number:text>
      <number:number number:decimal-places="0" number:min-decimal-places="0" number:min-integer-digits="0" number:grouping="true"/>
      <style:map style:condition="value()&gt;=0" style:apply-style-name="N161P0"/>
    </number:number-style>
    <number:number-style style:name="N160" number:title="User-defined">
      <number:text>+</number:text>
      <number:number number:decimal-places="0" number:min-decimal-places="0" number:min-integer-digits="0" number:grouping="true"/>
    </number:number-style>
    <number:number-style style:name="N159P0" style:volatile="true">
      <number:text>+</number:text>
      <number:number number:decimal-places="0" number:min-decimal-places="0" number:min-integer-digits="1" number:grouping="true"/>
    </number:number-style>
    <number:number-style style:name="N159" number:title="User-defined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percentage-style style:name="N157">
      <number:number number:decimal-places="3" number:min-decimal-places="3" number:min-integer-digits="1"/>
      <number:text>%</number:text>
    </number:percentage-style>
    <number:percentage-style style:name="N156">
      <number:number number:decimal-places="4" number:min-decimal-places="4" number:min-integer-digits="1"/>
      <number:text>%</number:text>
    </number:percentage-style>
    <number:percentage-style style:name="N155">
      <number:number number:decimal-places="1" number:min-decimal-places="1" number:min-integer-digits="1"/>
      <number:text>%</number:text>
    </number:percentage-style>
    <number:number-style style:name="N154">
      <number:number number:decimal-places="1" number:min-decimal-places="1" number:min-integer-digits="0" number:grouping="true"/>
    </number:number-style>
    <number:number-style style:name="N153P0" style:volatile="true">
      <number:text>+</number:text>
      <number:number number:decimal-places="1" number:min-decimal-places="1" number:min-integer-digits="1" number:grouping="true"/>
    </number:number-style>
    <number:number-style style:name="N153" number:title="User-defined">
      <number:text>-</number:text>
      <number:number number:decimal-places="1" number:min-decimal-places="1" number:min-integer-digits="1" number:grouping="true"/>
      <style:map style:condition="value()&gt;=0" style:apply-style-name="N153P0"/>
    </number:number-style>
    <number:number-style style:name="N151P0" style:volatile="true">
      <number:text>+</number:text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time-style style:name="N149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0" number:min-decimal-places="0" number:min-integer-digits="1" number:grouping="true"/>
      <number:text>+</number:text>
    </number:number-style>
    <number:number-style style:name="N144">
      <number:number number:decimal-places="0" number:min-decimal-places="0" number:min-integer-digits="1" number:grouping="true"/>
      <number:text>$</number:text>
    </number:number-style>
    <number:number-style style:name="N143">
      <number:number number:decimal-places="1" number:min-decimal-places="1" number:min-integer-digits="1" number:grouping="true"/>
      <number:text>sp</number:text>
    </number:number-style>
    <number:number-style style:name="N142">
      <number:number number:decimal-places="1" number:min-decimal-places="1" number:min-integer-digits="1" number:grouping="true"/>
    </number:number-style>
    <number:number-style style:name="N141" number:title="User-defined">
      <number:number number:decimal-places="0" number:min-decimal-places="0" number:min-integer-digits="1" number:grouping="true"/>
      <number:text>sp</number:text>
    </number:number-style>
    <number:number-style style:name="N140" number:title="User-defined">
      <number:text>(</number:text>
      <number:number number:decimal-places="0" number:min-decimal-places="0" number:min-integer-digits="1" number:grouping="true"/>
      <number:text>sp)</number:text>
    </number:number-style>
    <number:number-style style:name="N139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(</number:text>
      <number:number number:decimal-places="1" number:min-decimal-places="1" number:min-integer-digits="1" number:grouping="true"/>
      <number:text>sp)</number:text>
    </number:number-style>
    <number:number-style style:name="N137">
      <number:number number:decimal-places="13" number:min-decimal-places="13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fraction number:min-integer-digits="0" number:min-numerator-digits="1" loext:max-numerator-digits="1" number:min-denominator-digits="1" number:max-denominator-value="9"/>
    </number:number-style>
    <number:number-style style:name="N124" number:title="User-defined">
      <number:number number:decimal-places="0" number:min-decimal-places="0" number:min-integer-digits="1" number:grouping="true"/>
      <number:text>d8</number:text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0" number:min-decimal-places="0" number:min-integer-digits="1" number:grouping="true"/>
      <number:text>h</number:text>
    </number:number-style>
    <number:currency-style style:name="N121">
      <number:number number:decimal-places="0" number:min-decimal-places="0" number:min-integer-digits="1" number:grouping="true"/>
      <number:currency-symbol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2:36:04.390000000</meta:creation-date>
    <dc:date>2025-12-03T15:35:14.171780783</dc:date>
    <meta:editing-duration>PT2H29M48S</meta:editing-duration>
    <meta:editing-cycles>10</meta:editing-cycles>
    <meta:generator>LibreOffice/7.3.7.2$Linux_X86_64 LibreOffice_project/30$Build-2</meta:generator>
    <meta:document-statistic meta:table-count="17" meta:cell-count="6049" meta:object-count="0"/>
  </office:meta>
</office:document-meta>
</file>